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278in"/>
    </style:style>
    <style:style style:name="co2" style:family="table-column">
      <style:table-column-properties fo:break-before="auto" style:column-width="6.7799in"/>
    </style:style>
    <style:style style:name="co3" style:family="table-column">
      <style:table-column-properties fo:break-before="auto" style:column-width="0.8957in"/>
    </style:style>
    <style:style style:name="co4" style:family="table-column">
      <style:table-column-properties fo:break-before="auto" style:column-width="1.5866in"/>
    </style:style>
    <style:style style:name="co5" style:family="table-column">
      <style:table-column-properties fo:break-before="auto" style:column-width="7.4398in"/>
    </style:style>
    <style:style style:name="co6" style:family="table-column">
      <style:table-column-properties fo:break-before="auto" style:column-width="1.1756in"/>
    </style:style>
    <style:style style:name="co7" style:family="table-column">
      <style:table-column-properties fo:break-before="auto" style:column-width="0.9071in"/>
    </style:style>
    <style:style style:name="co8" style:family="table-column">
      <style:table-column-properties fo:break-before="auto" style:column-width="0.8925in"/>
    </style:style>
    <style:style style:name="ro1" style:family="table-row">
      <style:table-row-properties style:row-height="0.8028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1.1091in" fo:break-before="auto" style:use-optimal-row-height="true"/>
    </style:style>
    <style:style style:name="ro6" style:family="table-row">
      <style:table-row-properties style:row-height="2.6634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0.4866in" fo:break-before="auto" style:use-optimal-row-height="true"/>
    </style:style>
    <style:style style:name="ro9" style:family="table-row">
      <style:table-row-properties style:row-height="0.9535in" fo:break-before="auto" style:use-optimal-row-height="true"/>
    </style:style>
    <style:style style:name="ro10" style:family="table-row">
      <style:table-row-properties style:row-height="1.2638in" fo:break-before="auto" style:use-optimal-row-height="true"/>
    </style:style>
    <style:style style:name="ro11" style:family="table-row">
      <style:table-row-properties style:row-height="2.0417in" fo:break-before="auto" style:use-optimal-row-height="true"/>
    </style:style>
    <style:style style:name="ro12" style:family="table-row">
      <style:table-row-properties style:row-height="2.5075in" fo:break-before="auto" style:use-optimal-row-height="true"/>
    </style:style>
    <style:style style:name="ro13" style:family="table-row">
      <style:table-row-properties style:row-height="1.5752in" fo:break-before="auto" style:use-optimal-row-height="true"/>
    </style:style>
    <style:style style:name="ro14" style:family="table-row">
      <style:table-row-properties style:row-height="1.886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4" table:number-columns-repeated="7" table:default-cell-style-name="ce1"/>
        <table:table-column table:style-name="co5" table:default-cell-style-name="ce1"/>
        <table:table-column table:style-name="co6" table:number-columns-repeated="2" table:default-cell-style-name="ce1"/>
        <table:table-column table:style-name="co7" table:default-cell-style-name="ce1"/>
        <table:table-row table:style-name="ro1">
          <table:table-cell office:value-type="string">
            <text:p>For your knowlege level, rate the academic level of session information: </text:p>
          </table:table-cell>
          <table:table-cell office:value-type="string">
            <text:p>Additional comments</text:p>
          </table:table-cell>
          <table:table-cell office:value-type="string">
            <text:p>Your knowledge level prior to attending</text:p>
          </table:table-cell>
          <table:table-cell office:value-type="string">
            <text:p>Select the percentage of information presented that was new to you</text:p>
          </table:table-cell>
          <table:table-cell office:value-type="string">
            <text:p>You will be able to use the information in this session</text:p>
          </table:table-cell>
          <table:table-cell office:value-type="string">
            <text:p>Overall evaluation of this session</text:p>
          </table:table-cell>
          <table:table-cell table:style-name="ce2" office:value-type="string">
            <text:p>Speaker's ability to control discussions and keep session moving</text:p>
          </table:table-cell>
          <table:table-cell office:value-type="string">
            <text:p>Speaker's knowledge of topic</text:p>
          </table:table-cell>
          <table:table-cell office:value-type="string">
            <text:p>Speaker's presentation skills</text:p>
          </table:table-cell>
          <table:table-cell office:value-type="string">
            <text:p>Content of speaker's slides/visual aids</text:p>
          </table:table-cell>
          <table:table-cell office:value-type="string">
            <text:p>Session Title</text:p>
          </table:table-cell>
          <table:table-cell office:value-type="string">
            <text:p>Presenter 1</text:p>
          </table:table-cell>
          <table:table-cell office:value-type="string">
            <text:p>Presenter 2</text:p>
          </table:table-cell>
          <table:table-cell office:value-type="string">
            <text:p>Presenter 3</text:p>
          </table:table-cell>
        </table:table-row>
        <table:table-row table:style-name="ro2">
          <table:table-cell office:value-type="string">
            <text:p>Just Right</text:p>
          </table:table-cell>
          <table:table-cell office:value-type="string">
            <text:p>Greggles is awesome!!</text:p>
          </table:table-cell>
          <table:table-cell office:value-type="string">
            <text:p>Intermediate</text:p>
          </table:table-cell>
          <table:table-cell office:value-type="float" office:value="50">
            <text:p>50</text:p>
          </table:table-cell>
          <table:table-cell office:value-type="string">
            <text:p>At Once</text:p>
          </table:table-cell>
          <table:table-cell table:number-columns-repeated="5" office:value-type="float" office:value="100">
            <text:p>100</text:p>
          </table:table-cell>
          <table:table-cell office:value-type="string">
            <text:p>Automated Security Reviews of Drupal</text:p>
          </table:table-cell>
          <table:table-cell office:value-type="string">
            <text:p>greggles</text:p>
          </table:table-cell>
          <table:table-cell table:number-columns-repeated="2"/>
        </table:table-row>
        <table:table-row table:style-name="ro3">
          <table:table-cell office:value-type="string">
            <text:p>Just Right</text:p>
          </table:table-cell>
          <table:table-cell office:value-type="string">
            <text:p>Security is something that I've been interested in for quite awhile and have been looking for other ways to automate the process. Great talk!</text:p>
          </table:table-cell>
          <table:table-cell office:value-type="string">
            <text:p>Intermediate</text:p>
          </table:table-cell>
          <table:table-cell office:value-type="float" office:value="75">
            <text:p>75</text:p>
          </table:table-cell>
          <table:table-cell office:value-type="string">
            <text:p>At Once</text:p>
          </table:table-cell>
          <table:table-cell table:number-columns-repeated="5" office:value-type="float" office:value="100">
            <text:p>100</text:p>
          </table:table-cell>
          <table:table-cell office:value-type="string">
            <text:p>Automated Security Reviews of Drupal</text:p>
          </table:table-cell>
          <table:table-cell office:value-type="string">
            <text:p>greggles</text:p>
          </table:table-cell>
          <table:table-cell table:number-columns-repeated="2"/>
        </table:table-row>
        <table:table-row table:style-name="ro2">
          <table:table-cell office:value-type="string">
            <text:p>Just Right</text:p>
          </table:table-cell>
          <table:table-cell/>
          <table:table-cell office:value-type="string">
            <text:p>Intermediate</text:p>
          </table:table-cell>
          <table:table-cell office:value-type="float" office:value="50">
            <text:p>50</text:p>
          </table:table-cell>
          <table:table-cell office:value-type="string">
            <text:p>At Once</text:p>
          </table:table-cell>
          <table:table-cell table:number-columns-repeated="5" office:value-type="float" office:value="100">
            <text:p>100</text:p>
          </table:table-cell>
          <table:table-cell office:value-type="string">
            <text:p>Automated Security Reviews of Drupal</text:p>
          </table:table-cell>
          <table:table-cell office:value-type="string">
            <text:p>greggles</text:p>
          </table:table-cell>
          <table:table-cell table:number-columns-repeated="2"/>
        </table:table-row>
        <table:table-row table:style-name="ro2">
          <table:table-cell office:value-type="string">
            <text:p>Just Right</text:p>
          </table:table-cell>
          <table:table-cell/>
          <table:table-cell office:value-type="string">
            <text:p>Intermediate</text:p>
          </table:table-cell>
          <table:table-cell office:value-type="float" office:value="75">
            <text:p>75</text:p>
          </table:table-cell>
          <table:table-cell office:value-type="string">
            <text:p>At Once</text:p>
          </table:table-cell>
          <table:table-cell table:number-columns-repeated="5" office:value-type="float" office:value="100">
            <text:p>100</text:p>
          </table:table-cell>
          <table:table-cell office:value-type="string">
            <text:p>Automated Security Reviews of Drupal</text:p>
          </table:table-cell>
          <table:table-cell office:value-type="string">
            <text:p>greggles</text:p>
          </table:table-cell>
          <table:table-cell table:number-columns-repeated="2"/>
        </table:table-row>
        <table:table-row table:style-name="ro2">
          <table:table-cell office:value-type="string">
            <text:p>Just Right</text:p>
          </table:table-cell>
          <table:table-cell/>
          <table:table-cell office:value-type="string">
            <text:p>Novice</text:p>
          </table:table-cell>
          <table:table-cell office:value-type="float" office:value="75">
            <text:p>75</text:p>
          </table:table-cell>
          <table:table-cell office:value-type="string">
            <text:p>2-6 months</text:p>
          </table:table-cell>
          <table:table-cell table:number-columns-repeated="5" office:value-type="float" office:value="100">
            <text:p>100</text:p>
          </table:table-cell>
          <table:table-cell office:value-type="string">
            <text:p>Using the Migrate Module for Fewer Headaches when Relaunching a Site</text:p>
          </table:table-cell>
          <table:table-cell office:value-type="string">
            <text:p>John Fiala</text:p>
          </table:table-cell>
          <table:table-cell table:number-columns-repeated="2"/>
        </table:table-row>
        <table:table-row table:style-name="ro2">
          <table:table-cell table:number-columns-repeated="2"/>
          <table:table-cell office:value-type="string">
            <text:p>Intermediate</text:p>
          </table:table-cell>
          <table:table-cell office:value-type="float" office:value="50">
            <text:p>50</text:p>
          </table:table-cell>
          <table:table-cell/>
          <table:table-cell office:value-type="float" office:value="60">
            <text:p>60</text:p>
          </table:table-cell>
          <table:table-cell office:value-type="float" office:value="40">
            <text:p>40</text:p>
          </table:table-cell>
          <table:table-cell office:value-type="float" office:value="80">
            <text:p>80</text:p>
          </table:table-cell>
          <table:table-cell table:number-columns-repeated="2" office:value-type="float" office:value="60">
            <text:p>60</text:p>
          </table:table-cell>
          <table:table-cell office:value-type="string">
            <text:p>Using the Migrate Module for Fewer Headaches when Relaunching a Site</text:p>
          </table:table-cell>
          <table:table-cell office:value-type="string">
            <text:p>John Fiala</text:p>
          </table:table-cell>
          <table:table-cell table:number-columns-repeated="2"/>
        </table:table-row>
        <table:table-row table:style-name="ro4">
          <table:table-cell office:value-type="string">
            <text:p>Just Right</text:p>
          </table:table-cell>
          <table:table-cell office:value-type="string">
            <text:p>I had very little experience on the migrate module when going into this class so it was a bit over my head. He seemed to do a fairly good job at presenting how it can be used to move your content from a non Drupal/MySQL system to D7. He should probably not try to do 3 sessions in 1 day again; as his tiredness probably compromised his presentation skills. :)</text:p>
          </table:table-cell>
          <table:table-cell office:value-type="string">
            <text:p>Novice</text:p>
          </table:table-cell>
          <table:table-cell office:value-type="float" office:value="100">
            <text:p>100</text:p>
          </table:table-cell>
          <table:table-cell office:value-type="string">
            <text:p>7-12 months</text:p>
          </table:table-cell>
          <table:table-cell table:number-columns-repeated="3" office:value-type="float" office:value="80">
            <text:p>80</text:p>
          </table:table-cell>
          <table:table-cell office:value-type="float" office:value="60">
            <text:p>60</text:p>
          </table:table-cell>
          <table:table-cell office:value-type="float" office:value="80">
            <text:p>80</text:p>
          </table:table-cell>
          <table:table-cell office:value-type="string">
            <text:p>Using the Migrate Module for Fewer Headaches when Relaunching a Site</text:p>
          </table:table-cell>
          <table:table-cell office:value-type="string">
            <text:p>John Fiala</text:p>
          </table:table-cell>
          <table:table-cell table:number-columns-repeated="2"/>
        </table:table-row>
        <table:table-row table:style-name="ro5">
          <table:table-cell/>
          <table:table-cell office:value-type="string">
            <text:p>Perhaps I missed the actual purpose of the session; but I expected to leave understanding this module and how it could be used. There were numerous occasions where the presenter seemed to skip over broad pockets of information about the module. Specifically there was no introduction to what the migrate module did as a whole; overview of how it worked for individual functions of the migrate process; what the module does well; what it doesn't do so well; alternative methods and how this module is superior or inferior to the alternate methods. The presenter just jumped into specific examples of how to do some specific task using the module and it felt like there was no context for what was being shown.</text:p>
          </table:table-cell>
          <table:table-cell/>
          <table:table-cell office:value-type="float" office:value="75">
            <text:p>75</text:p>
          </table:table-cell>
          <table:table-cell/>
          <table:table-cell office:value-type="float" office:value="20">
            <text:p>20</text:p>
          </table:table-cell>
          <table:table-cell office:value-type="float" office:value="40">
            <text:p>40</text:p>
          </table:table-cell>
          <table:table-cell office:value-type="float" office:value="80">
            <text:p>80</text:p>
          </table:table-cell>
          <table:table-cell table:number-columns-repeated="2" office:value-type="float" office:value="20">
            <text:p>20</text:p>
          </table:table-cell>
          <table:table-cell office:value-type="string">
            <text:p>Using the Migrate Module for Fewer Headaches when Relaunching a Site</text:p>
          </table:table-cell>
          <table:table-cell office:value-type="string">
            <text:p>John Fiala</text:p>
          </table:table-cell>
          <table:table-cell table:number-columns-repeated="2"/>
        </table:table-row>
        <table:table-row table:style-name="ro2">
          <table:table-cell office:value-type="string">
            <text:p>Too Complex</text:p>
          </table:table-cell>
          <table:table-cell office:value-type="string">
            <text:p>Not a topic that can be covered with any level of learning in only an hour.</text:p>
          </table:table-cell>
          <table:table-cell office:value-type="string">
            <text:p>Intermediate</text:p>
          </table:table-cell>
          <table:table-cell office:value-type="float" office:value="100">
            <text:p>100</text:p>
          </table:table-cell>
          <table:table-cell office:value-type="string">
            <text:p>7-12 months</text:p>
          </table:table-cell>
          <table:table-cell office:value-type="float" office:value="40">
            <text:p>40</text:p>
          </table:table-cell>
          <table:table-cell office:value-type="float" office:value="60">
            <text:p>60</text:p>
          </table:table-cell>
          <table:table-cell office:value-type="float" office:value="80">
            <text:p>80</text:p>
          </table:table-cell>
          <table:table-cell office:value-type="float" office:value="60">
            <text:p>60</text:p>
          </table:table-cell>
          <table:table-cell office:value-type="float" office:value="40">
            <text:p>40</text:p>
          </table:table-cell>
          <table:table-cell office:value-type="string">
            <text:p>Using the Migrate Module for Fewer Headaches when Relaunching a Site</text:p>
          </table:table-cell>
          <table:table-cell office:value-type="string">
            <text:p>John Fiala</text:p>
          </table:table-cell>
          <table:table-cell table:number-columns-repeated="2"/>
        </table:table-row>
        <table:table-row table:style-name="ro6">
          <table:table-cell office:value-type="string">
            <text:p>Too Complex</text:p>
          </table:table-cell>
          <table:table-cell office:value-type="string">
            <text:p>Please disregard my multiple choice answers above. <text:s/>They really weren't relevant questions as I just came to this session to see what is was all about. <text:s/>I don't have a specific use for this which is why I put \Will not use\" for example.</text:p>
            <text:p>\</text:p>
            <text:p>\</text:p>
            <text:p>OK; comments...</text:p>
            <text:p>\</text:p>
            <text:p>\</text:p>
            <text:p>Great job!</text:p>
            <text:p>\</text:p>
            <text:p>\</text:p>
            <text:p>Well prepared; lots of demo; handled issues with network connectivity by being prepared to run local; and handled the projector going out well.</text:p>
            <text:p>\</text:p>
            <text:p>\</text:p>
            <text:p>This session could have been much longer. <text:s/>I think having a follow on session or BOF would have been good."</text:p>
          </table:table-cell>
          <table:table-cell office:value-type="string">
            <text:p>Novice</text:p>
          </table:table-cell>
          <table:table-cell office:value-type="float" office:value="100">
            <text:p>100</text:p>
          </table:table-cell>
          <table:table-cell office:value-type="string">
            <text:p>Will Not Use</text:p>
          </table:table-cell>
          <table:table-cell table:number-columns-repeated="3" office:value-type="float" office:value="100">
            <text:p>100</text:p>
          </table:table-cell>
          <table:table-cell table:number-columns-repeated="2" office:value-type="float" office:value="80">
            <text:p>80</text:p>
          </table:table-cell>
          <table:table-cell office:value-type="string">
            <text:p>Using the Migrate Module for Fewer Headaches when Relaunching a Site</text:p>
          </table:table-cell>
          <table:table-cell office:value-type="string">
            <text:p>John Fiala</text:p>
          </table:table-cell>
          <table:table-cell table:number-columns-repeated="2"/>
        </table:table-row>
        <table:table-row table:style-name="ro7">
          <table:table-cell office:value-type="string">
            <text:p>Just Right</text:p>
          </table:table-cell>
          <table:table-cell office:value-type="string">
            <text:p>Fiala gave an informative presentation even with the projector going out for half of the session. He managed very well answering real life situation questions about the Migrate module even without his visual aides. When he did get it back he re-prioritized and got to the important points quickly.</text:p>
            <text:p>\</text:p>
            <text:p>I know I will need this at some point and was glad he gave this session.</text:p>
          </table:table-cell>
          <table:table-cell office:value-type="string">
            <text:p>Novice</text:p>
          </table:table-cell>
          <table:table-cell office:value-type="float" office:value="100">
            <text:p>100</text:p>
          </table:table-cell>
          <table:table-cell office:value-type="string">
            <text:p>7-12 months</text:p>
          </table:table-cell>
          <table:table-cell table:number-columns-repeated="3" office:value-type="float" office:value="100">
            <text:p>100</text:p>
          </table:table-cell>
          <table:table-cell office:value-type="float" office:value="80">
            <text:p>80</text:p>
          </table:table-cell>
          <table:table-cell office:value-type="float" office:value="100">
            <text:p>100</text:p>
          </table:table-cell>
          <table:table-cell office:value-type="string">
            <text:p>Using the Migrate Module for Fewer Headaches when Relaunching a Site</text:p>
          </table:table-cell>
          <table:table-cell office:value-type="string">
            <text:p>John Fiala</text:p>
          </table:table-cell>
          <table:table-cell table:number-columns-repeated="2"/>
        </table:table-row>
        <table:table-row table:style-name="ro2">
          <table:table-cell table:number-columns-repeated="2"/>
          <table:table-cell office:value-type="string">
            <text:p>Advanced</text:p>
          </table:table-cell>
          <table:table-cell office:value-type="float" office:value="25">
            <text:p>25</text:p>
          </table:table-cell>
          <table:table-cell/>
          <table:table-cell table:number-columns-repeated="2" office:value-type="float" office:value="60">
            <text:p>60</text:p>
          </table:table-cell>
          <table:table-cell office:value-type="float" office:value="80">
            <text:p>80</text:p>
          </table:table-cell>
          <table:table-cell table:number-columns-repeated="2" office:value-type="float" office:value="60">
            <text:p>60</text:p>
          </table:table-cell>
          <table:table-cell office:value-type="string">
            <text:p>Pragmatic Drupal Development</text:p>
          </table:table-cell>
          <table:table-cell office:value-type="string">
            <text:p>John Fiala</text:p>
          </table:table-cell>
          <table:table-cell table:number-columns-repeated="2"/>
        </table:table-row>
        <table:table-row table:style-name="ro7">
          <table:table-cell office:value-type="string">
            <text:p>Too Basic</text:p>
          </table:table-cell>
          <table:table-cell office:value-type="string">
            <text:p>not much actual content. Too much time with the introduction; encouragement to participate and non-technical discussion. </text:p>
            <text:p>\</text:p>
            <text:p>\</text:p>
            <text:p>I was hoping for more of a discussion on tools and tips.</text:p>
          </table:table-cell>
          <table:table-cell office:value-type="string">
            <text:p>Intermediate</text:p>
          </table:table-cell>
          <table:table-cell office:value-type="float" office:value="0">
            <text:p>0</text:p>
          </table:table-cell>
          <table:table-cell office:value-type="string">
            <text:p>Will Not Use</text:p>
          </table:table-cell>
          <table:table-cell office:value-type="float" office:value="20">
            <text:p>20</text:p>
          </table:table-cell>
          <table:table-cell office:value-type="float" office:value="80">
            <text:p>80</text:p>
          </table:table-cell>
          <table:table-cell office:value-type="float" office:value="20">
            <text:p>20</text:p>
          </table:table-cell>
          <table:table-cell office:value-type="float" office:value="60">
            <text:p>60</text:p>
          </table:table-cell>
          <table:table-cell office:value-type="float" office:value="20">
            <text:p>20</text:p>
          </table:table-cell>
          <table:table-cell office:value-type="string">
            <text:p>Pragmatic Drupal Development</text:p>
          </table:table-cell>
          <table:table-cell office:value-type="string">
            <text:p>John Fiala</text:p>
          </table:table-cell>
          <table:table-cell table:number-columns-repeated="2"/>
        </table:table-row>
        <table:table-row table:style-name="ro8">
          <table:table-cell office:value-type="string">
            <text:p>Too Basic</text:p>
          </table:table-cell>
          <table:table-cell office:value-type="string">
            <text:p>I guess I was expecting more of a walkthrough of his thought process in planning out a project. While the info was good; I wanted more of a personal presentation - perhaps if he'd walked through a client's project and explained why he took the approach he did; it might be more effective.</text:p>
          </table:table-cell>
          <table:table-cell office:value-type="string">
            <text:p>Novice</text:p>
          </table:table-cell>
          <table:table-cell office:value-type="float" office:value="25">
            <text:p>25</text:p>
          </table:table-cell>
          <table:table-cell office:value-type="string">
            <text:p>At Once</text:p>
          </table:table-cell>
          <table:table-cell table:number-columns-repeated="2" office:value-type="float" office:value="80">
            <text:p>80</text:p>
          </table:table-cell>
          <table:table-cell office:value-type="float" office:value="100">
            <text:p>100</text:p>
          </table:table-cell>
          <table:table-cell table:number-columns-repeated="2" office:value-type="float" office:value="60">
            <text:p>60</text:p>
          </table:table-cell>
          <table:table-cell office:value-type="string">
            <text:p>Pragmatic Drupal Development</text:p>
          </table:table-cell>
          <table:table-cell office:value-type="string">
            <text:p>John Fiala</text:p>
          </table:table-cell>
          <table:table-cell table:number-columns-repeated="2"/>
        </table:table-row>
        <table:table-row table:style-name="ro8">
          <table:table-cell office:value-type="string">
            <text:p>Just Right</text:p>
          </table:table-cell>
          <table:table-cell office:value-type="string">
            <text:p>At first this seemed to be just basic common sense and I almost left because it sounded like stuff I'd heard before; but glad I stuck with it because (not being a developer most of the time) it gave me some good insights as well as a bunch of hopefully useful things to check out further.</text:p>
          </table:table-cell>
          <table:table-cell office:value-type="string">
            <text:p>Novice</text:p>
          </table:table-cell>
          <table:table-cell office:value-type="float" office:value="50">
            <text:p>50</text:p>
          </table:table-cell>
          <table:table-cell office:value-type="string">
            <text:p>7-12 months</text:p>
          </table:table-cell>
          <table:table-cell table:number-columns-repeated="4" office:value-type="float" office:value="80">
            <text:p>80</text:p>
          </table:table-cell>
          <table:table-cell office:value-type="float" office:value="60">
            <text:p>60</text:p>
          </table:table-cell>
          <table:table-cell office:value-type="string">
            <text:p>Pragmatic Drupal Development</text:p>
          </table:table-cell>
          <table:table-cell office:value-type="string">
            <text:p>John Fiala</text:p>
          </table:table-cell>
          <table:table-cell table:number-columns-repeated="2"/>
        </table:table-row>
        <table:table-row table:style-name="ro2">
          <table:table-cell office:value-type="string">
            <text:p>Too Basic</text:p>
          </table:table-cell>
          <table:table-cell office:value-type="string">
            <text:p>I was probably not the right audience for the session.</text:p>
          </table:table-cell>
          <table:table-cell office:value-type="string">
            <text:p>Intermediate</text:p>
          </table:table-cell>
          <table:table-cell office:value-type="float" office:value="25">
            <text:p>25</text:p>
          </table:table-cell>
          <table:table-cell/>
          <table:table-cell office:value-type="float" office:value="40">
            <text:p>40</text:p>
          </table:table-cell>
          <table:table-cell office:value-type="float" office:value="80">
            <text:p>80</text:p>
          </table:table-cell>
          <table:table-cell office:value-type="float" office:value="100">
            <text:p>100</text:p>
          </table:table-cell>
          <table:table-cell office:value-type="float" office:value="80">
            <text:p>80</text:p>
          </table:table-cell>
          <table:table-cell office:value-type="float" office:value="40">
            <text:p>40</text:p>
          </table:table-cell>
          <table:table-cell office:value-type="string">
            <text:p>Pragmatic Drupal Development</text:p>
          </table:table-cell>
          <table:table-cell office:value-type="string">
            <text:p>John Fiala</text:p>
          </table:table-cell>
          <table:table-cell table:number-columns-repeated="2"/>
        </table:table-row>
        <table:table-row table:style-name="ro5">
          <table:table-cell office:value-type="string">
            <text:p>Too Basic</text:p>
          </table:table-cell>
          <table:table-cell office:value-type="string">
            <text:p>I felt like a rock skipping across a pond of information. I knew there was a lot of additional information but I was merely skimming the surface at select points. It would have been nice to be less broad; and pick a more focused specific area and go into more depth.</text:p>
            <text:p>\</text:p>
            <text:p>\</text:p>
            <text:p>A pragmatic approach might have been to provide concise and practical suggestions any developer could use to implement better practices right away.</text:p>
          </table:table-cell>
          <table:table-cell office:value-type="string">
            <text:p>Intermediate</text:p>
          </table:table-cell>
          <table:table-cell office:value-type="float" office:value="25">
            <text:p>25</text:p>
          </table:table-cell>
          <table:table-cell/>
          <table:table-cell office:value-type="float" office:value="20">
            <text:p>20</text:p>
          </table:table-cell>
          <table:table-cell office:value-type="float" office:value="40">
            <text:p>40</text:p>
          </table:table-cell>
          <table:table-cell office:value-type="float" office:value="80">
            <text:p>80</text:p>
          </table:table-cell>
          <table:table-cell table:number-columns-repeated="2" office:value-type="float" office:value="20">
            <text:p>20</text:p>
          </table:table-cell>
          <table:table-cell office:value-type="string">
            <text:p>Pragmatic Drupal Development</text:p>
          </table:table-cell>
          <table:table-cell office:value-type="string">
            <text:p>John Fiala</text:p>
          </table:table-cell>
          <table:table-cell table:number-columns-repeated="2"/>
        </table:table-row>
        <table:table-row table:style-name="ro4">
          <table:table-cell office:value-type="string">
            <text:p>Too Basic</text:p>
          </table:table-cell>
          <table:table-cell office:value-type="string">
            <text:p>Great speaker! <text:s/>Presentation was hampered by lack of internet connectivity at the time. <text:s/>Presentation would be greatly improved by asking the audience for a suggestion (or having a pre-screened idea); then demonstrating how to actually search for and find a module with the requested functionality. <text:s/>Perhaps this was the speaker's intention; but couldn't be accomplished due to missing internet.</text:p>
          </table:table-cell>
          <table:table-cell office:value-type="string">
            <text:p>Intermediate</text:p>
          </table:table-cell>
          <table:table-cell office:value-type="float" office:value="25">
            <text:p>25</text:p>
          </table:table-cell>
          <table:table-cell office:value-type="string">
            <text:p>2-6 months</text:p>
          </table:table-cell>
          <table:table-cell table:number-columns-repeated="4" office:value-type="float" office:value="100">
            <text:p>100</text:p>
          </table:table-cell>
          <table:table-cell office:value-type="float" office:value="80">
            <text:p>80</text:p>
          </table:table-cell>
          <table:table-cell office:value-type="string">
            <text:p>Pragmatic Drupal Development</text:p>
          </table:table-cell>
          <table:table-cell office:value-type="string">
            <text:p>John Fiala</text:p>
          </table:table-cell>
          <table:table-cell table:number-columns-repeated="2"/>
        </table:table-row>
        <table:table-row table:style-name="ro3">
          <table:table-cell office:value-type="string">
            <text:p>Too Basic</text:p>
          </table:table-cell>
          <table:table-cell office:value-type="string">
            <text:p>Just way too basic. It was much more of basic level and didn't really present much useful information for me. It seemed very dry and coud hae used some spicing up.</text:p>
          </table:table-cell>
          <table:table-cell office:value-type="string">
            <text:p>Novice</text:p>
          </table:table-cell>
          <table:table-cell office:value-type="float" office:value="25">
            <text:p>25</text:p>
          </table:table-cell>
          <table:table-cell office:value-type="string">
            <text:p>At Once</text:p>
          </table:table-cell>
          <table:table-cell table:number-columns-repeated="2" office:value-type="float" office:value="60">
            <text:p>60</text:p>
          </table:table-cell>
          <table:table-cell office:value-type="float" office:value="80">
            <text:p>80</text:p>
          </table:table-cell>
          <table:table-cell office:value-type="float" office:value="60">
            <text:p>60</text:p>
          </table:table-cell>
          <table:table-cell office:value-type="float" office:value="40">
            <text:p>40</text:p>
          </table:table-cell>
          <table:table-cell office:value-type="string">
            <text:p>Pragmatic Drupal Development</text:p>
          </table:table-cell>
          <table:table-cell office:value-type="string">
            <text:p>John Fiala</text:p>
          </table:table-cell>
          <table:table-cell table:number-columns-repeated="2"/>
        </table:table-row>
        <table:table-row table:style-name="ro3">
          <table:table-cell office:value-type="string">
            <text:p>Too Basic</text:p>
          </table:table-cell>
          <table:table-cell office:value-type="string">
            <text:p>Way too general and not very Drupal specific. <text:s/>I had high hopes for this session and came away relatively disappointed.</text:p>
          </table:table-cell>
          <table:table-cell office:value-type="string">
            <text:p>Intermediate</text:p>
          </table:table-cell>
          <table:table-cell office:value-type="float" office:value="75">
            <text:p>75</text:p>
          </table:table-cell>
          <table:table-cell office:value-type="string">
            <text:p>2-6 months</text:p>
          </table:table-cell>
          <table:table-cell office:value-type="float" office:value="40">
            <text:p>40</text:p>
          </table:table-cell>
          <table:table-cell table:number-columns-repeated="2" office:value-type="float" office:value="60">
            <text:p>60</text:p>
          </table:table-cell>
          <table:table-cell table:number-columns-repeated="2" office:value-type="float" office:value="40">
            <text:p>40</text:p>
          </table:table-cell>
          <table:table-cell office:value-type="string">
            <text:p>Pragmatic Drupal Development</text:p>
          </table:table-cell>
          <table:table-cell office:value-type="string">
            <text:p>John Fiala</text:p>
          </table:table-cell>
          <table:table-cell table:number-columns-repeated="2"/>
        </table:table-row>
        <table:table-row table:style-name="ro2">
          <table:table-cell office:value-type="string">
            <text:p>Too Complex</text:p>
          </table:table-cell>
          <table:table-cell/>
          <table:table-cell office:value-type="string">
            <text:p>Advanced</text:p>
          </table:table-cell>
          <table:table-cell office:value-type="float" office:value="75">
            <text:p>75</text:p>
          </table:table-cell>
          <table:table-cell office:value-type="string">
            <text:p>2-6 months</text:p>
          </table:table-cell>
          <table:table-cell table:number-columns-repeated="2" office:value-type="float" office:value="80">
            <text:p>80</text:p>
          </table:table-cell>
          <table:table-cell office:value-type="float" office:value="100">
            <text:p>100</text:p>
          </table:table-cell>
          <table:table-cell table:number-columns-repeated="2" office:value-type="float" office:value="60">
            <text:p>60</text:p>
          </table:table-cell>
          <table:table-cell office:value-type="string">
            <text:p>Understanding CTools Page Manager</text:p>
          </table:table-cell>
          <table:table-cell office:value-type="string">
            <text:p>EclipseGc</text:p>
          </table:table-cell>
          <table:table-cell table:number-columns-repeated="2"/>
        </table:table-row>
        <table:table-row table:style-name="ro2">
          <table:table-cell office:value-type="string">
            <text:p>Just Right</text:p>
          </table:table-cell>
          <table:table-cell table:number-columns-repeated="2"/>
          <table:table-cell office:value-type="float" office:value="100">
            <text:p>100</text:p>
          </table:table-cell>
          <table:table-cell office:value-type="string">
            <text:p>2-6 months</text:p>
          </table:table-cell>
          <table:table-cell table:number-columns-repeated="2" office:value-type="float" office:value="80">
            <text:p>80</text:p>
          </table:table-cell>
          <table:table-cell office:value-type="float" office:value="100">
            <text:p>100</text:p>
          </table:table-cell>
          <table:table-cell table:number-columns-repeated="2" office:value-type="float" office:value="80">
            <text:p>80</text:p>
          </table:table-cell>
          <table:table-cell office:value-type="string">
            <text:p>Understanding CTools Page Manager</text:p>
          </table:table-cell>
          <table:table-cell office:value-type="string">
            <text:p>EclipseGc</text:p>
          </table:table-cell>
          <table:table-cell table:number-columns-repeated="2"/>
        </table:table-row>
        <table:table-row table:style-name="ro2">
          <table:table-cell office:value-type="string">
            <text:p>Too Complex</text:p>
          </table:table-cell>
          <table:table-cell office:value-type="string">
            <text:p>Looks awesome; still no clue how to actually use.</text:p>
          </table:table-cell>
          <table:table-cell office:value-type="string">
            <text:p>Novice</text:p>
          </table:table-cell>
          <table:table-cell office:value-type="float" office:value="100">
            <text:p>100</text:p>
          </table:table-cell>
          <table:table-cell office:value-type="string">
            <text:p>2-6 months</text:p>
          </table:table-cell>
          <table:table-cell table:number-columns-repeated="5" office:value-type="float" office:value="100">
            <text:p>100</text:p>
          </table:table-cell>
          <table:table-cell office:value-type="string">
            <text:p>Understanding CTools Page Manager</text:p>
          </table:table-cell>
          <table:table-cell office:value-type="string">
            <text:p>EclipseGc</text:p>
          </table:table-cell>
          <table:table-cell table:number-columns-repeated="2"/>
        </table:table-row>
        <table:table-row table:style-name="ro2">
          <table:table-cell office:value-type="string">
            <text:p>Just Right</text:p>
          </table:table-cell>
          <table:table-cell office:value-type="string">
            <text:p>Very tough topic to get such a whirlwind intro to; but he did it well.</text:p>
          </table:table-cell>
          <table:table-cell office:value-type="string">
            <text:p>Intermediate</text:p>
          </table:table-cell>
          <table:table-cell office:value-type="float" office:value="75">
            <text:p>75</text:p>
          </table:table-cell>
          <table:table-cell office:value-type="string">
            <text:p>At Once</text:p>
          </table:table-cell>
          <table:table-cell table:number-columns-repeated="5" office:value-type="float" office:value="100">
            <text:p>100</text:p>
          </table:table-cell>
          <table:table-cell office:value-type="string">
            <text:p>Understanding CTools Page Manager</text:p>
          </table:table-cell>
          <table:table-cell office:value-type="string">
            <text:p>EclipseGc</text:p>
          </table:table-cell>
          <table:table-cell table:number-columns-repeated="2"/>
        </table:table-row>
        <table:table-row table:style-name="ro2">
          <table:table-cell office:value-type="string">
            <text:p>Too Complex</text:p>
          </table:table-cell>
          <table:table-cell office:value-type="string">
            <text:p>Other team members will make this happen. <text:s/>I chose the wrong session.</text:p>
          </table:table-cell>
          <table:table-cell office:value-type="string">
            <text:p>Novice</text:p>
          </table:table-cell>
          <table:table-cell office:value-type="float" office:value="100">
            <text:p>100</text:p>
          </table:table-cell>
          <table:table-cell office:value-type="string">
            <text:p>Will Not Use</text:p>
          </table:table-cell>
          <table:table-cell table:number-columns-repeated="5"/>
          <table:table-cell office:value-type="string">
            <text:p>Understanding CTools Page Manager</text:p>
          </table:table-cell>
          <table:table-cell office:value-type="string">
            <text:p>EclipseGc</text:p>
          </table:table-cell>
          <table:table-cell table:number-columns-repeated="2"/>
        </table:table-row>
        <table:table-row table:style-name="ro7">
          <table:table-cell office:value-type="string">
            <text:p>Just Right</text:p>
          </table:table-cell>
          <table:table-cell office:value-type="string">
            <text:p>I found this session to be valuable. The information was presented well and in a structured manner. Overall the content of the session should be valuable to the community and interesting to new Drupal site builders. </text:p>
            <text:p>\</text:p>
            <text:p>\</text:p>
            <text:p>Good session...</text:p>
          </table:table-cell>
          <table:table-cell office:value-type="string">
            <text:p>Novice</text:p>
          </table:table-cell>
          <table:table-cell office:value-type="float" office:value="75">
            <text:p>75</text:p>
          </table:table-cell>
          <table:table-cell office:value-type="string">
            <text:p>At Once</text:p>
          </table:table-cell>
          <table:table-cell office:value-type="float" office:value="80">
            <text:p>80</text:p>
          </table:table-cell>
          <table:table-cell table:number-columns-repeated="2" office:value-type="float" office:value="100">
            <text:p>100</text:p>
          </table:table-cell>
          <table:table-cell table:number-columns-repeated="2" office:value-type="float" office:value="80">
            <text:p>80</text:p>
          </table:table-cell>
          <table:table-cell office:value-type="string">
            <text:p>Understanding CTools Page Manager</text:p>
          </table:table-cell>
          <table:table-cell office:value-type="string">
            <text:p>EclipseGc</text:p>
          </table:table-cell>
          <table:table-cell table:number-columns-repeated="2"/>
        </table:table-row>
        <table:table-row table:style-name="ro2">
          <table:table-cell office:value-type="string">
            <text:p>Just Right</text:p>
          </table:table-cell>
          <table:table-cell office:value-type="string">
            <text:p>Chris is good at walking through the code used in the examples.</text:p>
          </table:table-cell>
          <table:table-cell office:value-type="string">
            <text:p>Intermediate</text:p>
          </table:table-cell>
          <table:table-cell office:value-type="float" office:value="100">
            <text:p>100</text:p>
          </table:table-cell>
          <table:table-cell office:value-type="string">
            <text:p>At Once</text:p>
          </table:table-cell>
          <table:table-cell table:number-columns-repeated="4" office:value-type="float" office:value="100">
            <text:p>100</text:p>
          </table:table-cell>
          <table:table-cell office:value-type="float" office:value="0">
            <text:p>0</text:p>
          </table:table-cell>
          <table:table-cell office:value-type="string">
            <text:p>How to Build Beautiful Forms in Drupal 7</text:p>
          </table:table-cell>
          <table:table-cell office:value-type="string">
            <text:p>chrisshattuck</text:p>
          </table:table-cell>
          <table:table-cell table:number-columns-repeated="2"/>
        </table:table-row>
        <table:table-row table:style-name="ro2">
          <table:table-cell office:value-type="string">
            <text:p>Too Complex</text:p>
          </table:table-cell>
          <table:table-cell/>
          <table:table-cell office:value-type="string">
            <text:p>Novice</text:p>
          </table:table-cell>
          <table:table-cell office:value-type="float" office:value="100">
            <text:p>100</text:p>
          </table:table-cell>
          <table:table-cell office:value-type="string">
            <text:p>2-6 months</text:p>
          </table:table-cell>
          <table:table-cell table:number-columns-repeated="5" office:value-type="float" office:value="100">
            <text:p>100</text:p>
          </table:table-cell>
          <table:table-cell office:value-type="string">
            <text:p>How to Build Beautiful Forms in Drupal 7</text:p>
          </table:table-cell>
          <table:table-cell office:value-type="string">
            <text:p>chrisshattuck</text:p>
          </table:table-cell>
          <table:table-cell table:number-columns-repeated="2"/>
        </table:table-row>
        <table:table-row table:style-name="ro3">
          <table:table-cell office:value-type="string">
            <text:p>Too Complex</text:p>
          </table:table-cell>
          <table:table-cell office:value-type="string">
            <text:p>I didn't realize this was going to be so complex and code-based. It was very informative; but a bit much for my novice-level.</text:p>
          </table:table-cell>
          <table:table-cell office:value-type="string">
            <text:p>Novice</text:p>
          </table:table-cell>
          <table:table-cell table:number-columns-repeated="2"/>
          <table:table-cell table:number-columns-repeated="5" office:value-type="float" office:value="100">
            <text:p>100</text:p>
          </table:table-cell>
          <table:table-cell office:value-type="string">
            <text:p>How to Build Beautiful Forms in Drupal 7</text:p>
          </table:table-cell>
          <table:table-cell office:value-type="string">
            <text:p>chrisshattuck</text:p>
          </table:table-cell>
          <table:table-cell table:number-columns-repeated="2"/>
        </table:table-row>
        <table:table-row table:style-name="ro2">
          <table:table-cell office:value-type="string">
            <text:p>Just Right</text:p>
          </table:table-cell>
          <table:table-cell/>
          <table:table-cell office:value-type="string">
            <text:p>Intermediate</text:p>
          </table:table-cell>
          <table:table-cell office:value-type="float" office:value="50">
            <text:p>50</text:p>
          </table:table-cell>
          <table:table-cell office:value-type="string">
            <text:p>2-6 months</text:p>
          </table:table-cell>
          <table:table-cell table:number-columns-repeated="5" office:value-type="float" office:value="100">
            <text:p>100</text:p>
          </table:table-cell>
          <table:table-cell office:value-type="string">
            <text:p>How to Build Beautiful Forms in Drupal 7</text:p>
          </table:table-cell>
          <table:table-cell office:value-type="string">
            <text:p>chrisshattuck</text:p>
          </table:table-cell>
          <table:table-cell table:number-columns-repeated="2"/>
        </table:table-row>
        <table:table-row table:style-name="ro2">
          <table:table-cell office:value-type="string">
            <text:p>Too Complex</text:p>
          </table:table-cell>
          <table:table-cell/>
          <table:table-cell office:value-type="string">
            <text:p>Novice</text:p>
          </table:table-cell>
          <table:table-cell office:value-type="float" office:value="50">
            <text:p>50</text:p>
          </table:table-cell>
          <table:table-cell office:value-type="string">
            <text:p>7-12 months</text:p>
          </table:table-cell>
          <table:table-cell office:value-type="float" office:value="100">
            <text:p>100</text:p>
          </table:table-cell>
          <table:table-cell office:value-type="float" office:value="80">
            <text:p>80</text:p>
          </table:table-cell>
          <table:table-cell table:number-columns-repeated="3" office:value-type="float" office:value="100">
            <text:p>100</text:p>
          </table:table-cell>
          <table:table-cell office:value-type="string">
            <text:p>How to Build Beautiful Forms in Drupal 7</text:p>
          </table:table-cell>
          <table:table-cell office:value-type="string">
            <text:p>chrisshattuck</text:p>
          </table:table-cell>
          <table:table-cell table:number-columns-repeated="2"/>
        </table:table-row>
        <table:table-row table:style-name="ro2">
          <table:table-cell office:value-type="string">
            <text:p>Just Right</text:p>
          </table:table-cell>
          <table:table-cell office:value-type="string">
            <text:p>My girlfriend didn't learn anything from this session. But she wasn't there.</text:p>
          </table:table-cell>
          <table:table-cell office:value-type="string">
            <text:p>Intermediate</text:p>
          </table:table-cell>
          <table:table-cell office:value-type="float" office:value="50">
            <text:p>50</text:p>
          </table:table-cell>
          <table:table-cell office:value-type="string">
            <text:p>At Once</text:p>
          </table:table-cell>
          <table:table-cell table:number-columns-repeated="5" office:value-type="float" office:value="100">
            <text:p>100</text:p>
          </table:table-cell>
          <table:table-cell office:value-type="string">
            <text:p>How to Build Beautiful Forms in Drupal 7</text:p>
          </table:table-cell>
          <table:table-cell office:value-type="string">
            <text:p>chrisshattuck</text:p>
          </table:table-cell>
          <table:table-cell table:number-columns-repeated="2"/>
        </table:table-row>
        <table:table-row table:style-name="ro8">
          <table:table-cell office:value-type="string">
            <text:p>Just Right</text:p>
          </table:table-cell>
          <table:table-cell office:value-type="string">
            <text:p>Chris has excellent presentation skills! He was completely prepared for the talk with his examples set in separate file labeled by step #. Although I am a novice to Drupal; I wanted to learn some advanced form techniques. His detailed explanations of each step allowed me to follow along easily.</text:p>
          </table:table-cell>
          <table:table-cell office:value-type="string">
            <text:p>Novice</text:p>
          </table:table-cell>
          <table:table-cell office:value-type="float" office:value="100">
            <text:p>100</text:p>
          </table:table-cell>
          <table:table-cell office:value-type="string">
            <text:p>At Once</text:p>
          </table:table-cell>
          <table:table-cell table:number-columns-repeated="5" office:value-type="float" office:value="100">
            <text:p>100</text:p>
          </table:table-cell>
          <table:table-cell office:value-type="string">
            <text:p>How to Build Beautiful Forms in Drupal 7</text:p>
          </table:table-cell>
          <table:table-cell office:value-type="string">
            <text:p>chrisshattuck</text:p>
          </table:table-cell>
          <table:table-cell table:number-columns-repeated="2"/>
        </table:table-row>
        <table:table-row table:style-name="ro3">
          <table:table-cell office:value-type="string">
            <text:p>Just Right</text:p>
          </table:table-cell>
          <table:table-cell office:value-type="string">
            <text:p>Sadly almost none of the presentation was backward compatible to D6; so while it was interesting I have to wait for a client ready for D7 before applying any of it. <text:s/>Also I expected a bit more on \theming\""</text:p>
          </table:table-cell>
          <table:table-cell office:value-type="string">
            <text:p>Intermediate</text:p>
          </table:table-cell>
          <table:table-cell office:value-type="float" office:value="75">
            <text:p>75</text:p>
          </table:table-cell>
          <table:table-cell office:value-type="string">
            <text:p>7-12 months</text:p>
          </table:table-cell>
          <table:table-cell office:value-type="float" office:value="60">
            <text:p>60</text:p>
          </table:table-cell>
          <table:table-cell table:number-columns-repeated="4" office:value-type="float" office:value="80">
            <text:p>80</text:p>
          </table:table-cell>
          <table:table-cell office:value-type="string">
            <text:p>How to Build Beautiful Forms in Drupal 7</text:p>
          </table:table-cell>
          <table:table-cell office:value-type="string">
            <text:p>chrisshattuck</text:p>
          </table:table-cell>
          <table:table-cell table:number-columns-repeated="2"/>
        </table:table-row>
        <table:table-row table:style-name="ro3">
          <table:table-cell office:value-type="string">
            <text:p>Just Right</text:p>
          </table:table-cell>
          <table:table-cell office:value-type="string">
            <text:p>The presentation was good; but I didn't realize it was a 'coding' session. <text:s/>Room was packed and I couldn't escape.</text:p>
          </table:table-cell>
          <table:table-cell office:value-type="string">
            <text:p>Novice</text:p>
          </table:table-cell>
          <table:table-cell office:value-type="float" office:value="75">
            <text:p>75</text:p>
          </table:table-cell>
          <table:table-cell office:value-type="string">
            <text:p>Will Not Use</text:p>
          </table:table-cell>
          <table:table-cell table:number-columns-repeated="5" office:value-type="float" office:value="100">
            <text:p>100</text:p>
          </table:table-cell>
          <table:table-cell office:value-type="string">
            <text:p>How to Build Beautiful Forms in Drupal 7</text:p>
          </table:table-cell>
          <table:table-cell office:value-type="string">
            <text:p>chrisshattuck</text:p>
          </table:table-cell>
          <table:table-cell table:number-columns-repeated="2"/>
        </table:table-row>
        <table:table-row table:style-name="ro2">
          <table:table-cell office:value-type="string">
            <text:p>Just Right</text:p>
          </table:table-cell>
          <table:table-cell/>
          <table:table-cell office:value-type="string">
            <text:p>Novice</text:p>
          </table:table-cell>
          <table:table-cell office:value-type="float" office:value="75">
            <text:p>75</text:p>
          </table:table-cell>
          <table:table-cell office:value-type="string">
            <text:p>At Once</text:p>
          </table:table-cell>
          <table:table-cell table:number-columns-repeated="4" office:value-type="float" office:value="80">
            <text:p>80</text:p>
          </table:table-cell>
          <table:table-cell office:value-type="float" office:value="100">
            <text:p>100</text:p>
          </table:table-cell>
          <table:table-cell office:value-type="string">
            <text:p>How to Build Beautiful Forms in Drupal 7</text:p>
          </table:table-cell>
          <table:table-cell office:value-type="string">
            <text:p>chrisshattuck</text:p>
          </table:table-cell>
          <table:table-cell table:number-columns-repeated="2"/>
        </table:table-row>
        <table:table-row table:style-name="ro2">
          <table:table-cell office:value-type="string">
            <text:p>Too Complex</text:p>
          </table:table-cell>
          <table:table-cell office:value-type="string">
            <text:p>Seemed like there were a lot of confused folks.</text:p>
          </table:table-cell>
          <table:table-cell office:value-type="string">
            <text:p>Novice</text:p>
          </table:table-cell>
          <table:table-cell office:value-type="float" office:value="75">
            <text:p>75</text:p>
          </table:table-cell>
          <table:table-cell office:value-type="string">
            <text:p>7-12 months</text:p>
          </table:table-cell>
          <table:table-cell table:number-columns-repeated="2" office:value-type="float" office:value="60">
            <text:p>60</text:p>
          </table:table-cell>
          <table:table-cell office:value-type="float" office:value="100">
            <text:p>100</text:p>
          </table:table-cell>
          <table:table-cell office:value-type="float" office:value="80">
            <text:p>80</text:p>
          </table:table-cell>
          <table:table-cell office:value-type="float" office:value="40">
            <text:p>40</text:p>
          </table:table-cell>
          <table:table-cell office:value-type="string">
            <text:p>How to Build Beautiful Forms in Drupal 7</text:p>
          </table:table-cell>
          <table:table-cell office:value-type="string">
            <text:p>chrisshattuck</text:p>
          </table:table-cell>
          <table:table-cell table:number-columns-repeated="2"/>
        </table:table-row>
        <table:table-row table:style-name="ro2">
          <table:table-cell office:value-type="string">
            <text:p>Just Right</text:p>
          </table:table-cell>
          <table:table-cell/>
          <table:table-cell office:value-type="string">
            <text:p>Intermediate</text:p>
          </table:table-cell>
          <table:table-cell office:value-type="float" office:value="75">
            <text:p>75</text:p>
          </table:table-cell>
          <table:table-cell office:value-type="string">
            <text:p>2-6 months</text:p>
          </table:table-cell>
          <table:table-cell table:number-columns-repeated="5" office:value-type="float" office:value="80">
            <text:p>80</text:p>
          </table:table-cell>
          <table:table-cell office:value-type="string">
            <text:p>How to Build Beautiful Forms in Drupal 7</text:p>
          </table:table-cell>
          <table:table-cell office:value-type="string">
            <text:p>chrisshattuck</text:p>
          </table:table-cell>
          <table:table-cell table:number-columns-repeated="2"/>
        </table:table-row>
        <table:table-row table:style-name="ro2">
          <table:table-cell office:value-type="string">
            <text:p>Just Right</text:p>
          </table:table-cell>
          <table:table-cell office:value-type="string">
            <text:p>Awesome well prepared presentation.</text:p>
          </table:table-cell>
          <table:table-cell office:value-type="string">
            <text:p>Novice</text:p>
          </table:table-cell>
          <table:table-cell office:value-type="float" office:value="75">
            <text:p>75</text:p>
          </table:table-cell>
          <table:table-cell office:value-type="string">
            <text:p>At Once</text:p>
          </table:table-cell>
          <table:table-cell table:number-columns-repeated="2" office:value-type="float" office:value="100">
            <text:p>100</text:p>
          </table:table-cell>
          <table:table-cell office:value-type="float" office:value="80">
            <text:p>80</text:p>
          </table:table-cell>
          <table:table-cell table:number-columns-repeated="2" office:value-type="float" office:value="100">
            <text:p>100</text:p>
          </table:table-cell>
          <table:table-cell office:value-type="string">
            <text:p>How to Build Beautiful Forms in Drupal 7</text:p>
          </table:table-cell>
          <table:table-cell office:value-type="string">
            <text:p>chrisshattuck</text:p>
          </table:table-cell>
          <table:table-cell table:number-columns-repeated="2"/>
        </table:table-row>
        <table:table-row table:style-name="ro2">
          <table:table-cell office:value-type="string">
            <text:p>Too Complex</text:p>
          </table:table-cell>
          <table:table-cell office:value-type="string">
            <text:p>Excellent presenter </text:p>
          </table:table-cell>
          <table:table-cell office:value-type="string">
            <text:p>Novice</text:p>
          </table:table-cell>
          <table:table-cell office:value-type="float" office:value="100">
            <text:p>100</text:p>
          </table:table-cell>
          <table:table-cell office:value-type="string">
            <text:p>2-6 months</text:p>
          </table:table-cell>
          <table:table-cell table:number-columns-repeated="5" office:value-type="float" office:value="100">
            <text:p>100</text:p>
          </table:table-cell>
          <table:table-cell office:value-type="string">
            <text:p>How to Build Beautiful Forms in Drupal 7</text:p>
          </table:table-cell>
          <table:table-cell office:value-type="string">
            <text:p>chrisshattuck</text:p>
          </table:table-cell>
          <table:table-cell table:number-columns-repeated="2"/>
        </table:table-row>
        <table:table-row table:style-name="ro8">
          <table:table-cell office:value-type="string">
            <text:p>Just Right</text:p>
          </table:table-cell>
          <table:table-cell office:value-type="string">
            <text:p>I found Chris to be a very good presenter. He engaged the audience; and answered questions to the best of his ability. I was able to follow along and take good notes (though having his slides would be helpful; and maybe some screenshots). In general; I found this to be very useful as a noob looking for guidance.</text:p>
          </table:table-cell>
          <table:table-cell office:value-type="string">
            <text:p>Novice</text:p>
          </table:table-cell>
          <table:table-cell office:value-type="float" office:value="100">
            <text:p>100</text:p>
          </table:table-cell>
          <table:table-cell office:value-type="string">
            <text:p>At Once</text:p>
          </table:table-cell>
          <table:table-cell table:number-columns-repeated="4" office:value-type="float" office:value="100">
            <text:p>100</text:p>
          </table:table-cell>
          <table:table-cell office:value-type="float" office:value="60">
            <text:p>60</text:p>
          </table:table-cell>
          <table:table-cell office:value-type="string">
            <text:p>How to Build Beautiful Forms in Drupal 7</text:p>
          </table:table-cell>
          <table:table-cell office:value-type="string">
            <text:p>chrisshattuck</text:p>
          </table:table-cell>
          <table:table-cell table:number-columns-repeated="2"/>
        </table:table-row>
        <table:table-row table:style-name="ro2">
          <table:table-cell office:value-type="string">
            <text:p>Just Right</text:p>
          </table:table-cell>
          <table:table-cell office:value-type="string">
            <text:p>Great speaker and knowledge in project management software.</text:p>
          </table:table-cell>
          <table:table-cell office:value-type="string">
            <text:p>Novice</text:p>
          </table:table-cell>
          <table:table-cell office:value-type="float" office:value="75">
            <text:p>75</text:p>
          </table:table-cell>
          <table:table-cell office:value-type="string">
            <text:p>2-6 months</text:p>
          </table:table-cell>
          <table:table-cell table:number-columns-repeated="4" office:value-type="float" office:value="80">
            <text:p>80</text:p>
          </table:table-cell>
          <table:table-cell office:value-type="float" office:value="40">
            <text:p>40</text:p>
          </table:table-cell>
          <table:table-cell office:value-type="string">
            <text:p>Project Management Strategies for Successful Drupal Projects</text:p>
          </table:table-cell>
          <table:table-cell office:value-type="string">
            <text:p>mdorman</text:p>
          </table:table-cell>
          <table:table-cell table:number-columns-repeated="2"/>
        </table:table-row>
        <table:table-row table:style-name="ro8">
          <table:table-cell office:value-type="string">
            <text:p>Too Basic</text:p>
          </table:table-cell>
          <table:table-cell office:value-type="string">
            <text:p>it seemed to be more of a broad-spectrum overview of apps that the speaker uses in the management of his projects. Perhaps I anticipated the wrong material as I was hoping more of his workflow process in managing his projects (timelines; deliverables; etc)</text:p>
          </table:table-cell>
          <table:table-cell office:value-type="string">
            <text:p>Novice</text:p>
          </table:table-cell>
          <table:table-cell office:value-type="float" office:value="25">
            <text:p>25</text:p>
          </table:table-cell>
          <table:table-cell office:value-type="string">
            <text:p>At Once</text:p>
          </table:table-cell>
          <table:table-cell table:number-columns-repeated="3" office:value-type="float" office:value="80">
            <text:p>80</text:p>
          </table:table-cell>
          <table:table-cell office:value-type="float" office:value="60">
            <text:p>60</text:p>
          </table:table-cell>
          <table:table-cell office:value-type="float" office:value="80">
            <text:p>80</text:p>
          </table:table-cell>
          <table:table-cell office:value-type="string">
            <text:p>Project Management Strategies for Successful Drupal Projects</text:p>
          </table:table-cell>
          <table:table-cell office:value-type="string">
            <text:p>mdorman</text:p>
          </table:table-cell>
          <table:table-cell table:number-columns-repeated="2"/>
        </table:table-row>
        <table:table-row table:style-name="ro4">
          <table:table-cell office:value-type="string">
            <text:p>Too Basic</text:p>
          </table:table-cell>
          <table:table-cell office:value-type="string">
            <text:p>The session was good and the information was good and helpful; but I feel it was more of a <text:s/>tools and methodologies presentation; rather than strategies presentation; which is what I was hoping to see.</text:p>
            <text:p>\</text:p>
            <text:p/>
          </table:table-cell>
          <table:table-cell office:value-type="string">
            <text:p>Novice</text:p>
          </table:table-cell>
          <table:table-cell office:value-type="float" office:value="50">
            <text:p>50</text:p>
          </table:table-cell>
          <table:table-cell office:value-type="string">
            <text:p>At Once</text:p>
          </table:table-cell>
          <table:table-cell table:number-columns-repeated="5" office:value-type="float" office:value="100">
            <text:p>100</text:p>
          </table:table-cell>
          <table:table-cell office:value-type="string">
            <text:p>Project Management Strategies for Successful Drupal Projects</text:p>
          </table:table-cell>
          <table:table-cell office:value-type="string">
            <text:p>mdorman</text:p>
          </table:table-cell>
          <table:table-cell table:number-columns-repeated="2"/>
        </table:table-row>
        <table:table-row table:style-name="ro8">
          <table:table-cell office:value-type="string">
            <text:p>Just Right</text:p>
          </table:table-cell>
          <table:table-cell office:value-type="string">
            <text:p>I liked that this person comes from a big company and I'm a small fish; so it's refreshing to get that perspective. But I would have preferred more advice helpful for smaller developers (1-5 person companies) because we need a clear path forward to get to this level.</text:p>
          </table:table-cell>
          <table:table-cell office:value-type="string">
            <text:p>Intermediate</text:p>
          </table:table-cell>
          <table:table-cell office:value-type="float" office:value="75">
            <text:p>75</text:p>
          </table:table-cell>
          <table:table-cell office:value-type="string">
            <text:p>At Once</text:p>
          </table:table-cell>
          <table:table-cell table:number-columns-repeated="2" office:value-type="float" office:value="80">
            <text:p>80</text:p>
          </table:table-cell>
          <table:table-cell office:value-type="float" office:value="100">
            <text:p>100</text:p>
          </table:table-cell>
          <table:table-cell table:number-columns-repeated="2" office:value-type="float" office:value="80">
            <text:p>80</text:p>
          </table:table-cell>
          <table:table-cell office:value-type="string">
            <text:p>Project Management Strategies for Successful Drupal Projects</text:p>
          </table:table-cell>
          <table:table-cell office:value-type="string">
            <text:p>mdorman</text:p>
          </table:table-cell>
          <table:table-cell table:number-columns-repeated="2"/>
        </table:table-row>
        <table:table-row table:style-name="ro2">
          <table:table-cell office:value-type="string">
            <text:p>Too Basic</text:p>
          </table:table-cell>
          <table:table-cell/>
          <table:table-cell office:value-type="string">
            <text:p>Intermediate</text:p>
          </table:table-cell>
          <table:table-cell office:value-type="float" office:value="25">
            <text:p>25</text:p>
          </table:table-cell>
          <table:table-cell office:value-type="string">
            <text:p>At Once</text:p>
          </table:table-cell>
          <table:table-cell office:value-type="float" office:value="60">
            <text:p>60</text:p>
          </table:table-cell>
          <table:table-cell table:number-columns-repeated="2" office:value-type="float" office:value="80">
            <text:p>80</text:p>
          </table:table-cell>
          <table:table-cell table:number-columns-repeated="2" office:value-type="float" office:value="60">
            <text:p>60</text:p>
          </table:table-cell>
          <table:table-cell office:value-type="string">
            <text:p>Project Management Strategies for Successful Drupal Projects</text:p>
          </table:table-cell>
          <table:table-cell office:value-type="string">
            <text:p>mdorman</text:p>
          </table:table-cell>
          <table:table-cell table:number-columns-repeated="2"/>
        </table:table-row>
        <table:table-row table:style-name="ro2">
          <table:table-cell office:value-type="string">
            <text:p>Just Right</text:p>
          </table:table-cell>
          <table:table-cell/>
          <table:table-cell office:value-type="string">
            <text:p>Intermediate</text:p>
          </table:table-cell>
          <table:table-cell office:value-type="float" office:value="25">
            <text:p>25</text:p>
          </table:table-cell>
          <table:table-cell office:value-type="string">
            <text:p>At Once</text:p>
          </table:table-cell>
          <table:table-cell table:number-columns-repeated="5" office:value-type="float" office:value="60">
            <text:p>60</text:p>
          </table:table-cell>
          <table:table-cell office:value-type="string">
            <text:p>Project Management Strategies for Successful Drupal Projects</text:p>
          </table:table-cell>
          <table:table-cell office:value-type="string">
            <text:p>mdorman</text:p>
          </table:table-cell>
          <table:table-cell table:number-columns-repeated="2"/>
        </table:table-row>
        <table:table-row table:style-name="ro2">
          <table:table-cell office:value-type="string">
            <text:p>Just Right</text:p>
          </table:table-cell>
          <table:table-cell/>
          <table:table-cell office:value-type="string">
            <text:p>Novice</text:p>
          </table:table-cell>
          <table:table-cell office:value-type="float" office:value="75">
            <text:p>75</text:p>
          </table:table-cell>
          <table:table-cell office:value-type="string">
            <text:p>7-12 months</text:p>
          </table:table-cell>
          <table:table-cell office:value-type="float" office:value="60">
            <text:p>60</text:p>
          </table:table-cell>
          <table:table-cell table:number-columns-repeated="2" office:value-type="float" office:value="80">
            <text:p>80</text:p>
          </table:table-cell>
          <table:table-cell table:number-columns-repeated="2" office:value-type="float" office:value="60">
            <text:p>60</text:p>
          </table:table-cell>
          <table:table-cell office:value-type="string">
            <text:p>Project Management Strategies for Successful Drupal Projects</text:p>
          </table:table-cell>
          <table:table-cell office:value-type="string">
            <text:p>mdorman</text:p>
          </table:table-cell>
          <table:table-cell table:number-columns-repeated="2"/>
        </table:table-row>
        <table:table-row table:style-name="ro2">
          <table:table-cell office:value-type="string">
            <text:p>Just Right</text:p>
          </table:table-cell>
          <table:table-cell office:value-type="string">
            <text:p>Would like longer; more in-depth sessions.</text:p>
          </table:table-cell>
          <table:table-cell office:value-type="string">
            <text:p>Novice</text:p>
          </table:table-cell>
          <table:table-cell office:value-type="float" office:value="50">
            <text:p>50</text:p>
          </table:table-cell>
          <table:table-cell office:value-type="string">
            <text:p>At Once</text:p>
          </table:table-cell>
          <table:table-cell office:value-type="float" office:value="80">
            <text:p>80</text:p>
          </table:table-cell>
          <table:table-cell table:number-columns-repeated="2" office:value-type="float" office:value="100">
            <text:p>100</text:p>
          </table:table-cell>
          <table:table-cell office:value-type="float" office:value="80">
            <text:p>80</text:p>
          </table:table-cell>
          <table:table-cell office:value-type="float" office:value="60">
            <text:p>60</text:p>
          </table:table-cell>
          <table:table-cell office:value-type="string">
            <text:p>Project Management Strategies for Successful Drupal Projects</text:p>
          </table:table-cell>
          <table:table-cell office:value-type="string">
            <text:p>mdorman</text:p>
          </table:table-cell>
          <table:table-cell table:number-columns-repeated="2"/>
        </table:table-row>
        <table:table-row table:style-name="ro2">
          <table:table-cell office:value-type="string">
            <text:p>Just Right</text:p>
          </table:table-cell>
          <table:table-cell office:value-type="string">
            <text:p>Great job taking input from the attendees - I have so many new ideas to try out now!</text:p>
          </table:table-cell>
          <table:table-cell office:value-type="string">
            <text:p>Novice</text:p>
          </table:table-cell>
          <table:table-cell office:value-type="float" office:value="100">
            <text:p>100</text:p>
          </table:table-cell>
          <table:table-cell office:value-type="string">
            <text:p>At Once</text:p>
          </table:table-cell>
          <table:table-cell table:number-columns-repeated="3" office:value-type="float" office:value="100">
            <text:p>100</text:p>
          </table:table-cell>
          <table:table-cell table:number-columns-repeated="2" office:value-type="float" office:value="80">
            <text:p>80</text:p>
          </table:table-cell>
          <table:table-cell office:value-type="string">
            <text:p>Project Management Strategies for Successful Drupal Projects</text:p>
          </table:table-cell>
          <table:table-cell office:value-type="string">
            <text:p>mdorman</text:p>
          </table:table-cell>
          <table:table-cell table:number-columns-repeated="2"/>
        </table:table-row>
        <table:table-row table:style-name="ro2">
          <table:table-cell office:value-type="string">
            <text:p>Just Right</text:p>
          </table:table-cell>
          <table:table-cell office:value-type="string">
            <text:p>learned a few new tools. <text:s text:c="2"/>the discussion was good too</text:p>
          </table:table-cell>
          <table:table-cell office:value-type="string">
            <text:p>Advanced</text:p>
          </table:table-cell>
          <table:table-cell office:value-type="float" office:value="25">
            <text:p>25</text:p>
          </table:table-cell>
          <table:table-cell office:value-type="string">
            <text:p>At Once</text:p>
          </table:table-cell>
          <table:table-cell table:number-columns-repeated="5" office:value-type="float" office:value="100">
            <text:p>100</text:p>
          </table:table-cell>
          <table:table-cell office:value-type="string">
            <text:p>Project Management Strategies for Successful Drupal Projects</text:p>
          </table:table-cell>
          <table:table-cell office:value-type="string">
            <text:p>mdorman</text:p>
          </table:table-cell>
          <table:table-cell table:number-columns-repeated="2"/>
        </table:table-row>
        <table:table-row table:style-name="ro3">
          <table:table-cell office:value-type="string">
            <text:p>Too Basic</text:p>
          </table:table-cell>
          <table:table-cell office:value-type="string">
            <text:p>This session lacked valuable information and insight. Giving a list of websites to look at products is not what I was expecting. </text:p>
          </table:table-cell>
          <table:table-cell office:value-type="string">
            <text:p>Intermediate</text:p>
          </table:table-cell>
          <table:table-cell office:value-type="float" office:value="25">
            <text:p>25</text:p>
          </table:table-cell>
          <table:table-cell office:value-type="string">
            <text:p>Will Not Use</text:p>
          </table:table-cell>
          <table:table-cell office:value-type="float" office:value="20">
            <text:p>20</text:p>
          </table:table-cell>
          <table:table-cell table:number-columns-repeated="4" office:value-type="float" office:value="40">
            <text:p>40</text:p>
          </table:table-cell>
          <table:table-cell office:value-type="string">
            <text:p>Project Management Strategies for Successful Drupal Projects</text:p>
          </table:table-cell>
          <table:table-cell office:value-type="string">
            <text:p>mdorman</text:p>
          </table:table-cell>
          <table:table-cell table:number-columns-repeated="2"/>
        </table:table-row>
        <table:table-row table:style-name="ro3">
          <table:table-cell office:value-type="string">
            <text:p>Just Right</text:p>
          </table:table-cell>
          <table:table-cell office:value-type="string">
            <text:p>Came into the session with minimal knowledge but could still along with the presentation and questions. <text:s/>Good layout; demo and tips that go beyond documentation (where it exists).</text:p>
          </table:table-cell>
          <table:table-cell office:value-type="string">
            <text:p>Novice</text:p>
          </table:table-cell>
          <table:table-cell office:value-type="float" office:value="100">
            <text:p>100</text:p>
          </table:table-cell>
          <table:table-cell office:value-type="string">
            <text:p>7-12 months</text:p>
          </table:table-cell>
          <table:table-cell table:number-columns-repeated="4" office:value-type="float" office:value="80">
            <text:p>80</text:p>
          </table:table-cell>
          <table:table-cell office:value-type="float" office:value="100">
            <text:p>100</text:p>
          </table:table-cell>
          <table:table-cell office:value-type="string">
            <text:p>Using Views Programmatically</text:p>
          </table:table-cell>
          <table:table-cell table:number-columns-repeated="3"/>
        </table:table-row>
        <table:table-row table:style-name="ro3">
          <table:table-cell office:value-type="string">
            <text:p>Just Right</text:p>
          </table:table-cell>
          <table:table-cell office:value-type="string">
            <text:p>Came into the session with minimal knowledge but could still along with the presentation and questions. <text:s/>Good layout; demo and tips that go beyond documentation (where it exists).</text:p>
          </table:table-cell>
          <table:table-cell office:value-type="string">
            <text:p>Novice</text:p>
          </table:table-cell>
          <table:table-cell office:value-type="float" office:value="100">
            <text:p>100</text:p>
          </table:table-cell>
          <table:table-cell office:value-type="string">
            <text:p>7-12 months</text:p>
          </table:table-cell>
          <table:table-cell table:number-columns-repeated="4" office:value-type="float" office:value="80">
            <text:p>80</text:p>
          </table:table-cell>
          <table:table-cell office:value-type="float" office:value="100">
            <text:p>100</text:p>
          </table:table-cell>
          <table:table-cell office:value-type="string">
            <text:p>Using Views Programmatically</text:p>
          </table:table-cell>
          <table:table-cell office:value-type="string">
            <text:p>jyee</text:p>
          </table:table-cell>
          <table:table-cell table:number-columns-repeated="2"/>
        </table:table-row>
        <table:table-row table:style-name="ro2">
          <table:table-cell office:value-type="string">
            <text:p>Just Right</text:p>
          </table:table-cell>
          <table:table-cell office:value-type="string">
            <text:p>very well done.</text:p>
          </table:table-cell>
          <table:table-cell office:value-type="string">
            <text:p>Novice</text:p>
          </table:table-cell>
          <table:table-cell office:value-type="float" office:value="75">
            <text:p>75</text:p>
          </table:table-cell>
          <table:table-cell office:value-type="string">
            <text:p>2-6 months</text:p>
          </table:table-cell>
          <table:table-cell table:number-columns-repeated="3" office:value-type="float" office:value="100">
            <text:p>100</text:p>
          </table:table-cell>
          <table:table-cell office:value-type="float" office:value="80">
            <text:p>80</text:p>
          </table:table-cell>
          <table:table-cell office:value-type="float" office:value="100">
            <text:p>100</text:p>
          </table:table-cell>
          <table:table-cell office:value-type="string">
            <text:p>Using Views Programmatically</text:p>
          </table:table-cell>
          <table:table-cell table:number-columns-repeated="3"/>
        </table:table-row>
        <table:table-row table:style-name="ro2">
          <table:table-cell office:value-type="string">
            <text:p>Just Right</text:p>
          </table:table-cell>
          <table:table-cell office:value-type="string">
            <text:p>very well done.</text:p>
          </table:table-cell>
          <table:table-cell office:value-type="string">
            <text:p>Novice</text:p>
          </table:table-cell>
          <table:table-cell office:value-type="float" office:value="75">
            <text:p>75</text:p>
          </table:table-cell>
          <table:table-cell office:value-type="string">
            <text:p>2-6 months</text:p>
          </table:table-cell>
          <table:table-cell table:number-columns-repeated="3" office:value-type="float" office:value="100">
            <text:p>100</text:p>
          </table:table-cell>
          <table:table-cell office:value-type="float" office:value="80">
            <text:p>80</text:p>
          </table:table-cell>
          <table:table-cell office:value-type="float" office:value="100">
            <text:p>100</text:p>
          </table:table-cell>
          <table:table-cell office:value-type="string">
            <text:p>Using Views Programmatically</text:p>
          </table:table-cell>
          <table:table-cell office:value-type="string">
            <text:p>jyee</text:p>
          </table:table-cell>
          <table:table-cell table:number-columns-repeated="2"/>
        </table:table-row>
        <table:table-row table:style-name="ro2">
          <table:table-cell office:value-type="string">
            <text:p>Too Complex</text:p>
          </table:table-cell>
          <table:table-cell table:number-columns-repeated="2"/>
          <table:table-cell office:value-type="float" office:value="100">
            <text:p>100</text:p>
          </table:table-cell>
          <table:table-cell office:value-type="string">
            <text:p>2-6 months</text:p>
          </table:table-cell>
          <table:table-cell office:value-type="float" office:value="0">
            <text:p>0</text:p>
          </table:table-cell>
          <table:table-cell table:number-columns-repeated="2" office:value-type="float" office:value="100">
            <text:p>100</text:p>
          </table:table-cell>
          <table:table-cell table:number-columns-repeated="2" office:value-type="float" office:value="80">
            <text:p>80</text:p>
          </table:table-cell>
          <table:table-cell office:value-type="string">
            <text:p>Using Views Programmatically</text:p>
          </table:table-cell>
          <table:table-cell table:number-columns-repeated="3"/>
        </table:table-row>
        <table:table-row table:style-name="ro2">
          <table:table-cell office:value-type="string">
            <text:p>Too Complex</text:p>
          </table:table-cell>
          <table:table-cell table:number-columns-repeated="2"/>
          <table:table-cell office:value-type="float" office:value="100">
            <text:p>100</text:p>
          </table:table-cell>
          <table:table-cell office:value-type="string">
            <text:p>2-6 months</text:p>
          </table:table-cell>
          <table:table-cell office:value-type="float" office:value="0">
            <text:p>0</text:p>
          </table:table-cell>
          <table:table-cell table:number-columns-repeated="2" office:value-type="float" office:value="100">
            <text:p>100</text:p>
          </table:table-cell>
          <table:table-cell table:number-columns-repeated="2" office:value-type="float" office:value="80">
            <text:p>80</text:p>
          </table:table-cell>
          <table:table-cell office:value-type="string">
            <text:p>Using Views Programmatically</text:p>
          </table:table-cell>
          <table:table-cell office:value-type="string">
            <text:p>jyee</text:p>
          </table:table-cell>
          <table:table-cell table:number-columns-repeated="2"/>
        </table:table-row>
        <table:table-row table:style-name="ro3">
          <table:table-cell office:value-type="string">
            <text:p>Just Right</text:p>
          </table:table-cell>
          <table:table-cell office:value-type="string">
            <text:p>Great overview through the exposed hooks in views. Great structure of the presentation through the custom demo module. Overall; great presentation!</text:p>
          </table:table-cell>
          <table:table-cell office:value-type="string">
            <text:p>Intermediate</text:p>
          </table:table-cell>
          <table:table-cell office:value-type="float" office:value="75">
            <text:p>75</text:p>
          </table:table-cell>
          <table:table-cell office:value-type="string">
            <text:p>At Once</text:p>
          </table:table-cell>
          <table:table-cell table:number-columns-repeated="4" office:value-type="float" office:value="100">
            <text:p>100</text:p>
          </table:table-cell>
          <table:table-cell office:value-type="float" office:value="80">
            <text:p>80</text:p>
          </table:table-cell>
          <table:table-cell office:value-type="string">
            <text:p>Using Views Programmatically</text:p>
          </table:table-cell>
          <table:table-cell table:number-columns-repeated="3"/>
        </table:table-row>
        <table:table-row table:style-name="ro3">
          <table:table-cell office:value-type="string">
            <text:p>Just Right</text:p>
          </table:table-cell>
          <table:table-cell office:value-type="string">
            <text:p>Great overview through the exposed hooks in views. Great structure of the presentation through the custom demo module. Overall; great presentation!</text:p>
          </table:table-cell>
          <table:table-cell office:value-type="string">
            <text:p>Intermediate</text:p>
          </table:table-cell>
          <table:table-cell office:value-type="float" office:value="75">
            <text:p>75</text:p>
          </table:table-cell>
          <table:table-cell office:value-type="string">
            <text:p>At Once</text:p>
          </table:table-cell>
          <table:table-cell table:number-columns-repeated="4" office:value-type="float" office:value="100">
            <text:p>100</text:p>
          </table:table-cell>
          <table:table-cell office:value-type="float" office:value="80">
            <text:p>80</text:p>
          </table:table-cell>
          <table:table-cell office:value-type="string">
            <text:p>Using Views Programmatically</text:p>
          </table:table-cell>
          <table:table-cell office:value-type="string">
            <text:p>jyee</text:p>
          </table:table-cell>
          <table:table-cell table:number-columns-repeated="2"/>
        </table:table-row>
        <table:table-row table:style-name="ro3">
          <table:table-cell office:value-type="string">
            <text:p>Just Right</text:p>
          </table:table-cell>
          <table:table-cell office:value-type="string">
            <text:p>The best technical presentation I have attended. <text:s/>Great examples presented with excellent explanations! Thanks so much Jason!</text:p>
          </table:table-cell>
          <table:table-cell office:value-type="string">
            <text:p>Intermediate</text:p>
          </table:table-cell>
          <table:table-cell office:value-type="float" office:value="100">
            <text:p>100</text:p>
          </table:table-cell>
          <table:table-cell office:value-type="string">
            <text:p>At Once</text:p>
          </table:table-cell>
          <table:table-cell table:number-columns-repeated="5" office:value-type="float" office:value="100">
            <text:p>100</text:p>
          </table:table-cell>
          <table:table-cell office:value-type="string">
            <text:p>Using Views Programmatically</text:p>
          </table:table-cell>
          <table:table-cell table:number-columns-repeated="3"/>
        </table:table-row>
        <table:table-row table:style-name="ro3">
          <table:table-cell office:value-type="string">
            <text:p>Just Right</text:p>
          </table:table-cell>
          <table:table-cell office:value-type="string">
            <text:p>The best technical presentation I have attended. <text:s/>Great examples presented with excellent explanations! Thanks so much Jason!</text:p>
          </table:table-cell>
          <table:table-cell office:value-type="string">
            <text:p>Intermediate</text:p>
          </table:table-cell>
          <table:table-cell office:value-type="float" office:value="100">
            <text:p>100</text:p>
          </table:table-cell>
          <table:table-cell office:value-type="string">
            <text:p>At Once</text:p>
          </table:table-cell>
          <table:table-cell table:number-columns-repeated="5" office:value-type="float" office:value="100">
            <text:p>100</text:p>
          </table:table-cell>
          <table:table-cell office:value-type="string">
            <text:p>Using Views Programmatically</text:p>
          </table:table-cell>
          <table:table-cell office:value-type="string">
            <text:p>jyee</text:p>
          </table:table-cell>
          <table:table-cell table:number-columns-repeated="2"/>
        </table:table-row>
        <table:table-row table:style-name="ro2">
          <table:table-cell office:value-type="string">
            <text:p>Just Right</text:p>
          </table:table-cell>
          <table:table-cell/>
          <table:table-cell office:value-type="string">
            <text:p>Novice</text:p>
          </table:table-cell>
          <table:table-cell office:value-type="float" office:value="75">
            <text:p>75</text:p>
          </table:table-cell>
          <table:table-cell office:value-type="string">
            <text:p>At Once</text:p>
          </table:table-cell>
          <table:table-cell office:value-type="float" office:value="80">
            <text:p>80</text:p>
          </table:table-cell>
          <table:table-cell table:number-columns-repeated="2" office:value-type="float" office:value="100">
            <text:p>100</text:p>
          </table:table-cell>
          <table:table-cell table:number-columns-repeated="2" office:value-type="float" office:value="80">
            <text:p>80</text:p>
          </table:table-cell>
          <table:table-cell office:value-type="string">
            <text:p>Using Views Programmatically</text:p>
          </table:table-cell>
          <table:table-cell table:number-columns-repeated="3"/>
        </table:table-row>
        <table:table-row table:style-name="ro2">
          <table:table-cell office:value-type="string">
            <text:p>Just Right</text:p>
          </table:table-cell>
          <table:table-cell/>
          <table:table-cell office:value-type="string">
            <text:p>Novice</text:p>
          </table:table-cell>
          <table:table-cell office:value-type="float" office:value="75">
            <text:p>75</text:p>
          </table:table-cell>
          <table:table-cell office:value-type="string">
            <text:p>At Once</text:p>
          </table:table-cell>
          <table:table-cell office:value-type="float" office:value="80">
            <text:p>80</text:p>
          </table:table-cell>
          <table:table-cell table:number-columns-repeated="2" office:value-type="float" office:value="100">
            <text:p>100</text:p>
          </table:table-cell>
          <table:table-cell table:number-columns-repeated="2" office:value-type="float" office:value="80">
            <text:p>80</text:p>
          </table:table-cell>
          <table:table-cell office:value-type="string">
            <text:p>Using Views Programmatically</text:p>
          </table:table-cell>
          <table:table-cell office:value-type="string">
            <text:p>jyee</text:p>
          </table:table-cell>
          <table:table-cell table:number-columns-repeated="2"/>
        </table:table-row>
        <table:table-row table:style-name="ro2">
          <table:table-cell office:value-type="string">
            <text:p>Too Complex</text:p>
          </table:table-cell>
          <table:table-cell/>
          <table:table-cell office:value-type="string">
            <text:p>Intermediate</text:p>
          </table:table-cell>
          <table:table-cell office:value-type="float" office:value="50">
            <text:p>50</text:p>
          </table:table-cell>
          <table:table-cell office:value-type="string">
            <text:p>2-6 months</text:p>
          </table:table-cell>
          <table:table-cell office:value-type="float" office:value="60">
            <text:p>60</text:p>
          </table:table-cell>
          <table:table-cell office:value-type="float" office:value="80">
            <text:p>80</text:p>
          </table:table-cell>
          <table:table-cell office:value-type="float" office:value="100">
            <text:p>100</text:p>
          </table:table-cell>
          <table:table-cell office:value-type="float" office:value="40">
            <text:p>40</text:p>
          </table:table-cell>
          <table:table-cell office:value-type="float" office:value="80">
            <text:p>80</text:p>
          </table:table-cell>
          <table:table-cell office:value-type="string">
            <text:p>Using Views Programmatically</text:p>
          </table:table-cell>
          <table:table-cell table:number-columns-repeated="3"/>
        </table:table-row>
        <table:table-row table:style-name="ro2">
          <table:table-cell office:value-type="string">
            <text:p>Too Complex</text:p>
          </table:table-cell>
          <table:table-cell/>
          <table:table-cell office:value-type="string">
            <text:p>Intermediate</text:p>
          </table:table-cell>
          <table:table-cell office:value-type="float" office:value="50">
            <text:p>50</text:p>
          </table:table-cell>
          <table:table-cell office:value-type="string">
            <text:p>2-6 months</text:p>
          </table:table-cell>
          <table:table-cell office:value-type="float" office:value="60">
            <text:p>60</text:p>
          </table:table-cell>
          <table:table-cell office:value-type="float" office:value="80">
            <text:p>80</text:p>
          </table:table-cell>
          <table:table-cell office:value-type="float" office:value="100">
            <text:p>100</text:p>
          </table:table-cell>
          <table:table-cell office:value-type="float" office:value="40">
            <text:p>40</text:p>
          </table:table-cell>
          <table:table-cell office:value-type="float" office:value="80">
            <text:p>80</text:p>
          </table:table-cell>
          <table:table-cell office:value-type="string">
            <text:p>Using Views Programmatically</text:p>
          </table:table-cell>
          <table:table-cell office:value-type="string">
            <text:p>jyee</text:p>
          </table:table-cell>
          <table:table-cell table:number-columns-repeated="2"/>
        </table:table-row>
        <table:table-row table:style-name="ro3">
          <table:table-cell office:value-type="string">
            <text:p>Just Right</text:p>
          </table:table-cell>
          <table:table-cell office:value-type="string">
            <text:p>Jason Rocks! <text:s/>Very well organized. <text:s/>I liked the concept of stepping through the called procedures and hooks.</text:p>
          </table:table-cell>
          <table:table-cell office:value-type="string">
            <text:p>Intermediate</text:p>
          </table:table-cell>
          <table:table-cell office:value-type="float" office:value="75">
            <text:p>75</text:p>
          </table:table-cell>
          <table:table-cell office:value-type="string">
            <text:p>At Once</text:p>
          </table:table-cell>
          <table:table-cell table:number-columns-repeated="5" office:value-type="float" office:value="100">
            <text:p>100</text:p>
          </table:table-cell>
          <table:table-cell office:value-type="string">
            <text:p>Using Views Programmatically</text:p>
          </table:table-cell>
          <table:table-cell table:number-columns-repeated="3"/>
        </table:table-row>
        <table:table-row table:style-name="ro3">
          <table:table-cell office:value-type="string">
            <text:p>Just Right</text:p>
          </table:table-cell>
          <table:table-cell office:value-type="string">
            <text:p>Jason Rocks! <text:s/>Very well organized. <text:s/>I liked the concept of stepping through the called procedures and hooks.</text:p>
          </table:table-cell>
          <table:table-cell office:value-type="string">
            <text:p>Intermediate</text:p>
          </table:table-cell>
          <table:table-cell office:value-type="float" office:value="75">
            <text:p>75</text:p>
          </table:table-cell>
          <table:table-cell office:value-type="string">
            <text:p>At Once</text:p>
          </table:table-cell>
          <table:table-cell table:number-columns-repeated="5" office:value-type="float" office:value="100">
            <text:p>100</text:p>
          </table:table-cell>
          <table:table-cell office:value-type="string">
            <text:p>Using Views Programmatically</text:p>
          </table:table-cell>
          <table:table-cell office:value-type="string">
            <text:p>jyee</text:p>
          </table:table-cell>
          <table:table-cell table:number-columns-repeated="2"/>
        </table:table-row>
        <table:table-row table:style-name="ro2">
          <table:table-cell office:value-type="string">
            <text:p>Just Right</text:p>
          </table:table-cell>
          <table:table-cell/>
          <table:table-cell office:value-type="string">
            <text:p>Intermediate</text:p>
          </table:table-cell>
          <table:table-cell office:value-type="float" office:value="50">
            <text:p>50</text:p>
          </table:table-cell>
          <table:table-cell office:value-type="string">
            <text:p>At Once</text:p>
          </table:table-cell>
          <table:table-cell table:number-columns-repeated="3" office:value-type="float" office:value="100">
            <text:p>100</text:p>
          </table:table-cell>
          <table:table-cell office:value-type="float" office:value="80">
            <text:p>80</text:p>
          </table:table-cell>
          <table:table-cell office:value-type="float" office:value="100">
            <text:p>100</text:p>
          </table:table-cell>
          <table:table-cell office:value-type="string">
            <text:p>Using Views Programmatically</text:p>
          </table:table-cell>
          <table:table-cell table:number-columns-repeated="3"/>
        </table:table-row>
        <table:table-row table:style-name="ro2">
          <table:table-cell office:value-type="string">
            <text:p>Just Right</text:p>
          </table:table-cell>
          <table:table-cell/>
          <table:table-cell office:value-type="string">
            <text:p>Intermediate</text:p>
          </table:table-cell>
          <table:table-cell office:value-type="float" office:value="50">
            <text:p>50</text:p>
          </table:table-cell>
          <table:table-cell office:value-type="string">
            <text:p>At Once</text:p>
          </table:table-cell>
          <table:table-cell table:number-columns-repeated="3" office:value-type="float" office:value="100">
            <text:p>100</text:p>
          </table:table-cell>
          <table:table-cell office:value-type="float" office:value="80">
            <text:p>80</text:p>
          </table:table-cell>
          <table:table-cell office:value-type="float" office:value="100">
            <text:p>100</text:p>
          </table:table-cell>
          <table:table-cell office:value-type="string">
            <text:p>Using Views Programmatically</text:p>
          </table:table-cell>
          <table:table-cell office:value-type="string">
            <text:p>jyee</text:p>
          </table:table-cell>
          <table:table-cell table:number-columns-repeated="2"/>
        </table:table-row>
        <table:table-row table:style-name="ro2">
          <table:table-cell office:value-type="string">
            <text:p>Just Right</text:p>
          </table:table-cell>
          <table:table-cell office:value-type="string">
            <text:p>Great session; probably really needed more time to fully cover.</text:p>
          </table:table-cell>
          <table:table-cell office:value-type="string">
            <text:p>Intermediate</text:p>
          </table:table-cell>
          <table:table-cell office:value-type="float" office:value="100">
            <text:p>100</text:p>
          </table:table-cell>
          <table:table-cell office:value-type="string">
            <text:p>2-6 months</text:p>
          </table:table-cell>
          <table:table-cell table:number-columns-repeated="2" office:value-type="float" office:value="80">
            <text:p>80</text:p>
          </table:table-cell>
          <table:table-cell office:value-type="float" office:value="100">
            <text:p>100</text:p>
          </table:table-cell>
          <table:table-cell table:number-columns-repeated="2" office:value-type="float" office:value="80">
            <text:p>80</text:p>
          </table:table-cell>
          <table:table-cell office:value-type="string">
            <text:p>Using Views Programmatically</text:p>
          </table:table-cell>
          <table:table-cell table:number-columns-repeated="3"/>
        </table:table-row>
        <table:table-row table:style-name="ro2">
          <table:table-cell office:value-type="string">
            <text:p>Just Right</text:p>
          </table:table-cell>
          <table:table-cell office:value-type="string">
            <text:p>Great session; probably really needed more time to fully cover.</text:p>
          </table:table-cell>
          <table:table-cell office:value-type="string">
            <text:p>Intermediate</text:p>
          </table:table-cell>
          <table:table-cell office:value-type="float" office:value="100">
            <text:p>100</text:p>
          </table:table-cell>
          <table:table-cell office:value-type="string">
            <text:p>2-6 months</text:p>
          </table:table-cell>
          <table:table-cell table:number-columns-repeated="2" office:value-type="float" office:value="80">
            <text:p>80</text:p>
          </table:table-cell>
          <table:table-cell office:value-type="float" office:value="100">
            <text:p>100</text:p>
          </table:table-cell>
          <table:table-cell table:number-columns-repeated="2" office:value-type="float" office:value="80">
            <text:p>80</text:p>
          </table:table-cell>
          <table:table-cell office:value-type="string">
            <text:p>Using Views Programmatically</text:p>
          </table:table-cell>
          <table:table-cell office:value-type="string">
            <text:p>jyee</text:p>
          </table:table-cell>
          <table:table-cell table:number-columns-repeated="2"/>
        </table:table-row>
        <table:table-row table:style-name="ro2">
          <table:table-cell office:value-type="string">
            <text:p>Just Right</text:p>
          </table:table-cell>
          <table:table-cell office:value-type="string">
            <text:p>Quite a bit of information regarding the life span of a view.</text:p>
          </table:table-cell>
          <table:table-cell office:value-type="string">
            <text:p>Novice</text:p>
          </table:table-cell>
          <table:table-cell office:value-type="float" office:value="75">
            <text:p>75</text:p>
          </table:table-cell>
          <table:table-cell office:value-type="string">
            <text:p>2-6 months</text:p>
          </table:table-cell>
          <table:table-cell table:number-columns-repeated="5" office:value-type="float" office:value="100">
            <text:p>100</text:p>
          </table:table-cell>
          <table:table-cell office:value-type="string">
            <text:p>Using Views Programmatically</text:p>
          </table:table-cell>
          <table:table-cell table:number-columns-repeated="3"/>
        </table:table-row>
        <table:table-row table:style-name="ro2">
          <table:table-cell office:value-type="string">
            <text:p>Just Right</text:p>
          </table:table-cell>
          <table:table-cell office:value-type="string">
            <text:p>Quite a bit of information regarding the life span of a view.</text:p>
          </table:table-cell>
          <table:table-cell office:value-type="string">
            <text:p>Novice</text:p>
          </table:table-cell>
          <table:table-cell office:value-type="float" office:value="75">
            <text:p>75</text:p>
          </table:table-cell>
          <table:table-cell office:value-type="string">
            <text:p>2-6 months</text:p>
          </table:table-cell>
          <table:table-cell table:number-columns-repeated="5" office:value-type="float" office:value="100">
            <text:p>100</text:p>
          </table:table-cell>
          <table:table-cell office:value-type="string">
            <text:p>Using Views Programmatically</text:p>
          </table:table-cell>
          <table:table-cell office:value-type="string">
            <text:p>jyee</text:p>
          </table:table-cell>
          <table:table-cell table:number-columns-repeated="2"/>
        </table:table-row>
        <table:table-row table:style-name="ro2">
          <table:table-cell office:value-type="string">
            <text:p>Just Right</text:p>
          </table:table-cell>
          <table:table-cell/>
          <table:table-cell office:value-type="string">
            <text:p>Novice</text:p>
          </table:table-cell>
          <table:table-cell office:value-type="float" office:value="100">
            <text:p>100</text:p>
          </table:table-cell>
          <table:table-cell office:value-type="string">
            <text:p>2-6 months</text:p>
          </table:table-cell>
          <table:table-cell office:value-type="float" office:value="80">
            <text:p>80</text:p>
          </table:table-cell>
          <table:table-cell table:number-columns-repeated="2" office:value-type="float" office:value="100">
            <text:p>100</text:p>
          </table:table-cell>
          <table:table-cell table:number-columns-repeated="2" office:value-type="float" office:value="60">
            <text:p>60</text:p>
          </table:table-cell>
          <table:table-cell office:value-type="string">
            <text:p>Using Views Programmatically</text:p>
          </table:table-cell>
          <table:table-cell table:number-columns-repeated="3"/>
        </table:table-row>
        <table:table-row table:style-name="ro2">
          <table:table-cell office:value-type="string">
            <text:p>Just Right</text:p>
          </table:table-cell>
          <table:table-cell/>
          <table:table-cell office:value-type="string">
            <text:p>Novice</text:p>
          </table:table-cell>
          <table:table-cell office:value-type="float" office:value="100">
            <text:p>100</text:p>
          </table:table-cell>
          <table:table-cell office:value-type="string">
            <text:p>2-6 months</text:p>
          </table:table-cell>
          <table:table-cell office:value-type="float" office:value="80">
            <text:p>80</text:p>
          </table:table-cell>
          <table:table-cell table:number-columns-repeated="2" office:value-type="float" office:value="100">
            <text:p>100</text:p>
          </table:table-cell>
          <table:table-cell table:number-columns-repeated="2" office:value-type="float" office:value="60">
            <text:p>60</text:p>
          </table:table-cell>
          <table:table-cell office:value-type="string">
            <text:p>Using Views Programmatically</text:p>
          </table:table-cell>
          <table:table-cell office:value-type="string">
            <text:p>jyee</text:p>
          </table:table-cell>
          <table:table-cell table:number-columns-repeated="2"/>
        </table:table-row>
        <table:table-row table:style-name="ro2">
          <table:table-cell office:value-type="string">
            <text:p>Just Right</text:p>
          </table:table-cell>
          <table:table-cell office:value-type="string">
            <text:p>Great session; learned lots!!</text:p>
          </table:table-cell>
          <table:table-cell office:value-type="string">
            <text:p>Intermediate</text:p>
          </table:table-cell>
          <table:table-cell office:value-type="float" office:value="75">
            <text:p>75</text:p>
          </table:table-cell>
          <table:table-cell office:value-type="string">
            <text:p>At Once</text:p>
          </table:table-cell>
          <table:table-cell table:number-columns-repeated="2" office:value-type="float" office:value="80">
            <text:p>80</text:p>
          </table:table-cell>
          <table:table-cell office:value-type="float" office:value="100">
            <text:p>100</text:p>
          </table:table-cell>
          <table:table-cell office:value-type="float" office:value="80">
            <text:p>80</text:p>
          </table:table-cell>
          <table:table-cell office:value-type="float" office:value="100">
            <text:p>100</text:p>
          </table:table-cell>
          <table:table-cell office:value-type="string">
            <text:p>Using Views Programmatically</text:p>
          </table:table-cell>
          <table:table-cell table:number-columns-repeated="3"/>
        </table:table-row>
        <table:table-row table:style-name="ro2">
          <table:table-cell office:value-type="string">
            <text:p>Just Right</text:p>
          </table:table-cell>
          <table:table-cell office:value-type="string">
            <text:p>Great session; learned lots!!</text:p>
          </table:table-cell>
          <table:table-cell office:value-type="string">
            <text:p>Intermediate</text:p>
          </table:table-cell>
          <table:table-cell office:value-type="float" office:value="75">
            <text:p>75</text:p>
          </table:table-cell>
          <table:table-cell office:value-type="string">
            <text:p>At Once</text:p>
          </table:table-cell>
          <table:table-cell table:number-columns-repeated="2" office:value-type="float" office:value="80">
            <text:p>80</text:p>
          </table:table-cell>
          <table:table-cell office:value-type="float" office:value="100">
            <text:p>100</text:p>
          </table:table-cell>
          <table:table-cell office:value-type="float" office:value="80">
            <text:p>80</text:p>
          </table:table-cell>
          <table:table-cell office:value-type="float" office:value="100">
            <text:p>100</text:p>
          </table:table-cell>
          <table:table-cell office:value-type="string">
            <text:p>Using Views Programmatically</text:p>
          </table:table-cell>
          <table:table-cell office:value-type="string">
            <text:p>jyee</text:p>
          </table:table-cell>
          <table:table-cell table:number-columns-repeated="2"/>
        </table:table-row>
        <table:table-row table:style-name="ro8">
          <table:table-cell office:value-type="string">
            <text:p>Just Right</text:p>
          </table:table-cell>
          <table:table-cell office:value-type="string">
            <text:p>I love having advanced Views sessions. This one was very important since the new version of Views works in many different ways. Jason did a good job of fielding questions and showed good examples. He seemed a little reserved but overall did fine.</text:p>
          </table:table-cell>
          <table:table-cell office:value-type="string">
            <text:p>Intermediate</text:p>
          </table:table-cell>
          <table:table-cell office:value-type="float" office:value="100">
            <text:p>100</text:p>
          </table:table-cell>
          <table:table-cell office:value-type="string">
            <text:p>At Once</text:p>
          </table:table-cell>
          <table:table-cell table:number-columns-repeated="3" office:value-type="float" office:value="100">
            <text:p>100</text:p>
          </table:table-cell>
          <table:table-cell office:value-type="float" office:value="80">
            <text:p>80</text:p>
          </table:table-cell>
          <table:table-cell office:value-type="float" office:value="100">
            <text:p>100</text:p>
          </table:table-cell>
          <table:table-cell office:value-type="string">
            <text:p>Using Views Programmatically</text:p>
          </table:table-cell>
          <table:table-cell table:number-columns-repeated="3"/>
        </table:table-row>
        <table:table-row table:style-name="ro8">
          <table:table-cell office:value-type="string">
            <text:p>Just Right</text:p>
          </table:table-cell>
          <table:table-cell office:value-type="string">
            <text:p>I love having advanced Views sessions. This one was very important since the new version of Views works in many different ways. Jason did a good job of fielding questions and showed good examples. He seemed a little reserved but overall did fine.</text:p>
          </table:table-cell>
          <table:table-cell office:value-type="string">
            <text:p>Intermediate</text:p>
          </table:table-cell>
          <table:table-cell office:value-type="float" office:value="100">
            <text:p>100</text:p>
          </table:table-cell>
          <table:table-cell office:value-type="string">
            <text:p>At Once</text:p>
          </table:table-cell>
          <table:table-cell table:number-columns-repeated="3" office:value-type="float" office:value="100">
            <text:p>100</text:p>
          </table:table-cell>
          <table:table-cell office:value-type="float" office:value="80">
            <text:p>80</text:p>
          </table:table-cell>
          <table:table-cell office:value-type="float" office:value="100">
            <text:p>100</text:p>
          </table:table-cell>
          <table:table-cell office:value-type="string">
            <text:p>Using Views Programmatically</text:p>
          </table:table-cell>
          <table:table-cell office:value-type="string">
            <text:p>jyee</text:p>
          </table:table-cell>
          <table:table-cell table:number-columns-repeated="2"/>
        </table:table-row>
        <table:table-row table:style-name="ro3">
          <table:table-cell office:value-type="string">
            <text:p>Just Right</text:p>
          </table:table-cell>
          <table:table-cell office:value-type="string">
            <text:p>A fantastic look under the hood of the life of a view and how to get into the hooks. <text:s/>I wish this session were longer.</text:p>
          </table:table-cell>
          <table:table-cell office:value-type="string">
            <text:p>Novice</text:p>
          </table:table-cell>
          <table:table-cell office:value-type="float" office:value="100">
            <text:p>100</text:p>
          </table:table-cell>
          <table:table-cell office:value-type="string">
            <text:p>2-6 months</text:p>
          </table:table-cell>
          <table:table-cell table:number-columns-repeated="5" office:value-type="float" office:value="100">
            <text:p>100</text:p>
          </table:table-cell>
          <table:table-cell office:value-type="string">
            <text:p>Using Views Programmatically</text:p>
          </table:table-cell>
          <table:table-cell table:number-columns-repeated="3"/>
        </table:table-row>
        <table:table-row table:style-name="ro3">
          <table:table-cell office:value-type="string">
            <text:p>Just Right</text:p>
          </table:table-cell>
          <table:table-cell office:value-type="string">
            <text:p>A fantastic look under the hood of the life of a view and how to get into the hooks. <text:s/>I wish this session were longer.</text:p>
          </table:table-cell>
          <table:table-cell office:value-type="string">
            <text:p>Novice</text:p>
          </table:table-cell>
          <table:table-cell office:value-type="float" office:value="100">
            <text:p>100</text:p>
          </table:table-cell>
          <table:table-cell office:value-type="string">
            <text:p>2-6 months</text:p>
          </table:table-cell>
          <table:table-cell table:number-columns-repeated="5" office:value-type="float" office:value="100">
            <text:p>100</text:p>
          </table:table-cell>
          <table:table-cell office:value-type="string">
            <text:p>Using Views Programmatically</text:p>
          </table:table-cell>
          <table:table-cell office:value-type="string">
            <text:p>jyee</text:p>
          </table:table-cell>
          <table:table-cell table:number-columns-repeated="2"/>
        </table:table-row>
        <table:table-row table:style-name="ro9">
          <table:table-cell office:value-type="string">
            <text:p>Just Right</text:p>
          </table:table-cell>
          <table:table-cell office:value-type="string">
            <text:p>Jason did a great job presenting. His speaking skills; presentation pace and command of the material was exemplary. </text:p>
            <text:p>\</text:p>
            <text:p>\</text:p>
            <text:p>The content of the topic is useful for developers and themers a like. The techniques helped bridge the gap between configuration and code understanding. <text:s/></text:p>
          </table:table-cell>
          <table:table-cell office:value-type="string">
            <text:p>Intermediate</text:p>
          </table:table-cell>
          <table:table-cell office:value-type="float" office:value="50">
            <text:p>50</text:p>
          </table:table-cell>
          <table:table-cell office:value-type="string">
            <text:p>At Once</text:p>
          </table:table-cell>
          <table:table-cell table:number-columns-repeated="5" office:value-type="float" office:value="100">
            <text:p>100</text:p>
          </table:table-cell>
          <table:table-cell office:value-type="string">
            <text:p>Using Views Programmatically</text:p>
          </table:table-cell>
          <table:table-cell table:number-columns-repeated="3"/>
        </table:table-row>
        <table:table-row table:style-name="ro9">
          <table:table-cell office:value-type="string">
            <text:p>Just Right</text:p>
          </table:table-cell>
          <table:table-cell office:value-type="string">
            <text:p>Jason did a great job presenting. His speaking skills; presentation pace and command of the material was exemplary. </text:p>
            <text:p>\</text:p>
            <text:p>\</text:p>
            <text:p>The content of the topic is useful for developers and themers a like. The techniques helped bridge the gap between configuration and code understanding. <text:s/></text:p>
          </table:table-cell>
          <table:table-cell office:value-type="string">
            <text:p>Intermediate</text:p>
          </table:table-cell>
          <table:table-cell office:value-type="float" office:value="50">
            <text:p>50</text:p>
          </table:table-cell>
          <table:table-cell office:value-type="string">
            <text:p>At Once</text:p>
          </table:table-cell>
          <table:table-cell table:number-columns-repeated="5" office:value-type="float" office:value="100">
            <text:p>100</text:p>
          </table:table-cell>
          <table:table-cell office:value-type="string">
            <text:p>Using Views Programmatically</text:p>
          </table:table-cell>
          <table:table-cell office:value-type="string">
            <text:p>jyee</text:p>
          </table:table-cell>
          <table:table-cell table:number-columns-repeated="2"/>
        </table:table-row>
        <table:table-row table:style-name="ro2">
          <table:table-cell office:value-type="string">
            <text:p>Just Right</text:p>
          </table:table-cell>
          <table:table-cell/>
          <table:table-cell office:value-type="string">
            <text:p>Novice</text:p>
          </table:table-cell>
          <table:table-cell office:value-type="float" office:value="75">
            <text:p>75</text:p>
          </table:table-cell>
          <table:table-cell office:value-type="string">
            <text:p>At Once</text:p>
          </table:table-cell>
          <table:table-cell table:number-columns-repeated="5" office:value-type="float" office:value="100">
            <text:p>100</text:p>
          </table:table-cell>
          <table:table-cell office:value-type="string">
            <text:p>Modern Web Typography</text:p>
          </table:table-cell>
          <table:table-cell office:value-type="string">
            <text:p>Scott</text:p>
          </table:table-cell>
          <table:table-cell office:value-type="string">
            <text:p>kenwoodworth</text:p>
          </table:table-cell>
          <table:table-cell/>
        </table:table-row>
        <table:table-row table:style-name="ro2">
          <table:table-cell office:value-type="string">
            <text:p>Just Right</text:p>
          </table:table-cell>
          <table:table-cell/>
          <table:table-cell office:value-type="string">
            <text:p>Intermediate</text:p>
          </table:table-cell>
          <table:table-cell office:value-type="float" office:value="100">
            <text:p>100</text:p>
          </table:table-cell>
          <table:table-cell office:value-type="string">
            <text:p>At Once</text:p>
          </table:table-cell>
          <table:table-cell table:number-columns-repeated="5" office:value-type="float" office:value="100">
            <text:p>100</text:p>
          </table:table-cell>
          <table:table-cell office:value-type="string">
            <text:p>Modern Web Typography</text:p>
          </table:table-cell>
          <table:table-cell office:value-type="string">
            <text:p>Scott</text:p>
          </table:table-cell>
          <table:table-cell office:value-type="string">
            <text:p>kenwoodworth</text:p>
          </table:table-cell>
          <table:table-cell/>
        </table:table-row>
        <table:table-row table:style-name="ro2">
          <table:table-cell office:value-type="string">
            <text:p>Just Right</text:p>
          </table:table-cell>
          <table:table-cell/>
          <table:table-cell office:value-type="string">
            <text:p>Intermediate</text:p>
          </table:table-cell>
          <table:table-cell office:value-type="float" office:value="50">
            <text:p>50</text:p>
          </table:table-cell>
          <table:table-cell office:value-type="string">
            <text:p>At Once</text:p>
          </table:table-cell>
          <table:table-cell table:number-columns-repeated="2" office:value-type="float" office:value="80">
            <text:p>80</text:p>
          </table:table-cell>
          <table:table-cell office:value-type="float" office:value="100">
            <text:p>100</text:p>
          </table:table-cell>
          <table:table-cell office:value-type="float" office:value="80">
            <text:p>80</text:p>
          </table:table-cell>
          <table:table-cell office:value-type="float" office:value="100">
            <text:p>100</text:p>
          </table:table-cell>
          <table:table-cell office:value-type="string">
            <text:p>Modern Web Typography</text:p>
          </table:table-cell>
          <table:table-cell office:value-type="string">
            <text:p>Scott</text:p>
          </table:table-cell>
          <table:table-cell office:value-type="string">
            <text:p>kenwoodworth</text:p>
          </table:table-cell>
          <table:table-cell/>
        </table:table-row>
        <table:table-row table:style-name="ro2">
          <table:table-cell office:value-type="string">
            <text:p>Just Right</text:p>
          </table:table-cell>
          <table:table-cell table:number-columns-repeated="2"/>
          <table:table-cell office:value-type="float" office:value="100">
            <text:p>100</text:p>
          </table:table-cell>
          <table:table-cell office:value-type="string">
            <text:p>At Once</text:p>
          </table:table-cell>
          <table:table-cell office:value-type="float" office:value="80">
            <text:p>80</text:p>
          </table:table-cell>
          <table:table-cell office:value-type="float" office:value="0">
            <text:p>0</text:p>
          </table:table-cell>
          <table:table-cell office:value-type="float" office:value="100">
            <text:p>100</text:p>
          </table:table-cell>
          <table:table-cell table:number-columns-repeated="2" office:value-type="float" office:value="60">
            <text:p>60</text:p>
          </table:table-cell>
          <table:table-cell office:value-type="string">
            <text:p>Modern Web Typography</text:p>
          </table:table-cell>
          <table:table-cell office:value-type="string">
            <text:p>Scott</text:p>
          </table:table-cell>
          <table:table-cell office:value-type="string">
            <text:p>kenwoodworth</text:p>
          </table:table-cell>
          <table:table-cell/>
        </table:table-row>
        <table:table-row table:style-name="ro2">
          <table:table-cell office:value-type="string">
            <text:p>Just Right</text:p>
          </table:table-cell>
          <table:table-cell/>
          <table:table-cell office:value-type="string">
            <text:p>Intermediate</text:p>
          </table:table-cell>
          <table:table-cell office:value-type="float" office:value="75">
            <text:p>75</text:p>
          </table:table-cell>
          <table:table-cell office:value-type="string">
            <text:p>2-6 months</text:p>
          </table:table-cell>
          <table:table-cell table:number-columns-repeated="2" office:value-type="float" office:value="80">
            <text:p>80</text:p>
          </table:table-cell>
          <table:table-cell office:value-type="float" office:value="100">
            <text:p>100</text:p>
          </table:table-cell>
          <table:table-cell office:value-type="float" office:value="80">
            <text:p>80</text:p>
          </table:table-cell>
          <table:table-cell office:value-type="float" office:value="100">
            <text:p>100</text:p>
          </table:table-cell>
          <table:table-cell office:value-type="string">
            <text:p>Modern Web Typography</text:p>
          </table:table-cell>
          <table:table-cell office:value-type="string">
            <text:p>Scott</text:p>
          </table:table-cell>
          <table:table-cell office:value-type="string">
            <text:p>kenwoodworth</text:p>
          </table:table-cell>
          <table:table-cell/>
        </table:table-row>
        <table:table-row table:style-name="ro3">
          <table:table-cell office:value-type="string">
            <text:p>Too Basic</text:p>
          </table:table-cell>
          <table:table-cell office:value-type="string">
            <text:p>I would have loved to seen some tips and advice for selecting fonts for a design; though I realize the overall purpose was to provide info on the means of using modern web fonts.</text:p>
          </table:table-cell>
          <table:table-cell office:value-type="string">
            <text:p>Novice</text:p>
          </table:table-cell>
          <table:table-cell office:value-type="float" office:value="25">
            <text:p>25</text:p>
          </table:table-cell>
          <table:table-cell office:value-type="string">
            <text:p>At Once</text:p>
          </table:table-cell>
          <table:table-cell office:value-type="float" office:value="80">
            <text:p>80</text:p>
          </table:table-cell>
          <table:table-cell table:number-columns-repeated="2" office:value-type="float" office:value="100">
            <text:p>100</text:p>
          </table:table-cell>
          <table:table-cell table:number-columns-repeated="2" office:value-type="float" office:value="80">
            <text:p>80</text:p>
          </table:table-cell>
          <table:table-cell office:value-type="string">
            <text:p>Modern Web Typography</text:p>
          </table:table-cell>
          <table:table-cell office:value-type="string">
            <text:p>Scott</text:p>
          </table:table-cell>
          <table:table-cell office:value-type="string">
            <text:p>kenwoodworth</text:p>
          </table:table-cell>
          <table:table-cell/>
        </table:table-row>
        <table:table-row table:style-name="ro2">
          <table:table-cell office:value-type="string">
            <text:p>Just Right</text:p>
          </table:table-cell>
          <table:table-cell/>
          <table:table-cell office:value-type="string">
            <text:p>Novice</text:p>
          </table:table-cell>
          <table:table-cell office:value-type="float" office:value="50">
            <text:p>50</text:p>
          </table:table-cell>
          <table:table-cell office:value-type="string">
            <text:p>2-6 months</text:p>
          </table:table-cell>
          <table:table-cell office:value-type="float" office:value="100">
            <text:p>100</text:p>
          </table:table-cell>
          <table:table-cell office:value-type="float" office:value="0">
            <text:p>0</text:p>
          </table:table-cell>
          <table:table-cell table:number-columns-repeated="3" office:value-type="float" office:value="100">
            <text:p>100</text:p>
          </table:table-cell>
          <table:table-cell office:value-type="string">
            <text:p>Modern Web Typography</text:p>
          </table:table-cell>
          <table:table-cell office:value-type="string">
            <text:p>Scott</text:p>
          </table:table-cell>
          <table:table-cell office:value-type="string">
            <text:p>kenwoodworth</text:p>
          </table:table-cell>
          <table:table-cell/>
        </table:table-row>
        <table:table-row table:style-name="ro2">
          <table:table-cell table:number-columns-repeated="5"/>
          <table:table-cell table:number-columns-repeated="5" office:value-type="float" office:value="100">
            <text:p>100</text:p>
          </table:table-cell>
          <table:table-cell office:value-type="string">
            <text:p>Modern Web Typography</text:p>
          </table:table-cell>
          <table:table-cell office:value-type="string">
            <text:p>Scott</text:p>
          </table:table-cell>
          <table:table-cell office:value-type="string">
            <text:p>kenwoodworth</text:p>
          </table:table-cell>
          <table:table-cell/>
        </table:table-row>
        <table:table-row table:style-name="ro2">
          <table:table-cell office:value-type="string">
            <text:p>Just Right</text:p>
          </table:table-cell>
          <table:table-cell/>
          <table:table-cell office:value-type="string">
            <text:p>Novice</text:p>
          </table:table-cell>
          <table:table-cell office:value-type="float" office:value="75">
            <text:p>75</text:p>
          </table:table-cell>
          <table:table-cell office:value-type="string">
            <text:p>7-12 months</text:p>
          </table:table-cell>
          <table:table-cell table:number-columns-repeated="2" office:value-type="float" office:value="80">
            <text:p>80</text:p>
          </table:table-cell>
          <table:table-cell office:value-type="float" office:value="100">
            <text:p>100</text:p>
          </table:table-cell>
          <table:table-cell table:number-columns-repeated="2" office:value-type="float" office:value="80">
            <text:p>80</text:p>
          </table:table-cell>
          <table:table-cell office:value-type="string">
            <text:p>Modern Web Typography</text:p>
          </table:table-cell>
          <table:table-cell office:value-type="string">
            <text:p>Scott</text:p>
          </table:table-cell>
          <table:table-cell office:value-type="string">
            <text:p>kenwoodworth</text:p>
          </table:table-cell>
          <table:table-cell/>
        </table:table-row>
        <table:table-row table:style-name="ro2">
          <table:table-cell office:value-type="string">
            <text:p>Just Right</text:p>
          </table:table-cell>
          <table:table-cell/>
          <table:table-cell office:value-type="string">
            <text:p>Novice</text:p>
          </table:table-cell>
          <table:table-cell office:value-type="float" office:value="75">
            <text:p>75</text:p>
          </table:table-cell>
          <table:table-cell office:value-type="string">
            <text:p>2-6 months</text:p>
          </table:table-cell>
          <table:table-cell table:number-columns-repeated="3" office:value-type="float" office:value="100">
            <text:p>100</text:p>
          </table:table-cell>
          <table:table-cell office:value-type="float" office:value="80">
            <text:p>80</text:p>
          </table:table-cell>
          <table:table-cell office:value-type="float" office:value="100">
            <text:p>100</text:p>
          </table:table-cell>
          <table:table-cell office:value-type="string">
            <text:p>Modern Web Typography</text:p>
          </table:table-cell>
          <table:table-cell office:value-type="string">
            <text:p>Scott</text:p>
          </table:table-cell>
          <table:table-cell office:value-type="string">
            <text:p>kenwoodworth</text:p>
          </table:table-cell>
          <table:table-cell/>
        </table:table-row>
        <table:table-row table:style-name="ro4">
          <table:table-cell office:value-type="string">
            <text:p>Just Right</text:p>
          </table:table-cell>
          <table:table-cell office:value-type="string">
            <text:p>I attended a similar session last year given by the same group at aten design. I wanted to attend this one because they put on fun presentations that have lots of good information. I wanted to see if there was anything new since last time. They did have some new things that they added. The presentation was not a rehash of their last DCCO presentation and was well done.</text:p>
          </table:table-cell>
          <table:table-cell office:value-type="string">
            <text:p>Intermediate</text:p>
          </table:table-cell>
          <table:table-cell office:value-type="float" office:value="25">
            <text:p>25</text:p>
          </table:table-cell>
          <table:table-cell office:value-type="string">
            <text:p>2-6 months</text:p>
          </table:table-cell>
          <table:table-cell table:number-columns-repeated="5" office:value-type="float" office:value="100">
            <text:p>100</text:p>
          </table:table-cell>
          <table:table-cell office:value-type="string">
            <text:p>Modern Web Typography</text:p>
          </table:table-cell>
          <table:table-cell office:value-type="string">
            <text:p>Scott</text:p>
          </table:table-cell>
          <table:table-cell office:value-type="string">
            <text:p>kenwoodworth</text:p>
          </table:table-cell>
          <table:table-cell/>
        </table:table-row>
        <table:table-row table:style-name="ro2">
          <table:table-cell office:value-type="string">
            <text:p>Just Right</text:p>
          </table:table-cell>
          <table:table-cell/>
          <table:table-cell office:value-type="string">
            <text:p>Novice</text:p>
          </table:table-cell>
          <table:table-cell office:value-type="float" office:value="75">
            <text:p>75</text:p>
          </table:table-cell>
          <table:table-cell office:value-type="string">
            <text:p>2-6 months</text:p>
          </table:table-cell>
          <table:table-cell table:number-columns-repeated="3" office:value-type="float" office:value="100">
            <text:p>100</text:p>
          </table:table-cell>
          <table:table-cell table:number-columns-repeated="2" office:value-type="float" office:value="80">
            <text:p>80</text:p>
          </table:table-cell>
          <table:table-cell office:value-type="string">
            <text:p>Modern Web Typography</text:p>
          </table:table-cell>
          <table:table-cell office:value-type="string">
            <text:p>Scott</text:p>
          </table:table-cell>
          <table:table-cell office:value-type="string">
            <text:p>kenwoodworth</text:p>
          </table:table-cell>
          <table:table-cell/>
        </table:table-row>
        <table:table-row table:style-name="ro4">
          <table:table-cell office:value-type="string">
            <text:p>Too Complex</text:p>
          </table:table-cell>
          <table:table-cell office:value-type="string">
            <text:p>This was a great session! <text:s/>Both speakers were extremely knowledgeable and well prepared. <text:s/>I think in the future it would be good to include prerequisites that would be good for participants to have coming in because even though it was categorized as Beginner; the portions on CSS were a bit over my head (though the presenter did a really good job of breaking the code down for everyone). <text:s/></text:p>
          </table:table-cell>
          <table:table-cell office:value-type="string">
            <text:p>Novice</text:p>
          </table:table-cell>
          <table:table-cell office:value-type="float" office:value="75">
            <text:p>75</text:p>
          </table:table-cell>
          <table:table-cell office:value-type="string">
            <text:p>2-6 months</text:p>
          </table:table-cell>
          <table:table-cell table:number-columns-repeated="5" office:value-type="float" office:value="100">
            <text:p>100</text:p>
          </table:table-cell>
          <table:table-cell office:value-type="string">
            <text:p>Modern Web Typography</text:p>
          </table:table-cell>
          <table:table-cell office:value-type="string">
            <text:p>Scott</text:p>
          </table:table-cell>
          <table:table-cell office:value-type="string">
            <text:p>kenwoodworth</text:p>
          </table:table-cell>
          <table:table-cell/>
        </table:table-row>
        <table:table-row table:style-name="ro2">
          <table:table-cell office:value-type="string">
            <text:p>Just Right</text:p>
          </table:table-cell>
          <table:table-cell/>
          <table:table-cell office:value-type="string">
            <text:p>Intermediate</text:p>
          </table:table-cell>
          <table:table-cell office:value-type="float" office:value="25">
            <text:p>25</text:p>
          </table:table-cell>
          <table:table-cell office:value-type="string">
            <text:p>At Once</text:p>
          </table:table-cell>
          <table:table-cell office:value-type="float" office:value="100">
            <text:p>100</text:p>
          </table:table-cell>
          <table:table-cell office:value-type="float" office:value="80">
            <text:p>80</text:p>
          </table:table-cell>
          <table:table-cell office:value-type="float" office:value="100">
            <text:p>100</text:p>
          </table:table-cell>
          <table:table-cell office:value-type="float" office:value="80">
            <text:p>80</text:p>
          </table:table-cell>
          <table:table-cell office:value-type="float" office:value="100">
            <text:p>100</text:p>
          </table:table-cell>
          <table:table-cell office:value-type="string">
            <text:p>CSS3 and LESS: Faster, easier, more powerful CSS</text:p>
          </table:table-cell>
          <table:table-cell office:value-type="string">
            <text:p>kenwoodworth</text:p>
          </table:table-cell>
          <table:table-cell table:number-columns-repeated="2"/>
        </table:table-row>
        <table:table-row table:style-name="ro2">
          <table:table-cell office:value-type="string">
            <text:p>Just Right</text:p>
          </table:table-cell>
          <table:table-cell office:value-type="string">
            <text:p>after attending a session on LESS; I am convinced that I will be using SASS :)</text:p>
          </table:table-cell>
          <table:table-cell office:value-type="string">
            <text:p>Novice</text:p>
          </table:table-cell>
          <table:table-cell office:value-type="float" office:value="75">
            <text:p>75</text:p>
          </table:table-cell>
          <table:table-cell office:value-type="string">
            <text:p>At Once</text:p>
          </table:table-cell>
          <table:table-cell table:number-columns-repeated="5" office:value-type="float" office:value="100">
            <text:p>100</text:p>
          </table:table-cell>
          <table:table-cell office:value-type="string">
            <text:p>CSS3 and LESS: Faster, easier, more powerful CSS</text:p>
          </table:table-cell>
          <table:table-cell office:value-type="string">
            <text:p>kenwoodworth</text:p>
          </table:table-cell>
          <table:table-cell table:number-columns-repeated="2"/>
        </table:table-row>
        <table:table-row table:style-name="ro2">
          <table:table-cell office:value-type="string">
            <text:p>Just Right</text:p>
          </table:table-cell>
          <table:table-cell/>
          <table:table-cell office:value-type="string">
            <text:p>Novice</text:p>
          </table:table-cell>
          <table:table-cell office:value-type="float" office:value="75">
            <text:p>75</text:p>
          </table:table-cell>
          <table:table-cell office:value-type="string">
            <text:p>2-6 months</text:p>
          </table:table-cell>
          <table:table-cell table:number-columns-repeated="2" office:value-type="float" office:value="80">
            <text:p>80</text:p>
          </table:table-cell>
          <table:table-cell office:value-type="float" office:value="100">
            <text:p>100</text:p>
          </table:table-cell>
          <table:table-cell office:value-type="float" office:value="80">
            <text:p>80</text:p>
          </table:table-cell>
          <table:table-cell office:value-type="float" office:value="60">
            <text:p>60</text:p>
          </table:table-cell>
          <table:table-cell office:value-type="string">
            <text:p>CSS3 and LESS: Faster, easier, more powerful CSS</text:p>
          </table:table-cell>
          <table:table-cell office:value-type="string">
            <text:p>kenwoodworth</text:p>
          </table:table-cell>
          <table:table-cell table:number-columns-repeated="2"/>
        </table:table-row>
        <table:table-row table:style-name="ro2">
          <table:table-cell office:value-type="string">
            <text:p>Just Right</text:p>
          </table:table-cell>
          <table:table-cell office:value-type="string">
            <text:p>Very well organized with specific examples.</text:p>
          </table:table-cell>
          <table:table-cell office:value-type="string">
            <text:p>Intermediate</text:p>
          </table:table-cell>
          <table:table-cell office:value-type="float" office:value="75">
            <text:p>75</text:p>
          </table:table-cell>
          <table:table-cell office:value-type="string">
            <text:p>At Once</text:p>
          </table:table-cell>
          <table:table-cell table:number-columns-repeated="5" office:value-type="float" office:value="100">
            <text:p>100</text:p>
          </table:table-cell>
          <table:table-cell office:value-type="string">
            <text:p>CSS3 and LESS: Faster, easier, more powerful CSS</text:p>
          </table:table-cell>
          <table:table-cell office:value-type="string">
            <text:p>kenwoodworth</text:p>
          </table:table-cell>
          <table:table-cell table:number-columns-repeated="2"/>
        </table:table-row>
        <table:table-row table:style-name="ro3">
          <table:table-cell office:value-type="string">
            <text:p>Just Right</text:p>
          </table:table-cell>
          <table:table-cell office:value-type="string">
            <text:p>fascinated by all the power of CSS3; dismayed by the necessity of overengineering for backward compatibility.</text:p>
          </table:table-cell>
          <table:table-cell office:value-type="string">
            <text:p>Intermediate</text:p>
          </table:table-cell>
          <table:table-cell office:value-type="float" office:value="75">
            <text:p>75</text:p>
          </table:table-cell>
          <table:table-cell office:value-type="string">
            <text:p>At Once</text:p>
          </table:table-cell>
          <table:table-cell table:number-columns-repeated="4" office:value-type="float" office:value="80">
            <text:p>80</text:p>
          </table:table-cell>
          <table:table-cell office:value-type="float" office:value="100">
            <text:p>100</text:p>
          </table:table-cell>
          <table:table-cell office:value-type="string">
            <text:p>CSS3 and LESS: Faster, easier, more powerful CSS</text:p>
          </table:table-cell>
          <table:table-cell office:value-type="string">
            <text:p>kenwoodworth</text:p>
          </table:table-cell>
          <table:table-cell table:number-columns-repeated="2"/>
        </table:table-row>
        <table:table-row table:style-name="ro2">
          <table:table-cell office:value-type="string">
            <text:p>Just Right</text:p>
          </table:table-cell>
          <table:table-cell/>
          <table:table-cell office:value-type="string">
            <text:p>Intermediate</text:p>
          </table:table-cell>
          <table:table-cell office:value-type="float" office:value="50">
            <text:p>50</text:p>
          </table:table-cell>
          <table:table-cell office:value-type="string">
            <text:p>At Once</text:p>
          </table:table-cell>
          <table:table-cell office:value-type="float" office:value="100">
            <text:p>100</text:p>
          </table:table-cell>
          <table:table-cell table:number-columns-repeated="2" office:value-type="float" office:value="80">
            <text:p>80</text:p>
          </table:table-cell>
          <table:table-cell office:value-type="float" office:value="100">
            <text:p>100</text:p>
          </table:table-cell>
          <table:table-cell office:value-type="float" office:value="80">
            <text:p>80</text:p>
          </table:table-cell>
          <table:table-cell office:value-type="string">
            <text:p>CSS3 and LESS: Faster, easier, more powerful CSS</text:p>
          </table:table-cell>
          <table:table-cell office:value-type="string">
            <text:p>kenwoodworth</text:p>
          </table:table-cell>
          <table:table-cell table:number-columns-repeated="2"/>
        </table:table-row>
        <table:table-row table:style-name="ro2">
          <table:table-cell office:value-type="string">
            <text:p>Just Right</text:p>
          </table:table-cell>
          <table:table-cell/>
          <table:table-cell office:value-type="string">
            <text:p>Intermediate</text:p>
          </table:table-cell>
          <table:table-cell office:value-type="float" office:value="75">
            <text:p>75</text:p>
          </table:table-cell>
          <table:table-cell office:value-type="string">
            <text:p>At Once</text:p>
          </table:table-cell>
          <table:table-cell table:number-columns-repeated="5" office:value-type="float" office:value="100">
            <text:p>100</text:p>
          </table:table-cell>
          <table:table-cell office:value-type="string">
            <text:p>CSS3 and LESS: Faster, easier, more powerful CSS</text:p>
          </table:table-cell>
          <table:table-cell office:value-type="string">
            <text:p>kenwoodworth</text:p>
          </table:table-cell>
          <table:table-cell table:number-columns-repeated="2"/>
        </table:table-row>
        <table:table-row table:style-name="ro3">
          <table:table-cell office:value-type="string">
            <text:p>Just Right</text:p>
          </table:table-cell>
          <table:table-cell office:value-type="string">
            <text:p>Great information. I'm sure I'll look into it. My question is though does it make sense to learn this if it isn't best practices?</text:p>
          </table:table-cell>
          <table:table-cell office:value-type="string">
            <text:p>Novice</text:p>
          </table:table-cell>
          <table:table-cell office:value-type="float" office:value="75">
            <text:p>75</text:p>
          </table:table-cell>
          <table:table-cell office:value-type="string">
            <text:p>At Once</text:p>
          </table:table-cell>
          <table:table-cell table:number-columns-repeated="5" office:value-type="float" office:value="100">
            <text:p>100</text:p>
          </table:table-cell>
          <table:table-cell office:value-type="string">
            <text:p>CSS3 and LESS: Faster, easier, more powerful CSS</text:p>
          </table:table-cell>
          <table:table-cell office:value-type="string">
            <text:p>kenwoodworth</text:p>
          </table:table-cell>
          <table:table-cell table:number-columns-repeated="2"/>
        </table:table-row>
        <table:table-row table:style-name="ro2">
          <table:table-cell office:value-type="string">
            <text:p>Just Right</text:p>
          </table:table-cell>
          <table:table-cell/>
          <table:table-cell office:value-type="string">
            <text:p>Intermediate</text:p>
          </table:table-cell>
          <table:table-cell office:value-type="float" office:value="75">
            <text:p>75</text:p>
          </table:table-cell>
          <table:table-cell office:value-type="string">
            <text:p>2-6 months</text:p>
          </table:table-cell>
          <table:table-cell table:number-columns-repeated="2" office:value-type="float" office:value="80">
            <text:p>80</text:p>
          </table:table-cell>
          <table:table-cell office:value-type="float" office:value="100">
            <text:p>100</text:p>
          </table:table-cell>
          <table:table-cell table:number-columns-repeated="2" office:value-type="float" office:value="80">
            <text:p>80</text:p>
          </table:table-cell>
          <table:table-cell office:value-type="string">
            <text:p>CSS3 and LESS: Faster, easier, more powerful CSS</text:p>
          </table:table-cell>
          <table:table-cell office:value-type="string">
            <text:p>kenwoodworth</text:p>
          </table:table-cell>
          <table:table-cell table:number-columns-repeated="2"/>
        </table:table-row>
        <table:table-row table:style-name="ro8">
          <table:table-cell office:value-type="string">
            <text:p>Just Right</text:p>
          </table:table-cell>
          <table:table-cell office:value-type="string">
            <text:p>Lots of good info. <text:s/>Only gripe (and this might just be me): rather than going over each of the elements individually and then demonstrating what they do maybe explain and show code for an element show what it does and then move on to the next one. <text:s/>Otherwise enjoyed it a lot.</text:p>
          </table:table-cell>
          <table:table-cell office:value-type="string">
            <text:p>Intermediate</text:p>
          </table:table-cell>
          <table:table-cell office:value-type="float" office:value="50">
            <text:p>50</text:p>
          </table:table-cell>
          <table:table-cell office:value-type="string">
            <text:p>At Once</text:p>
          </table:table-cell>
          <table:table-cell table:number-columns-repeated="2" office:value-type="float" office:value="80">
            <text:p>80</text:p>
          </table:table-cell>
          <table:table-cell office:value-type="float" office:value="100">
            <text:p>100</text:p>
          </table:table-cell>
          <table:table-cell table:number-columns-repeated="2" office:value-type="float" office:value="80">
            <text:p>80</text:p>
          </table:table-cell>
          <table:table-cell office:value-type="string">
            <text:p>CSS3 and LESS: Faster, easier, more powerful CSS</text:p>
          </table:table-cell>
          <table:table-cell office:value-type="string">
            <text:p>kenwoodworth</text:p>
          </table:table-cell>
          <table:table-cell table:number-columns-repeated="2"/>
        </table:table-row>
        <table:table-row table:style-name="ro2">
          <table:table-cell office:value-type="string">
            <text:p>Just Right</text:p>
          </table:table-cell>
          <table:table-cell/>
          <table:table-cell office:value-type="string">
            <text:p>Advanced</text:p>
          </table:table-cell>
          <table:table-cell office:value-type="float" office:value="25">
            <text:p>25</text:p>
          </table:table-cell>
          <table:table-cell office:value-type="string">
            <text:p>At Once</text:p>
          </table:table-cell>
          <table:table-cell table:number-columns-repeated="5" office:value-type="float" office:value="80">
            <text:p>80</text:p>
          </table:table-cell>
          <table:table-cell office:value-type="string">
            <text:p>Drush - making everyday tasks fun again</text:p>
          </table:table-cell>
          <table:table-cell office:value-type="string">
            <text:p>aaronott</text:p>
          </table:table-cell>
          <table:table-cell office:value-type="string">
            <text:p>TechGirlGeek</text:p>
          </table:table-cell>
          <table:table-cell/>
        </table:table-row>
        <table:table-row table:style-name="ro3">
          <table:table-cell office:value-type="string">
            <text:p>Too Basic</text:p>
          </table:table-cell>
          <table:table-cell office:value-type="string">
            <text:p>The presentation was little more than a repetition of the help topics. There was no overall presentation guide or concept.</text:p>
          </table:table-cell>
          <table:table-cell office:value-type="string">
            <text:p>Advanced</text:p>
          </table:table-cell>
          <table:table-cell office:value-type="float" office:value="0">
            <text:p>0</text:p>
          </table:table-cell>
          <table:table-cell office:value-type="string">
            <text:p>At Once</text:p>
          </table:table-cell>
          <table:table-cell table:number-columns-repeated="2" office:value-type="float" office:value="20">
            <text:p>20</text:p>
          </table:table-cell>
          <table:table-cell office:value-type="float" office:value="60">
            <text:p>60</text:p>
          </table:table-cell>
          <table:table-cell table:number-columns-repeated="2" office:value-type="float" office:value="20">
            <text:p>20</text:p>
          </table:table-cell>
          <table:table-cell office:value-type="string">
            <text:p>Drush - making everyday tasks fun again</text:p>
          </table:table-cell>
          <table:table-cell office:value-type="string">
            <text:p>aaronott</text:p>
          </table:table-cell>
          <table:table-cell office:value-type="string">
            <text:p>TechGirlGeek</text:p>
          </table:table-cell>
          <table:table-cell/>
        </table:table-row>
        <table:table-row table:style-name="ro2">
          <table:table-cell office:value-type="string">
            <text:p>Just Right</text:p>
          </table:table-cell>
          <table:table-cell/>
          <table:table-cell office:value-type="string">
            <text:p>Intermediate</text:p>
          </table:table-cell>
          <table:table-cell office:value-type="float" office:value="50">
            <text:p>50</text:p>
          </table:table-cell>
          <table:table-cell office:value-type="string">
            <text:p>2-6 months</text:p>
          </table:table-cell>
          <table:table-cell table:number-columns-repeated="2" office:value-type="float" office:value="60">
            <text:p>60</text:p>
          </table:table-cell>
          <table:table-cell office:value-type="float" office:value="80">
            <text:p>80</text:p>
          </table:table-cell>
          <table:table-cell table:number-columns-repeated="2" office:value-type="float" office:value="60">
            <text:p>60</text:p>
          </table:table-cell>
          <table:table-cell office:value-type="string">
            <text:p>Drush - making everyday tasks fun again</text:p>
          </table:table-cell>
          <table:table-cell office:value-type="string">
            <text:p>aaronott</text:p>
          </table:table-cell>
          <table:table-cell office:value-type="string">
            <text:p>TechGirlGeek</text:p>
          </table:table-cell>
          <table:table-cell/>
        </table:table-row>
        <table:table-row table:style-name="ro2">
          <table:table-cell office:value-type="string">
            <text:p>Just Right</text:p>
          </table:table-cell>
          <table:table-cell office:value-type="string">
            <text:p>Wireless went down; so that talk started very late. But it was super informative and useful.</text:p>
          </table:table-cell>
          <table:table-cell office:value-type="string">
            <text:p>Intermediate</text:p>
          </table:table-cell>
          <table:table-cell office:value-type="float" office:value="50">
            <text:p>50</text:p>
          </table:table-cell>
          <table:table-cell office:value-type="string">
            <text:p>At Once</text:p>
          </table:table-cell>
          <table:table-cell table:number-columns-repeated="2" office:value-type="float" office:value="60">
            <text:p>60</text:p>
          </table:table-cell>
          <table:table-cell office:value-type="float" office:value="100">
            <text:p>100</text:p>
          </table:table-cell>
          <table:table-cell office:value-type="float" office:value="40">
            <text:p>40</text:p>
          </table:table-cell>
          <table:table-cell office:value-type="float" office:value="60">
            <text:p>60</text:p>
          </table:table-cell>
          <table:table-cell office:value-type="string">
            <text:p>Drush - making everyday tasks fun again</text:p>
          </table:table-cell>
          <table:table-cell office:value-type="string">
            <text:p>aaronott</text:p>
          </table:table-cell>
          <table:table-cell office:value-type="string">
            <text:p>TechGirlGeek</text:p>
          </table:table-cell>
          <table:table-cell/>
        </table:table-row>
        <table:table-row table:style-name="ro2">
          <table:table-cell office:value-type="string">
            <text:p>Just Right</text:p>
          </table:table-cell>
          <table:table-cell/>
          <table:table-cell office:value-type="string">
            <text:p>Intermediate</text:p>
          </table:table-cell>
          <table:table-cell office:value-type="float" office:value="75">
            <text:p>75</text:p>
          </table:table-cell>
          <table:table-cell office:value-type="string">
            <text:p>At Once</text:p>
          </table:table-cell>
          <table:table-cell table:number-columns-repeated="5" office:value-type="float" office:value="100">
            <text:p>100</text:p>
          </table:table-cell>
          <table:table-cell office:value-type="string">
            <text:p>Drush - making everyday tasks fun again</text:p>
          </table:table-cell>
          <table:table-cell office:value-type="string">
            <text:p>aaronott</text:p>
          </table:table-cell>
          <table:table-cell office:value-type="string">
            <text:p>TechGirlGeek</text:p>
          </table:table-cell>
          <table:table-cell/>
        </table:table-row>
        <table:table-row table:style-name="ro2">
          <table:table-cell office:value-type="string">
            <text:p>Just Right</text:p>
          </table:table-cell>
          <table:table-cell office:value-type="string">
            <text:p>disappointed that there was not enough room for everyone and that technical problems cut into session time</text:p>
          </table:table-cell>
          <table:table-cell office:value-type="string">
            <text:p>Novice</text:p>
          </table:table-cell>
          <table:table-cell office:value-type="float" office:value="75">
            <text:p>75</text:p>
          </table:table-cell>
          <table:table-cell office:value-type="string">
            <text:p>At Once</text:p>
          </table:table-cell>
          <table:table-cell table:number-columns-repeated="5" office:value-type="float" office:value="80">
            <text:p>80</text:p>
          </table:table-cell>
          <table:table-cell office:value-type="string">
            <text:p>Drush - making everyday tasks fun again</text:p>
          </table:table-cell>
          <table:table-cell office:value-type="string">
            <text:p>aaronott</text:p>
          </table:table-cell>
          <table:table-cell office:value-type="string">
            <text:p>TechGirlGeek</text:p>
          </table:table-cell>
          <table:table-cell/>
        </table:table-row>
        <table:table-row table:style-name="ro9">
          <table:table-cell office:value-type="string">
            <text:p>Too Basic</text:p>
          </table:table-cell>
          <table:table-cell office:value-type="string">
            <text:p>From the description of this course and that it was labeled intermediate; I was expecting to learn about how to leverage Drush with custom scripts and tricks for using aliases. <text:s/>It was more an overview of drush and how to setup aliases.</text:p>
            <text:p>\</text:p>
            <text:p>\</text:p>
            <text:p>Karyn and Aaron knew they info; but seemed somewhat erratic and hard to follow.</text:p>
          </table:table-cell>
          <table:table-cell office:value-type="string">
            <text:p>Intermediate</text:p>
          </table:table-cell>
          <table:table-cell office:value-type="float" office:value="25">
            <text:p>25</text:p>
          </table:table-cell>
          <table:table-cell office:value-type="string">
            <text:p>At Once</text:p>
          </table:table-cell>
          <table:table-cell office:value-type="float" office:value="40">
            <text:p>40</text:p>
          </table:table-cell>
          <table:table-cell office:value-type="float" office:value="80">
            <text:p>80</text:p>
          </table:table-cell>
          <table:table-cell office:value-type="float" office:value="60">
            <text:p>60</text:p>
          </table:table-cell>
          <table:table-cell table:number-columns-repeated="2" office:value-type="float" office:value="40">
            <text:p>40</text:p>
          </table:table-cell>
          <table:table-cell office:value-type="string">
            <text:p>Drush - making everyday tasks fun again</text:p>
          </table:table-cell>
          <table:table-cell office:value-type="string">
            <text:p>aaronott</text:p>
          </table:table-cell>
          <table:table-cell office:value-type="string">
            <text:p>TechGirlGeek</text:p>
          </table:table-cell>
          <table:table-cell/>
        </table:table-row>
        <table:table-row table:style-name="ro8">
          <table:table-cell office:value-type="string">
            <text:p>Just Right</text:p>
          </table:table-cell>
          <table:table-cell office:value-type="string">
            <text:p>It never fails that the internet is unreachable during the conference; so a local install of your demo site would have improved your session dramatically. Your examples of rules and arguments <text:s/>was great; thanks for sharing some of your Views advanced techniques.</text:p>
          </table:table-cell>
          <table:table-cell office:value-type="string">
            <text:p>Novice</text:p>
          </table:table-cell>
          <table:table-cell office:value-type="float" office:value="75">
            <text:p>75</text:p>
          </table:table-cell>
          <table:table-cell office:value-type="string">
            <text:p>At Once</text:p>
          </table:table-cell>
          <table:table-cell table:number-columns-repeated="2" office:value-type="float" office:value="80">
            <text:p>80</text:p>
          </table:table-cell>
          <table:table-cell table:number-columns-repeated="2" office:value-type="float" office:value="100">
            <text:p>100</text:p>
          </table:table-cell>
          <table:table-cell office:value-type="float" office:value="60">
            <text:p>60</text:p>
          </table:table-cell>
          <table:table-cell office:value-type="string">
            <text:p>I Cant Believe Its Not Code <text:s/>- Making Views That Rock!</text:p>
          </table:table-cell>
          <table:table-cell office:value-type="string">
            <text:p>Steve Kessler</text:p>
          </table:table-cell>
          <table:table-cell table:number-columns-repeated="2"/>
        </table:table-row>
        <table:table-row table:style-name="ro2">
          <table:table-cell office:value-type="string">
            <text:p>Just Right</text:p>
          </table:table-cell>
          <table:table-cell office:value-type="string">
            <text:p>Wish the Wifi was working for this session; or the demo was on a localhost install.</text:p>
          </table:table-cell>
          <table:table-cell office:value-type="string">
            <text:p>Intermediate</text:p>
          </table:table-cell>
          <table:table-cell office:value-type="float" office:value="25">
            <text:p>25</text:p>
          </table:table-cell>
          <table:table-cell office:value-type="string">
            <text:p>At Once</text:p>
          </table:table-cell>
          <table:table-cell office:value-type="float" office:value="80">
            <text:p>80</text:p>
          </table:table-cell>
          <table:table-cell office:value-type="float" office:value="40">
            <text:p>40</text:p>
          </table:table-cell>
          <table:table-cell office:value-type="float" office:value="100">
            <text:p>100</text:p>
          </table:table-cell>
          <table:table-cell office:value-type="float" office:value="80">
            <text:p>80</text:p>
          </table:table-cell>
          <table:table-cell office:value-type="float" office:value="60">
            <text:p>60</text:p>
          </table:table-cell>
          <table:table-cell office:value-type="string">
            <text:p>I Cant Believe Its Not Code <text:s/>- Making Views That Rock!</text:p>
          </table:table-cell>
          <table:table-cell office:value-type="string">
            <text:p>Steve Kessler</text:p>
          </table:table-cell>
          <table:table-cell table:number-columns-repeated="2"/>
        </table:table-row>
        <table:table-row table:style-name="ro3">
          <table:table-cell office:value-type="string">
            <text:p>Just Right</text:p>
          </table:table-cell>
          <table:table-cell office:value-type="string">
            <text:p>realize the wifi was out so things were challenging. learned a few great things about views 3 that may push me to upgrade my sites from 6 sooner than i was planning</text:p>
          </table:table-cell>
          <table:table-cell office:value-type="string">
            <text:p>Intermediate</text:p>
          </table:table-cell>
          <table:table-cell office:value-type="float" office:value="50">
            <text:p>50</text:p>
          </table:table-cell>
          <table:table-cell office:value-type="string">
            <text:p>2-6 months</text:p>
          </table:table-cell>
          <table:table-cell office:value-type="float" office:value="60">
            <text:p>60</text:p>
          </table:table-cell>
          <table:table-cell office:value-type="float" office:value="100">
            <text:p>100</text:p>
          </table:table-cell>
          <table:table-cell office:value-type="float" office:value="80">
            <text:p>80</text:p>
          </table:table-cell>
          <table:table-cell table:number-columns-repeated="2" office:value-type="float" office:value="60">
            <text:p>60</text:p>
          </table:table-cell>
          <table:table-cell office:value-type="string">
            <text:p>I Cant Believe Its Not Code <text:s/>- Making Views That Rock!</text:p>
          </table:table-cell>
          <table:table-cell office:value-type="string">
            <text:p>Steve Kessler</text:p>
          </table:table-cell>
          <table:table-cell table:number-columns-repeated="2"/>
        </table:table-row>
        <table:table-row table:style-name="ro2">
          <table:table-cell office:value-type="string">
            <text:p>Just Right</text:p>
          </table:table-cell>
          <table:table-cell/>
          <table:table-cell office:value-type="string">
            <text:p>Intermediate</text:p>
          </table:table-cell>
          <table:table-cell office:value-type="float" office:value="50">
            <text:p>50</text:p>
          </table:table-cell>
          <table:table-cell office:value-type="string">
            <text:p>At Once</text:p>
          </table:table-cell>
          <table:table-cell office:value-type="float" office:value="80">
            <text:p>80</text:p>
          </table:table-cell>
          <table:table-cell office:value-type="float" office:value="60">
            <text:p>60</text:p>
          </table:table-cell>
          <table:table-cell office:value-type="float" office:value="100">
            <text:p>100</text:p>
          </table:table-cell>
          <table:table-cell office:value-type="float" office:value="80">
            <text:p>80</text:p>
          </table:table-cell>
          <table:table-cell office:value-type="float" office:value="60">
            <text:p>60</text:p>
          </table:table-cell>
          <table:table-cell office:value-type="string">
            <text:p>I Cant Believe Its Not Code <text:s/>- Making Views That Rock!</text:p>
          </table:table-cell>
          <table:table-cell office:value-type="string">
            <text:p>Steve Kessler</text:p>
          </table:table-cell>
          <table:table-cell table:number-columns-repeated="2"/>
        </table:table-row>
        <table:table-row table:style-name="ro5">
          <table:table-cell office:value-type="string">
            <text:p>Just Right</text:p>
          </table:table-cell>
          <table:table-cell office:value-type="string">
            <text:p>It seemed the speaker was planning on using the internet which was not present; which handicapped his presentation. <text:s/>Perhaps future presentations should not assume there is an internet connection.</text:p>
            <text:p>\</text:p>
            <text:p>\</text:p>
            <text:p>And towards the end of the presentation; the projector shut off <text:s/>Later; a presenter mentioned that during training; they said it needed to be shut off since it'd automatically turn itself off after a couple of hours; so perhaps that was the issue.</text:p>
          </table:table-cell>
          <table:table-cell office:value-type="string">
            <text:p>Novice</text:p>
          </table:table-cell>
          <table:table-cell office:value-type="float" office:value="75">
            <text:p>75</text:p>
          </table:table-cell>
          <table:table-cell/>
          <table:table-cell office:value-type="float" office:value="40">
            <text:p>40</text:p>
          </table:table-cell>
          <table:table-cell table:number-columns-repeated="3" office:value-type="float" office:value="80">
            <text:p>80</text:p>
          </table:table-cell>
          <table:table-cell office:value-type="float" office:value="40">
            <text:p>40</text:p>
          </table:table-cell>
          <table:table-cell office:value-type="string">
            <text:p>I Cant Believe Its Not Code <text:s/>- Making Views That Rock!</text:p>
          </table:table-cell>
          <table:table-cell office:value-type="string">
            <text:p>Steve Kessler</text:p>
          </table:table-cell>
          <table:table-cell table:number-columns-repeated="2"/>
        </table:table-row>
        <table:table-row table:style-name="ro2">
          <table:table-cell office:value-type="string">
            <text:p>Just Right</text:p>
          </table:table-cell>
          <table:table-cell/>
          <table:table-cell office:value-type="string">
            <text:p>Intermediate</text:p>
          </table:table-cell>
          <table:table-cell office:value-type="float" office:value="25">
            <text:p>25</text:p>
          </table:table-cell>
          <table:table-cell office:value-type="string">
            <text:p>At Once</text:p>
          </table:table-cell>
          <table:table-cell table:number-columns-repeated="5" office:value-type="float" office:value="100">
            <text:p>100</text:p>
          </table:table-cell>
          <table:table-cell office:value-type="string">
            <text:p>I Cant Believe Its Not Code <text:s/>- Making Views That Rock!</text:p>
          </table:table-cell>
          <table:table-cell office:value-type="string">
            <text:p>Steve Kessler</text:p>
          </table:table-cell>
          <table:table-cell table:number-columns-repeated="2"/>
        </table:table-row>
        <table:table-row table:style-name="ro2">
          <table:table-cell office:value-type="string">
            <text:p>Just Right</text:p>
          </table:table-cell>
          <table:table-cell/>
          <table:table-cell office:value-type="string">
            <text:p>Intermediate</text:p>
          </table:table-cell>
          <table:table-cell office:value-type="float" office:value="75">
            <text:p>75</text:p>
          </table:table-cell>
          <table:table-cell office:value-type="string">
            <text:p>2-6 months</text:p>
          </table:table-cell>
          <table:table-cell table:number-columns-repeated="5" office:value-type="float" office:value="100">
            <text:p>100</text:p>
          </table:table-cell>
          <table:table-cell office:value-type="string">
            <text:p>I Cant Believe Its Not Code <text:s/>- Making Views That Rock!</text:p>
          </table:table-cell>
          <table:table-cell office:value-type="string">
            <text:p>Steve Kessler</text:p>
          </table:table-cell>
          <table:table-cell table:number-columns-repeated="2"/>
        </table:table-row>
        <table:table-row table:style-name="ro2">
          <table:table-cell office:value-type="string">
            <text:p>Too Basic</text:p>
          </table:table-cell>
          <table:table-cell/>
          <table:table-cell office:value-type="string">
            <text:p>Advanced</text:p>
          </table:table-cell>
          <table:table-cell office:value-type="float" office:value="0">
            <text:p>0</text:p>
          </table:table-cell>
          <table:table-cell office:value-type="string">
            <text:p>At Once</text:p>
          </table:table-cell>
          <table:table-cell table:number-columns-repeated="2" office:value-type="float" office:value="80">
            <text:p>80</text:p>
          </table:table-cell>
          <table:table-cell office:value-type="float" office:value="100">
            <text:p>100</text:p>
          </table:table-cell>
          <table:table-cell office:value-type="float" office:value="80">
            <text:p>80</text:p>
          </table:table-cell>
          <table:table-cell office:value-type="float" office:value="60">
            <text:p>60</text:p>
          </table:table-cell>
          <table:table-cell office:value-type="string">
            <text:p>I Cant Believe Its Not Code <text:s/>- Making Views That Rock!</text:p>
          </table:table-cell>
          <table:table-cell office:value-type="string">
            <text:p>Steve Kessler</text:p>
          </table:table-cell>
          <table:table-cell table:number-columns-repeated="2"/>
        </table:table-row>
        <table:table-row table:style-name="ro8">
          <table:table-cell office:value-type="string">
            <text:p>Too Basic</text:p>
          </table:table-cell>
          <table:table-cell office:value-type="string">
            <text:p>Definitely not as deep as the title/description/level would have indicated. <text:s/>I would have expected to see some great examples and seen what view created that example versus being walked through configuration options.</text:p>
          </table:table-cell>
          <table:table-cell office:value-type="string">
            <text:p>Intermediate</text:p>
          </table:table-cell>
          <table:table-cell office:value-type="float" office:value="50">
            <text:p>50</text:p>
          </table:table-cell>
          <table:table-cell office:value-type="string">
            <text:p>2-6 months</text:p>
          </table:table-cell>
          <table:table-cell office:value-type="float" office:value="40">
            <text:p>40</text:p>
          </table:table-cell>
          <table:table-cell table:number-columns-repeated="4" office:value-type="float" office:value="60">
            <text:p>60</text:p>
          </table:table-cell>
          <table:table-cell office:value-type="string">
            <text:p>I Cant Believe Its Not Code <text:s/>- Making Views That Rock!</text:p>
          </table:table-cell>
          <table:table-cell office:value-type="string">
            <text:p>Steve Kessler</text:p>
          </table:table-cell>
          <table:table-cell table:number-columns-repeated="2"/>
        </table:table-row>
        <table:table-row table:style-name="ro2">
          <table:table-cell office:value-type="string">
            <text:p>Just Right</text:p>
          </table:table-cell>
          <table:table-cell/>
          <table:table-cell office:value-type="string">
            <text:p>Novice</text:p>
          </table:table-cell>
          <table:table-cell office:value-type="float" office:value="100">
            <text:p>100</text:p>
          </table:table-cell>
          <table:table-cell office:value-type="string">
            <text:p>2-6 months</text:p>
          </table:table-cell>
          <table:table-cell table:number-columns-repeated="2" office:value-type="float" office:value="60">
            <text:p>60</text:p>
          </table:table-cell>
          <table:table-cell office:value-type="float" office:value="80">
            <text:p>80</text:p>
          </table:table-cell>
          <table:table-cell table:number-columns-repeated="2" office:value-type="float" office:value="60">
            <text:p>60</text:p>
          </table:table-cell>
          <table:table-cell office:value-type="string">
            <text:p>I Cant Believe Its Not Code <text:s/>- Making Views That Rock!</text:p>
          </table:table-cell>
          <table:table-cell office:value-type="string">
            <text:p>Steve Kessler</text:p>
          </table:table-cell>
          <table:table-cell table:number-columns-repeated="2"/>
        </table:table-row>
        <table:table-row table:style-name="ro3">
          <table:table-cell office:value-type="string">
            <text:p>Just Right</text:p>
          </table:table-cell>
          <table:table-cell office:value-type="string">
            <text:p>Internet was down so that was unfortunate; would have been nice to see what was discussed in practice; but still great session.</text:p>
          </table:table-cell>
          <table:table-cell office:value-type="string">
            <text:p>Intermediate</text:p>
          </table:table-cell>
          <table:table-cell office:value-type="float" office:value="50">
            <text:p>50</text:p>
          </table:table-cell>
          <table:table-cell office:value-type="string">
            <text:p>At Once</text:p>
          </table:table-cell>
          <table:table-cell table:number-columns-repeated="3" office:value-type="float" office:value="80">
            <text:p>80</text:p>
          </table:table-cell>
          <table:table-cell table:number-columns-repeated="2" office:value-type="float" office:value="60">
            <text:p>60</text:p>
          </table:table-cell>
          <table:table-cell office:value-type="string">
            <text:p>I Cant Believe Its Not Code <text:s/>- Making Views That Rock!</text:p>
          </table:table-cell>
          <table:table-cell office:value-type="string">
            <text:p>Steve Kessler</text:p>
          </table:table-cell>
          <table:table-cell table:number-columns-repeated="2"/>
        </table:table-row>
        <table:table-row table:style-name="ro2">
          <table:table-cell office:value-type="string">
            <text:p>Just Right</text:p>
          </table:table-cell>
          <table:table-cell office:value-type="string">
            <text:p>disappointed that there was not enough room for everyone and that technical problems cut into session time</text:p>
          </table:table-cell>
          <table:table-cell office:value-type="string">
            <text:p>Intermediate</text:p>
          </table:table-cell>
          <table:table-cell office:value-type="float" office:value="25">
            <text:p>25</text:p>
          </table:table-cell>
          <table:table-cell office:value-type="string">
            <text:p>At Once</text:p>
          </table:table-cell>
          <table:table-cell office:value-type="float" office:value="80">
            <text:p>80</text:p>
          </table:table-cell>
          <table:table-cell office:value-type="float" office:value="100">
            <text:p>100</text:p>
          </table:table-cell>
          <table:table-cell table:number-columns-repeated="3" office:value-type="float" office:value="80">
            <text:p>80</text:p>
          </table:table-cell>
          <table:table-cell office:value-type="string">
            <text:p>I Cant Believe Its Not Code <text:s/>- Making Views That Rock!</text:p>
          </table:table-cell>
          <table:table-cell office:value-type="string">
            <text:p>Steve Kessler</text:p>
          </table:table-cell>
          <table:table-cell table:number-columns-repeated="2"/>
        </table:table-row>
        <table:table-row table:style-name="ro3">
          <table:table-cell office:value-type="string">
            <text:p>Just Right</text:p>
          </table:table-cell>
          <table:table-cell office:value-type="string">
            <text:p>Even with limited internet access; Steve was able to cover a great amount of new things you can do with Views 3 in Drupal 7 that were not available in Views 2. <text:s/>I feel like I got a lot out of the course.</text:p>
          </table:table-cell>
          <table:table-cell office:value-type="string">
            <text:p>Novice</text:p>
          </table:table-cell>
          <table:table-cell office:value-type="float" office:value="75">
            <text:p>75</text:p>
          </table:table-cell>
          <table:table-cell office:value-type="string">
            <text:p>At Once</text:p>
          </table:table-cell>
          <table:table-cell table:number-columns-repeated="5" office:value-type="float" office:value="80">
            <text:p>80</text:p>
          </table:table-cell>
          <table:table-cell office:value-type="string">
            <text:p>I Cant Believe Its Not Code <text:s/>- Making Views That Rock!</text:p>
          </table:table-cell>
          <table:table-cell office:value-type="string">
            <text:p>Steve Kessler</text:p>
          </table:table-cell>
          <table:table-cell table:number-columns-repeated="2"/>
        </table:table-row>
        <table:table-row table:style-name="ro2">
          <table:table-cell office:value-type="string">
            <text:p>Just Right</text:p>
          </table:table-cell>
          <table:table-cell/>
          <table:table-cell office:value-type="string">
            <text:p>Intermediate</text:p>
          </table:table-cell>
          <table:table-cell office:value-type="float" office:value="75">
            <text:p>75</text:p>
          </table:table-cell>
          <table:table-cell office:value-type="string">
            <text:p>At Once</text:p>
          </table:table-cell>
          <table:table-cell table:number-columns-repeated="2" office:value-type="float" office:value="100">
            <text:p>100</text:p>
          </table:table-cell>
          <table:table-cell office:value-type="float" office:value="80">
            <text:p>80</text:p>
          </table:table-cell>
          <table:table-cell office:value-type="float" office:value="60">
            <text:p>60</text:p>
          </table:table-cell>
          <table:table-cell office:value-type="float" office:value="80">
            <text:p>80</text:p>
          </table:table-cell>
          <table:table-cell office:value-type="string">
            <text:p>I Cant Believe Its Not Code <text:s/>- Making Views That Rock!</text:p>
          </table:table-cell>
          <table:table-cell office:value-type="string">
            <text:p>Steve Kessler</text:p>
          </table:table-cell>
          <table:table-cell table:number-columns-repeated="2"/>
        </table:table-row>
        <table:table-row table:style-name="ro4">
          <table:table-cell office:value-type="string">
            <text:p>Just Right</text:p>
          </table:table-cell>
          <table:table-cell office:value-type="string">
            <text:p>While I did get lost at some points; and at other points got a little distracted (maybe by the guy in front of me playing video games....maybe not); in general I thought this was a helpful class. It would have been nice to have a little more solid takeaways (I had a hard time taking good notes I would be able to look at later and use); but I give Steve kudos for having no/slow internet for the majority of his presentation.</text:p>
          </table:table-cell>
          <table:table-cell office:value-type="string">
            <text:p>Novice</text:p>
          </table:table-cell>
          <table:table-cell office:value-type="float" office:value="100">
            <text:p>100</text:p>
          </table:table-cell>
          <table:table-cell office:value-type="string">
            <text:p>2-6 months</text:p>
          </table:table-cell>
          <table:table-cell table:number-columns-repeated="2" office:value-type="float" office:value="80">
            <text:p>80</text:p>
          </table:table-cell>
          <table:table-cell office:value-type="float" office:value="60">
            <text:p>60</text:p>
          </table:table-cell>
          <table:table-cell office:value-type="float" office:value="80">
            <text:p>80</text:p>
          </table:table-cell>
          <table:table-cell office:value-type="float" office:value="40">
            <text:p>40</text:p>
          </table:table-cell>
          <table:table-cell office:value-type="string">
            <text:p>I Cant Believe Its Not Code <text:s/>- Making Views That Rock!</text:p>
          </table:table-cell>
          <table:table-cell office:value-type="string">
            <text:p>Steve Kessler</text:p>
          </table:table-cell>
          <table:table-cell table:number-columns-repeated="2"/>
        </table:table-row>
        <table:table-row table:style-name="ro2">
          <table:table-cell office:value-type="string">
            <text:p>Just Right</text:p>
          </table:table-cell>
          <table:table-cell/>
          <table:table-cell office:value-type="string">
            <text:p>Novice</text:p>
          </table:table-cell>
          <table:table-cell office:value-type="float" office:value="50">
            <text:p>50</text:p>
          </table:table-cell>
          <table:table-cell office:value-type="string">
            <text:p>At Once</text:p>
          </table:table-cell>
          <table:table-cell table:number-columns-repeated="5" office:value-type="float" office:value="0">
            <text:p>0</text:p>
          </table:table-cell>
          <table:table-cell office:value-type="string">
            <text:p>Getting started with Drupal</text:p>
          </table:table-cell>
          <table:table-cell office:value-type="string">
            <text:p>ultimateboy</text:p>
          </table:table-cell>
          <table:table-cell table:number-columns-repeated="2"/>
        </table:table-row>
        <table:table-row table:style-name="ro2">
          <table:table-cell office:value-type="string">
            <text:p>Just Right</text:p>
          </table:table-cell>
          <table:table-cell/>
          <table:table-cell office:value-type="string">
            <text:p>Intermediate</text:p>
          </table:table-cell>
          <table:table-cell office:value-type="float" office:value="25">
            <text:p>25</text:p>
          </table:table-cell>
          <table:table-cell office:value-type="string">
            <text:p>At Once</text:p>
          </table:table-cell>
          <table:table-cell office:value-type="float" office:value="60">
            <text:p>60</text:p>
          </table:table-cell>
          <table:table-cell office:value-type="float" office:value="80">
            <text:p>80</text:p>
          </table:table-cell>
          <table:table-cell office:value-type="float" office:value="60">
            <text:p>60</text:p>
          </table:table-cell>
          <table:table-cell office:value-type="float" office:value="40">
            <text:p>40</text:p>
          </table:table-cell>
          <table:table-cell office:value-type="float" office:value="80">
            <text:p>80</text:p>
          </table:table-cell>
          <table:table-cell office:value-type="string">
            <text:p>Getting started with Drupal</text:p>
          </table:table-cell>
          <table:table-cell office:value-type="string">
            <text:p>ultimateboy</text:p>
          </table:table-cell>
          <table:table-cell table:number-columns-repeated="2"/>
        </table:table-row>
        <table:table-row table:style-name="ro2">
          <table:table-cell office:value-type="string">
            <text:p>Just Right</text:p>
          </table:table-cell>
          <table:table-cell/>
          <table:table-cell office:value-type="string">
            <text:p>Novice</text:p>
          </table:table-cell>
          <table:table-cell office:value-type="float" office:value="50">
            <text:p>50</text:p>
          </table:table-cell>
          <table:table-cell office:value-type="string">
            <text:p>At Once</text:p>
          </table:table-cell>
          <table:table-cell table:number-columns-repeated="2" office:value-type="float" office:value="0">
            <text:p>0</text:p>
          </table:table-cell>
          <table:table-cell table:number-columns-repeated="3" office:value-type="float" office:value="100">
            <text:p>100</text:p>
          </table:table-cell>
          <table:table-cell office:value-type="string">
            <text:p>Getting started with Drupal</text:p>
          </table:table-cell>
          <table:table-cell office:value-type="string">
            <text:p>ultimateboy</text:p>
          </table:table-cell>
          <table:table-cell table:number-columns-repeated="2"/>
        </table:table-row>
        <table:table-row table:style-name="ro2">
          <table:table-cell office:value-type="string">
            <text:p>Too Basic</text:p>
          </table:table-cell>
          <table:table-cell/>
          <table:table-cell office:value-type="string">
            <text:p>Novice</text:p>
          </table:table-cell>
          <table:table-cell office:value-type="float" office:value="25">
            <text:p>25</text:p>
          </table:table-cell>
          <table:table-cell office:value-type="string">
            <text:p>At Once</text:p>
          </table:table-cell>
          <table:table-cell table:number-columns-repeated="2" office:value-type="float" office:value="80">
            <text:p>80</text:p>
          </table:table-cell>
          <table:table-cell office:value-type="float" office:value="100">
            <text:p>100</text:p>
          </table:table-cell>
          <table:table-cell office:value-type="float" office:value="60">
            <text:p>60</text:p>
          </table:table-cell>
          <table:table-cell office:value-type="float" office:value="80">
            <text:p>80</text:p>
          </table:table-cell>
          <table:table-cell office:value-type="string">
            <text:p>Getting started with Drupal</text:p>
          </table:table-cell>
          <table:table-cell office:value-type="string">
            <text:p>ultimateboy</text:p>
          </table:table-cell>
          <table:table-cell table:number-columns-repeated="2"/>
        </table:table-row>
        <table:table-row table:style-name="ro8">
          <table:table-cell office:value-type="string">
            <text:p>Too Basic</text:p>
          </table:table-cell>
          <table:table-cell office:value-type="string">
            <text:p>The class was for the very beginner such as how to do basic node creation; what a node is; and how to install modules; and some good beginner modules. I was a few steps above the target audience; so I did not take much out of it.</text:p>
          </table:table-cell>
          <table:table-cell office:value-type="string">
            <text:p>Intermediate</text:p>
          </table:table-cell>
          <table:table-cell office:value-type="float" office:value="0">
            <text:p>0</text:p>
          </table:table-cell>
          <table:table-cell office:value-type="string">
            <text:p>At Once</text:p>
          </table:table-cell>
          <table:table-cell table:number-columns-repeated="3" office:value-type="float" office:value="100">
            <text:p>100</text:p>
          </table:table-cell>
          <table:table-cell table:number-columns-repeated="2" office:value-type="float" office:value="80">
            <text:p>80</text:p>
          </table:table-cell>
          <table:table-cell office:value-type="string">
            <text:p>Getting started with Drupal</text:p>
          </table:table-cell>
          <table:table-cell office:value-type="string">
            <text:p>ultimateboy</text:p>
          </table:table-cell>
          <table:table-cell table:number-columns-repeated="2"/>
        </table:table-row>
        <table:table-row table:style-name="ro2">
          <table:table-cell office:value-type="string">
            <text:p>Just Right</text:p>
          </table:table-cell>
          <table:table-cell office:value-type="string">
            <text:p>Not migrating to 7 for a while. <text:s/></text:p>
          </table:table-cell>
          <table:table-cell office:value-type="string">
            <text:p>Novice</text:p>
          </table:table-cell>
          <table:table-cell office:value-type="float" office:value="75">
            <text:p>75</text:p>
          </table:table-cell>
          <table:table-cell office:value-type="string">
            <text:p>7-12 months</text:p>
          </table:table-cell>
          <table:table-cell table:number-columns-repeated="5" office:value-type="float" office:value="80">
            <text:p>80</text:p>
          </table:table-cell>
          <table:table-cell office:value-type="string">
            <text:p>Getting started with Drupal</text:p>
          </table:table-cell>
          <table:table-cell office:value-type="string">
            <text:p>ultimateboy</text:p>
          </table:table-cell>
          <table:table-cell table:number-columns-repeated="2"/>
        </table:table-row>
        <table:table-row table:style-name="ro3">
          <table:table-cell office:value-type="string">
            <text:p>Too Basic</text:p>
          </table:table-cell>
          <table:table-cell office:value-type="string">
            <text:p>The presenter was very knowledgeable on Drupal 7. <text:s/>I liked that he had a sample site up and running to show as an example. </text:p>
          </table:table-cell>
          <table:table-cell office:value-type="string">
            <text:p>Novice</text:p>
          </table:table-cell>
          <table:table-cell office:value-type="float" office:value="25">
            <text:p>25</text:p>
          </table:table-cell>
          <table:table-cell office:value-type="string">
            <text:p>At Once</text:p>
          </table:table-cell>
          <table:table-cell table:number-columns-repeated="5" office:value-type="float" office:value="100">
            <text:p>100</text:p>
          </table:table-cell>
          <table:table-cell office:value-type="string">
            <text:p>Getting started with Drupal</text:p>
          </table:table-cell>
          <table:table-cell office:value-type="string">
            <text:p>ultimateboy</text:p>
          </table:table-cell>
          <table:table-cell table:number-columns-repeated="2"/>
        </table:table-row>
        <table:table-row table:style-name="ro2">
          <table:table-cell office:value-type="string">
            <text:p>Too Basic</text:p>
          </table:table-cell>
          <table:table-cell/>
          <table:table-cell office:value-type="string">
            <text:p>Intermediate</text:p>
          </table:table-cell>
          <table:table-cell office:value-type="float" office:value="25">
            <text:p>25</text:p>
          </table:table-cell>
          <table:table-cell office:value-type="string">
            <text:p>At Once</text:p>
          </table:table-cell>
          <table:table-cell office:value-type="float" office:value="80">
            <text:p>80</text:p>
          </table:table-cell>
          <table:table-cell table:number-columns-repeated="2" office:value-type="float" office:value="100">
            <text:p>100</text:p>
          </table:table-cell>
          <table:table-cell table:number-columns-repeated="2" office:value-type="float" office:value="80">
            <text:p>80</text:p>
          </table:table-cell>
          <table:table-cell office:value-type="string">
            <text:p>Getting started with Drupal</text:p>
          </table:table-cell>
          <table:table-cell office:value-type="string">
            <text:p>ultimateboy</text:p>
          </table:table-cell>
          <table:table-cell table:number-columns-repeated="2"/>
        </table:table-row>
        <table:table-row table:style-name="ro3">
          <table:table-cell office:value-type="string">
            <text:p>Just Right</text:p>
          </table:table-cell>
          <table:table-cell office:value-type="string">
            <text:p>2nd best presentation of the conference with lots of useful tips; techniques and modules for SEO. Thanks so much!!</text:p>
          </table:table-cell>
          <table:table-cell office:value-type="string">
            <text:p>Novice</text:p>
          </table:table-cell>
          <table:table-cell office:value-type="float" office:value="50">
            <text:p>50</text:p>
          </table:table-cell>
          <table:table-cell office:value-type="string">
            <text:p>At Once</text:p>
          </table:table-cell>
          <table:table-cell table:number-columns-repeated="5" office:value-type="float" office:value="100">
            <text:p>100</text:p>
          </table:table-cell>
          <table:table-cell office:value-type="string">
            <text:p>Basics of Search Engine Optimization: Making Your Drupal Site SEO Friendly While Improving Your Online Presence</text:p>
          </table:table-cell>
          <table:table-cell office:value-type="string">
            <text:p>dohnelly</text:p>
          </table:table-cell>
          <table:table-cell office:value-type="string">
            <text:p>pattiw</text:p>
          </table:table-cell>
          <table:table-cell/>
        </table:table-row>
        <table:table-row table:style-name="ro3">
          <table:table-cell office:value-type="string">
            <text:p>Just Right</text:p>
          </table:table-cell>
          <table:table-cell office:value-type="string">
            <text:p>Great review of the critical components for solid seo management of my sites. <text:s/>The specmods mods for d6 d7 were very helpful for use in the coming week.</text:p>
          </table:table-cell>
          <table:table-cell office:value-type="string">
            <text:p>Novice</text:p>
          </table:table-cell>
          <table:table-cell office:value-type="float" office:value="50">
            <text:p>50</text:p>
          </table:table-cell>
          <table:table-cell office:value-type="string">
            <text:p>At Once</text:p>
          </table:table-cell>
          <table:table-cell table:number-columns-repeated="3" office:value-type="float" office:value="80">
            <text:p>80</text:p>
          </table:table-cell>
          <table:table-cell office:value-type="float" office:value="60">
            <text:p>60</text:p>
          </table:table-cell>
          <table:table-cell office:value-type="float" office:value="80">
            <text:p>80</text:p>
          </table:table-cell>
          <table:table-cell office:value-type="string">
            <text:p>Basics of Search Engine Optimization: Making Your Drupal Site SEO Friendly While Improving Your Online Presence</text:p>
          </table:table-cell>
          <table:table-cell office:value-type="string">
            <text:p>dohnelly</text:p>
          </table:table-cell>
          <table:table-cell office:value-type="string">
            <text:p>pattiw</text:p>
          </table:table-cell>
          <table:table-cell/>
        </table:table-row>
        <table:table-row table:style-name="ro3">
          <table:table-cell office:value-type="string">
            <text:p>Just Right</text:p>
          </table:table-cell>
          <table:table-cell office:value-type="string">
            <text:p>This session should be a staple at DrupalCamps. SEO is sooo important; that an updated session every year would be ideal.</text:p>
          </table:table-cell>
          <table:table-cell office:value-type="string">
            <text:p>Intermediate</text:p>
          </table:table-cell>
          <table:table-cell office:value-type="float" office:value="50">
            <text:p>50</text:p>
          </table:table-cell>
          <table:table-cell office:value-type="string">
            <text:p>At Once</text:p>
          </table:table-cell>
          <table:table-cell office:value-type="float" office:value="100">
            <text:p>100</text:p>
          </table:table-cell>
          <table:table-cell office:value-type="float" office:value="80">
            <text:p>80</text:p>
          </table:table-cell>
          <table:table-cell office:value-type="float" office:value="100">
            <text:p>100</text:p>
          </table:table-cell>
          <table:table-cell table:number-columns-repeated="2" office:value-type="float" office:value="80">
            <text:p>80</text:p>
          </table:table-cell>
          <table:table-cell office:value-type="string">
            <text:p>Basics of Search Engine Optimization: Making Your Drupal Site SEO Friendly While Improving Your Online Presence</text:p>
          </table:table-cell>
          <table:table-cell office:value-type="string">
            <text:p>dohnelly</text:p>
          </table:table-cell>
          <table:table-cell office:value-type="string">
            <text:p>pattiw</text:p>
          </table:table-cell>
          <table:table-cell/>
        </table:table-row>
        <table:table-row table:style-name="ro2">
          <table:table-cell office:value-type="string">
            <text:p>Just Right</text:p>
          </table:table-cell>
          <table:table-cell office:value-type="string">
            <text:p>They packed a lot of SEO information; both general and Drupal specific; into their time slot. Well presented.</text:p>
          </table:table-cell>
          <table:table-cell office:value-type="string">
            <text:p>Intermediate</text:p>
          </table:table-cell>
          <table:table-cell office:value-type="float" office:value="25">
            <text:p>25</text:p>
          </table:table-cell>
          <table:table-cell office:value-type="string">
            <text:p>At Once</text:p>
          </table:table-cell>
          <table:table-cell table:number-columns-repeated="4" office:value-type="float" office:value="100">
            <text:p>100</text:p>
          </table:table-cell>
          <table:table-cell office:value-type="float" office:value="80">
            <text:p>80</text:p>
          </table:table-cell>
          <table:table-cell office:value-type="string">
            <text:p>Basics of Search Engine Optimization: Making Your Drupal Site SEO Friendly While Improving Your Online Presence</text:p>
          </table:table-cell>
          <table:table-cell office:value-type="string">
            <text:p>dohnelly</text:p>
          </table:table-cell>
          <table:table-cell office:value-type="string">
            <text:p>pattiw</text:p>
          </table:table-cell>
          <table:table-cell/>
        </table:table-row>
        <table:table-row table:style-name="ro3">
          <table:table-cell office:value-type="string">
            <text:p>Just Right</text:p>
          </table:table-cell>
          <table:table-cell office:value-type="string">
            <text:p>Some good info; especially as regards changes with what is and isn't being used for optimization at the moment. <text:s/>Very useful.</text:p>
          </table:table-cell>
          <table:table-cell office:value-type="string">
            <text:p>Intermediate</text:p>
          </table:table-cell>
          <table:table-cell office:value-type="float" office:value="50">
            <text:p>50</text:p>
          </table:table-cell>
          <table:table-cell office:value-type="string">
            <text:p>At Once</text:p>
          </table:table-cell>
          <table:table-cell office:value-type="float" office:value="100">
            <text:p>100</text:p>
          </table:table-cell>
          <table:table-cell office:value-type="float" office:value="80">
            <text:p>80</text:p>
          </table:table-cell>
          <table:table-cell office:value-type="float" office:value="100">
            <text:p>100</text:p>
          </table:table-cell>
          <table:table-cell office:value-type="float" office:value="80">
            <text:p>80</text:p>
          </table:table-cell>
          <table:table-cell office:value-type="float" office:value="100">
            <text:p>100</text:p>
          </table:table-cell>
          <table:table-cell office:value-type="string">
            <text:p>Basics of Search Engine Optimization: Making Your Drupal Site SEO Friendly While Improving Your Online Presence</text:p>
          </table:table-cell>
          <table:table-cell office:value-type="string">
            <text:p>dohnelly</text:p>
          </table:table-cell>
          <table:table-cell office:value-type="string">
            <text:p>pattiw</text:p>
          </table:table-cell>
          <table:table-cell/>
        </table:table-row>
        <table:table-row table:style-name="ro2">
          <table:table-cell office:value-type="string">
            <text:p>Too Basic</text:p>
          </table:table-cell>
          <table:table-cell office:value-type="string">
            <text:p>Showing examples instead of an outline would have been nice.</text:p>
          </table:table-cell>
          <table:table-cell office:value-type="string">
            <text:p>Intermediate</text:p>
          </table:table-cell>
          <table:table-cell office:value-type="float" office:value="0">
            <text:p>0</text:p>
          </table:table-cell>
          <table:table-cell office:value-type="string">
            <text:p>At Once</text:p>
          </table:table-cell>
          <table:table-cell office:value-type="float" office:value="60">
            <text:p>60</text:p>
          </table:table-cell>
          <table:table-cell office:value-type="float" office:value="80">
            <text:p>80</text:p>
          </table:table-cell>
          <table:table-cell office:value-type="float" office:value="100">
            <text:p>100</text:p>
          </table:table-cell>
          <table:table-cell table:number-columns-repeated="2" office:value-type="float" office:value="60">
            <text:p>60</text:p>
          </table:table-cell>
          <table:table-cell office:value-type="string">
            <text:p>Basics of Search Engine Optimization: Making Your Drupal Site SEO Friendly While Improving Your Online Presence</text:p>
          </table:table-cell>
          <table:table-cell office:value-type="string">
            <text:p>dohnelly</text:p>
          </table:table-cell>
          <table:table-cell office:value-type="string">
            <text:p>pattiw</text:p>
          </table:table-cell>
          <table:table-cell/>
        </table:table-row>
        <table:table-row table:style-name="ro2">
          <table:table-cell/>
          <table:table-cell office:value-type="string">
            <text:p>Best session so far!</text:p>
          </table:table-cell>
          <table:table-cell office:value-type="string">
            <text:p>Novice</text:p>
          </table:table-cell>
          <table:table-cell office:value-type="float" office:value="50">
            <text:p>50</text:p>
          </table:table-cell>
          <table:table-cell office:value-type="string">
            <text:p>At Once</text:p>
          </table:table-cell>
          <table:table-cell table:number-columns-repeated="5" office:value-type="float" office:value="100">
            <text:p>100</text:p>
          </table:table-cell>
          <table:table-cell office:value-type="string">
            <text:p>How Much Is This Baby Gonna Cost Me?</text:p>
          </table:table-cell>
          <table:table-cell office:value-type="string">
            <text:p>sethlbrown</text:p>
          </table:table-cell>
          <table:table-cell table:number-columns-repeated="2"/>
        </table:table-row>
        <table:table-row table:style-name="ro3">
          <table:table-cell office:value-type="string">
            <text:p>Just Right</text:p>
          </table:table-cell>
          <table:table-cell office:value-type="string">
            <text:p>Great information for people who develop and manage projects. <text:s/>I think they could have even divided the class into 2 sessions; one for estimating; and one for decomposing a website. <text:s/></text:p>
          </table:table-cell>
          <table:table-cell office:value-type="string">
            <text:p>Novice</text:p>
          </table:table-cell>
          <table:table-cell office:value-type="float" office:value="75">
            <text:p>75</text:p>
          </table:table-cell>
          <table:table-cell office:value-type="string">
            <text:p>2-6 months</text:p>
          </table:table-cell>
          <table:table-cell office:value-type="float" office:value="100">
            <text:p>100</text:p>
          </table:table-cell>
          <table:table-cell office:value-type="float" office:value="60">
            <text:p>60</text:p>
          </table:table-cell>
          <table:table-cell table:number-columns-repeated="2" office:value-type="float" office:value="100">
            <text:p>100</text:p>
          </table:table-cell>
          <table:table-cell office:value-type="float" office:value="80">
            <text:p>80</text:p>
          </table:table-cell>
          <table:table-cell office:value-type="string">
            <text:p>How Much Is This Baby Gonna Cost Me?</text:p>
          </table:table-cell>
          <table:table-cell office:value-type="string">
            <text:p>sethlbrown</text:p>
          </table:table-cell>
          <table:table-cell table:number-columns-repeated="2"/>
        </table:table-row>
        <table:table-row table:style-name="ro2">
          <table:table-cell office:value-type="string">
            <text:p>Too Basic</text:p>
          </table:table-cell>
          <table:table-cell office:value-type="string">
            <text:p>Wasted time and was not inclusive for smaller or mid-sized firms. Must focus on pricing and do's/don'ts.</text:p>
          </table:table-cell>
          <table:table-cell office:value-type="string">
            <text:p>Novice</text:p>
          </table:table-cell>
          <table:table-cell office:value-type="float" office:value="25">
            <text:p>25</text:p>
          </table:table-cell>
          <table:table-cell office:value-type="string">
            <text:p>Will Not Use</text:p>
          </table:table-cell>
          <table:table-cell table:number-columns-repeated="2" office:value-type="float" office:value="20">
            <text:p>20</text:p>
          </table:table-cell>
          <table:table-cell office:value-type="float" office:value="60">
            <text:p>60</text:p>
          </table:table-cell>
          <table:table-cell table:number-columns-repeated="2" office:value-type="float" office:value="20">
            <text:p>20</text:p>
          </table:table-cell>
          <table:table-cell office:value-type="string">
            <text:p>How Much Is This Baby Gonna Cost Me?</text:p>
          </table:table-cell>
          <table:table-cell office:value-type="string">
            <text:p>sethlbrown</text:p>
          </table:table-cell>
          <table:table-cell table:number-columns-repeated="2"/>
        </table:table-row>
        <table:table-row table:style-name="ro2">
          <table:table-cell office:value-type="string">
            <text:p>Just Right</text:p>
          </table:table-cell>
          <table:table-cell office:value-type="string">
            <text:p>This was a great talk; and I definitely wanted to know more.</text:p>
          </table:table-cell>
          <table:table-cell office:value-type="string">
            <text:p>Intermediate</text:p>
          </table:table-cell>
          <table:table-cell office:value-type="float" office:value="50">
            <text:p>50</text:p>
          </table:table-cell>
          <table:table-cell office:value-type="string">
            <text:p>2-6 months</text:p>
          </table:table-cell>
          <table:table-cell office:value-type="float" office:value="80">
            <text:p>80</text:p>
          </table:table-cell>
          <table:table-cell table:number-columns-repeated="2" office:value-type="float" office:value="100">
            <text:p>100</text:p>
          </table:table-cell>
          <table:table-cell table:number-columns-repeated="2" office:value-type="float" office:value="80">
            <text:p>80</text:p>
          </table:table-cell>
          <table:table-cell office:value-type="string">
            <text:p>How Much Is This Baby Gonna Cost Me?</text:p>
          </table:table-cell>
          <table:table-cell office:value-type="string">
            <text:p>sethlbrown</text:p>
          </table:table-cell>
          <table:table-cell table:number-columns-repeated="2"/>
        </table:table-row>
        <table:table-row table:style-name="ro2">
          <table:table-cell office:value-type="string">
            <text:p>Just Right</text:p>
          </table:table-cell>
          <table:table-cell/>
          <table:table-cell office:value-type="string">
            <text:p>Intermediate</text:p>
          </table:table-cell>
          <table:table-cell office:value-type="float" office:value="25">
            <text:p>25</text:p>
          </table:table-cell>
          <table:table-cell office:value-type="string">
            <text:p>At Once</text:p>
          </table:table-cell>
          <table:table-cell office:value-type="float" office:value="80">
            <text:p>80</text:p>
          </table:table-cell>
          <table:table-cell office:value-type="float" office:value="60">
            <text:p>60</text:p>
          </table:table-cell>
          <table:table-cell table:number-columns-repeated="3" office:value-type="float" office:value="80">
            <text:p>80</text:p>
          </table:table-cell>
          <table:table-cell office:value-type="string">
            <text:p>How Much Is This Baby Gonna Cost Me?</text:p>
          </table:table-cell>
          <table:table-cell office:value-type="string">
            <text:p>sethlbrown</text:p>
          </table:table-cell>
          <table:table-cell table:number-columns-repeated="2"/>
        </table:table-row>
        <table:table-row table:style-name="ro10">
          <table:table-cell office:value-type="string">
            <text:p>Just Right</text:p>
          </table:table-cell>
          <table:table-cell office:value-type="string">
            <text:p>This session was my favorite mainly because of Seth's presentation style; but the content was fantastic for a Drupal programmer - turned - project manager; looking for ways to manage other people doing what I used to just do myself. <text:s/>Great ideas; thanks!</text:p>
            <text:p>\</text:p>
            <text:p>\</text:p>
            <text:p>The breakdown of the web page into the functional Drupal parts was super useful. <text:s/>It really deserved more time; but not at the expense of the other parts of the presentation. <text:s/>I'd suggest that could be a session (or one of your freebie training videos?) all on it's own.</text:p>
          </table:table-cell>
          <table:table-cell office:value-type="string">
            <text:p>Novice</text:p>
          </table:table-cell>
          <table:table-cell office:value-type="float" office:value="100">
            <text:p>100</text:p>
          </table:table-cell>
          <table:table-cell office:value-type="string">
            <text:p>At Once</text:p>
          </table:table-cell>
          <table:table-cell table:number-columns-repeated="5" office:value-type="float" office:value="100">
            <text:p>100</text:p>
          </table:table-cell>
          <table:table-cell office:value-type="string">
            <text:p>How Much Is This Baby Gonna Cost Me?</text:p>
          </table:table-cell>
          <table:table-cell office:value-type="string">
            <text:p>sethlbrown</text:p>
          </table:table-cell>
          <table:table-cell table:number-columns-repeated="2"/>
        </table:table-row>
        <table:table-row table:style-name="ro3">
          <table:table-cell office:value-type="string">
            <text:p>Too Basic</text:p>
          </table:table-cell>
          <table:table-cell office:value-type="string">
            <text:p>It wasn't until the last two minutes of the session that they even acknowledged the topic. It seemed they were more interested in telling how awesome Lullabot is.</text:p>
          </table:table-cell>
          <table:table-cell office:value-type="string">
            <text:p>Intermediate</text:p>
          </table:table-cell>
          <table:table-cell office:value-type="float" office:value="25">
            <text:p>25</text:p>
          </table:table-cell>
          <table:table-cell office:value-type="string">
            <text:p>Will Not Use</text:p>
          </table:table-cell>
          <table:table-cell office:value-type="float" office:value="20">
            <text:p>20</text:p>
          </table:table-cell>
          <table:table-cell table:number-columns-repeated="2" office:value-type="float" office:value="40">
            <text:p>40</text:p>
          </table:table-cell>
          <table:table-cell office:value-type="float" office:value="80">
            <text:p>80</text:p>
          </table:table-cell>
          <table:table-cell office:value-type="float" office:value="40">
            <text:p>40</text:p>
          </table:table-cell>
          <table:table-cell office:value-type="string">
            <text:p>How Much Is This Baby Gonna Cost Me?</text:p>
          </table:table-cell>
          <table:table-cell office:value-type="string">
            <text:p>sethlbrown</text:p>
          </table:table-cell>
          <table:table-cell table:number-columns-repeated="2"/>
        </table:table-row>
        <table:table-row table:style-name="ro2">
          <table:table-cell office:value-type="string">
            <text:p>Just Right</text:p>
          </table:table-cell>
          <table:table-cell office:value-type="string">
            <text:p>interesting topic and a way for me to NOT have to learn photoshop :)</text:p>
          </table:table-cell>
          <table:table-cell office:value-type="string">
            <text:p>Advanced</text:p>
          </table:table-cell>
          <table:table-cell office:value-type="float" office:value="50">
            <text:p>50</text:p>
          </table:table-cell>
          <table:table-cell office:value-type="string">
            <text:p>At Once</text:p>
          </table:table-cell>
          <table:table-cell table:number-columns-repeated="5" office:value-type="float" office:value="100">
            <text:p>100</text:p>
          </table:table-cell>
          <table:table-cell office:value-type="string">
            <text:p>Design in the Browser: Use CSS to Stop Lying to Ourselves and Our Clients</text:p>
          </table:table-cell>
          <table:table-cell office:value-type="string">
            <text:p>canarymason</text:p>
          </table:table-cell>
          <table:table-cell table:number-columns-repeated="2"/>
        </table:table-row>
        <table:table-row table:style-name="ro3">
          <table:table-cell office:value-type="string">
            <text:p>Just Right</text:p>
          </table:table-cell>
          <table:table-cell office:value-type="string">
            <text:p>Great session. remember to zoom in on your CSS so we can see your examples on the screen. Looking forward to checking out thecodingdesigner.com for further info.</text:p>
          </table:table-cell>
          <table:table-cell office:value-type="string">
            <text:p>Intermediate</text:p>
          </table:table-cell>
          <table:table-cell office:value-type="float" office:value="75">
            <text:p>75</text:p>
          </table:table-cell>
          <table:table-cell office:value-type="string">
            <text:p>At Once</text:p>
          </table:table-cell>
          <table:table-cell office:value-type="float" office:value="80">
            <text:p>80</text:p>
          </table:table-cell>
          <table:table-cell table:number-columns-repeated="2" office:value-type="float" office:value="100">
            <text:p>100</text:p>
          </table:table-cell>
          <table:table-cell office:value-type="float" office:value="60">
            <text:p>60</text:p>
          </table:table-cell>
          <table:table-cell office:value-type="float" office:value="80">
            <text:p>80</text:p>
          </table:table-cell>
          <table:table-cell office:value-type="string">
            <text:p>Design in the Browser: Use CSS to Stop Lying to Ourselves and Our Clients</text:p>
          </table:table-cell>
          <table:table-cell office:value-type="string">
            <text:p>canarymason</text:p>
          </table:table-cell>
          <table:table-cell table:number-columns-repeated="2"/>
        </table:table-row>
        <table:table-row table:style-name="ro2">
          <table:table-cell office:value-type="string">
            <text:p>Just Right</text:p>
          </table:table-cell>
          <table:table-cell office:value-type="string">
            <text:p>Great presentation -</text:p>
          </table:table-cell>
          <table:table-cell office:value-type="string">
            <text:p>Intermediate</text:p>
          </table:table-cell>
          <table:table-cell office:value-type="float" office:value="100">
            <text:p>100</text:p>
          </table:table-cell>
          <table:table-cell office:value-type="string">
            <text:p>At Once</text:p>
          </table:table-cell>
          <table:table-cell office:value-type="float" office:value="80">
            <text:p>80</text:p>
          </table:table-cell>
          <table:table-cell office:value-type="float" office:value="60">
            <text:p>60</text:p>
          </table:table-cell>
          <table:table-cell table:number-columns-repeated="2" office:value-type="float" office:value="80">
            <text:p>80</text:p>
          </table:table-cell>
          <table:table-cell office:value-type="float" office:value="100">
            <text:p>100</text:p>
          </table:table-cell>
          <table:table-cell office:value-type="string">
            <text:p>Design in the Browser: Use CSS to Stop Lying to Ourselves and Our Clients</text:p>
          </table:table-cell>
          <table:table-cell office:value-type="string">
            <text:p>canarymason</text:p>
          </table:table-cell>
          <table:table-cell table:number-columns-repeated="2"/>
        </table:table-row>
        <table:table-row table:style-name="ro3">
          <table:table-cell office:value-type="string">
            <text:p>Just Right</text:p>
          </table:table-cell>
          <table:table-cell office:value-type="string">
            <text:p>This was a great session. I'm new to drupal and looking for ways to design in drupal. this information appears to be what I have been looking for.</text:p>
          </table:table-cell>
          <table:table-cell office:value-type="string">
            <text:p>Novice</text:p>
          </table:table-cell>
          <table:table-cell office:value-type="float" office:value="100">
            <text:p>100</text:p>
          </table:table-cell>
          <table:table-cell office:value-type="string">
            <text:p>At Once</text:p>
          </table:table-cell>
          <table:table-cell table:number-columns-repeated="5" office:value-type="float" office:value="100">
            <text:p>100</text:p>
          </table:table-cell>
          <table:table-cell office:value-type="string">
            <text:p>Design in the Browser: Use CSS to Stop Lying to Ourselves and Our Clients</text:p>
          </table:table-cell>
          <table:table-cell office:value-type="string">
            <text:p>canarymason</text:p>
          </table:table-cell>
          <table:table-cell table:number-columns-repeated="2"/>
        </table:table-row>
        <table:table-row table:style-name="ro3">
          <table:table-cell office:value-type="string">
            <text:p>Just Right</text:p>
          </table:table-cell>
          <table:table-cell office:value-type="string">
            <text:p>Drupal connection was barely touched upon. <text:s/>Presentation was good but I would have liked to see more time spent on the Drupal Sandbox.</text:p>
          </table:table-cell>
          <table:table-cell office:value-type="string">
            <text:p>Novice</text:p>
          </table:table-cell>
          <table:table-cell office:value-type="float" office:value="75">
            <text:p>75</text:p>
          </table:table-cell>
          <table:table-cell office:value-type="string">
            <text:p>At Once</text:p>
          </table:table-cell>
          <table:table-cell office:value-type="float" office:value="60">
            <text:p>60</text:p>
          </table:table-cell>
          <table:table-cell table:number-columns-repeated="3" office:value-type="float" office:value="80">
            <text:p>80</text:p>
          </table:table-cell>
          <table:table-cell office:value-type="float" office:value="60">
            <text:p>60</text:p>
          </table:table-cell>
          <table:table-cell office:value-type="string">
            <text:p>Design in the Browser: Use CSS to Stop Lying to Ourselves and Our Clients</text:p>
          </table:table-cell>
          <table:table-cell office:value-type="string">
            <text:p>canarymason</text:p>
          </table:table-cell>
          <table:table-cell table:number-columns-repeated="2"/>
        </table:table-row>
        <table:table-row table:style-name="ro2">
          <table:table-cell office:value-type="string">
            <text:p>Just Right</text:p>
          </table:table-cell>
          <table:table-cell/>
          <table:table-cell office:value-type="string">
            <text:p>Novice</text:p>
          </table:table-cell>
          <table:table-cell office:value-type="float" office:value="75">
            <text:p>75</text:p>
          </table:table-cell>
          <table:table-cell office:value-type="string">
            <text:p>2-6 months</text:p>
          </table:table-cell>
          <table:table-cell table:number-columns-repeated="2" office:value-type="float" office:value="100">
            <text:p>100</text:p>
          </table:table-cell>
          <table:table-cell table:number-columns-repeated="2" office:value-type="float" office:value="80">
            <text:p>80</text:p>
          </table:table-cell>
          <table:table-cell office:value-type="float" office:value="100">
            <text:p>100</text:p>
          </table:table-cell>
          <table:table-cell office:value-type="string">
            <text:p>Design in the Browser: Use CSS to Stop Lying to Ourselves and Our Clients</text:p>
          </table:table-cell>
          <table:table-cell office:value-type="string">
            <text:p>canarymason</text:p>
          </table:table-cell>
          <table:table-cell table:number-columns-repeated="2"/>
        </table:table-row>
        <table:table-row table:style-name="ro8">
          <table:table-cell/>
          <table:table-cell office:value-type="string">
            <text:p>This is actually the second time I've seen this presentation; but the information was still good and useful to revisit. I would have liked to seen more in the way of examples of the process in action; rather then the time spent on Sass &amp; Compass (which really should be their own session as the speaker suggested).</text:p>
          </table:table-cell>
          <table:table-cell office:value-type="string">
            <text:p>Intermediate</text:p>
          </table:table-cell>
          <table:table-cell office:value-type="float" office:value="0">
            <text:p>0</text:p>
          </table:table-cell>
          <table:table-cell office:value-type="string">
            <text:p>2-6 months</text:p>
          </table:table-cell>
          <table:table-cell office:value-type="float" office:value="80">
            <text:p>80</text:p>
          </table:table-cell>
          <table:table-cell table:number-columns-repeated="4" office:value-type="float" office:value="100">
            <text:p>100</text:p>
          </table:table-cell>
          <table:table-cell office:value-type="string">
            <text:p>Design in the Browser: Use CSS to Stop Lying to Ourselves and Our Clients</text:p>
          </table:table-cell>
          <table:table-cell office:value-type="string">
            <text:p>canarymason</text:p>
          </table:table-cell>
          <table:table-cell table:number-columns-repeated="2"/>
        </table:table-row>
        <table:table-row table:style-name="ro8">
          <table:table-cell office:value-type="string">
            <text:p>Just Right</text:p>
          </table:table-cell>
          <table:table-cell office:value-type="string">
            <text:p>Ended up going to this session instead of the one I'd initially planned and found it a very useful point of view. <text:s/>Will definitely keep this in mind next time I asked to design a web site and the approach suggested might have helped the designers and developers I recently had to work with.</text:p>
          </table:table-cell>
          <table:table-cell office:value-type="string">
            <text:p>Intermediate</text:p>
          </table:table-cell>
          <table:table-cell office:value-type="float" office:value="75">
            <text:p>75</text:p>
          </table:table-cell>
          <table:table-cell office:value-type="string">
            <text:p>At Once</text:p>
          </table:table-cell>
          <table:table-cell office:value-type="float" office:value="100">
            <text:p>100</text:p>
          </table:table-cell>
          <table:table-cell office:value-type="float" office:value="80">
            <text:p>80</text:p>
          </table:table-cell>
          <table:table-cell table:number-columns-repeated="3" office:value-type="float" office:value="100">
            <text:p>100</text:p>
          </table:table-cell>
          <table:table-cell office:value-type="string">
            <text:p>Design in the Browser: Use CSS to Stop Lying to Ourselves and Our Clients</text:p>
          </table:table-cell>
          <table:table-cell office:value-type="string">
            <text:p>canarymason</text:p>
          </table:table-cell>
          <table:table-cell table:number-columns-repeated="2"/>
        </table:table-row>
        <table:table-row table:style-name="ro7">
          <table:table-cell office:value-type="string">
            <text:p>Just Right</text:p>
          </table:table-cell>
          <table:table-cell office:value-type="string">
            <text:p>In a 45-minute session; there is simply not time to spend 20 minutes or so selling the idea of \design in the browser\". <text:s/>We read the session description and showed up already; so the focus needs to move much more quickly to the \"how\" of the matter. <text:s/>Figure out how to enlarge font sizes for your software or demo in something else. <text:s/>The coding examples felt contextless; and the toolkit felt out-of-place (not bad; just unexpected) given the session description"</text:p>
          </table:table-cell>
          <table:table-cell office:value-type="string">
            <text:p>Intermediate</text:p>
          </table:table-cell>
          <table:table-cell office:value-type="float" office:value="75">
            <text:p>75</text:p>
          </table:table-cell>
          <table:table-cell office:value-type="string">
            <text:p>2-6 months</text:p>
          </table:table-cell>
          <table:table-cell office:value-type="float" office:value="40">
            <text:p>40</text:p>
          </table:table-cell>
          <table:table-cell office:value-type="float" office:value="80">
            <text:p>80</text:p>
          </table:table-cell>
          <table:table-cell office:value-type="float" office:value="100">
            <text:p>100</text:p>
          </table:table-cell>
          <table:table-cell office:value-type="float" office:value="40">
            <text:p>40</text:p>
          </table:table-cell>
          <table:table-cell office:value-type="float" office:value="20">
            <text:p>20</text:p>
          </table:table-cell>
          <table:table-cell office:value-type="string">
            <text:p>Design in the Browser: Use CSS to Stop Lying to Ourselves and Our Clients</text:p>
          </table:table-cell>
          <table:table-cell office:value-type="string">
            <text:p>canarymason</text:p>
          </table:table-cell>
          <table:table-cell table:number-columns-repeated="2"/>
        </table:table-row>
        <table:table-row table:style-name="ro2">
          <table:table-cell office:value-type="string">
            <text:p>Just Right</text:p>
          </table:table-cell>
          <table:table-cell office:value-type="string">
            <text:p>Really learned some fantastic stuff about the CSS precompilers; that I'm anxious to try out.</text:p>
          </table:table-cell>
          <table:table-cell office:value-type="string">
            <text:p>Intermediate</text:p>
          </table:table-cell>
          <table:table-cell office:value-type="float" office:value="75">
            <text:p>75</text:p>
          </table:table-cell>
          <table:table-cell office:value-type="string">
            <text:p>At Once</text:p>
          </table:table-cell>
          <table:table-cell office:value-type="float" office:value="80">
            <text:p>80</text:p>
          </table:table-cell>
          <table:table-cell office:value-type="float" office:value="60">
            <text:p>60</text:p>
          </table:table-cell>
          <table:table-cell office:value-type="float" office:value="100">
            <text:p>100</text:p>
          </table:table-cell>
          <table:table-cell table:number-columns-repeated="2" office:value-type="float" office:value="80">
            <text:p>80</text:p>
          </table:table-cell>
          <table:table-cell office:value-type="string">
            <text:p>Design in the Browser: Use CSS to Stop Lying to Ourselves and Our Clients</text:p>
          </table:table-cell>
          <table:table-cell office:value-type="string">
            <text:p>canarymason</text:p>
          </table:table-cell>
          <table:table-cell table:number-columns-repeated="2"/>
        </table:table-row>
        <table:table-row table:style-name="ro2">
          <table:table-cell office:value-type="string">
            <text:p>Just Right</text:p>
          </table:table-cell>
          <table:table-cell/>
          <table:table-cell office:value-type="string">
            <text:p>Intermediate</text:p>
          </table:table-cell>
          <table:table-cell office:value-type="float" office:value="50">
            <text:p>50</text:p>
          </table:table-cell>
          <table:table-cell office:value-type="string">
            <text:p>Will Not Use</text:p>
          </table:table-cell>
          <table:table-cell table:number-columns-repeated="3" office:value-type="float" office:value="80">
            <text:p>80</text:p>
          </table:table-cell>
          <table:table-cell office:value-type="float" office:value="60">
            <text:p>60</text:p>
          </table:table-cell>
          <table:table-cell office:value-type="float" office:value="80">
            <text:p>80</text:p>
          </table:table-cell>
          <table:table-cell office:value-type="string">
            <text:p>Design in the Browser: Use CSS to Stop Lying to Ourselves and Our Clients</text:p>
          </table:table-cell>
          <table:table-cell office:value-type="string">
            <text:p>canarymason</text:p>
          </table:table-cell>
          <table:table-cell table:number-columns-repeated="2"/>
        </table:table-row>
        <table:table-row table:style-name="ro2">
          <table:table-cell office:value-type="string">
            <text:p>Just Right</text:p>
          </table:table-cell>
          <table:table-cell/>
          <table:table-cell office:value-type="string">
            <text:p>Intermediate</text:p>
          </table:table-cell>
          <table:table-cell office:value-type="float" office:value="75">
            <text:p>75</text:p>
          </table:table-cell>
          <table:table-cell office:value-type="string">
            <text:p>At Once</text:p>
          </table:table-cell>
          <table:table-cell table:number-columns-repeated="5" office:value-type="float" office:value="100">
            <text:p>100</text:p>
          </table:table-cell>
          <table:table-cell office:value-type="string">
            <text:p>Design in the Browser: Use CSS to Stop Lying to Ourselves and Our Clients</text:p>
          </table:table-cell>
          <table:table-cell office:value-type="string">
            <text:p>canarymason</text:p>
          </table:table-cell>
          <table:table-cell table:number-columns-repeated="2"/>
        </table:table-row>
        <table:table-row table:style-name="ro2">
          <table:table-cell office:value-type="string">
            <text:p>Too Basic</text:p>
          </table:table-cell>
          <table:table-cell/>
          <table:table-cell office:value-type="string">
            <text:p>Intermediate</text:p>
          </table:table-cell>
          <table:table-cell office:value-type="float" office:value="25">
            <text:p>25</text:p>
          </table:table-cell>
          <table:table-cell office:value-type="string">
            <text:p>At Once</text:p>
          </table:table-cell>
          <table:table-cell office:value-type="float" office:value="80">
            <text:p>80</text:p>
          </table:table-cell>
          <table:table-cell table:number-columns-repeated="2" office:value-type="float" office:value="100">
            <text:p>100</text:p>
          </table:table-cell>
          <table:table-cell office:value-type="float" office:value="80">
            <text:p>80</text:p>
          </table:table-cell>
          <table:table-cell office:value-type="float" office:value="100">
            <text:p>100</text:p>
          </table:table-cell>
          <table:table-cell office:value-type="string">
            <text:p>Design in the Browser: Use CSS to Stop Lying to Ourselves and Our Clients</text:p>
          </table:table-cell>
          <table:table-cell office:value-type="string">
            <text:p>canarymason</text:p>
          </table:table-cell>
          <table:table-cell table:number-columns-repeated="2"/>
        </table:table-row>
        <table:table-row table:style-name="ro2">
          <table:table-cell office:value-type="string">
            <text:p>Too Complex</text:p>
          </table:table-cell>
          <table:table-cell office:value-type="string">
            <text:p>I chose the wrong session.</text:p>
          </table:table-cell>
          <table:table-cell office:value-type="string">
            <text:p>Novice</text:p>
          </table:table-cell>
          <table:table-cell office:value-type="float" office:value="75">
            <text:p>75</text:p>
          </table:table-cell>
          <table:table-cell office:value-type="string">
            <text:p>Will Not Use</text:p>
          </table:table-cell>
          <table:table-cell table:number-columns-repeated="2" office:value-type="float" office:value="80">
            <text:p>80</text:p>
          </table:table-cell>
          <table:table-cell office:value-type="float" office:value="100">
            <text:p>100</text:p>
          </table:table-cell>
          <table:table-cell office:value-type="float" office:value="0">
            <text:p>0</text:p>
          </table:table-cell>
          <table:table-cell office:value-type="float" office:value="80">
            <text:p>80</text:p>
          </table:table-cell>
          <table:table-cell office:value-type="string">
            <text:p>Design in the Browser: Use CSS to Stop Lying to Ourselves and Our Clients</text:p>
          </table:table-cell>
          <table:table-cell office:value-type="string">
            <text:p>canarymason</text:p>
          </table:table-cell>
          <table:table-cell table:number-columns-repeated="2"/>
        </table:table-row>
        <table:table-row table:style-name="ro2">
          <table:table-cell office:value-type="string">
            <text:p>Too Complex</text:p>
          </table:table-cell>
          <table:table-cell/>
          <table:table-cell office:value-type="string">
            <text:p>Novice</text:p>
          </table:table-cell>
          <table:table-cell office:value-type="float" office:value="100">
            <text:p>100</text:p>
          </table:table-cell>
          <table:table-cell office:value-type="string">
            <text:p>7-12 months</text:p>
          </table:table-cell>
          <table:table-cell office:value-type="float" office:value="60">
            <text:p>60</text:p>
          </table:table-cell>
          <table:table-cell table:number-columns-repeated="2" office:value-type="float" office:value="100">
            <text:p>100</text:p>
          </table:table-cell>
          <table:table-cell table:number-columns-repeated="2" office:value-type="float" office:value="60">
            <text:p>60</text:p>
          </table:table-cell>
          <table:table-cell office:value-type="string">
            <text:p>Design in the Browser: Use CSS to Stop Lying to Ourselves and Our Clients</text:p>
          </table:table-cell>
          <table:table-cell office:value-type="string">
            <text:p>canarymason</text:p>
          </table:table-cell>
          <table:table-cell table:number-columns-repeated="2"/>
        </table:table-row>
        <table:table-row table:style-name="ro4">
          <table:table-cell office:value-type="string">
            <text:p>Too Complex</text:p>
          </table:table-cell>
          <table:table-cell office:value-type="string">
            <text:p>The first half of the presentation was spent explaining why we should design in the browser rather than using photoshop; which was interesting but likely could have been a bit shorter. Unfortunately; I was then lost as he walked through somewhat complex CSS. It was definitely interesting but I should have probably prepped a bit better.</text:p>
          </table:table-cell>
          <table:table-cell office:value-type="string">
            <text:p>Novice</text:p>
          </table:table-cell>
          <table:table-cell office:value-type="float" office:value="100">
            <text:p>100</text:p>
          </table:table-cell>
          <table:table-cell office:value-type="string">
            <text:p>Will Not Use</text:p>
          </table:table-cell>
          <table:table-cell table:number-columns-repeated="2" office:value-type="float" office:value="60">
            <text:p>60</text:p>
          </table:table-cell>
          <table:table-cell office:value-type="float" office:value="100">
            <text:p>100</text:p>
          </table:table-cell>
          <table:table-cell office:value-type="float" office:value="60">
            <text:p>60</text:p>
          </table:table-cell>
          <table:table-cell office:value-type="float" office:value="80">
            <text:p>80</text:p>
          </table:table-cell>
          <table:table-cell office:value-type="string">
            <text:p>Design in the Browser: Use CSS to Stop Lying to Ourselves and Our Clients</text:p>
          </table:table-cell>
          <table:table-cell office:value-type="string">
            <text:p>canarymason</text:p>
          </table:table-cell>
          <table:table-cell table:number-columns-repeated="2"/>
        </table:table-row>
        <table:table-row table:style-name="ro2">
          <table:table-cell office:value-type="string">
            <text:p>Too Basic</text:p>
          </table:table-cell>
          <table:table-cell office:value-type="string">
            <text:p>Little tooo basic. </text:p>
          </table:table-cell>
          <table:table-cell office:value-type="string">
            <text:p>Novice</text:p>
          </table:table-cell>
          <table:table-cell office:value-type="float" office:value="50">
            <text:p>50</text:p>
          </table:table-cell>
          <table:table-cell office:value-type="string">
            <text:p>Will Not Use</text:p>
          </table:table-cell>
          <table:table-cell office:value-type="float" office:value="40">
            <text:p>40</text:p>
          </table:table-cell>
          <table:table-cell office:value-type="float" office:value="60">
            <text:p>60</text:p>
          </table:table-cell>
          <table:table-cell office:value-type="float" office:value="80">
            <text:p>80</text:p>
          </table:table-cell>
          <table:table-cell office:value-type="float" office:value="40">
            <text:p>40</text:p>
          </table:table-cell>
          <table:table-cell office:value-type="float" office:value="20">
            <text:p>20</text:p>
          </table:table-cell>
          <table:table-cell office:value-type="string">
            <text:p>An Introduction to Drupal Commerce</text:p>
          </table:table-cell>
          <table:table-cell office:value-type="string">
            <text:p>rszrama</text:p>
          </table:table-cell>
          <table:table-cell table:number-columns-repeated="2"/>
        </table:table-row>
        <table:table-row table:style-name="ro2">
          <table:table-cell office:value-type="string">
            <text:p>Just Right</text:p>
          </table:table-cell>
          <table:table-cell office:value-type="string">
            <text:p>Ryan rocks. Delayed start but he was able to roll with it.</text:p>
          </table:table-cell>
          <table:table-cell office:value-type="string">
            <text:p>Intermediate</text:p>
          </table:table-cell>
          <table:table-cell office:value-type="float" office:value="100">
            <text:p>100</text:p>
          </table:table-cell>
          <table:table-cell office:value-type="string">
            <text:p>At Once</text:p>
          </table:table-cell>
          <table:table-cell office:value-type="float" office:value="80">
            <text:p>80</text:p>
          </table:table-cell>
          <table:table-cell office:value-type="float" office:value="60">
            <text:p>60</text:p>
          </table:table-cell>
          <table:table-cell office:value-type="float" office:value="100">
            <text:p>100</text:p>
          </table:table-cell>
          <table:table-cell office:value-type="float" office:value="80">
            <text:p>80</text:p>
          </table:table-cell>
          <table:table-cell office:value-type="float" office:value="60">
            <text:p>60</text:p>
          </table:table-cell>
          <table:table-cell office:value-type="string">
            <text:p>An Introduction to Drupal Commerce</text:p>
          </table:table-cell>
          <table:table-cell office:value-type="string">
            <text:p>rszrama</text:p>
          </table:table-cell>
          <table:table-cell table:number-columns-repeated="2"/>
        </table:table-row>
        <table:table-row table:style-name="ro2">
          <table:table-cell office:value-type="string">
            <text:p>Just Right</text:p>
          </table:table-cell>
          <table:table-cell/>
          <table:table-cell office:value-type="string">
            <text:p>Intermediate</text:p>
          </table:table-cell>
          <table:table-cell office:value-type="float" office:value="75">
            <text:p>75</text:p>
          </table:table-cell>
          <table:table-cell office:value-type="string">
            <text:p>2-6 months</text:p>
          </table:table-cell>
          <table:table-cell table:number-columns-repeated="5" office:value-type="float" office:value="100">
            <text:p>100</text:p>
          </table:table-cell>
          <table:table-cell office:value-type="string">
            <text:p>An Introduction to Drupal Commerce</text:p>
          </table:table-cell>
          <table:table-cell office:value-type="string">
            <text:p>rszrama</text:p>
          </table:table-cell>
          <table:table-cell table:number-columns-repeated="2"/>
        </table:table-row>
        <table:table-row table:style-name="ro2">
          <table:table-cell office:value-type="string">
            <text:p>Too Complex</text:p>
          </table:table-cell>
          <table:table-cell office:value-type="string">
            <text:p>Great Job! I will be helping testing the commerce module</text:p>
          </table:table-cell>
          <table:table-cell office:value-type="string">
            <text:p>Novice</text:p>
          </table:table-cell>
          <table:table-cell office:value-type="float" office:value="100">
            <text:p>100</text:p>
          </table:table-cell>
          <table:table-cell office:value-type="string">
            <text:p>At Once</text:p>
          </table:table-cell>
          <table:table-cell table:number-columns-repeated="5" office:value-type="float" office:value="0">
            <text:p>0</text:p>
          </table:table-cell>
          <table:table-cell office:value-type="string">
            <text:p>An Introduction to Drupal Commerce</text:p>
          </table:table-cell>
          <table:table-cell office:value-type="string">
            <text:p>rszrama</text:p>
          </table:table-cell>
          <table:table-cell table:number-columns-repeated="2"/>
        </table:table-row>
        <table:table-row table:style-name="ro2">
          <table:table-cell office:value-type="string">
            <text:p>Just Right</text:p>
          </table:table-cell>
          <table:table-cell office:value-type="string">
            <text:p>Not moving to 7 for a while; but I appreciated the breakdown of the Ubercart v Drupal Commerce products.</text:p>
          </table:table-cell>
          <table:table-cell office:value-type="string">
            <text:p>Novice</text:p>
          </table:table-cell>
          <table:table-cell office:value-type="float" office:value="100">
            <text:p>100</text:p>
          </table:table-cell>
          <table:table-cell office:value-type="string">
            <text:p>7-12 months</text:p>
          </table:table-cell>
          <table:table-cell table:number-columns-repeated="5" office:value-type="float" office:value="100">
            <text:p>100</text:p>
          </table:table-cell>
          <table:table-cell office:value-type="string">
            <text:p>An Introduction to Drupal Commerce</text:p>
          </table:table-cell>
          <table:table-cell office:value-type="string">
            <text:p>rszrama</text:p>
          </table:table-cell>
          <table:table-cell table:number-columns-repeated="2"/>
        </table:table-row>
        <table:table-row table:style-name="ro2">
          <table:table-cell office:value-type="string">
            <text:p>Just Right</text:p>
          </table:table-cell>
          <table:table-cell/>
          <table:table-cell office:value-type="string">
            <text:p>Novice</text:p>
          </table:table-cell>
          <table:table-cell office:value-type="float" office:value="75">
            <text:p>75</text:p>
          </table:table-cell>
          <table:table-cell office:value-type="string">
            <text:p>7-12 months</text:p>
          </table:table-cell>
          <table:table-cell table:number-columns-repeated="5" office:value-type="float" office:value="100">
            <text:p>100</text:p>
          </table:table-cell>
          <table:table-cell office:value-type="string">
            <text:p>An Introduction to Drupal Commerce</text:p>
          </table:table-cell>
          <table:table-cell office:value-type="string">
            <text:p>rszrama</text:p>
          </table:table-cell>
          <table:table-cell table:number-columns-repeated="2"/>
        </table:table-row>
        <table:table-row table:style-name="ro3">
          <table:table-cell office:value-type="string">
            <text:p>Just Right</text:p>
          </table:table-cell>
          <table:table-cell office:value-type="string">
            <text:p>The course was good but already knowing rules it could have been 10 minutes. Kind of information I would look up when I need it. </text:p>
          </table:table-cell>
          <table:table-cell office:value-type="string">
            <text:p>Intermediate</text:p>
          </table:table-cell>
          <table:table-cell office:value-type="float" office:value="50">
            <text:p>50</text:p>
          </table:table-cell>
          <table:table-cell office:value-type="string">
            <text:p>2-6 months</text:p>
          </table:table-cell>
          <table:table-cell table:number-columns-repeated="5" office:value-type="float" office:value="80">
            <text:p>80</text:p>
          </table:table-cell>
          <table:table-cell office:value-type="string">
            <text:p>Sales Tax, Discounts and Rules in Drupal Commerce</text:p>
          </table:table-cell>
          <table:table-cell office:value-type="string">
            <text:p>rfay</text:p>
          </table:table-cell>
          <table:table-cell table:number-columns-repeated="2"/>
        </table:table-row>
        <table:table-row table:style-name="ro2">
          <table:table-cell office:value-type="string">
            <text:p>Too Basic</text:p>
          </table:table-cell>
          <table:table-cell/>
          <table:table-cell office:value-type="string">
            <text:p>Novice</text:p>
          </table:table-cell>
          <table:table-cell office:value-type="float" office:value="50">
            <text:p>50</text:p>
          </table:table-cell>
          <table:table-cell office:value-type="string">
            <text:p>At Once</text:p>
          </table:table-cell>
          <table:table-cell office:value-type="float" office:value="80">
            <text:p>80</text:p>
          </table:table-cell>
          <table:table-cell office:value-type="float" office:value="60">
            <text:p>60</text:p>
          </table:table-cell>
          <table:table-cell office:value-type="float" office:value="80">
            <text:p>80</text:p>
          </table:table-cell>
          <table:table-cell table:number-columns-repeated="2" office:value-type="float" office:value="60">
            <text:p>60</text:p>
          </table:table-cell>
          <table:table-cell office:value-type="string">
            <text:p>Sales Tax, Discounts and Rules in Drupal Commerce</text:p>
          </table:table-cell>
          <table:table-cell office:value-type="string">
            <text:p>rfay</text:p>
          </table:table-cell>
          <table:table-cell table:number-columns-repeated="2"/>
        </table:table-row>
        <table:table-row table:style-name="ro3">
          <table:table-cell office:value-type="string">
            <text:p>Just Right</text:p>
          </table:table-cell>
          <table:table-cell office:value-type="string">
            <text:p>Randy used relevant and timely examples for sales tax; rules; setup; etc. Would have loved to get through even more examples and had more time to try out some of the audience's questions. thanks Randy!</text:p>
          </table:table-cell>
          <table:table-cell office:value-type="string">
            <text:p>Novice</text:p>
          </table:table-cell>
          <table:table-cell office:value-type="float" office:value="75">
            <text:p>75</text:p>
          </table:table-cell>
          <table:table-cell office:value-type="string">
            <text:p>At Once</text:p>
          </table:table-cell>
          <table:table-cell office:value-type="float" office:value="80">
            <text:p>80</text:p>
          </table:table-cell>
          <table:table-cell office:value-type="float" office:value="100">
            <text:p>100</text:p>
          </table:table-cell>
          <table:table-cell table:number-columns-repeated="2" office:value-type="float" office:value="80">
            <text:p>80</text:p>
          </table:table-cell>
          <table:table-cell office:value-type="float" office:value="100">
            <text:p>100</text:p>
          </table:table-cell>
          <table:table-cell office:value-type="string">
            <text:p>Sales Tax, Discounts and Rules in Drupal Commerce</text:p>
          </table:table-cell>
          <table:table-cell office:value-type="string">
            <text:p>rfay</text:p>
          </table:table-cell>
          <table:table-cell table:number-columns-repeated="2"/>
        </table:table-row>
        <table:table-row table:style-name="ro3">
          <table:table-cell office:value-type="string">
            <text:p>Just Right</text:p>
          </table:table-cell>
          <table:table-cell office:value-type="string">
            <text:p>Great review of topic matters. <text:s/>It actually helped having the commerce guys in the audience to tags team on questions </text:p>
          </table:table-cell>
          <table:table-cell office:value-type="string">
            <text:p>Novice</text:p>
          </table:table-cell>
          <table:table-cell office:value-type="float" office:value="100">
            <text:p>100</text:p>
          </table:table-cell>
          <table:table-cell office:value-type="string">
            <text:p>At Once</text:p>
          </table:table-cell>
          <table:table-cell office:value-type="float" office:value="80">
            <text:p>80</text:p>
          </table:table-cell>
          <table:table-cell office:value-type="float" office:value="60">
            <text:p>60</text:p>
          </table:table-cell>
          <table:table-cell table:number-columns-repeated="3" office:value-type="float" office:value="80">
            <text:p>80</text:p>
          </table:table-cell>
          <table:table-cell office:value-type="string">
            <text:p>Sales Tax, Discounts and Rules in Drupal Commerce</text:p>
          </table:table-cell>
          <table:table-cell office:value-type="string">
            <text:p>rfay</text:p>
          </table:table-cell>
          <table:table-cell table:number-columns-repeated="2"/>
        </table:table-row>
        <table:table-row table:style-name="ro3">
          <table:table-cell office:value-type="string">
            <text:p>Just Right</text:p>
          </table:table-cell>
          <table:table-cell office:value-type="string">
            <text:p>Some in audience abused open questions and led discussion off track. <text:s/>Better for audience; pace and for recording to withhold questions until the end.</text:p>
          </table:table-cell>
          <table:table-cell office:value-type="string">
            <text:p>Novice</text:p>
          </table:table-cell>
          <table:table-cell office:value-type="float" office:value="100">
            <text:p>100</text:p>
          </table:table-cell>
          <table:table-cell office:value-type="string">
            <text:p>2-6 months</text:p>
          </table:table-cell>
          <table:table-cell office:value-type="float" office:value="80">
            <text:p>80</text:p>
          </table:table-cell>
          <table:table-cell office:value-type="float" office:value="40">
            <text:p>40</text:p>
          </table:table-cell>
          <table:table-cell office:value-type="float" office:value="100">
            <text:p>100</text:p>
          </table:table-cell>
          <table:table-cell office:value-type="float" office:value="80">
            <text:p>80</text:p>
          </table:table-cell>
          <table:table-cell office:value-type="float" office:value="100">
            <text:p>100</text:p>
          </table:table-cell>
          <table:table-cell office:value-type="string">
            <text:p>Sales Tax, Discounts and Rules in Drupal Commerce</text:p>
          </table:table-cell>
          <table:table-cell office:value-type="string">
            <text:p>rfay</text:p>
          </table:table-cell>
          <table:table-cell table:number-columns-repeated="2"/>
        </table:table-row>
        <table:table-row table:style-name="ro2">
          <table:table-cell office:value-type="string">
            <text:p>Too Basic</text:p>
          </table:table-cell>
          <table:table-cell office:value-type="string">
            <text:p>I wish this was tagged 'basic'. It's useful; but for people really new to this genre.</text:p>
          </table:table-cell>
          <table:table-cell office:value-type="string">
            <text:p>Advanced</text:p>
          </table:table-cell>
          <table:table-cell office:value-type="float" office:value="25">
            <text:p>25</text:p>
          </table:table-cell>
          <table:table-cell office:value-type="string">
            <text:p>At Once</text:p>
          </table:table-cell>
          <table:table-cell table:number-columns-repeated="5" office:value-type="float" office:value="60">
            <text:p>60</text:p>
          </table:table-cell>
          <table:table-cell office:value-type="string">
            <text:p>Project &amp; Development Best Practices: Good Cop/Bad Cop</text:p>
          </table:table-cell>
          <table:table-cell office:value-type="string">
            <text:p>Rick Nashleanas</text:p>
          </table:table-cell>
          <table:table-cell office:value-type="string">
            <text:p>draenen</text:p>
          </table:table-cell>
          <table:table-cell office:value-type="string">
            <text:p>Bryan Jones</text:p>
          </table:table-cell>
        </table:table-row>
        <table:table-row table:style-name="ro2">
          <table:table-cell office:value-type="string">
            <text:p>Too Basic</text:p>
          </table:table-cell>
          <table:table-cell office:value-type="string">
            <text:p>I wish this was tagged 'basic'. It's useful; but for people really new to this genre.</text:p>
          </table:table-cell>
          <table:table-cell office:value-type="string">
            <text:p>Advanced</text:p>
          </table:table-cell>
          <table:table-cell office:value-type="float" office:value="25">
            <text:p>25</text:p>
          </table:table-cell>
          <table:table-cell office:value-type="string">
            <text:p>At Once</text:p>
          </table:table-cell>
          <table:table-cell table:number-columns-repeated="5" office:value-type="float" office:value="60">
            <text:p>60</text:p>
          </table:table-cell>
          <table:table-cell office:value-type="string">
            <text:p>Project &amp; Development Best Practices: Good Cop/Bad Cop</text:p>
          </table:table-cell>
          <table:table-cell office:value-type="string">
            <text:p>Rick Nashleanas</text:p>
          </table:table-cell>
          <table:table-cell office:value-type="string">
            <text:p>draenen</text:p>
          </table:table-cell>
          <table:table-cell office:value-type="string">
            <text:p>draenen</text:p>
          </table:table-cell>
        </table:table-row>
        <table:table-row table:style-name="ro2">
          <table:table-cell office:value-type="string">
            <text:p>Too Basic</text:p>
          </table:table-cell>
          <table:table-cell office:value-type="string">
            <text:p>I wish this was tagged 'basic'. It's useful; but for people really new to this genre.</text:p>
          </table:table-cell>
          <table:table-cell office:value-type="string">
            <text:p>Advanced</text:p>
          </table:table-cell>
          <table:table-cell office:value-type="float" office:value="25">
            <text:p>25</text:p>
          </table:table-cell>
          <table:table-cell office:value-type="string">
            <text:p>At Once</text:p>
          </table:table-cell>
          <table:table-cell table:number-columns-repeated="5" office:value-type="float" office:value="60">
            <text:p>60</text:p>
          </table:table-cell>
          <table:table-cell office:value-type="string">
            <text:p>Project &amp; Development Best Practices: Good Cop/Bad Cop</text:p>
          </table:table-cell>
          <table:table-cell office:value-type="string">
            <text:p>Rick Nashleanas</text:p>
          </table:table-cell>
          <table:table-cell table:number-columns-repeated="2" office:value-type="string">
            <text:p>Bryan Jones</text:p>
          </table:table-cell>
        </table:table-row>
        <table:table-row table:style-name="ro2">
          <table:table-cell office:value-type="string">
            <text:p>Too Basic</text:p>
          </table:table-cell>
          <table:table-cell office:value-type="string">
            <text:p>I wish this was tagged 'basic'. It's useful; but for people really new to this genre.</text:p>
          </table:table-cell>
          <table:table-cell office:value-type="string">
            <text:p>Advanced</text:p>
          </table:table-cell>
          <table:table-cell office:value-type="float" office:value="25">
            <text:p>25</text:p>
          </table:table-cell>
          <table:table-cell office:value-type="string">
            <text:p>At Once</text:p>
          </table:table-cell>
          <table:table-cell table:number-columns-repeated="5" office:value-type="float" office:value="60">
            <text:p>60</text:p>
          </table:table-cell>
          <table:table-cell office:value-type="string">
            <text:p>Project &amp; Development Best Practices: Good Cop/Bad Cop</text:p>
          </table:table-cell>
          <table:table-cell office:value-type="string">
            <text:p>Rick Nashleanas</text:p>
          </table:table-cell>
          <table:table-cell office:value-type="string">
            <text:p>Bryan Jones</text:p>
          </table:table-cell>
          <table:table-cell office:value-type="string">
            <text:p>draenen</text:p>
          </table:table-cell>
        </table:table-row>
        <table:table-row table:style-name="ro2">
          <table:table-cell office:value-type="string">
            <text:p>Just Right</text:p>
          </table:table-cell>
          <table:table-cell office:value-type="string">
            <text:p>Perfect balance of discussion and presentation!</text:p>
          </table:table-cell>
          <table:table-cell office:value-type="string">
            <text:p>Novice</text:p>
          </table:table-cell>
          <table:table-cell office:value-type="float" office:value="100">
            <text:p>100</text:p>
          </table:table-cell>
          <table:table-cell office:value-type="string">
            <text:p>At Once</text:p>
          </table:table-cell>
          <table:table-cell table:number-columns-repeated="5" office:value-type="float" office:value="100">
            <text:p>100</text:p>
          </table:table-cell>
          <table:table-cell office:value-type="string">
            <text:p>Project &amp; Development Best Practices: Good Cop/Bad Cop</text:p>
          </table:table-cell>
          <table:table-cell office:value-type="string">
            <text:p>Rick Nashleanas</text:p>
          </table:table-cell>
          <table:table-cell office:value-type="string">
            <text:p>draenen</text:p>
          </table:table-cell>
          <table:table-cell office:value-type="string">
            <text:p>Bryan Jones</text:p>
          </table:table-cell>
        </table:table-row>
        <table:table-row table:style-name="ro2">
          <table:table-cell office:value-type="string">
            <text:p>Just Right</text:p>
          </table:table-cell>
          <table:table-cell office:value-type="string">
            <text:p>Perfect balance of discussion and presentation!</text:p>
          </table:table-cell>
          <table:table-cell office:value-type="string">
            <text:p>Novice</text:p>
          </table:table-cell>
          <table:table-cell office:value-type="float" office:value="100">
            <text:p>100</text:p>
          </table:table-cell>
          <table:table-cell office:value-type="string">
            <text:p>At Once</text:p>
          </table:table-cell>
          <table:table-cell table:number-columns-repeated="5" office:value-type="float" office:value="100">
            <text:p>100</text:p>
          </table:table-cell>
          <table:table-cell office:value-type="string">
            <text:p>Project &amp; Development Best Practices: Good Cop/Bad Cop</text:p>
          </table:table-cell>
          <table:table-cell office:value-type="string">
            <text:p>Rick Nashleanas</text:p>
          </table:table-cell>
          <table:table-cell office:value-type="string">
            <text:p>draenen</text:p>
          </table:table-cell>
          <table:table-cell office:value-type="string">
            <text:p>draenen</text:p>
          </table:table-cell>
        </table:table-row>
        <table:table-row table:style-name="ro2">
          <table:table-cell office:value-type="string">
            <text:p>Just Right</text:p>
          </table:table-cell>
          <table:table-cell office:value-type="string">
            <text:p>Perfect balance of discussion and presentation!</text:p>
          </table:table-cell>
          <table:table-cell office:value-type="string">
            <text:p>Novice</text:p>
          </table:table-cell>
          <table:table-cell office:value-type="float" office:value="100">
            <text:p>100</text:p>
          </table:table-cell>
          <table:table-cell office:value-type="string">
            <text:p>At Once</text:p>
          </table:table-cell>
          <table:table-cell table:number-columns-repeated="5" office:value-type="float" office:value="100">
            <text:p>100</text:p>
          </table:table-cell>
          <table:table-cell office:value-type="string">
            <text:p>Project &amp; Development Best Practices: Good Cop/Bad Cop</text:p>
          </table:table-cell>
          <table:table-cell office:value-type="string">
            <text:p>Rick Nashleanas</text:p>
          </table:table-cell>
          <table:table-cell table:number-columns-repeated="2" office:value-type="string">
            <text:p>Bryan Jones</text:p>
          </table:table-cell>
        </table:table-row>
        <table:table-row table:style-name="ro2">
          <table:table-cell office:value-type="string">
            <text:p>Just Right</text:p>
          </table:table-cell>
          <table:table-cell office:value-type="string">
            <text:p>Perfect balance of discussion and presentation!</text:p>
          </table:table-cell>
          <table:table-cell office:value-type="string">
            <text:p>Novice</text:p>
          </table:table-cell>
          <table:table-cell office:value-type="float" office:value="100">
            <text:p>100</text:p>
          </table:table-cell>
          <table:table-cell office:value-type="string">
            <text:p>At Once</text:p>
          </table:table-cell>
          <table:table-cell table:number-columns-repeated="5" office:value-type="float" office:value="100">
            <text:p>100</text:p>
          </table:table-cell>
          <table:table-cell office:value-type="string">
            <text:p>Project &amp; Development Best Practices: Good Cop/Bad Cop</text:p>
          </table:table-cell>
          <table:table-cell office:value-type="string">
            <text:p>Rick Nashleanas</text:p>
          </table:table-cell>
          <table:table-cell office:value-type="string">
            <text:p>Bryan Jones</text:p>
          </table:table-cell>
          <table:table-cell office:value-type="string">
            <text:p>draenen</text:p>
          </table:table-cell>
        </table:table-row>
        <table:table-row table:style-name="ro3">
          <table:table-cell office:value-type="string">
            <text:p>Too Basic</text:p>
          </table:table-cell>
          <table:table-cell office:value-type="string">
            <text:p>Would have liked to hear the last portion of your presentation on user interface; but ran out of time. Had some good discussions on the other topics.</text:p>
          </table:table-cell>
          <table:table-cell office:value-type="string">
            <text:p>Advanced</text:p>
          </table:table-cell>
          <table:table-cell office:value-type="float" office:value="25">
            <text:p>25</text:p>
          </table:table-cell>
          <table:table-cell office:value-type="string">
            <text:p>2-6 months</text:p>
          </table:table-cell>
          <table:table-cell office:value-type="float" office:value="80">
            <text:p>80</text:p>
          </table:table-cell>
          <table:table-cell office:value-type="float" office:value="60">
            <text:p>60</text:p>
          </table:table-cell>
          <table:table-cell table:number-columns-repeated="2" office:value-type="float" office:value="100">
            <text:p>100</text:p>
          </table:table-cell>
          <table:table-cell office:value-type="float" office:value="80">
            <text:p>80</text:p>
          </table:table-cell>
          <table:table-cell office:value-type="string">
            <text:p>Project &amp; Development Best Practices: Good Cop/Bad Cop</text:p>
          </table:table-cell>
          <table:table-cell office:value-type="string">
            <text:p>Rick Nashleanas</text:p>
          </table:table-cell>
          <table:table-cell office:value-type="string">
            <text:p>draenen</text:p>
          </table:table-cell>
          <table:table-cell office:value-type="string">
            <text:p>Bryan Jones</text:p>
          </table:table-cell>
        </table:table-row>
        <table:table-row table:style-name="ro3">
          <table:table-cell office:value-type="string">
            <text:p>Too Basic</text:p>
          </table:table-cell>
          <table:table-cell office:value-type="string">
            <text:p>Would have liked to hear the last portion of your presentation on user interface; but ran out of time. Had some good discussions on the other topics.</text:p>
          </table:table-cell>
          <table:table-cell office:value-type="string">
            <text:p>Advanced</text:p>
          </table:table-cell>
          <table:table-cell office:value-type="float" office:value="25">
            <text:p>25</text:p>
          </table:table-cell>
          <table:table-cell office:value-type="string">
            <text:p>2-6 months</text:p>
          </table:table-cell>
          <table:table-cell office:value-type="float" office:value="80">
            <text:p>80</text:p>
          </table:table-cell>
          <table:table-cell office:value-type="float" office:value="60">
            <text:p>60</text:p>
          </table:table-cell>
          <table:table-cell table:number-columns-repeated="2" office:value-type="float" office:value="100">
            <text:p>100</text:p>
          </table:table-cell>
          <table:table-cell office:value-type="float" office:value="80">
            <text:p>80</text:p>
          </table:table-cell>
          <table:table-cell office:value-type="string">
            <text:p>Project &amp; Development Best Practices: Good Cop/Bad Cop</text:p>
          </table:table-cell>
          <table:table-cell office:value-type="string">
            <text:p>Rick Nashleanas</text:p>
          </table:table-cell>
          <table:table-cell office:value-type="string">
            <text:p>draenen</text:p>
          </table:table-cell>
          <table:table-cell office:value-type="string">
            <text:p>draenen</text:p>
          </table:table-cell>
        </table:table-row>
        <table:table-row table:style-name="ro3">
          <table:table-cell office:value-type="string">
            <text:p>Too Basic</text:p>
          </table:table-cell>
          <table:table-cell office:value-type="string">
            <text:p>Would have liked to hear the last portion of your presentation on user interface; but ran out of time. Had some good discussions on the other topics.</text:p>
          </table:table-cell>
          <table:table-cell office:value-type="string">
            <text:p>Advanced</text:p>
          </table:table-cell>
          <table:table-cell office:value-type="float" office:value="25">
            <text:p>25</text:p>
          </table:table-cell>
          <table:table-cell office:value-type="string">
            <text:p>2-6 months</text:p>
          </table:table-cell>
          <table:table-cell office:value-type="float" office:value="80">
            <text:p>80</text:p>
          </table:table-cell>
          <table:table-cell office:value-type="float" office:value="60">
            <text:p>60</text:p>
          </table:table-cell>
          <table:table-cell table:number-columns-repeated="2" office:value-type="float" office:value="100">
            <text:p>100</text:p>
          </table:table-cell>
          <table:table-cell office:value-type="float" office:value="80">
            <text:p>80</text:p>
          </table:table-cell>
          <table:table-cell office:value-type="string">
            <text:p>Project &amp; Development Best Practices: Good Cop/Bad Cop</text:p>
          </table:table-cell>
          <table:table-cell office:value-type="string">
            <text:p>Rick Nashleanas</text:p>
          </table:table-cell>
          <table:table-cell table:number-columns-repeated="2" office:value-type="string">
            <text:p>Bryan Jones</text:p>
          </table:table-cell>
        </table:table-row>
        <table:table-row table:style-name="ro3">
          <table:table-cell office:value-type="string">
            <text:p>Too Basic</text:p>
          </table:table-cell>
          <table:table-cell office:value-type="string">
            <text:p>Would have liked to hear the last portion of your presentation on user interface; but ran out of time. Had some good discussions on the other topics.</text:p>
          </table:table-cell>
          <table:table-cell office:value-type="string">
            <text:p>Advanced</text:p>
          </table:table-cell>
          <table:table-cell office:value-type="float" office:value="25">
            <text:p>25</text:p>
          </table:table-cell>
          <table:table-cell office:value-type="string">
            <text:p>2-6 months</text:p>
          </table:table-cell>
          <table:table-cell office:value-type="float" office:value="80">
            <text:p>80</text:p>
          </table:table-cell>
          <table:table-cell office:value-type="float" office:value="60">
            <text:p>60</text:p>
          </table:table-cell>
          <table:table-cell table:number-columns-repeated="2" office:value-type="float" office:value="100">
            <text:p>100</text:p>
          </table:table-cell>
          <table:table-cell office:value-type="float" office:value="80">
            <text:p>80</text:p>
          </table:table-cell>
          <table:table-cell office:value-type="string">
            <text:p>Project &amp; Development Best Practices: Good Cop/Bad Cop</text:p>
          </table:table-cell>
          <table:table-cell office:value-type="string">
            <text:p>Rick Nashleanas</text:p>
          </table:table-cell>
          <table:table-cell office:value-type="string">
            <text:p>Bryan Jones</text:p>
          </table:table-cell>
          <table:table-cell office:value-type="string">
            <text:p>draenen</text:p>
          </table:table-cell>
        </table:table-row>
        <table:table-row table:style-name="ro2">
          <table:table-cell office:value-type="string">
            <text:p>Just Right</text:p>
          </table:table-cell>
          <table:table-cell office:value-type="string">
            <text:p>Great session; I wish the presenters didn't run out of time.</text:p>
          </table:table-cell>
          <table:table-cell office:value-type="string">
            <text:p>Intermediate</text:p>
          </table:table-cell>
          <table:table-cell office:value-type="float" office:value="100">
            <text:p>100</text:p>
          </table:table-cell>
          <table:table-cell office:value-type="string">
            <text:p>At Once</text:p>
          </table:table-cell>
          <table:table-cell office:value-type="float" office:value="80">
            <text:p>80</text:p>
          </table:table-cell>
          <table:table-cell office:value-type="float" office:value="60">
            <text:p>60</text:p>
          </table:table-cell>
          <table:table-cell office:value-type="float" office:value="80">
            <text:p>80</text:p>
          </table:table-cell>
          <table:table-cell table:number-columns-repeated="2" office:value-type="float" office:value="60">
            <text:p>60</text:p>
          </table:table-cell>
          <table:table-cell office:value-type="string">
            <text:p>Project &amp; Development Best Practices: Good Cop/Bad Cop</text:p>
          </table:table-cell>
          <table:table-cell office:value-type="string">
            <text:p>Rick Nashleanas</text:p>
          </table:table-cell>
          <table:table-cell office:value-type="string">
            <text:p>draenen</text:p>
          </table:table-cell>
          <table:table-cell office:value-type="string">
            <text:p>Bryan Jones</text:p>
          </table:table-cell>
        </table:table-row>
        <table:table-row table:style-name="ro2">
          <table:table-cell office:value-type="string">
            <text:p>Just Right</text:p>
          </table:table-cell>
          <table:table-cell office:value-type="string">
            <text:p>Great session; I wish the presenters didn't run out of time.</text:p>
          </table:table-cell>
          <table:table-cell office:value-type="string">
            <text:p>Intermediate</text:p>
          </table:table-cell>
          <table:table-cell office:value-type="float" office:value="100">
            <text:p>100</text:p>
          </table:table-cell>
          <table:table-cell office:value-type="string">
            <text:p>At Once</text:p>
          </table:table-cell>
          <table:table-cell office:value-type="float" office:value="80">
            <text:p>80</text:p>
          </table:table-cell>
          <table:table-cell office:value-type="float" office:value="60">
            <text:p>60</text:p>
          </table:table-cell>
          <table:table-cell office:value-type="float" office:value="80">
            <text:p>80</text:p>
          </table:table-cell>
          <table:table-cell table:number-columns-repeated="2" office:value-type="float" office:value="60">
            <text:p>60</text:p>
          </table:table-cell>
          <table:table-cell office:value-type="string">
            <text:p>Project &amp; Development Best Practices: Good Cop/Bad Cop</text:p>
          </table:table-cell>
          <table:table-cell office:value-type="string">
            <text:p>Rick Nashleanas</text:p>
          </table:table-cell>
          <table:table-cell office:value-type="string">
            <text:p>draenen</text:p>
          </table:table-cell>
          <table:table-cell office:value-type="string">
            <text:p>draenen</text:p>
          </table:table-cell>
        </table:table-row>
        <table:table-row table:style-name="ro2">
          <table:table-cell office:value-type="string">
            <text:p>Just Right</text:p>
          </table:table-cell>
          <table:table-cell office:value-type="string">
            <text:p>Great session; I wish the presenters didn't run out of time.</text:p>
          </table:table-cell>
          <table:table-cell office:value-type="string">
            <text:p>Intermediate</text:p>
          </table:table-cell>
          <table:table-cell office:value-type="float" office:value="100">
            <text:p>100</text:p>
          </table:table-cell>
          <table:table-cell office:value-type="string">
            <text:p>At Once</text:p>
          </table:table-cell>
          <table:table-cell office:value-type="float" office:value="80">
            <text:p>80</text:p>
          </table:table-cell>
          <table:table-cell office:value-type="float" office:value="60">
            <text:p>60</text:p>
          </table:table-cell>
          <table:table-cell office:value-type="float" office:value="80">
            <text:p>80</text:p>
          </table:table-cell>
          <table:table-cell table:number-columns-repeated="2" office:value-type="float" office:value="60">
            <text:p>60</text:p>
          </table:table-cell>
          <table:table-cell office:value-type="string">
            <text:p>Project &amp; Development Best Practices: Good Cop/Bad Cop</text:p>
          </table:table-cell>
          <table:table-cell office:value-type="string">
            <text:p>Rick Nashleanas</text:p>
          </table:table-cell>
          <table:table-cell table:number-columns-repeated="2" office:value-type="string">
            <text:p>Bryan Jones</text:p>
          </table:table-cell>
        </table:table-row>
        <table:table-row table:style-name="ro2">
          <table:table-cell office:value-type="string">
            <text:p>Just Right</text:p>
          </table:table-cell>
          <table:table-cell office:value-type="string">
            <text:p>Great session; I wish the presenters didn't run out of time.</text:p>
          </table:table-cell>
          <table:table-cell office:value-type="string">
            <text:p>Intermediate</text:p>
          </table:table-cell>
          <table:table-cell office:value-type="float" office:value="100">
            <text:p>100</text:p>
          </table:table-cell>
          <table:table-cell office:value-type="string">
            <text:p>At Once</text:p>
          </table:table-cell>
          <table:table-cell office:value-type="float" office:value="80">
            <text:p>80</text:p>
          </table:table-cell>
          <table:table-cell office:value-type="float" office:value="60">
            <text:p>60</text:p>
          </table:table-cell>
          <table:table-cell office:value-type="float" office:value="80">
            <text:p>80</text:p>
          </table:table-cell>
          <table:table-cell table:number-columns-repeated="2" office:value-type="float" office:value="60">
            <text:p>60</text:p>
          </table:table-cell>
          <table:table-cell office:value-type="string">
            <text:p>Project &amp; Development Best Practices: Good Cop/Bad Cop</text:p>
          </table:table-cell>
          <table:table-cell office:value-type="string">
            <text:p>Rick Nashleanas</text:p>
          </table:table-cell>
          <table:table-cell office:value-type="string">
            <text:p>Bryan Jones</text:p>
          </table:table-cell>
          <table:table-cell office:value-type="string">
            <text:p>draenen</text:p>
          </table:table-cell>
        </table:table-row>
        <table:table-row table:style-name="ro2">
          <table:table-cell office:value-type="string">
            <text:p>Too Basic</text:p>
          </table:table-cell>
          <table:table-cell/>
          <table:table-cell office:value-type="string">
            <text:p>Intermediate</text:p>
          </table:table-cell>
          <table:table-cell office:value-type="float" office:value="0">
            <text:p>0</text:p>
          </table:table-cell>
          <table:table-cell office:value-type="string">
            <text:p>Will Not Use</text:p>
          </table:table-cell>
          <table:table-cell table:number-columns-repeated="5" office:value-type="float" office:value="40">
            <text:p>40</text:p>
          </table:table-cell>
          <table:table-cell office:value-type="string">
            <text:p>Project &amp; Development Best Practices: Good Cop/Bad Cop</text:p>
          </table:table-cell>
          <table:table-cell office:value-type="string">
            <text:p>Rick Nashleanas</text:p>
          </table:table-cell>
          <table:table-cell office:value-type="string">
            <text:p>draenen</text:p>
          </table:table-cell>
          <table:table-cell office:value-type="string">
            <text:p>Bryan Jones</text:p>
          </table:table-cell>
        </table:table-row>
        <table:table-row table:style-name="ro2">
          <table:table-cell office:value-type="string">
            <text:p>Too Basic</text:p>
          </table:table-cell>
          <table:table-cell/>
          <table:table-cell office:value-type="string">
            <text:p>Intermediate</text:p>
          </table:table-cell>
          <table:table-cell office:value-type="float" office:value="0">
            <text:p>0</text:p>
          </table:table-cell>
          <table:table-cell office:value-type="string">
            <text:p>Will Not Use</text:p>
          </table:table-cell>
          <table:table-cell table:number-columns-repeated="5" office:value-type="float" office:value="40">
            <text:p>40</text:p>
          </table:table-cell>
          <table:table-cell office:value-type="string">
            <text:p>Project &amp; Development Best Practices: Good Cop/Bad Cop</text:p>
          </table:table-cell>
          <table:table-cell office:value-type="string">
            <text:p>Rick Nashleanas</text:p>
          </table:table-cell>
          <table:table-cell office:value-type="string">
            <text:p>draenen</text:p>
          </table:table-cell>
          <table:table-cell office:value-type="string">
            <text:p>draenen</text:p>
          </table:table-cell>
        </table:table-row>
        <table:table-row table:style-name="ro2">
          <table:table-cell office:value-type="string">
            <text:p>Too Basic</text:p>
          </table:table-cell>
          <table:table-cell/>
          <table:table-cell office:value-type="string">
            <text:p>Intermediate</text:p>
          </table:table-cell>
          <table:table-cell office:value-type="float" office:value="0">
            <text:p>0</text:p>
          </table:table-cell>
          <table:table-cell office:value-type="string">
            <text:p>Will Not Use</text:p>
          </table:table-cell>
          <table:table-cell table:number-columns-repeated="5" office:value-type="float" office:value="40">
            <text:p>40</text:p>
          </table:table-cell>
          <table:table-cell office:value-type="string">
            <text:p>Project &amp; Development Best Practices: Good Cop/Bad Cop</text:p>
          </table:table-cell>
          <table:table-cell office:value-type="string">
            <text:p>Rick Nashleanas</text:p>
          </table:table-cell>
          <table:table-cell table:number-columns-repeated="2" office:value-type="string">
            <text:p>Bryan Jones</text:p>
          </table:table-cell>
        </table:table-row>
        <table:table-row table:style-name="ro2">
          <table:table-cell office:value-type="string">
            <text:p>Too Basic</text:p>
          </table:table-cell>
          <table:table-cell/>
          <table:table-cell office:value-type="string">
            <text:p>Intermediate</text:p>
          </table:table-cell>
          <table:table-cell office:value-type="float" office:value="0">
            <text:p>0</text:p>
          </table:table-cell>
          <table:table-cell office:value-type="string">
            <text:p>Will Not Use</text:p>
          </table:table-cell>
          <table:table-cell table:number-columns-repeated="5" office:value-type="float" office:value="40">
            <text:p>40</text:p>
          </table:table-cell>
          <table:table-cell office:value-type="string">
            <text:p>Project &amp; Development Best Practices: Good Cop/Bad Cop</text:p>
          </table:table-cell>
          <table:table-cell office:value-type="string">
            <text:p>Rick Nashleanas</text:p>
          </table:table-cell>
          <table:table-cell office:value-type="string">
            <text:p>Bryan Jones</text:p>
          </table:table-cell>
          <table:table-cell office:value-type="string">
            <text:p>draenen</text:p>
          </table:table-cell>
        </table:table-row>
        <table:table-row table:style-name="ro2">
          <table:table-cell office:value-type="string">
            <text:p>Just Right</text:p>
          </table:table-cell>
          <table:table-cell office:value-type="string">
            <text:p>Room too small</text:p>
          </table:table-cell>
          <table:table-cell office:value-type="string">
            <text:p>Intermediate</text:p>
          </table:table-cell>
          <table:table-cell office:value-type="float" office:value="25">
            <text:p>25</text:p>
          </table:table-cell>
          <table:table-cell office:value-type="string">
            <text:p>At Once</text:p>
          </table:table-cell>
          <table:table-cell office:value-type="float" office:value="80">
            <text:p>80</text:p>
          </table:table-cell>
          <table:table-cell table:number-columns-repeated="2" office:value-type="float" office:value="60">
            <text:p>60</text:p>
          </table:table-cell>
          <table:table-cell office:value-type="float" office:value="40">
            <text:p>40</text:p>
          </table:table-cell>
          <table:table-cell office:value-type="float" office:value="60">
            <text:p>60</text:p>
          </table:table-cell>
          <table:table-cell office:value-type="string">
            <text:p>Project &amp; Development Best Practices: Good Cop/Bad Cop</text:p>
          </table:table-cell>
          <table:table-cell office:value-type="string">
            <text:p>Rick Nashleanas</text:p>
          </table:table-cell>
          <table:table-cell office:value-type="string">
            <text:p>draenen</text:p>
          </table:table-cell>
          <table:table-cell office:value-type="string">
            <text:p>Bryan Jones</text:p>
          </table:table-cell>
        </table:table-row>
        <table:table-row table:style-name="ro2">
          <table:table-cell office:value-type="string">
            <text:p>Just Right</text:p>
          </table:table-cell>
          <table:table-cell office:value-type="string">
            <text:p>Room too small</text:p>
          </table:table-cell>
          <table:table-cell office:value-type="string">
            <text:p>Intermediate</text:p>
          </table:table-cell>
          <table:table-cell office:value-type="float" office:value="25">
            <text:p>25</text:p>
          </table:table-cell>
          <table:table-cell office:value-type="string">
            <text:p>At Once</text:p>
          </table:table-cell>
          <table:table-cell office:value-type="float" office:value="80">
            <text:p>80</text:p>
          </table:table-cell>
          <table:table-cell table:number-columns-repeated="2" office:value-type="float" office:value="60">
            <text:p>60</text:p>
          </table:table-cell>
          <table:table-cell office:value-type="float" office:value="40">
            <text:p>40</text:p>
          </table:table-cell>
          <table:table-cell office:value-type="float" office:value="60">
            <text:p>60</text:p>
          </table:table-cell>
          <table:table-cell office:value-type="string">
            <text:p>Project &amp; Development Best Practices: Good Cop/Bad Cop</text:p>
          </table:table-cell>
          <table:table-cell office:value-type="string">
            <text:p>Rick Nashleanas</text:p>
          </table:table-cell>
          <table:table-cell office:value-type="string">
            <text:p>draenen</text:p>
          </table:table-cell>
          <table:table-cell office:value-type="string">
            <text:p>draenen</text:p>
          </table:table-cell>
        </table:table-row>
        <table:table-row table:style-name="ro2">
          <table:table-cell office:value-type="string">
            <text:p>Just Right</text:p>
          </table:table-cell>
          <table:table-cell office:value-type="string">
            <text:p>Room too small</text:p>
          </table:table-cell>
          <table:table-cell office:value-type="string">
            <text:p>Intermediate</text:p>
          </table:table-cell>
          <table:table-cell office:value-type="float" office:value="25">
            <text:p>25</text:p>
          </table:table-cell>
          <table:table-cell office:value-type="string">
            <text:p>At Once</text:p>
          </table:table-cell>
          <table:table-cell office:value-type="float" office:value="80">
            <text:p>80</text:p>
          </table:table-cell>
          <table:table-cell table:number-columns-repeated="2" office:value-type="float" office:value="60">
            <text:p>60</text:p>
          </table:table-cell>
          <table:table-cell office:value-type="float" office:value="40">
            <text:p>40</text:p>
          </table:table-cell>
          <table:table-cell office:value-type="float" office:value="60">
            <text:p>60</text:p>
          </table:table-cell>
          <table:table-cell office:value-type="string">
            <text:p>Project &amp; Development Best Practices: Good Cop/Bad Cop</text:p>
          </table:table-cell>
          <table:table-cell office:value-type="string">
            <text:p>Rick Nashleanas</text:p>
          </table:table-cell>
          <table:table-cell table:number-columns-repeated="2" office:value-type="string">
            <text:p>Bryan Jones</text:p>
          </table:table-cell>
        </table:table-row>
        <table:table-row table:style-name="ro2">
          <table:table-cell office:value-type="string">
            <text:p>Just Right</text:p>
          </table:table-cell>
          <table:table-cell office:value-type="string">
            <text:p>Room too small</text:p>
          </table:table-cell>
          <table:table-cell office:value-type="string">
            <text:p>Intermediate</text:p>
          </table:table-cell>
          <table:table-cell office:value-type="float" office:value="25">
            <text:p>25</text:p>
          </table:table-cell>
          <table:table-cell office:value-type="string">
            <text:p>At Once</text:p>
          </table:table-cell>
          <table:table-cell office:value-type="float" office:value="80">
            <text:p>80</text:p>
          </table:table-cell>
          <table:table-cell table:number-columns-repeated="2" office:value-type="float" office:value="60">
            <text:p>60</text:p>
          </table:table-cell>
          <table:table-cell office:value-type="float" office:value="40">
            <text:p>40</text:p>
          </table:table-cell>
          <table:table-cell office:value-type="float" office:value="60">
            <text:p>60</text:p>
          </table:table-cell>
          <table:table-cell office:value-type="string">
            <text:p>Project &amp; Development Best Practices: Good Cop/Bad Cop</text:p>
          </table:table-cell>
          <table:table-cell office:value-type="string">
            <text:p>Rick Nashleanas</text:p>
          </table:table-cell>
          <table:table-cell office:value-type="string">
            <text:p>Bryan Jones</text:p>
          </table:table-cell>
          <table:table-cell office:value-type="string">
            <text:p>draenen</text:p>
          </table:table-cell>
        </table:table-row>
        <table:table-row table:style-name="ro4">
          <table:table-cell office:value-type="string">
            <text:p>Too Basic</text:p>
          </table:table-cell>
          <table:table-cell office:value-type="string">
            <text:p>I don't think the good cop/bad cop is a useful way to discuss a topic when the bad cop is going to stick to his negative guns. It just creates negativity that some in the group can react negatively too. Also it would be nice to present information instead of an argument. Good speakers overall just think the content was missing to a degree.</text:p>
          </table:table-cell>
          <table:table-cell office:value-type="string">
            <text:p>Novice</text:p>
          </table:table-cell>
          <table:table-cell office:value-type="float" office:value="25">
            <text:p>25</text:p>
          </table:table-cell>
          <table:table-cell office:value-type="string">
            <text:p>At Once</text:p>
          </table:table-cell>
          <table:table-cell table:number-columns-repeated="2" office:value-type="float" office:value="60">
            <text:p>60</text:p>
          </table:table-cell>
          <table:table-cell office:value-type="float" office:value="80">
            <text:p>80</text:p>
          </table:table-cell>
          <table:table-cell office:value-type="float" office:value="60">
            <text:p>60</text:p>
          </table:table-cell>
          <table:table-cell office:value-type="float" office:value="40">
            <text:p>40</text:p>
          </table:table-cell>
          <table:table-cell office:value-type="string">
            <text:p>Project &amp; Development Best Practices: Good Cop/Bad Cop</text:p>
          </table:table-cell>
          <table:table-cell office:value-type="string">
            <text:p>Rick Nashleanas</text:p>
          </table:table-cell>
          <table:table-cell office:value-type="string">
            <text:p>draenen</text:p>
          </table:table-cell>
          <table:table-cell office:value-type="string">
            <text:p>Bryan Jones</text:p>
          </table:table-cell>
        </table:table-row>
        <table:table-row table:style-name="ro4">
          <table:table-cell office:value-type="string">
            <text:p>Too Basic</text:p>
          </table:table-cell>
          <table:table-cell office:value-type="string">
            <text:p>I don't think the good cop/bad cop is a useful way to discuss a topic when the bad cop is going to stick to his negative guns. It just creates negativity that some in the group can react negatively too. Also it would be nice to present information instead of an argument. Good speakers overall just think the content was missing to a degree.</text:p>
          </table:table-cell>
          <table:table-cell office:value-type="string">
            <text:p>Novice</text:p>
          </table:table-cell>
          <table:table-cell office:value-type="float" office:value="25">
            <text:p>25</text:p>
          </table:table-cell>
          <table:table-cell office:value-type="string">
            <text:p>At Once</text:p>
          </table:table-cell>
          <table:table-cell table:number-columns-repeated="2" office:value-type="float" office:value="60">
            <text:p>60</text:p>
          </table:table-cell>
          <table:table-cell office:value-type="float" office:value="80">
            <text:p>80</text:p>
          </table:table-cell>
          <table:table-cell office:value-type="float" office:value="60">
            <text:p>60</text:p>
          </table:table-cell>
          <table:table-cell office:value-type="float" office:value="40">
            <text:p>40</text:p>
          </table:table-cell>
          <table:table-cell office:value-type="string">
            <text:p>Project &amp; Development Best Practices: Good Cop/Bad Cop</text:p>
          </table:table-cell>
          <table:table-cell office:value-type="string">
            <text:p>Rick Nashleanas</text:p>
          </table:table-cell>
          <table:table-cell office:value-type="string">
            <text:p>draenen</text:p>
          </table:table-cell>
          <table:table-cell office:value-type="string">
            <text:p>draenen</text:p>
          </table:table-cell>
        </table:table-row>
        <table:table-row table:style-name="ro4">
          <table:table-cell office:value-type="string">
            <text:p>Too Basic</text:p>
          </table:table-cell>
          <table:table-cell office:value-type="string">
            <text:p>I don't think the good cop/bad cop is a useful way to discuss a topic when the bad cop is going to stick to his negative guns. It just creates negativity that some in the group can react negatively too. Also it would be nice to present information instead of an argument. Good speakers overall just think the content was missing to a degree.</text:p>
          </table:table-cell>
          <table:table-cell office:value-type="string">
            <text:p>Novice</text:p>
          </table:table-cell>
          <table:table-cell office:value-type="float" office:value="25">
            <text:p>25</text:p>
          </table:table-cell>
          <table:table-cell office:value-type="string">
            <text:p>At Once</text:p>
          </table:table-cell>
          <table:table-cell table:number-columns-repeated="2" office:value-type="float" office:value="60">
            <text:p>60</text:p>
          </table:table-cell>
          <table:table-cell office:value-type="float" office:value="80">
            <text:p>80</text:p>
          </table:table-cell>
          <table:table-cell office:value-type="float" office:value="60">
            <text:p>60</text:p>
          </table:table-cell>
          <table:table-cell office:value-type="float" office:value="40">
            <text:p>40</text:p>
          </table:table-cell>
          <table:table-cell office:value-type="string">
            <text:p>Project &amp; Development Best Practices: Good Cop/Bad Cop</text:p>
          </table:table-cell>
          <table:table-cell office:value-type="string">
            <text:p>Rick Nashleanas</text:p>
          </table:table-cell>
          <table:table-cell table:number-columns-repeated="2" office:value-type="string">
            <text:p>Bryan Jones</text:p>
          </table:table-cell>
        </table:table-row>
        <table:table-row table:style-name="ro4">
          <table:table-cell office:value-type="string">
            <text:p>Too Basic</text:p>
          </table:table-cell>
          <table:table-cell office:value-type="string">
            <text:p>I don't think the good cop/bad cop is a useful way to discuss a topic when the bad cop is going to stick to his negative guns. It just creates negativity that some in the group can react negatively too. Also it would be nice to present information instead of an argument. Good speakers overall just think the content was missing to a degree.</text:p>
          </table:table-cell>
          <table:table-cell office:value-type="string">
            <text:p>Novice</text:p>
          </table:table-cell>
          <table:table-cell office:value-type="float" office:value="25">
            <text:p>25</text:p>
          </table:table-cell>
          <table:table-cell office:value-type="string">
            <text:p>At Once</text:p>
          </table:table-cell>
          <table:table-cell table:number-columns-repeated="2" office:value-type="float" office:value="60">
            <text:p>60</text:p>
          </table:table-cell>
          <table:table-cell office:value-type="float" office:value="80">
            <text:p>80</text:p>
          </table:table-cell>
          <table:table-cell office:value-type="float" office:value="60">
            <text:p>60</text:p>
          </table:table-cell>
          <table:table-cell office:value-type="float" office:value="40">
            <text:p>40</text:p>
          </table:table-cell>
          <table:table-cell office:value-type="string">
            <text:p>Project &amp; Development Best Practices: Good Cop/Bad Cop</text:p>
          </table:table-cell>
          <table:table-cell office:value-type="string">
            <text:p>Rick Nashleanas</text:p>
          </table:table-cell>
          <table:table-cell office:value-type="string">
            <text:p>Bryan Jones</text:p>
          </table:table-cell>
          <table:table-cell office:value-type="string">
            <text:p>draenen</text:p>
          </table:table-cell>
        </table:table-row>
        <table:table-row table:style-name="ro9">
          <table:table-cell office:value-type="string">
            <text:p>Too Basic</text:p>
          </table:table-cell>
          <table:table-cell office:value-type="string">
            <text:p>Good presentation; and obviously informative to several people in the session. <text:s/>I liked the good cop; bad cop format.</text:p>
            <text:p>\</text:p>
            <text:p>\</text:p>
            <text:p>It may seem like preaching to the choir; but you often have to justify your actions to your customers. <text:s/>It is very easy to lose control of a project without employing these techniques.</text:p>
          </table:table-cell>
          <table:table-cell office:value-type="string">
            <text:p>Advanced</text:p>
          </table:table-cell>
          <table:table-cell office:value-type="float" office:value="0">
            <text:p>0</text:p>
          </table:table-cell>
          <table:table-cell office:value-type="string">
            <text:p>At Once</text:p>
          </table:table-cell>
          <table:table-cell table:number-columns-repeated="3" office:value-type="float" office:value="80">
            <text:p>80</text:p>
          </table:table-cell>
          <table:table-cell office:value-type="float" office:value="100">
            <text:p>100</text:p>
          </table:table-cell>
          <table:table-cell office:value-type="float" office:value="80">
            <text:p>80</text:p>
          </table:table-cell>
          <table:table-cell office:value-type="string">
            <text:p>Project &amp; Development Best Practices: Good Cop/Bad Cop</text:p>
          </table:table-cell>
          <table:table-cell office:value-type="string">
            <text:p>Rick Nashleanas</text:p>
          </table:table-cell>
          <table:table-cell office:value-type="string">
            <text:p>draenen</text:p>
          </table:table-cell>
          <table:table-cell office:value-type="string">
            <text:p>Bryan Jones</text:p>
          </table:table-cell>
        </table:table-row>
        <table:table-row table:style-name="ro9">
          <table:table-cell office:value-type="string">
            <text:p>Too Basic</text:p>
          </table:table-cell>
          <table:table-cell office:value-type="string">
            <text:p>Good presentation; and obviously informative to several people in the session. <text:s/>I liked the good cop; bad cop format.</text:p>
            <text:p>\</text:p>
            <text:p>\</text:p>
            <text:p>It may seem like preaching to the choir; but you often have to justify your actions to your customers. <text:s/>It is very easy to lose control of a project without employing these techniques.</text:p>
          </table:table-cell>
          <table:table-cell office:value-type="string">
            <text:p>Advanced</text:p>
          </table:table-cell>
          <table:table-cell office:value-type="float" office:value="0">
            <text:p>0</text:p>
          </table:table-cell>
          <table:table-cell office:value-type="string">
            <text:p>At Once</text:p>
          </table:table-cell>
          <table:table-cell table:number-columns-repeated="3" office:value-type="float" office:value="80">
            <text:p>80</text:p>
          </table:table-cell>
          <table:table-cell office:value-type="float" office:value="100">
            <text:p>100</text:p>
          </table:table-cell>
          <table:table-cell office:value-type="float" office:value="80">
            <text:p>80</text:p>
          </table:table-cell>
          <table:table-cell office:value-type="string">
            <text:p>Project &amp; Development Best Practices: Good Cop/Bad Cop</text:p>
          </table:table-cell>
          <table:table-cell office:value-type="string">
            <text:p>Rick Nashleanas</text:p>
          </table:table-cell>
          <table:table-cell office:value-type="string">
            <text:p>draenen</text:p>
          </table:table-cell>
          <table:table-cell office:value-type="string">
            <text:p>draenen</text:p>
          </table:table-cell>
        </table:table-row>
        <table:table-row table:style-name="ro9">
          <table:table-cell office:value-type="string">
            <text:p>Too Basic</text:p>
          </table:table-cell>
          <table:table-cell office:value-type="string">
            <text:p>Good presentation; and obviously informative to several people in the session. <text:s/>I liked the good cop; bad cop format.</text:p>
            <text:p>\</text:p>
            <text:p>\</text:p>
            <text:p>It may seem like preaching to the choir; but you often have to justify your actions to your customers. <text:s/>It is very easy to lose control of a project without employing these techniques.</text:p>
          </table:table-cell>
          <table:table-cell office:value-type="string">
            <text:p>Advanced</text:p>
          </table:table-cell>
          <table:table-cell office:value-type="float" office:value="0">
            <text:p>0</text:p>
          </table:table-cell>
          <table:table-cell office:value-type="string">
            <text:p>At Once</text:p>
          </table:table-cell>
          <table:table-cell table:number-columns-repeated="3" office:value-type="float" office:value="80">
            <text:p>80</text:p>
          </table:table-cell>
          <table:table-cell office:value-type="float" office:value="100">
            <text:p>100</text:p>
          </table:table-cell>
          <table:table-cell office:value-type="float" office:value="80">
            <text:p>80</text:p>
          </table:table-cell>
          <table:table-cell office:value-type="string">
            <text:p>Project &amp; Development Best Practices: Good Cop/Bad Cop</text:p>
          </table:table-cell>
          <table:table-cell office:value-type="string">
            <text:p>Rick Nashleanas</text:p>
          </table:table-cell>
          <table:table-cell table:number-columns-repeated="2" office:value-type="string">
            <text:p>Bryan Jones</text:p>
          </table:table-cell>
        </table:table-row>
        <table:table-row table:style-name="ro9">
          <table:table-cell office:value-type="string">
            <text:p>Too Basic</text:p>
          </table:table-cell>
          <table:table-cell office:value-type="string">
            <text:p>Good presentation; and obviously informative to several people in the session. <text:s/>I liked the good cop; bad cop format.</text:p>
            <text:p>\</text:p>
            <text:p>\</text:p>
            <text:p>It may seem like preaching to the choir; but you often have to justify your actions to your customers. <text:s/>It is very easy to lose control of a project without employing these techniques.</text:p>
          </table:table-cell>
          <table:table-cell office:value-type="string">
            <text:p>Advanced</text:p>
          </table:table-cell>
          <table:table-cell office:value-type="float" office:value="0">
            <text:p>0</text:p>
          </table:table-cell>
          <table:table-cell office:value-type="string">
            <text:p>At Once</text:p>
          </table:table-cell>
          <table:table-cell table:number-columns-repeated="3" office:value-type="float" office:value="80">
            <text:p>80</text:p>
          </table:table-cell>
          <table:table-cell office:value-type="float" office:value="100">
            <text:p>100</text:p>
          </table:table-cell>
          <table:table-cell office:value-type="float" office:value="80">
            <text:p>80</text:p>
          </table:table-cell>
          <table:table-cell office:value-type="string">
            <text:p>Project &amp; Development Best Practices: Good Cop/Bad Cop</text:p>
          </table:table-cell>
          <table:table-cell office:value-type="string">
            <text:p>Rick Nashleanas</text:p>
          </table:table-cell>
          <table:table-cell office:value-type="string">
            <text:p>Bryan Jones</text:p>
          </table:table-cell>
          <table:table-cell office:value-type="string">
            <text:p>draenen</text:p>
          </table:table-cell>
        </table:table-row>
        <table:table-row table:style-name="ro7">
          <table:table-cell office:value-type="string">
            <text:p>Just Right</text:p>
          </table:table-cell>
          <table:table-cell office:value-type="string">
            <text:p>Although this did focus on a lot of details relating to clients; it was strange to BE a client and hear the way folks were talking about their own clients. At a place where there could potentially be business in the room; I was surprised at how much dogging on clients was going on. Granted; it's a conference and there is some of that that happens; but I thought folks should be more mindful that these sessions aren't always just about consultancy; agencies; etc. There are other folks there too. This was no fault of the presenters.</text:p>
          </table:table-cell>
          <table:table-cell office:value-type="string">
            <text:p>Intermediate</text:p>
          </table:table-cell>
          <table:table-cell office:value-type="float" office:value="50">
            <text:p>50</text:p>
          </table:table-cell>
          <table:table-cell office:value-type="string">
            <text:p>Will Not Use</text:p>
          </table:table-cell>
          <table:table-cell office:value-type="float" office:value="60">
            <text:p>60</text:p>
          </table:table-cell>
          <table:table-cell office:value-type="float" office:value="40">
            <text:p>40</text:p>
          </table:table-cell>
          <table:table-cell office:value-type="float" office:value="60">
            <text:p>60</text:p>
          </table:table-cell>
          <table:table-cell office:value-type="float" office:value="80">
            <text:p>80</text:p>
          </table:table-cell>
          <table:table-cell office:value-type="float" office:value="60">
            <text:p>60</text:p>
          </table:table-cell>
          <table:table-cell office:value-type="string">
            <text:p>Project &amp; Development Best Practices: Good Cop/Bad Cop</text:p>
          </table:table-cell>
          <table:table-cell office:value-type="string">
            <text:p>Rick Nashleanas</text:p>
          </table:table-cell>
          <table:table-cell office:value-type="string">
            <text:p>draenen</text:p>
          </table:table-cell>
          <table:table-cell office:value-type="string">
            <text:p>Bryan Jones</text:p>
          </table:table-cell>
        </table:table-row>
        <table:table-row table:style-name="ro7">
          <table:table-cell office:value-type="string">
            <text:p>Just Right</text:p>
          </table:table-cell>
          <table:table-cell office:value-type="string">
            <text:p>Although this did focus on a lot of details relating to clients; it was strange to BE a client and hear the way folks were talking about their own clients. At a place where there could potentially be business in the room; I was surprised at how much dogging on clients was going on. Granted; it's a conference and there is some of that that happens; but I thought folks should be more mindful that these sessions aren't always just about consultancy; agencies; etc. There are other folks there too. This was no fault of the presenters.</text:p>
          </table:table-cell>
          <table:table-cell office:value-type="string">
            <text:p>Intermediate</text:p>
          </table:table-cell>
          <table:table-cell office:value-type="float" office:value="50">
            <text:p>50</text:p>
          </table:table-cell>
          <table:table-cell office:value-type="string">
            <text:p>Will Not Use</text:p>
          </table:table-cell>
          <table:table-cell office:value-type="float" office:value="60">
            <text:p>60</text:p>
          </table:table-cell>
          <table:table-cell office:value-type="float" office:value="40">
            <text:p>40</text:p>
          </table:table-cell>
          <table:table-cell office:value-type="float" office:value="60">
            <text:p>60</text:p>
          </table:table-cell>
          <table:table-cell office:value-type="float" office:value="80">
            <text:p>80</text:p>
          </table:table-cell>
          <table:table-cell office:value-type="float" office:value="60">
            <text:p>60</text:p>
          </table:table-cell>
          <table:table-cell office:value-type="string">
            <text:p>Project &amp; Development Best Practices: Good Cop/Bad Cop</text:p>
          </table:table-cell>
          <table:table-cell office:value-type="string">
            <text:p>Rick Nashleanas</text:p>
          </table:table-cell>
          <table:table-cell office:value-type="string">
            <text:p>draenen</text:p>
          </table:table-cell>
          <table:table-cell office:value-type="string">
            <text:p>draenen</text:p>
          </table:table-cell>
        </table:table-row>
        <table:table-row table:style-name="ro7">
          <table:table-cell office:value-type="string">
            <text:p>Just Right</text:p>
          </table:table-cell>
          <table:table-cell office:value-type="string">
            <text:p>Although this did focus on a lot of details relating to clients; it was strange to BE a client and hear the way folks were talking about their own clients. At a place where there could potentially be business in the room; I was surprised at how much dogging on clients was going on. Granted; it's a conference and there is some of that that happens; but I thought folks should be more mindful that these sessions aren't always just about consultancy; agencies; etc. There are other folks there too. This was no fault of the presenters.</text:p>
          </table:table-cell>
          <table:table-cell office:value-type="string">
            <text:p>Intermediate</text:p>
          </table:table-cell>
          <table:table-cell office:value-type="float" office:value="50">
            <text:p>50</text:p>
          </table:table-cell>
          <table:table-cell office:value-type="string">
            <text:p>Will Not Use</text:p>
          </table:table-cell>
          <table:table-cell office:value-type="float" office:value="60">
            <text:p>60</text:p>
          </table:table-cell>
          <table:table-cell office:value-type="float" office:value="40">
            <text:p>40</text:p>
          </table:table-cell>
          <table:table-cell office:value-type="float" office:value="60">
            <text:p>60</text:p>
          </table:table-cell>
          <table:table-cell office:value-type="float" office:value="80">
            <text:p>80</text:p>
          </table:table-cell>
          <table:table-cell office:value-type="float" office:value="60">
            <text:p>60</text:p>
          </table:table-cell>
          <table:table-cell office:value-type="string">
            <text:p>Project &amp; Development Best Practices: Good Cop/Bad Cop</text:p>
          </table:table-cell>
          <table:table-cell office:value-type="string">
            <text:p>Rick Nashleanas</text:p>
          </table:table-cell>
          <table:table-cell table:number-columns-repeated="2" office:value-type="string">
            <text:p>Bryan Jones</text:p>
          </table:table-cell>
        </table:table-row>
        <table:table-row table:style-name="ro7">
          <table:table-cell office:value-type="string">
            <text:p>Just Right</text:p>
          </table:table-cell>
          <table:table-cell office:value-type="string">
            <text:p>Although this did focus on a lot of details relating to clients; it was strange to BE a client and hear the way folks were talking about their own clients. At a place where there could potentially be business in the room; I was surprised at how much dogging on clients was going on. Granted; it's a conference and there is some of that that happens; but I thought folks should be more mindful that these sessions aren't always just about consultancy; agencies; etc. There are other folks there too. This was no fault of the presenters.</text:p>
          </table:table-cell>
          <table:table-cell office:value-type="string">
            <text:p>Intermediate</text:p>
          </table:table-cell>
          <table:table-cell office:value-type="float" office:value="50">
            <text:p>50</text:p>
          </table:table-cell>
          <table:table-cell office:value-type="string">
            <text:p>Will Not Use</text:p>
          </table:table-cell>
          <table:table-cell office:value-type="float" office:value="60">
            <text:p>60</text:p>
          </table:table-cell>
          <table:table-cell office:value-type="float" office:value="40">
            <text:p>40</text:p>
          </table:table-cell>
          <table:table-cell office:value-type="float" office:value="60">
            <text:p>60</text:p>
          </table:table-cell>
          <table:table-cell office:value-type="float" office:value="80">
            <text:p>80</text:p>
          </table:table-cell>
          <table:table-cell office:value-type="float" office:value="60">
            <text:p>60</text:p>
          </table:table-cell>
          <table:table-cell office:value-type="string">
            <text:p>Project &amp; Development Best Practices: Good Cop/Bad Cop</text:p>
          </table:table-cell>
          <table:table-cell office:value-type="string">
            <text:p>Rick Nashleanas</text:p>
          </table:table-cell>
          <table:table-cell office:value-type="string">
            <text:p>Bryan Jones</text:p>
          </table:table-cell>
          <table:table-cell office:value-type="string">
            <text:p>draenen</text:p>
          </table:table-cell>
        </table:table-row>
        <table:table-row table:style-name="ro4">
          <table:table-cell office:value-type="string">
            <text:p>Too Basic</text:p>
          </table:table-cell>
          <table:table-cell office:value-type="string">
            <text:p>This presentation seemed a little disjointed. The good cop bad cop routine I think detracted from the presentation. There are always people at the camps that need this kind of information. These are ESSENTIAL practices and I think going back and forth may have been confusing for people who were looking for guidance.</text:p>
          </table:table-cell>
          <table:table-cell office:value-type="string">
            <text:p>Intermediate</text:p>
          </table:table-cell>
          <table:table-cell office:value-type="float" office:value="0">
            <text:p>0</text:p>
          </table:table-cell>
          <table:table-cell office:value-type="string">
            <text:p>2-6 months</text:p>
          </table:table-cell>
          <table:table-cell office:value-type="float" office:value="40">
            <text:p>40</text:p>
          </table:table-cell>
          <table:table-cell table:number-columns-repeated="2" office:value-type="float" office:value="60">
            <text:p>60</text:p>
          </table:table-cell>
          <table:table-cell office:value-type="float" office:value="40">
            <text:p>40</text:p>
          </table:table-cell>
          <table:table-cell office:value-type="float" office:value="60">
            <text:p>60</text:p>
          </table:table-cell>
          <table:table-cell office:value-type="string">
            <text:p>Project &amp; Development Best Practices: Good Cop/Bad Cop</text:p>
          </table:table-cell>
          <table:table-cell office:value-type="string">
            <text:p>Rick Nashleanas</text:p>
          </table:table-cell>
          <table:table-cell office:value-type="string">
            <text:p>draenen</text:p>
          </table:table-cell>
          <table:table-cell office:value-type="string">
            <text:p>Bryan Jones</text:p>
          </table:table-cell>
        </table:table-row>
        <table:table-row table:style-name="ro4">
          <table:table-cell office:value-type="string">
            <text:p>Too Basic</text:p>
          </table:table-cell>
          <table:table-cell office:value-type="string">
            <text:p>This presentation seemed a little disjointed. The good cop bad cop routine I think detracted from the presentation. There are always people at the camps that need this kind of information. These are ESSENTIAL practices and I think going back and forth may have been confusing for people who were looking for guidance.</text:p>
          </table:table-cell>
          <table:table-cell office:value-type="string">
            <text:p>Intermediate</text:p>
          </table:table-cell>
          <table:table-cell office:value-type="float" office:value="0">
            <text:p>0</text:p>
          </table:table-cell>
          <table:table-cell office:value-type="string">
            <text:p>2-6 months</text:p>
          </table:table-cell>
          <table:table-cell office:value-type="float" office:value="40">
            <text:p>40</text:p>
          </table:table-cell>
          <table:table-cell table:number-columns-repeated="2" office:value-type="float" office:value="60">
            <text:p>60</text:p>
          </table:table-cell>
          <table:table-cell office:value-type="float" office:value="40">
            <text:p>40</text:p>
          </table:table-cell>
          <table:table-cell office:value-type="float" office:value="60">
            <text:p>60</text:p>
          </table:table-cell>
          <table:table-cell office:value-type="string">
            <text:p>Project &amp; Development Best Practices: Good Cop/Bad Cop</text:p>
          </table:table-cell>
          <table:table-cell office:value-type="string">
            <text:p>Rick Nashleanas</text:p>
          </table:table-cell>
          <table:table-cell office:value-type="string">
            <text:p>draenen</text:p>
          </table:table-cell>
          <table:table-cell office:value-type="string">
            <text:p>draenen</text:p>
          </table:table-cell>
        </table:table-row>
        <table:table-row table:style-name="ro4">
          <table:table-cell office:value-type="string">
            <text:p>Too Basic</text:p>
          </table:table-cell>
          <table:table-cell office:value-type="string">
            <text:p>This presentation seemed a little disjointed. The good cop bad cop routine I think detracted from the presentation. There are always people at the camps that need this kind of information. These are ESSENTIAL practices and I think going back and forth may have been confusing for people who were looking for guidance.</text:p>
          </table:table-cell>
          <table:table-cell office:value-type="string">
            <text:p>Intermediate</text:p>
          </table:table-cell>
          <table:table-cell office:value-type="float" office:value="0">
            <text:p>0</text:p>
          </table:table-cell>
          <table:table-cell office:value-type="string">
            <text:p>2-6 months</text:p>
          </table:table-cell>
          <table:table-cell office:value-type="float" office:value="40">
            <text:p>40</text:p>
          </table:table-cell>
          <table:table-cell table:number-columns-repeated="2" office:value-type="float" office:value="60">
            <text:p>60</text:p>
          </table:table-cell>
          <table:table-cell office:value-type="float" office:value="40">
            <text:p>40</text:p>
          </table:table-cell>
          <table:table-cell office:value-type="float" office:value="60">
            <text:p>60</text:p>
          </table:table-cell>
          <table:table-cell office:value-type="string">
            <text:p>Project &amp; Development Best Practices: Good Cop/Bad Cop</text:p>
          </table:table-cell>
          <table:table-cell office:value-type="string">
            <text:p>Rick Nashleanas</text:p>
          </table:table-cell>
          <table:table-cell table:number-columns-repeated="2" office:value-type="string">
            <text:p>Bryan Jones</text:p>
          </table:table-cell>
        </table:table-row>
        <table:table-row table:style-name="ro4">
          <table:table-cell office:value-type="string">
            <text:p>Too Basic</text:p>
          </table:table-cell>
          <table:table-cell office:value-type="string">
            <text:p>This presentation seemed a little disjointed. The good cop bad cop routine I think detracted from the presentation. There are always people at the camps that need this kind of information. These are ESSENTIAL practices and I think going back and forth may have been confusing for people who were looking for guidance.</text:p>
          </table:table-cell>
          <table:table-cell office:value-type="string">
            <text:p>Intermediate</text:p>
          </table:table-cell>
          <table:table-cell office:value-type="float" office:value="0">
            <text:p>0</text:p>
          </table:table-cell>
          <table:table-cell office:value-type="string">
            <text:p>2-6 months</text:p>
          </table:table-cell>
          <table:table-cell office:value-type="float" office:value="40">
            <text:p>40</text:p>
          </table:table-cell>
          <table:table-cell table:number-columns-repeated="2" office:value-type="float" office:value="60">
            <text:p>60</text:p>
          </table:table-cell>
          <table:table-cell office:value-type="float" office:value="40">
            <text:p>40</text:p>
          </table:table-cell>
          <table:table-cell office:value-type="float" office:value="60">
            <text:p>60</text:p>
          </table:table-cell>
          <table:table-cell office:value-type="string">
            <text:p>Project &amp; Development Best Practices: Good Cop/Bad Cop</text:p>
          </table:table-cell>
          <table:table-cell office:value-type="string">
            <text:p>Rick Nashleanas</text:p>
          </table:table-cell>
          <table:table-cell office:value-type="string">
            <text:p>Bryan Jones</text:p>
          </table:table-cell>
          <table:table-cell office:value-type="string">
            <text:p>draenen</text:p>
          </table:table-cell>
        </table:table-row>
        <table:table-row table:style-name="ro4">
          <table:table-cell office:value-type="string">
            <text:p>Too Basic</text:p>
          </table:table-cell>
          <table:table-cell office:value-type="string">
            <text:p>These guys were a little unsophisticated and not cutting-edge in their approach to DevOps. <text:s/>However they were also representative of small shops; in fact probably far better than most. <text:s/>I would like you to bring them back next year; partly just to see how much of more advance stuff (like continuous integration; etc) they manage to adopt within their low-overhead constraints.</text:p>
          </table:table-cell>
          <table:table-cell office:value-type="string">
            <text:p>Advanced</text:p>
          </table:table-cell>
          <table:table-cell office:value-type="float" office:value="50">
            <text:p>50</text:p>
          </table:table-cell>
          <table:table-cell office:value-type="string">
            <text:p>At Once</text:p>
          </table:table-cell>
          <table:table-cell office:value-type="float" office:value="80">
            <text:p>80</text:p>
          </table:table-cell>
          <table:table-cell office:value-type="float" office:value="100">
            <text:p>100</text:p>
          </table:table-cell>
          <table:table-cell office:value-type="float" office:value="60">
            <text:p>60</text:p>
          </table:table-cell>
          <table:table-cell table:number-columns-repeated="2" office:value-type="float" office:value="100">
            <text:p>100</text:p>
          </table:table-cell>
          <table:table-cell office:value-type="string">
            <text:p>Project &amp; Development Best Practices: Good Cop/Bad Cop</text:p>
          </table:table-cell>
          <table:table-cell office:value-type="string">
            <text:p>Rick Nashleanas</text:p>
          </table:table-cell>
          <table:table-cell office:value-type="string">
            <text:p>draenen</text:p>
          </table:table-cell>
          <table:table-cell office:value-type="string">
            <text:p>Bryan Jones</text:p>
          </table:table-cell>
        </table:table-row>
        <table:table-row table:style-name="ro4">
          <table:table-cell office:value-type="string">
            <text:p>Too Basic</text:p>
          </table:table-cell>
          <table:table-cell office:value-type="string">
            <text:p>These guys were a little unsophisticated and not cutting-edge in their approach to DevOps. <text:s/>However they were also representative of small shops; in fact probably far better than most. <text:s/>I would like you to bring them back next year; partly just to see how much of more advance stuff (like continuous integration; etc) they manage to adopt within their low-overhead constraints.</text:p>
          </table:table-cell>
          <table:table-cell office:value-type="string">
            <text:p>Advanced</text:p>
          </table:table-cell>
          <table:table-cell office:value-type="float" office:value="50">
            <text:p>50</text:p>
          </table:table-cell>
          <table:table-cell office:value-type="string">
            <text:p>At Once</text:p>
          </table:table-cell>
          <table:table-cell office:value-type="float" office:value="80">
            <text:p>80</text:p>
          </table:table-cell>
          <table:table-cell office:value-type="float" office:value="100">
            <text:p>100</text:p>
          </table:table-cell>
          <table:table-cell office:value-type="float" office:value="60">
            <text:p>60</text:p>
          </table:table-cell>
          <table:table-cell table:number-columns-repeated="2" office:value-type="float" office:value="100">
            <text:p>100</text:p>
          </table:table-cell>
          <table:table-cell office:value-type="string">
            <text:p>Project &amp; Development Best Practices: Good Cop/Bad Cop</text:p>
          </table:table-cell>
          <table:table-cell office:value-type="string">
            <text:p>Rick Nashleanas</text:p>
          </table:table-cell>
          <table:table-cell office:value-type="string">
            <text:p>draenen</text:p>
          </table:table-cell>
          <table:table-cell office:value-type="string">
            <text:p>draenen</text:p>
          </table:table-cell>
        </table:table-row>
        <table:table-row table:style-name="ro4">
          <table:table-cell office:value-type="string">
            <text:p>Too Basic</text:p>
          </table:table-cell>
          <table:table-cell office:value-type="string">
            <text:p>These guys were a little unsophisticated and not cutting-edge in their approach to DevOps. <text:s/>However they were also representative of small shops; in fact probably far better than most. <text:s/>I would like you to bring them back next year; partly just to see how much of more advance stuff (like continuous integration; etc) they manage to adopt within their low-overhead constraints.</text:p>
          </table:table-cell>
          <table:table-cell office:value-type="string">
            <text:p>Advanced</text:p>
          </table:table-cell>
          <table:table-cell office:value-type="float" office:value="50">
            <text:p>50</text:p>
          </table:table-cell>
          <table:table-cell office:value-type="string">
            <text:p>At Once</text:p>
          </table:table-cell>
          <table:table-cell office:value-type="float" office:value="80">
            <text:p>80</text:p>
          </table:table-cell>
          <table:table-cell office:value-type="float" office:value="100">
            <text:p>100</text:p>
          </table:table-cell>
          <table:table-cell office:value-type="float" office:value="60">
            <text:p>60</text:p>
          </table:table-cell>
          <table:table-cell table:number-columns-repeated="2" office:value-type="float" office:value="100">
            <text:p>100</text:p>
          </table:table-cell>
          <table:table-cell office:value-type="string">
            <text:p>Project &amp; Development Best Practices: Good Cop/Bad Cop</text:p>
          </table:table-cell>
          <table:table-cell office:value-type="string">
            <text:p>Rick Nashleanas</text:p>
          </table:table-cell>
          <table:table-cell table:number-columns-repeated="2" office:value-type="string">
            <text:p>Bryan Jones</text:p>
          </table:table-cell>
        </table:table-row>
        <table:table-row table:style-name="ro4">
          <table:table-cell office:value-type="string">
            <text:p>Too Basic</text:p>
          </table:table-cell>
          <table:table-cell office:value-type="string">
            <text:p>These guys were a little unsophisticated and not cutting-edge in their approach to DevOps. <text:s/>However they were also representative of small shops; in fact probably far better than most. <text:s/>I would like you to bring them back next year; partly just to see how much of more advance stuff (like continuous integration; etc) they manage to adopt within their low-overhead constraints.</text:p>
          </table:table-cell>
          <table:table-cell office:value-type="string">
            <text:p>Advanced</text:p>
          </table:table-cell>
          <table:table-cell office:value-type="float" office:value="50">
            <text:p>50</text:p>
          </table:table-cell>
          <table:table-cell office:value-type="string">
            <text:p>At Once</text:p>
          </table:table-cell>
          <table:table-cell office:value-type="float" office:value="80">
            <text:p>80</text:p>
          </table:table-cell>
          <table:table-cell office:value-type="float" office:value="100">
            <text:p>100</text:p>
          </table:table-cell>
          <table:table-cell office:value-type="float" office:value="60">
            <text:p>60</text:p>
          </table:table-cell>
          <table:table-cell table:number-columns-repeated="2" office:value-type="float" office:value="100">
            <text:p>100</text:p>
          </table:table-cell>
          <table:table-cell office:value-type="string">
            <text:p>Project &amp; Development Best Practices: Good Cop/Bad Cop</text:p>
          </table:table-cell>
          <table:table-cell office:value-type="string">
            <text:p>Rick Nashleanas</text:p>
          </table:table-cell>
          <table:table-cell office:value-type="string">
            <text:p>Bryan Jones</text:p>
          </table:table-cell>
          <table:table-cell office:value-type="string">
            <text:p>draenen</text:p>
          </table:table-cell>
        </table:table-row>
        <table:table-row table:style-name="ro3">
          <table:table-cell office:value-type="string">
            <text:p>Too Basic</text:p>
          </table:table-cell>
          <table:table-cell office:value-type="string">
            <text:p>I felt this presentation was a bit scattered and basic. <text:s/>With only 45 minutes I was hoping there would be more information presented than a simple discussion.</text:p>
          </table:table-cell>
          <table:table-cell office:value-type="string">
            <text:p>Intermediate</text:p>
          </table:table-cell>
          <table:table-cell office:value-type="float" office:value="0">
            <text:p>0</text:p>
          </table:table-cell>
          <table:table-cell office:value-type="string">
            <text:p>Will Not Use</text:p>
          </table:table-cell>
          <table:table-cell office:value-type="float" office:value="40">
            <text:p>40</text:p>
          </table:table-cell>
          <table:table-cell office:value-type="float" office:value="20">
            <text:p>20</text:p>
          </table:table-cell>
          <table:table-cell office:value-type="float" office:value="60">
            <text:p>60</text:p>
          </table:table-cell>
          <table:table-cell table:number-columns-repeated="2" office:value-type="float" office:value="40">
            <text:p>40</text:p>
          </table:table-cell>
          <table:table-cell office:value-type="string">
            <text:p>Project &amp; Development Best Practices: Good Cop/Bad Cop</text:p>
          </table:table-cell>
          <table:table-cell office:value-type="string">
            <text:p>Rick Nashleanas</text:p>
          </table:table-cell>
          <table:table-cell office:value-type="string">
            <text:p>draenen</text:p>
          </table:table-cell>
          <table:table-cell office:value-type="string">
            <text:p>Bryan Jones</text:p>
          </table:table-cell>
        </table:table-row>
        <table:table-row table:style-name="ro3">
          <table:table-cell office:value-type="string">
            <text:p>Too Basic</text:p>
          </table:table-cell>
          <table:table-cell office:value-type="string">
            <text:p>I felt this presentation was a bit scattered and basic. <text:s/>With only 45 minutes I was hoping there would be more information presented than a simple discussion.</text:p>
          </table:table-cell>
          <table:table-cell office:value-type="string">
            <text:p>Intermediate</text:p>
          </table:table-cell>
          <table:table-cell office:value-type="float" office:value="0">
            <text:p>0</text:p>
          </table:table-cell>
          <table:table-cell office:value-type="string">
            <text:p>Will Not Use</text:p>
          </table:table-cell>
          <table:table-cell office:value-type="float" office:value="40">
            <text:p>40</text:p>
          </table:table-cell>
          <table:table-cell office:value-type="float" office:value="20">
            <text:p>20</text:p>
          </table:table-cell>
          <table:table-cell office:value-type="float" office:value="60">
            <text:p>60</text:p>
          </table:table-cell>
          <table:table-cell table:number-columns-repeated="2" office:value-type="float" office:value="40">
            <text:p>40</text:p>
          </table:table-cell>
          <table:table-cell office:value-type="string">
            <text:p>Project &amp; Development Best Practices: Good Cop/Bad Cop</text:p>
          </table:table-cell>
          <table:table-cell office:value-type="string">
            <text:p>Rick Nashleanas</text:p>
          </table:table-cell>
          <table:table-cell office:value-type="string">
            <text:p>draenen</text:p>
          </table:table-cell>
          <table:table-cell office:value-type="string">
            <text:p>draenen</text:p>
          </table:table-cell>
        </table:table-row>
        <table:table-row table:style-name="ro3">
          <table:table-cell office:value-type="string">
            <text:p>Too Basic</text:p>
          </table:table-cell>
          <table:table-cell office:value-type="string">
            <text:p>I felt this presentation was a bit scattered and basic. <text:s/>With only 45 minutes I was hoping there would be more information presented than a simple discussion.</text:p>
          </table:table-cell>
          <table:table-cell office:value-type="string">
            <text:p>Intermediate</text:p>
          </table:table-cell>
          <table:table-cell office:value-type="float" office:value="0">
            <text:p>0</text:p>
          </table:table-cell>
          <table:table-cell office:value-type="string">
            <text:p>Will Not Use</text:p>
          </table:table-cell>
          <table:table-cell office:value-type="float" office:value="40">
            <text:p>40</text:p>
          </table:table-cell>
          <table:table-cell office:value-type="float" office:value="20">
            <text:p>20</text:p>
          </table:table-cell>
          <table:table-cell office:value-type="float" office:value="60">
            <text:p>60</text:p>
          </table:table-cell>
          <table:table-cell table:number-columns-repeated="2" office:value-type="float" office:value="40">
            <text:p>40</text:p>
          </table:table-cell>
          <table:table-cell office:value-type="string">
            <text:p>Project &amp; Development Best Practices: Good Cop/Bad Cop</text:p>
          </table:table-cell>
          <table:table-cell office:value-type="string">
            <text:p>Rick Nashleanas</text:p>
          </table:table-cell>
          <table:table-cell table:number-columns-repeated="2" office:value-type="string">
            <text:p>Bryan Jones</text:p>
          </table:table-cell>
        </table:table-row>
        <table:table-row table:style-name="ro3">
          <table:table-cell office:value-type="string">
            <text:p>Too Basic</text:p>
          </table:table-cell>
          <table:table-cell office:value-type="string">
            <text:p>I felt this presentation was a bit scattered and basic. <text:s/>With only 45 minutes I was hoping there would be more information presented than a simple discussion.</text:p>
          </table:table-cell>
          <table:table-cell office:value-type="string">
            <text:p>Intermediate</text:p>
          </table:table-cell>
          <table:table-cell office:value-type="float" office:value="0">
            <text:p>0</text:p>
          </table:table-cell>
          <table:table-cell office:value-type="string">
            <text:p>Will Not Use</text:p>
          </table:table-cell>
          <table:table-cell office:value-type="float" office:value="40">
            <text:p>40</text:p>
          </table:table-cell>
          <table:table-cell office:value-type="float" office:value="20">
            <text:p>20</text:p>
          </table:table-cell>
          <table:table-cell office:value-type="float" office:value="60">
            <text:p>60</text:p>
          </table:table-cell>
          <table:table-cell table:number-columns-repeated="2" office:value-type="float" office:value="40">
            <text:p>40</text:p>
          </table:table-cell>
          <table:table-cell office:value-type="string">
            <text:p>Project &amp; Development Best Practices: Good Cop/Bad Cop</text:p>
          </table:table-cell>
          <table:table-cell office:value-type="string">
            <text:p>Rick Nashleanas</text:p>
          </table:table-cell>
          <table:table-cell office:value-type="string">
            <text:p>Bryan Jones</text:p>
          </table:table-cell>
          <table:table-cell office:value-type="string">
            <text:p>draenen</text:p>
          </table:table-cell>
        </table:table-row>
        <table:table-row table:style-name="ro8">
          <table:table-cell office:value-type="string">
            <text:p>Just Right</text:p>
          </table:table-cell>
          <table:table-cell office:value-type="string">
            <text:p>The concept of having someone play devil's advocate for some of the processes and procedures of development and client interaction was really good. Attendees seemed to forget that was the situation though.</text:p>
          </table:table-cell>
          <table:table-cell office:value-type="string">
            <text:p>Intermediate</text:p>
          </table:table-cell>
          <table:table-cell office:value-type="float" office:value="25">
            <text:p>25</text:p>
          </table:table-cell>
          <table:table-cell office:value-type="string">
            <text:p>At Once</text:p>
          </table:table-cell>
          <table:table-cell table:number-columns-repeated="5" office:value-type="float" office:value="60">
            <text:p>60</text:p>
          </table:table-cell>
          <table:table-cell office:value-type="string">
            <text:p>Project &amp; Development Best Practices: Good Cop/Bad Cop</text:p>
          </table:table-cell>
          <table:table-cell office:value-type="string">
            <text:p>Rick Nashleanas</text:p>
          </table:table-cell>
          <table:table-cell office:value-type="string">
            <text:p>draenen</text:p>
          </table:table-cell>
          <table:table-cell office:value-type="string">
            <text:p>Bryan Jones</text:p>
          </table:table-cell>
        </table:table-row>
        <table:table-row table:style-name="ro8">
          <table:table-cell office:value-type="string">
            <text:p>Just Right</text:p>
          </table:table-cell>
          <table:table-cell office:value-type="string">
            <text:p>The concept of having someone play devil's advocate for some of the processes and procedures of development and client interaction was really good. Attendees seemed to forget that was the situation though.</text:p>
          </table:table-cell>
          <table:table-cell office:value-type="string">
            <text:p>Intermediate</text:p>
          </table:table-cell>
          <table:table-cell office:value-type="float" office:value="25">
            <text:p>25</text:p>
          </table:table-cell>
          <table:table-cell office:value-type="string">
            <text:p>At Once</text:p>
          </table:table-cell>
          <table:table-cell table:number-columns-repeated="5" office:value-type="float" office:value="60">
            <text:p>60</text:p>
          </table:table-cell>
          <table:table-cell office:value-type="string">
            <text:p>Project &amp; Development Best Practices: Good Cop/Bad Cop</text:p>
          </table:table-cell>
          <table:table-cell office:value-type="string">
            <text:p>Rick Nashleanas</text:p>
          </table:table-cell>
          <table:table-cell office:value-type="string">
            <text:p>draenen</text:p>
          </table:table-cell>
          <table:table-cell office:value-type="string">
            <text:p>draenen</text:p>
          </table:table-cell>
        </table:table-row>
        <table:table-row table:style-name="ro8">
          <table:table-cell office:value-type="string">
            <text:p>Just Right</text:p>
          </table:table-cell>
          <table:table-cell office:value-type="string">
            <text:p>The concept of having someone play devil's advocate for some of the processes and procedures of development and client interaction was really good. Attendees seemed to forget that was the situation though.</text:p>
          </table:table-cell>
          <table:table-cell office:value-type="string">
            <text:p>Intermediate</text:p>
          </table:table-cell>
          <table:table-cell office:value-type="float" office:value="25">
            <text:p>25</text:p>
          </table:table-cell>
          <table:table-cell office:value-type="string">
            <text:p>At Once</text:p>
          </table:table-cell>
          <table:table-cell table:number-columns-repeated="5" office:value-type="float" office:value="60">
            <text:p>60</text:p>
          </table:table-cell>
          <table:table-cell office:value-type="string">
            <text:p>Project &amp; Development Best Practices: Good Cop/Bad Cop</text:p>
          </table:table-cell>
          <table:table-cell office:value-type="string">
            <text:p>Rick Nashleanas</text:p>
          </table:table-cell>
          <table:table-cell table:number-columns-repeated="2" office:value-type="string">
            <text:p>Bryan Jones</text:p>
          </table:table-cell>
        </table:table-row>
        <table:table-row table:style-name="ro8">
          <table:table-cell office:value-type="string">
            <text:p>Just Right</text:p>
          </table:table-cell>
          <table:table-cell office:value-type="string">
            <text:p>The concept of having someone play devil's advocate for some of the processes and procedures of development and client interaction was really good. Attendees seemed to forget that was the situation though.</text:p>
          </table:table-cell>
          <table:table-cell office:value-type="string">
            <text:p>Intermediate</text:p>
          </table:table-cell>
          <table:table-cell office:value-type="float" office:value="25">
            <text:p>25</text:p>
          </table:table-cell>
          <table:table-cell office:value-type="string">
            <text:p>At Once</text:p>
          </table:table-cell>
          <table:table-cell table:number-columns-repeated="5" office:value-type="float" office:value="60">
            <text:p>60</text:p>
          </table:table-cell>
          <table:table-cell office:value-type="string">
            <text:p>Project &amp; Development Best Practices: Good Cop/Bad Cop</text:p>
          </table:table-cell>
          <table:table-cell office:value-type="string">
            <text:p>Rick Nashleanas</text:p>
          </table:table-cell>
          <table:table-cell office:value-type="string">
            <text:p>Bryan Jones</text:p>
          </table:table-cell>
          <table:table-cell office:value-type="string">
            <text:p>draenen</text:p>
          </table:table-cell>
        </table:table-row>
        <table:table-row table:style-name="ro2">
          <table:table-cell office:value-type="string">
            <text:p>Just Right</text:p>
          </table:table-cell>
          <table:table-cell/>
          <table:table-cell office:value-type="string">
            <text:p>Novice</text:p>
          </table:table-cell>
          <table:table-cell office:value-type="float" office:value="75">
            <text:p>75</text:p>
          </table:table-cell>
          <table:table-cell office:value-type="string">
            <text:p>2-6 months</text:p>
          </table:table-cell>
          <table:table-cell table:number-columns-repeated="5" office:value-type="float" office:value="100">
            <text:p>100</text:p>
          </table:table-cell>
          <table:table-cell office:value-type="string">
            <text:p>Drupal Commerce Nuts and Bolts</text:p>
          </table:table-cell>
          <table:table-cell office:value-type="string">
            <text:p>rszrama</text:p>
          </table:table-cell>
          <table:table-cell table:number-columns-repeated="2"/>
        </table:table-row>
        <table:table-row table:style-name="ro8">
          <table:table-cell office:value-type="string">
            <text:p>Just Right</text:p>
          </table:table-cell>
          <table:table-cell office:value-type="string">
            <text:p>Engaging and knowledgeable speaker! Keeps the presentation moving at a fast speed which is great. Uses visuals in an informed way and zooms in/out on code so the audience can follow along. Thanks for all your work on Commerce.</text:p>
          </table:table-cell>
          <table:table-cell office:value-type="string">
            <text:p>Intermediate</text:p>
          </table:table-cell>
          <table:table-cell office:value-type="float" office:value="100">
            <text:p>100</text:p>
          </table:table-cell>
          <table:table-cell office:value-type="string">
            <text:p>At Once</text:p>
          </table:table-cell>
          <table:table-cell table:number-columns-repeated="5" office:value-type="float" office:value="100">
            <text:p>100</text:p>
          </table:table-cell>
          <table:table-cell office:value-type="string">
            <text:p>Drupal Commerce Nuts and Bolts</text:p>
          </table:table-cell>
          <table:table-cell office:value-type="string">
            <text:p>rszrama</text:p>
          </table:table-cell>
          <table:table-cell table:number-columns-repeated="2"/>
        </table:table-row>
        <table:table-row table:style-name="ro2">
          <table:table-cell office:value-type="string">
            <text:p>Just Right</text:p>
          </table:table-cell>
          <table:table-cell office:value-type="string">
            <text:p>Great session!</text:p>
          </table:table-cell>
          <table:table-cell office:value-type="string">
            <text:p>Intermediate</text:p>
          </table:table-cell>
          <table:table-cell office:value-type="float" office:value="50">
            <text:p>50</text:p>
          </table:table-cell>
          <table:table-cell office:value-type="string">
            <text:p>At Once</text:p>
          </table:table-cell>
          <table:table-cell table:number-columns-repeated="5" office:value-type="float" office:value="100">
            <text:p>100</text:p>
          </table:table-cell>
          <table:table-cell office:value-type="string">
            <text:p>Drupal Commerce Nuts and Bolts</text:p>
          </table:table-cell>
          <table:table-cell office:value-type="string">
            <text:p>rszrama</text:p>
          </table:table-cell>
          <table:table-cell table:number-columns-repeated="2"/>
        </table:table-row>
        <table:table-row table:style-name="ro2">
          <table:table-cell office:value-type="string">
            <text:p>Too Complex</text:p>
          </table:table-cell>
          <table:table-cell office:value-type="string">
            <text:p>Super useful; but damn. It'll take me weeks to unpack it all! </text:p>
          </table:table-cell>
          <table:table-cell office:value-type="string">
            <text:p>Intermediate</text:p>
          </table:table-cell>
          <table:table-cell office:value-type="float" office:value="75">
            <text:p>75</text:p>
          </table:table-cell>
          <table:table-cell office:value-type="string">
            <text:p>7-12 months</text:p>
          </table:table-cell>
          <table:table-cell table:number-columns-repeated="2" office:value-type="float" office:value="80">
            <text:p>80</text:p>
          </table:table-cell>
          <table:table-cell office:value-type="float" office:value="100">
            <text:p>100</text:p>
          </table:table-cell>
          <table:table-cell office:value-type="float" office:value="60">
            <text:p>60</text:p>
          </table:table-cell>
          <table:table-cell office:value-type="float" office:value="80">
            <text:p>80</text:p>
          </table:table-cell>
          <table:table-cell office:value-type="string">
            <text:p>Drupal Commerce Nuts and Bolts</text:p>
          </table:table-cell>
          <table:table-cell office:value-type="string">
            <text:p>rszrama</text:p>
          </table:table-cell>
          <table:table-cell table:number-columns-repeated="2"/>
        </table:table-row>
        <table:table-row table:style-name="ro2">
          <table:table-cell office:value-type="string">
            <text:p>Too Complex</text:p>
          </table:table-cell>
          <table:table-cell/>
          <table:table-cell office:value-type="string">
            <text:p>Novice</text:p>
          </table:table-cell>
          <table:table-cell office:value-type="float" office:value="100">
            <text:p>100</text:p>
          </table:table-cell>
          <table:table-cell office:value-type="string">
            <text:p>2-6 months</text:p>
          </table:table-cell>
          <table:table-cell office:value-type="float" office:value="100">
            <text:p>100</text:p>
          </table:table-cell>
          <table:table-cell office:value-type="float" office:value="80">
            <text:p>80</text:p>
          </table:table-cell>
          <table:table-cell table:number-columns-repeated="2" office:value-type="float" office:value="100">
            <text:p>100</text:p>
          </table:table-cell>
          <table:table-cell office:value-type="float" office:value="80">
            <text:p>80</text:p>
          </table:table-cell>
          <table:table-cell office:value-type="string">
            <text:p>Drupal Commerce Nuts and Bolts</text:p>
          </table:table-cell>
          <table:table-cell office:value-type="string">
            <text:p>rszrama</text:p>
          </table:table-cell>
          <table:table-cell table:number-columns-repeated="2"/>
        </table:table-row>
        <table:table-row table:style-name="ro2">
          <table:table-cell office:value-type="string">
            <text:p>Just Right</text:p>
          </table:table-cell>
          <table:table-cell office:value-type="string">
            <text:p>I need recurring module to use drupal commerce. when it will be possible? </text:p>
          </table:table-cell>
          <table:table-cell office:value-type="string">
            <text:p>Intermediate</text:p>
          </table:table-cell>
          <table:table-cell office:value-type="float" office:value="75">
            <text:p>75</text:p>
          </table:table-cell>
          <table:table-cell office:value-type="string">
            <text:p>7-12 months</text:p>
          </table:table-cell>
          <table:table-cell table:number-columns-repeated="5" office:value-type="float" office:value="100">
            <text:p>100</text:p>
          </table:table-cell>
          <table:table-cell office:value-type="string">
            <text:p>Drupal Commerce Nuts and Bolts</text:p>
          </table:table-cell>
          <table:table-cell office:value-type="string">
            <text:p>rszrama</text:p>
          </table:table-cell>
          <table:table-cell table:number-columns-repeated="2"/>
        </table:table-row>
        <table:table-row table:style-name="ro7">
          <table:table-cell office:value-type="string">
            <text:p>Just Right</text:p>
          </table:table-cell>
          <table:table-cell office:value-type="string">
            <text:p>Easily my favorite presentation at the camp. Ryan covered the insides of Commerce as quickly as he could. THere is enough material there for a few days. He is a passionate speaker and a true asset to the Drupal community. If there is to be a session on Commerce at an event; he is the best choice of presenter.</text:p>
            <text:p>\</text:p>
            <text:p>If I could give him sixes below I would.</text:p>
          </table:table-cell>
          <table:table-cell office:value-type="string">
            <text:p>Novice</text:p>
          </table:table-cell>
          <table:table-cell office:value-type="float" office:value="100">
            <text:p>100</text:p>
          </table:table-cell>
          <table:table-cell office:value-type="string">
            <text:p>At Once</text:p>
          </table:table-cell>
          <table:table-cell table:number-columns-repeated="5" office:value-type="float" office:value="100">
            <text:p>100</text:p>
          </table:table-cell>
          <table:table-cell office:value-type="string">
            <text:p>Drupal Commerce Nuts and Bolts</text:p>
          </table:table-cell>
          <table:table-cell office:value-type="string">
            <text:p>rszrama</text:p>
          </table:table-cell>
          <table:table-cell table:number-columns-repeated="2"/>
        </table:table-row>
        <table:table-row table:style-name="ro2">
          <table:table-cell office:value-type="string">
            <text:p>Just Right</text:p>
          </table:table-cell>
          <table:table-cell/>
          <table:table-cell office:value-type="string">
            <text:p>Novice</text:p>
          </table:table-cell>
          <table:table-cell office:value-type="float" office:value="100">
            <text:p>100</text:p>
          </table:table-cell>
          <table:table-cell office:value-type="string">
            <text:p>At Once</text:p>
          </table:table-cell>
          <table:table-cell table:number-columns-repeated="5" office:value-type="float" office:value="100">
            <text:p>100</text:p>
          </table:table-cell>
          <table:table-cell office:value-type="string">
            <text:p>Engineering for the 80%, too.</text:p>
          </table:table-cell>
          <table:table-cell office:value-type="string">
            <text:p>jenlampton</text:p>
          </table:table-cell>
          <table:table-cell office:value-type="string">
            <text:p>chx</text:p>
          </table:table-cell>
          <table:table-cell/>
        </table:table-row>
        <table:table-row table:style-name="ro2">
          <table:table-cell office:value-type="string">
            <text:p>Just Right</text:p>
          </table:table-cell>
          <table:table-cell office:value-type="string">
            <text:p>Great start to the discussion. Definitely needs more conversation.</text:p>
          </table:table-cell>
          <table:table-cell office:value-type="string">
            <text:p>Intermediate</text:p>
          </table:table-cell>
          <table:table-cell office:value-type="float" office:value="75">
            <text:p>75</text:p>
          </table:table-cell>
          <table:table-cell office:value-type="string">
            <text:p>2-6 months</text:p>
          </table:table-cell>
          <table:table-cell table:number-columns-repeated="3" office:value-type="float" office:value="100">
            <text:p>100</text:p>
          </table:table-cell>
          <table:table-cell table:number-columns-repeated="2" office:value-type="float" office:value="80">
            <text:p>80</text:p>
          </table:table-cell>
          <table:table-cell office:value-type="string">
            <text:p>Engineering for the 80%, too.</text:p>
          </table:table-cell>
          <table:table-cell office:value-type="string">
            <text:p>jenlampton</text:p>
          </table:table-cell>
          <table:table-cell office:value-type="string">
            <text:p>chx</text:p>
          </table:table-cell>
          <table:table-cell/>
        </table:table-row>
        <table:table-row table:style-name="ro3">
          <table:table-cell office:value-type="string">
            <text:p>Just Right</text:p>
          </table:table-cell>
          <table:table-cell office:value-type="string">
            <text:p>This was a great conversation about drupal. I think this session should be included at every conference to keep the dialogue going and don't mark it as advanced - it is really a discussion for all levels.</text:p>
          </table:table-cell>
          <table:table-cell office:value-type="string">
            <text:p>Novice</text:p>
          </table:table-cell>
          <table:table-cell office:value-type="float" office:value="50">
            <text:p>50</text:p>
          </table:table-cell>
          <table:table-cell/>
          <table:table-cell table:number-columns-repeated="5" office:value-type="float" office:value="100">
            <text:p>100</text:p>
          </table:table-cell>
          <table:table-cell office:value-type="string">
            <text:p>Engineering for the 80%, too.</text:p>
          </table:table-cell>
          <table:table-cell office:value-type="string">
            <text:p>jenlampton</text:p>
          </table:table-cell>
          <table:table-cell office:value-type="string">
            <text:p>chx</text:p>
          </table:table-cell>
          <table:table-cell/>
        </table:table-row>
        <table:table-row table:style-name="ro2">
          <table:table-cell office:value-type="string">
            <text:p>Just Right</text:p>
          </table:table-cell>
          <table:table-cell/>
          <table:table-cell office:value-type="string">
            <text:p>Intermediate</text:p>
          </table:table-cell>
          <table:table-cell office:value-type="float" office:value="25">
            <text:p>25</text:p>
          </table:table-cell>
          <table:table-cell office:value-type="string">
            <text:p>At Once</text:p>
          </table:table-cell>
          <table:table-cell table:number-columns-repeated="2" office:value-type="float" office:value="80">
            <text:p>80</text:p>
          </table:table-cell>
          <table:table-cell office:value-type="float" office:value="100">
            <text:p>100</text:p>
          </table:table-cell>
          <table:table-cell office:value-type="float" office:value="80">
            <text:p>80</text:p>
          </table:table-cell>
          <table:table-cell office:value-type="float" office:value="60">
            <text:p>60</text:p>
          </table:table-cell>
          <table:table-cell office:value-type="string">
            <text:p>Engineering for the 80%, too.</text:p>
          </table:table-cell>
          <table:table-cell office:value-type="string">
            <text:p>jenlampton</text:p>
          </table:table-cell>
          <table:table-cell office:value-type="string">
            <text:p>chx</text:p>
          </table:table-cell>
          <table:table-cell/>
        </table:table-row>
        <table:table-row table:style-name="ro2">
          <table:table-cell office:value-type="string">
            <text:p>Just Right</text:p>
          </table:table-cell>
          <table:table-cell office:value-type="string">
            <text:p>A great forum for discussion. Very good proposals were made. Moar; plz!</text:p>
          </table:table-cell>
          <table:table-cell office:value-type="string">
            <text:p>Advanced</text:p>
          </table:table-cell>
          <table:table-cell office:value-type="float" office:value="25">
            <text:p>25</text:p>
          </table:table-cell>
          <table:table-cell office:value-type="string">
            <text:p>Will Not Use</text:p>
          </table:table-cell>
          <table:table-cell office:value-type="float" office:value="100">
            <text:p>100</text:p>
          </table:table-cell>
          <table:table-cell office:value-type="float" office:value="80">
            <text:p>80</text:p>
          </table:table-cell>
          <table:table-cell office:value-type="float" office:value="100">
            <text:p>100</text:p>
          </table:table-cell>
          <table:table-cell table:number-columns-repeated="2" office:value-type="float" office:value="60">
            <text:p>60</text:p>
          </table:table-cell>
          <table:table-cell office:value-type="string">
            <text:p>Engineering for the 80%, too.</text:p>
          </table:table-cell>
          <table:table-cell office:value-type="string">
            <text:p>jenlampton</text:p>
          </table:table-cell>
          <table:table-cell office:value-type="string">
            <text:p>chx</text:p>
          </table:table-cell>
          <table:table-cell/>
        </table:table-row>
        <table:table-row table:style-name="ro8">
          <table:table-cell office:value-type="string">
            <text:p>Too Complex</text:p>
          </table:table-cell>
          <table:table-cell office:value-type="string">
            <text:p>The term that comes to mind is \amateur hour\". Too many mistakes made with a simple example. When things didn't go to plan; presenter talked faster and faster and flipped between screens faster than anyone could follow. Took a simple example and made it look impossible."</text:p>
          </table:table-cell>
          <table:table-cell office:value-type="string">
            <text:p>Novice</text:p>
          </table:table-cell>
          <table:table-cell office:value-type="float" office:value="100">
            <text:p>100</text:p>
          </table:table-cell>
          <table:table-cell office:value-type="string">
            <text:p>Will Not Use</text:p>
          </table:table-cell>
          <table:table-cell table:number-columns-repeated="2" office:value-type="float" office:value="20">
            <text:p>20</text:p>
          </table:table-cell>
          <table:table-cell office:value-type="float" office:value="60">
            <text:p>60</text:p>
          </table:table-cell>
          <table:table-cell table:number-columns-repeated="2" office:value-type="float" office:value="20">
            <text:p>20</text:p>
          </table:table-cell>
          <table:table-cell office:value-type="string">
            <text:p>Introduction to Module Development</text:p>
          </table:table-cell>
          <table:table-cell office:value-type="string">
            <text:p>ezra</text:p>
          </table:table-cell>
          <table:table-cell table:number-columns-repeated="2"/>
        </table:table-row>
        <table:table-row table:style-name="ro3">
          <table:table-cell office:value-type="string">
            <text:p>Just Right</text:p>
          </table:table-cell>
          <table:table-cell office:value-type="string">
            <text:p>seemed like some of the material was exactly the same as the presentation and hook_alter; but still a great presentation.</text:p>
          </table:table-cell>
          <table:table-cell office:value-type="string">
            <text:p>Intermediate</text:p>
          </table:table-cell>
          <table:table-cell office:value-type="float" office:value="50">
            <text:p>50</text:p>
          </table:table-cell>
          <table:table-cell office:value-type="string">
            <text:p>At Once</text:p>
          </table:table-cell>
          <table:table-cell table:number-columns-repeated="5" office:value-type="float" office:value="100">
            <text:p>100</text:p>
          </table:table-cell>
          <table:table-cell office:value-type="string">
            <text:p>Introduction to Module Development</text:p>
          </table:table-cell>
          <table:table-cell office:value-type="string">
            <text:p>ezra</text:p>
          </table:table-cell>
          <table:table-cell table:number-columns-repeated="2"/>
        </table:table-row>
        <table:table-row table:style-name="ro7">
          <table:table-cell office:value-type="string">
            <text:p>Too Complex</text:p>
          </table:table-cell>
          <table:table-cell office:value-type="string">
            <text:p>Ezra definitely knows his stuff; but I felt he almost had too much material to cover in the time allotted. He rushed through most things presuming that everyone else had the same level of knowledge he does. That's not a bad thing; but those in the shallower end of the knowledge pool on this subject (like me) probably got in over their heads quickly. This is probably my fault as I do know have that great of a handle on writing PHP.</text:p>
          </table:table-cell>
          <table:table-cell office:value-type="string">
            <text:p>Novice</text:p>
          </table:table-cell>
          <table:table-cell office:value-type="float" office:value="75">
            <text:p>75</text:p>
          </table:table-cell>
          <table:table-cell office:value-type="string">
            <text:p>2-6 months</text:p>
          </table:table-cell>
          <table:table-cell table:number-columns-repeated="2" office:value-type="float" office:value="80">
            <text:p>80</text:p>
          </table:table-cell>
          <table:table-cell table:number-columns-repeated="3" office:value-type="float" office:value="100">
            <text:p>100</text:p>
          </table:table-cell>
          <table:table-cell office:value-type="string">
            <text:p>Introduction to Module Development</text:p>
          </table:table-cell>
          <table:table-cell office:value-type="string">
            <text:p>ezra</text:p>
          </table:table-cell>
          <table:table-cell table:number-columns-repeated="2"/>
        </table:table-row>
        <table:table-row table:style-name="ro7">
          <table:table-cell office:value-type="string">
            <text:p>Just Right</text:p>
          </table:table-cell>
          <table:table-cell office:value-type="string">
            <text:p>Beautiful presentation. <text:s/>I am not a developer but I have a much clearer idea how to write a module than I did before. <text:s/>Very very helpful. <text:s/>Thank you.</text:p>
            <text:p>\</text:p>
            <text:p>\</text:p>
            <text:p>I hope you post the presentation so I can go back over it.</text:p>
          </table:table-cell>
          <table:table-cell office:value-type="string">
            <text:p>Novice</text:p>
          </table:table-cell>
          <table:table-cell office:value-type="float" office:value="75">
            <text:p>75</text:p>
          </table:table-cell>
          <table:table-cell office:value-type="string">
            <text:p>2-6 months</text:p>
          </table:table-cell>
          <table:table-cell table:number-columns-repeated="5" office:value-type="float" office:value="100">
            <text:p>100</text:p>
          </table:table-cell>
          <table:table-cell office:value-type="string">
            <text:p>Introduction to Module Development</text:p>
          </table:table-cell>
          <table:table-cell office:value-type="string">
            <text:p>ezra</text:p>
          </table:table-cell>
          <table:table-cell table:number-columns-repeated="2"/>
        </table:table-row>
        <table:table-row table:style-name="ro2">
          <table:table-cell office:value-type="string">
            <text:p>Just Right</text:p>
          </table:table-cell>
          <table:table-cell/>
          <table:table-cell office:value-type="string">
            <text:p>Novice</text:p>
          </table:table-cell>
          <table:table-cell office:value-type="float" office:value="100">
            <text:p>100</text:p>
          </table:table-cell>
          <table:table-cell office:value-type="string">
            <text:p>2-6 months</text:p>
          </table:table-cell>
          <table:table-cell table:number-columns-repeated="5" office:value-type="float" office:value="100">
            <text:p>100</text:p>
          </table:table-cell>
          <table:table-cell office:value-type="string">
            <text:p>Introduction to Module Development</text:p>
          </table:table-cell>
          <table:table-cell office:value-type="string">
            <text:p>ezra</text:p>
          </table:table-cell>
          <table:table-cell table:number-columns-repeated="2"/>
        </table:table-row>
        <table:table-row table:style-name="ro4">
          <table:table-cell office:value-type="string">
            <text:p>Too Complex</text:p>
          </table:table-cell>
          <table:table-cell office:value-type="string">
            <text:p>It is obvious the speaker knows the material but he zoomed through it way too fast and didn't explain what he was doing most of the time. Though I do know some of what he was going over; I didn't learn much. I would suggest slowing down and explaining more of what is going on. I felt like it might have been and advanced class instead of intermediate.</text:p>
          </table:table-cell>
          <table:table-cell office:value-type="string">
            <text:p>Novice</text:p>
          </table:table-cell>
          <table:table-cell office:value-type="float" office:value="50">
            <text:p>50</text:p>
          </table:table-cell>
          <table:table-cell office:value-type="string">
            <text:p>2-6 months</text:p>
          </table:table-cell>
          <table:table-cell office:value-type="float" office:value="40">
            <text:p>40</text:p>
          </table:table-cell>
          <table:table-cell office:value-type="float" office:value="60">
            <text:p>60</text:p>
          </table:table-cell>
          <table:table-cell office:value-type="float" office:value="100">
            <text:p>100</text:p>
          </table:table-cell>
          <table:table-cell table:number-columns-repeated="2" office:value-type="float" office:value="40">
            <text:p>40</text:p>
          </table:table-cell>
          <table:table-cell office:value-type="string">
            <text:p>Introduction to Module Development</text:p>
          </table:table-cell>
          <table:table-cell office:value-type="string">
            <text:p>ezra</text:p>
          </table:table-cell>
          <table:table-cell table:number-columns-repeated="2"/>
        </table:table-row>
        <table:table-row table:style-name="ro8">
          <table:table-cell office:value-type="string">
            <text:p>Too Complex</text:p>
          </table:table-cell>
          <table:table-cell office:value-type="string">
            <text:p>Speaker impressed me that he is very knowledgeable and able to troubleshoot quickly on his feet. <text:s/>I learned nothing. <text:s/>Speaks way too fast for beginners. <text:s/>Should only speak to experienced developers who can keep up. <text:s/>His metabolism is too fast to speak to novices.</text:p>
          </table:table-cell>
          <table:table-cell office:value-type="string">
            <text:p>Novice</text:p>
          </table:table-cell>
          <table:table-cell office:value-type="float" office:value="100">
            <text:p>100</text:p>
          </table:table-cell>
          <table:table-cell office:value-type="string">
            <text:p>2-6 months</text:p>
          </table:table-cell>
          <table:table-cell office:value-type="float" office:value="40">
            <text:p>40</text:p>
          </table:table-cell>
          <table:table-cell table:number-columns-repeated="2" office:value-type="float" office:value="100">
            <text:p>100</text:p>
          </table:table-cell>
          <table:table-cell office:value-type="float" office:value="60">
            <text:p>60</text:p>
          </table:table-cell>
          <table:table-cell office:value-type="float" office:value="0">
            <text:p>0</text:p>
          </table:table-cell>
          <table:table-cell office:value-type="string">
            <text:p>Introduction to Module Development</text:p>
          </table:table-cell>
          <table:table-cell office:value-type="string">
            <text:p>ezra</text:p>
          </table:table-cell>
          <table:table-cell table:number-columns-repeated="2"/>
        </table:table-row>
        <table:table-row table:style-name="ro2">
          <table:table-cell office:value-type="string">
            <text:p>Just Right</text:p>
          </table:table-cell>
          <table:table-cell office:value-type="string">
            <text:p>Great 45 min overview of the main features in prod today and those coming up. <text:s/></text:p>
          </table:table-cell>
          <table:table-cell office:value-type="string">
            <text:p>Novice</text:p>
          </table:table-cell>
          <table:table-cell office:value-type="float" office:value="75">
            <text:p>75</text:p>
          </table:table-cell>
          <table:table-cell office:value-type="string">
            <text:p>At Once</text:p>
          </table:table-cell>
          <table:table-cell table:number-columns-repeated="5" office:value-type="float" office:value="80">
            <text:p>80</text:p>
          </table:table-cell>
          <table:table-cell office:value-type="string">
            <text:p>Building Conference &amp; Event Websites with COD</text:p>
          </table:table-cell>
          <table:table-cell office:value-type="string">
            <text:p>ezra</text:p>
          </table:table-cell>
          <table:table-cell table:number-columns-repeated="2"/>
        </table:table-row>
        <table:table-row table:style-name="ro11">
          <table:table-cell office:value-type="string">
            <text:p>Just Right</text:p>
          </table:table-cell>
          <table:table-cell office:value-type="string">
            <text:p>In fact; I did use the information at once to start setting up a sample conference site. <text:s/>Expect to be using it in the next few months.</text:p>
            <text:p>\</text:p>
            <text:p>\</text:p>
            <text:p>I thought the use of the screencasts was very effective. <text:s/>Allowed Ezra to cover much more ground effectively.</text:p>
            <text:p>\</text:p>
            <text:p>\</text:p>
            <text:p>Only thing I found challenging after the session was over and I tried setting up a COD site is that I had some very basic problems getting it set up initially and the COD Help page didn't help very much. <text:s/>Knowledge of Ubercart is assumed when setting up the COD site so the help page doesn't provide much guidance. <text:s/>I don't know much about Ubercart so I had to spend a lot of time experimenting to get the event registration to behave the way I thought it should.</text:p>
          </table:table-cell>
          <table:table-cell office:value-type="string">
            <text:p>Novice</text:p>
          </table:table-cell>
          <table:table-cell office:value-type="float" office:value="50">
            <text:p>50</text:p>
          </table:table-cell>
          <table:table-cell office:value-type="string">
            <text:p>At Once</text:p>
          </table:table-cell>
          <table:table-cell table:number-columns-repeated="3" office:value-type="float" office:value="100">
            <text:p>100</text:p>
          </table:table-cell>
          <table:table-cell office:value-type="float" office:value="80">
            <text:p>80</text:p>
          </table:table-cell>
          <table:table-cell office:value-type="float" office:value="100">
            <text:p>100</text:p>
          </table:table-cell>
          <table:table-cell office:value-type="string">
            <text:p>Building Conference &amp; Event Websites with COD</text:p>
          </table:table-cell>
          <table:table-cell office:value-type="string">
            <text:p>ezra</text:p>
          </table:table-cell>
          <table:table-cell table:number-columns-repeated="2"/>
        </table:table-row>
        <table:table-row table:style-name="ro2">
          <table:table-cell office:value-type="string">
            <text:p>Just Right</text:p>
          </table:table-cell>
          <table:table-cell office:value-type="string">
            <text:p>Interesting. <text:s/>Shame about being D6 only since this may not account for sites that are being built in D7 now.</text:p>
          </table:table-cell>
          <table:table-cell office:value-type="string">
            <text:p>Novice</text:p>
          </table:table-cell>
          <table:table-cell office:value-type="float" office:value="100">
            <text:p>100</text:p>
          </table:table-cell>
          <table:table-cell/>
          <table:table-cell table:number-columns-repeated="2" office:value-type="float" office:value="80">
            <text:p>80</text:p>
          </table:table-cell>
          <table:table-cell office:value-type="float" office:value="100">
            <text:p>100</text:p>
          </table:table-cell>
          <table:table-cell office:value-type="float" office:value="80">
            <text:p>80</text:p>
          </table:table-cell>
          <table:table-cell office:value-type="float" office:value="100">
            <text:p>100</text:p>
          </table:table-cell>
          <table:table-cell office:value-type="string">
            <text:p>Building Conference &amp; Event Websites with COD</text:p>
          </table:table-cell>
          <table:table-cell office:value-type="string">
            <text:p>ezra</text:p>
          </table:table-cell>
          <table:table-cell table:number-columns-repeated="2"/>
        </table:table-row>
        <table:table-row table:style-name="ro2">
          <table:table-cell office:value-type="string">
            <text:p>Just Right</text:p>
          </table:table-cell>
          <table:table-cell/>
          <table:table-cell office:value-type="string">
            <text:p>Advanced</text:p>
          </table:table-cell>
          <table:table-cell office:value-type="float" office:value="25">
            <text:p>25</text:p>
          </table:table-cell>
          <table:table-cell office:value-type="string">
            <text:p>At Once</text:p>
          </table:table-cell>
          <table:table-cell office:value-type="float" office:value="80">
            <text:p>80</text:p>
          </table:table-cell>
          <table:table-cell office:value-type="float" office:value="60">
            <text:p>60</text:p>
          </table:table-cell>
          <table:table-cell office:value-type="float" office:value="80">
            <text:p>80</text:p>
          </table:table-cell>
          <table:table-cell office:value-type="float" office:value="60">
            <text:p>60</text:p>
          </table:table-cell>
          <table:table-cell office:value-type="float" office:value="80">
            <text:p>80</text:p>
          </table:table-cell>
          <table:table-cell office:value-type="string">
            <text:p>The 10 Commandments of Photoshop Mockups</text:p>
          </table:table-cell>
          <table:table-cell office:value-type="string">
            <text:p>Pixel-Whip</text:p>
          </table:table-cell>
          <table:table-cell table:number-columns-repeated="2"/>
        </table:table-row>
        <table:table-row table:style-name="ro3">
          <table:table-cell office:value-type="string">
            <text:p>Just Right</text:p>
          </table:table-cell>
          <table:table-cell office:value-type="string">
            <text:p>John provided very useful best practice tips and examples. For someone like me who learned on an early version of Photoshop - this was a perfect way to get up to speed on the new features.</text:p>
          </table:table-cell>
          <table:table-cell office:value-type="string">
            <text:p>Intermediate</text:p>
          </table:table-cell>
          <table:table-cell office:value-type="float" office:value="25">
            <text:p>25</text:p>
          </table:table-cell>
          <table:table-cell office:value-type="string">
            <text:p>At Once</text:p>
          </table:table-cell>
          <table:table-cell table:number-columns-repeated="3" office:value-type="float" office:value="100">
            <text:p>100</text:p>
          </table:table-cell>
          <table:table-cell office:value-type="float" office:value="80">
            <text:p>80</text:p>
          </table:table-cell>
          <table:table-cell office:value-type="float" office:value="100">
            <text:p>100</text:p>
          </table:table-cell>
          <table:table-cell office:value-type="string">
            <text:p>The 10 Commandments of Photoshop Mockups</text:p>
          </table:table-cell>
          <table:table-cell office:value-type="string">
            <text:p>Pixel-Whip</text:p>
          </table:table-cell>
          <table:table-cell table:number-columns-repeated="2"/>
        </table:table-row>
        <table:table-row table:style-name="ro3">
          <table:table-cell office:value-type="string">
            <text:p>Too Basic</text:p>
          </table:table-cell>
          <table:table-cell office:value-type="string">
            <text:p>Great start to presentations for admitted newbie John Ferris. Years of experience lent depth to the information that was presented.</text:p>
          </table:table-cell>
          <table:table-cell office:value-type="string">
            <text:p>Advanced</text:p>
          </table:table-cell>
          <table:table-cell office:value-type="float" office:value="25">
            <text:p>25</text:p>
          </table:table-cell>
          <table:table-cell office:value-type="string">
            <text:p>At Once</text:p>
          </table:table-cell>
          <table:table-cell table:number-columns-repeated="4" office:value-type="float" office:value="80">
            <text:p>80</text:p>
          </table:table-cell>
          <table:table-cell office:value-type="float" office:value="100">
            <text:p>100</text:p>
          </table:table-cell>
          <table:table-cell office:value-type="string">
            <text:p>The 10 Commandments of Photoshop Mockups</text:p>
          </table:table-cell>
          <table:table-cell office:value-type="string">
            <text:p>Pixel-Whip</text:p>
          </table:table-cell>
          <table:table-cell table:number-columns-repeated="2"/>
        </table:table-row>
        <table:table-row table:style-name="ro3">
          <table:table-cell office:value-type="string">
            <text:p>Just Right</text:p>
          </table:table-cell>
          <table:table-cell office:value-type="string">
            <text:p>Good material; but maybe too much of it. Was hard to keep up with what was happening; with no gaps to process what was just said.</text:p>
          </table:table-cell>
          <table:table-cell office:value-type="string">
            <text:p>Novice</text:p>
          </table:table-cell>
          <table:table-cell office:value-type="float" office:value="75">
            <text:p>75</text:p>
          </table:table-cell>
          <table:table-cell office:value-type="string">
            <text:p>2-6 months</text:p>
          </table:table-cell>
          <table:table-cell office:value-type="float" office:value="60">
            <text:p>60</text:p>
          </table:table-cell>
          <table:table-cell table:number-columns-repeated="2" office:value-type="float" office:value="80">
            <text:p>80</text:p>
          </table:table-cell>
          <table:table-cell office:value-type="float" office:value="40">
            <text:p>40</text:p>
          </table:table-cell>
          <table:table-cell office:value-type="float" office:value="60">
            <text:p>60</text:p>
          </table:table-cell>
          <table:table-cell office:value-type="string">
            <text:p>The 10 Commandments of Photoshop Mockups</text:p>
          </table:table-cell>
          <table:table-cell office:value-type="string">
            <text:p>Pixel-Whip</text:p>
          </table:table-cell>
          <table:table-cell table:number-columns-repeated="2"/>
        </table:table-row>
        <table:table-row table:style-name="ro8">
          <table:table-cell office:value-type="string">
            <text:p>Just Right</text:p>
          </table:table-cell>
          <table:table-cell office:value-type="string">
            <text:p>It was really <text:s/>nice to have a real designer type session at the conference. I would have loved more time to see more in-depth examples; even though I already have a strong knowledge of photoshop; it was a good session. </text:p>
          </table:table-cell>
          <table:table-cell office:value-type="string">
            <text:p>Advanced</text:p>
          </table:table-cell>
          <table:table-cell office:value-type="float" office:value="25">
            <text:p>25</text:p>
          </table:table-cell>
          <table:table-cell office:value-type="string">
            <text:p>At Once</text:p>
          </table:table-cell>
          <table:table-cell table:number-columns-repeated="3" office:value-type="float" office:value="100">
            <text:p>100</text:p>
          </table:table-cell>
          <table:table-cell office:value-type="float" office:value="80">
            <text:p>80</text:p>
          </table:table-cell>
          <table:table-cell office:value-type="float" office:value="100">
            <text:p>100</text:p>
          </table:table-cell>
          <table:table-cell office:value-type="string">
            <text:p>The 10 Commandments of Photoshop Mockups</text:p>
          </table:table-cell>
          <table:table-cell office:value-type="string">
            <text:p>Pixel-Whip</text:p>
          </table:table-cell>
          <table:table-cell table:number-columns-repeated="2"/>
        </table:table-row>
        <table:table-row table:style-name="ro2">
          <table:table-cell office:value-type="string">
            <text:p>Just Right</text:p>
          </table:table-cell>
          <table:table-cell office:value-type="string">
            <text:p>good presentation. <text:s/>presenter really knew his stuff</text:p>
          </table:table-cell>
          <table:table-cell office:value-type="string">
            <text:p>Novice</text:p>
          </table:table-cell>
          <table:table-cell office:value-type="float" office:value="75">
            <text:p>75</text:p>
          </table:table-cell>
          <table:table-cell office:value-type="string">
            <text:p>At Once</text:p>
          </table:table-cell>
          <table:table-cell table:number-columns-repeated="5" office:value-type="float" office:value="100">
            <text:p>100</text:p>
          </table:table-cell>
          <table:table-cell office:value-type="string">
            <text:p>The 10 Commandments of Photoshop Mockups</text:p>
          </table:table-cell>
          <table:table-cell office:value-type="string">
            <text:p>Pixel-Whip</text:p>
          </table:table-cell>
          <table:table-cell table:number-columns-repeated="2"/>
        </table:table-row>
        <table:table-row table:style-name="ro2">
          <table:table-cell office:value-type="string">
            <text:p>Just Right</text:p>
          </table:table-cell>
          <table:table-cell office:value-type="string">
            <text:p>Excellent examples and great explanations!</text:p>
          </table:table-cell>
          <table:table-cell office:value-type="string">
            <text:p>Advanced</text:p>
          </table:table-cell>
          <table:table-cell office:value-type="float" office:value="25">
            <text:p>25</text:p>
          </table:table-cell>
          <table:table-cell office:value-type="string">
            <text:p>At Once</text:p>
          </table:table-cell>
          <table:table-cell table:number-columns-repeated="5" office:value-type="float" office:value="100">
            <text:p>100</text:p>
          </table:table-cell>
          <table:table-cell office:value-type="string">
            <text:p>The 10 Commandments of Photoshop Mockups</text:p>
          </table:table-cell>
          <table:table-cell office:value-type="string">
            <text:p>Pixel-Whip</text:p>
          </table:table-cell>
          <table:table-cell table:number-columns-repeated="2"/>
        </table:table-row>
        <table:table-row table:style-name="ro2">
          <table:table-cell office:value-type="string">
            <text:p>Just Right</text:p>
          </table:table-cell>
          <table:table-cell office:value-type="string">
            <text:p>This session was spot on. Speaker was organized; slides were informative. Information was very helpful.</text:p>
          </table:table-cell>
          <table:table-cell office:value-type="string">
            <text:p>Novice</text:p>
          </table:table-cell>
          <table:table-cell office:value-type="float" office:value="75">
            <text:p>75</text:p>
          </table:table-cell>
          <table:table-cell office:value-type="string">
            <text:p>At Once</text:p>
          </table:table-cell>
          <table:table-cell table:number-columns-repeated="3" office:value-type="float" office:value="100">
            <text:p>100</text:p>
          </table:table-cell>
          <table:table-cell table:number-columns-repeated="2" office:value-type="float" office:value="80">
            <text:p>80</text:p>
          </table:table-cell>
          <table:table-cell office:value-type="string">
            <text:p>The 10 Commandments of Photoshop Mockups</text:p>
          </table:table-cell>
          <table:table-cell office:value-type="string">
            <text:p>Pixel-Whip</text:p>
          </table:table-cell>
          <table:table-cell table:number-columns-repeated="2"/>
        </table:table-row>
        <table:table-row table:style-name="ro8">
          <table:table-cell office:value-type="string">
            <text:p>Just Right</text:p>
          </table:table-cell>
          <table:table-cell office:value-type="string">
            <text:p>Some good tips and tricks as well as some good advice. <text:s/>There's so much going on in Photoshop that even though I've used it for years I still come across something new on a regular basis. <text:s/>Some new stuff came up here.</text:p>
          </table:table-cell>
          <table:table-cell office:value-type="string">
            <text:p>Intermediate</text:p>
          </table:table-cell>
          <table:table-cell office:value-type="float" office:value="50">
            <text:p>50</text:p>
          </table:table-cell>
          <table:table-cell office:value-type="string">
            <text:p>At Once</text:p>
          </table:table-cell>
          <table:table-cell table:number-columns-repeated="2" office:value-type="float" office:value="80">
            <text:p>80</text:p>
          </table:table-cell>
          <table:table-cell office:value-type="float" office:value="100">
            <text:p>100</text:p>
          </table:table-cell>
          <table:table-cell office:value-type="float" office:value="60">
            <text:p>60</text:p>
          </table:table-cell>
          <table:table-cell office:value-type="float" office:value="100">
            <text:p>100</text:p>
          </table:table-cell>
          <table:table-cell office:value-type="string">
            <text:p>The 10 Commandments of Photoshop Mockups</text:p>
          </table:table-cell>
          <table:table-cell office:value-type="string">
            <text:p>Pixel-Whip</text:p>
          </table:table-cell>
          <table:table-cell table:number-columns-repeated="2"/>
        </table:table-row>
        <table:table-row table:style-name="ro9">
          <table:table-cell office:value-type="string">
            <text:p>Too Basic</text:p>
          </table:table-cell>
          <table:table-cell office:value-type="string">
            <text:p>It is okay to remind attendees that this is a xxx level class and your comments are outside the scope of the class. </text:p>
            <text:p>\</text:p>
            <text:p>\</text:p>
            <text:p>Though the information was basic for my knowledge level; it was presented perfectly for beginner level developers. </text:p>
          </table:table-cell>
          <table:table-cell office:value-type="string">
            <text:p>Advanced</text:p>
          </table:table-cell>
          <table:table-cell office:value-type="float" office:value="0">
            <text:p>0</text:p>
          </table:table-cell>
          <table:table-cell office:value-type="string">
            <text:p>At Once</text:p>
          </table:table-cell>
          <table:table-cell office:value-type="float" office:value="100">
            <text:p>100</text:p>
          </table:table-cell>
          <table:table-cell office:value-type="float" office:value="60">
            <text:p>60</text:p>
          </table:table-cell>
          <table:table-cell table:number-columns-repeated="3" office:value-type="float" office:value="100">
            <text:p>100</text:p>
          </table:table-cell>
          <table:table-cell office:value-type="string">
            <text:p>Preying on the drupal_alter()</text:p>
          </table:table-cell>
          <table:table-cell office:value-type="string">
            <text:p>vordude</text:p>
          </table:table-cell>
          <table:table-cell table:number-columns-repeated="2"/>
        </table:table-row>
        <table:table-row table:style-name="ro2">
          <table:table-cell office:value-type="string">
            <text:p>Just Right</text:p>
          </table:table-cell>
          <table:table-cell/>
          <table:table-cell office:value-type="string">
            <text:p>Novice</text:p>
          </table:table-cell>
          <table:table-cell office:value-type="float" office:value="75">
            <text:p>75</text:p>
          </table:table-cell>
          <table:table-cell office:value-type="string">
            <text:p>At Once</text:p>
          </table:table-cell>
          <table:table-cell table:number-columns-repeated="5" office:value-type="float" office:value="100">
            <text:p>100</text:p>
          </table:table-cell>
          <table:table-cell office:value-type="string">
            <text:p>Preying on the drupal_alter()</text:p>
          </table:table-cell>
          <table:table-cell office:value-type="string">
            <text:p>vordude</text:p>
          </table:table-cell>
          <table:table-cell table:number-columns-repeated="2"/>
        </table:table-row>
        <table:table-row table:style-name="ro5">
          <table:table-cell office:value-type="string">
            <text:p>Just Right</text:p>
          </table:table-cell>
          <table:table-cell office:value-type="string">
            <text:p>Kudos to the presenter. There was a gentleman in the room that was (inadvertently) disruptive with odd questions and frequent (use isset() comments); but the presenter was extremely patient with him; answering the questions and keeping the presentation on track. <text:s/>Exceptional job.</text:p>
            <text:p>\</text:p>
            <text:p>\</text:p>
            <text:p>Although; the discussion on the hook_form_alter() seemed like it was using the same material as the presentation on intro to module development. <text:s/>Still; both presentations where very good.</text:p>
          </table:table-cell>
          <table:table-cell office:value-type="string">
            <text:p>Intermediate</text:p>
          </table:table-cell>
          <table:table-cell office:value-type="float" office:value="50">
            <text:p>50</text:p>
          </table:table-cell>
          <table:table-cell office:value-type="string">
            <text:p>At Once</text:p>
          </table:table-cell>
          <table:table-cell table:number-columns-repeated="5" office:value-type="float" office:value="100">
            <text:p>100</text:p>
          </table:table-cell>
          <table:table-cell office:value-type="string">
            <text:p>Preying on the drupal_alter()</text:p>
          </table:table-cell>
          <table:table-cell office:value-type="string">
            <text:p>vordude</text:p>
          </table:table-cell>
          <table:table-cell table:number-columns-repeated="2"/>
        </table:table-row>
        <table:table-row table:style-name="ro2">
          <table:table-cell office:value-type="string">
            <text:p>Just Right</text:p>
          </table:table-cell>
          <table:table-cell office:value-type="string">
            <text:p>It was cool to a not so much programming oriented person to see how to modify the output of Drupal core. :) </text:p>
          </table:table-cell>
          <table:table-cell office:value-type="string">
            <text:p>Intermediate</text:p>
          </table:table-cell>
          <table:table-cell office:value-type="float" office:value="75">
            <text:p>75</text:p>
          </table:table-cell>
          <table:table-cell office:value-type="string">
            <text:p>2-6 months</text:p>
          </table:table-cell>
          <table:table-cell office:value-type="float" office:value="100">
            <text:p>100</text:p>
          </table:table-cell>
          <table:table-cell table:number-columns-repeated="3" office:value-type="float" office:value="80">
            <text:p>80</text:p>
          </table:table-cell>
          <table:table-cell office:value-type="float" office:value="100">
            <text:p>100</text:p>
          </table:table-cell>
          <table:table-cell office:value-type="string">
            <text:p>Preying on the drupal_alter()</text:p>
          </table:table-cell>
          <table:table-cell office:value-type="string">
            <text:p>vordude</text:p>
          </table:table-cell>
          <table:table-cell table:number-columns-repeated="2"/>
        </table:table-row>
        <table:table-row table:style-name="ro4">
          <table:table-cell office:value-type="string">
            <text:p>Too Basic</text:p>
          </table:table-cell>
          <table:table-cell office:value-type="string">
            <text:p>My tag of \too basic\" is not a criticism since I knew this was a beginner session and just wanted a refresher/update for D7. <text:s/>Given the beginner-nature of the class; however; I think some emphasis on the context for the use of the hook-page-alter (especially in the theme layer) would be good. <text:s/>Pretty good job controlling the troll; by the way."</text:p>
          </table:table-cell>
          <table:table-cell office:value-type="string">
            <text:p>Intermediate</text:p>
          </table:table-cell>
          <table:table-cell office:value-type="float" office:value="25">
            <text:p>25</text:p>
          </table:table-cell>
          <table:table-cell office:value-type="string">
            <text:p>At Once</text:p>
          </table:table-cell>
          <table:table-cell office:value-type="float" office:value="100">
            <text:p>100</text:p>
          </table:table-cell>
          <table:table-cell office:value-type="float" office:value="80">
            <text:p>80</text:p>
          </table:table-cell>
          <table:table-cell table:number-columns-repeated="2" office:value-type="float" office:value="100">
            <text:p>100</text:p>
          </table:table-cell>
          <table:table-cell office:value-type="float" office:value="80">
            <text:p>80</text:p>
          </table:table-cell>
          <table:table-cell office:value-type="string">
            <text:p>Preying on the drupal_alter()</text:p>
          </table:table-cell>
          <table:table-cell office:value-type="string">
            <text:p>vordude</text:p>
          </table:table-cell>
          <table:table-cell table:number-columns-repeated="2"/>
        </table:table-row>
        <table:table-row table:style-name="ro2">
          <table:table-cell office:value-type="string">
            <text:p>Just Right</text:p>
          </table:table-cell>
          <table:table-cell/>
          <table:table-cell office:value-type="string">
            <text:p>Novice</text:p>
          </table:table-cell>
          <table:table-cell office:value-type="float" office:value="100">
            <text:p>100</text:p>
          </table:table-cell>
          <table:table-cell office:value-type="string">
            <text:p>At Once</text:p>
          </table:table-cell>
          <table:table-cell table:number-columns-repeated="5" office:value-type="float" office:value="100">
            <text:p>100</text:p>
          </table:table-cell>
          <table:table-cell office:value-type="string">
            <text:p>Preying on the drupal_alter()</text:p>
          </table:table-cell>
          <table:table-cell office:value-type="string">
            <text:p>vordude</text:p>
          </table:table-cell>
          <table:table-cell table:number-columns-repeated="2"/>
        </table:table-row>
        <table:table-row table:style-name="ro3">
          <table:table-cell office:value-type="string">
            <text:p>Too Complex</text:p>
          </table:table-cell>
          <table:table-cell office:value-type="string">
            <text:p>I hope my development team will be able to take advantage of this. <text:s/>Still; it was great to get familiar with the arrays and other techniques presented. <text:s/>Matt is a good teacher!</text:p>
          </table:table-cell>
          <table:table-cell office:value-type="string">
            <text:p>Novice</text:p>
          </table:table-cell>
          <table:table-cell office:value-type="float" office:value="100">
            <text:p>100</text:p>
          </table:table-cell>
          <table:table-cell office:value-type="string">
            <text:p>Will Not Use</text:p>
          </table:table-cell>
          <table:table-cell table:number-columns-repeated="5" office:value-type="float" office:value="100">
            <text:p>100</text:p>
          </table:table-cell>
          <table:table-cell office:value-type="string">
            <text:p>Preying on the drupal_alter()</text:p>
          </table:table-cell>
          <table:table-cell office:value-type="string">
            <text:p>vordude</text:p>
          </table:table-cell>
          <table:table-cell table:number-columns-repeated="2"/>
        </table:table-row>
        <table:table-row table:style-name="ro4">
          <table:table-cell office:value-type="string">
            <text:p>Too Complex</text:p>
          </table:table-cell>
          <table:table-cell office:value-type="string">
            <text:p>Matt was good presenter; this was just a bit much for me as someone who's never done any php and hasn't even had to touch javascript for quite some time (but; yes; I did already know what an array was; I got lost somewhere after that). <text:s/>I think it will make more sense when I've had a chance to play around with php and drupal a bit more.</text:p>
          </table:table-cell>
          <table:table-cell office:value-type="string">
            <text:p>Novice</text:p>
          </table:table-cell>
          <table:table-cell office:value-type="float" office:value="100">
            <text:p>100</text:p>
          </table:table-cell>
          <table:table-cell/>
          <table:table-cell table:number-columns-repeated="3" office:value-type="float" office:value="100">
            <text:p>100</text:p>
          </table:table-cell>
          <table:table-cell office:value-type="float" office:value="80">
            <text:p>80</text:p>
          </table:table-cell>
          <table:table-cell office:value-type="float" office:value="100">
            <text:p>100</text:p>
          </table:table-cell>
          <table:table-cell office:value-type="string">
            <text:p>Preying on the drupal_alter()</text:p>
          </table:table-cell>
          <table:table-cell office:value-type="string">
            <text:p>vordude</text:p>
          </table:table-cell>
          <table:table-cell table:number-columns-repeated="2"/>
        </table:table-row>
        <table:table-row table:style-name="ro2">
          <table:table-cell office:value-type="string">
            <text:p>Just Right</text:p>
          </table:table-cell>
          <table:table-cell/>
          <table:table-cell office:value-type="string">
            <text:p>Intermediate</text:p>
          </table:table-cell>
          <table:table-cell office:value-type="float" office:value="75">
            <text:p>75</text:p>
          </table:table-cell>
          <table:table-cell office:value-type="string">
            <text:p>2-6 months</text:p>
          </table:table-cell>
          <table:table-cell table:number-columns-repeated="2" office:value-type="float" office:value="80">
            <text:p>80</text:p>
          </table:table-cell>
          <table:table-cell office:value-type="float" office:value="100">
            <text:p>100</text:p>
          </table:table-cell>
          <table:table-cell table:number-columns-repeated="2" office:value-type="float" office:value="80">
            <text:p>80</text:p>
          </table:table-cell>
          <table:table-cell office:value-type="string">
            <text:p>Render API - Defining and manipulating renderable arrays in Drupal 7</text:p>
          </table:table-cell>
          <table:table-cell office:value-type="string">
            <text:p>eojthebrave</text:p>
          </table:table-cell>
          <table:table-cell table:number-columns-repeated="2"/>
        </table:table-row>
        <table:table-row table:style-name="ro3">
          <table:table-cell office:value-type="string">
            <text:p>Too Basic</text:p>
          </table:table-cell>
          <table:table-cell office:value-type="string">
            <text:p>Very shallow introduction to an important topic. <text:s/>Speaker wasn't able to adequately answer audiences questions.</text:p>
          </table:table-cell>
          <table:table-cell office:value-type="string">
            <text:p>Novice</text:p>
          </table:table-cell>
          <table:table-cell office:value-type="float" office:value="100">
            <text:p>100</text:p>
          </table:table-cell>
          <table:table-cell office:value-type="string">
            <text:p>At Once</text:p>
          </table:table-cell>
          <table:table-cell office:value-type="float" office:value="40">
            <text:p>40</text:p>
          </table:table-cell>
          <table:table-cell office:value-type="float" office:value="80">
            <text:p>80</text:p>
          </table:table-cell>
          <table:table-cell office:value-type="float" office:value="40">
            <text:p>40</text:p>
          </table:table-cell>
          <table:table-cell office:value-type="float" office:value="80">
            <text:p>80</text:p>
          </table:table-cell>
          <table:table-cell office:value-type="float" office:value="40">
            <text:p>40</text:p>
          </table:table-cell>
          <table:table-cell office:value-type="string">
            <text:p>Render API - Defining and manipulating renderable arrays in Drupal 7</text:p>
          </table:table-cell>
          <table:table-cell office:value-type="string">
            <text:p>eojthebrave</text:p>
          </table:table-cell>
          <table:table-cell table:number-columns-repeated="2"/>
        </table:table-row>
        <table:table-row table:style-name="ro2">
          <table:table-cell office:value-type="string">
            <text:p>Just Right</text:p>
          </table:table-cell>
          <table:table-cell/>
          <table:table-cell office:value-type="string">
            <text:p>Novice</text:p>
          </table:table-cell>
          <table:table-cell office:value-type="float" office:value="100">
            <text:p>100</text:p>
          </table:table-cell>
          <table:table-cell office:value-type="string">
            <text:p>At Once</text:p>
          </table:table-cell>
          <table:table-cell table:number-columns-repeated="5" office:value-type="float" office:value="100">
            <text:p>100</text:p>
          </table:table-cell>
          <table:table-cell office:value-type="string">
            <text:p>Render API - Defining and manipulating renderable arrays in Drupal 7</text:p>
          </table:table-cell>
          <table:table-cell office:value-type="string">
            <text:p>eojthebrave</text:p>
          </table:table-cell>
          <table:table-cell table:number-columns-repeated="2"/>
        </table:table-row>
        <table:table-row table:style-name="ro2">
          <table:table-cell office:value-type="string">
            <text:p>Just Right</text:p>
          </table:table-cell>
          <table:table-cell office:value-type="string">
            <text:p>great session</text:p>
          </table:table-cell>
          <table:table-cell office:value-type="string">
            <text:p>Novice</text:p>
          </table:table-cell>
          <table:table-cell office:value-type="float" office:value="75">
            <text:p>75</text:p>
          </table:table-cell>
          <table:table-cell office:value-type="string">
            <text:p>2-6 months</text:p>
          </table:table-cell>
          <table:table-cell table:number-columns-repeated="5" office:value-type="float" office:value="100">
            <text:p>100</text:p>
          </table:table-cell>
          <table:table-cell office:value-type="string">
            <text:p>Render API - Defining and manipulating renderable arrays in Drupal 7</text:p>
          </table:table-cell>
          <table:table-cell office:value-type="string">
            <text:p>eojthebrave</text:p>
          </table:table-cell>
          <table:table-cell table:number-columns-repeated="2"/>
        </table:table-row>
        <table:table-row table:style-name="ro3">
          <table:table-cell office:value-type="string">
            <text:p>Just Right</text:p>
          </table:table-cell>
          <table:table-cell office:value-type="string">
            <text:p>Could have used more depth; but this was really a limitation of a 45-minute slot so there's not much he could have done about it.</text:p>
          </table:table-cell>
          <table:table-cell/>
          <table:table-cell office:value-type="float" office:value="100">
            <text:p>100</text:p>
          </table:table-cell>
          <table:table-cell office:value-type="string">
            <text:p>At Once</text:p>
          </table:table-cell>
          <table:table-cell table:number-columns-repeated="3" office:value-type="float" office:value="100">
            <text:p>100</text:p>
          </table:table-cell>
          <table:table-cell table:number-columns-repeated="2" office:value-type="float" office:value="80">
            <text:p>80</text:p>
          </table:table-cell>
          <table:table-cell office:value-type="string">
            <text:p>Render API - Defining and manipulating renderable arrays in Drupal 7</text:p>
          </table:table-cell>
          <table:table-cell office:value-type="string">
            <text:p>eojthebrave</text:p>
          </table:table-cell>
          <table:table-cell table:number-columns-repeated="2"/>
        </table:table-row>
        <table:table-row table:style-name="ro3">
          <table:table-cell office:value-type="string">
            <text:p>Just Right</text:p>
          </table:table-cell>
          <table:table-cell office:value-type="string">
            <text:p>The information was well presented by the speaker. While focused it has wide application and I appreciated the session helping me get up to speed on D7 faster.</text:p>
          </table:table-cell>
          <table:table-cell office:value-type="string">
            <text:p>Intermediate</text:p>
          </table:table-cell>
          <table:table-cell office:value-type="float" office:value="100">
            <text:p>100</text:p>
          </table:table-cell>
          <table:table-cell office:value-type="string">
            <text:p>At Once</text:p>
          </table:table-cell>
          <table:table-cell table:number-columns-repeated="4" office:value-type="float" office:value="100">
            <text:p>100</text:p>
          </table:table-cell>
          <table:table-cell office:value-type="float" office:value="80">
            <text:p>80</text:p>
          </table:table-cell>
          <table:table-cell office:value-type="string">
            <text:p>Render API - Defining and manipulating renderable arrays in Drupal 7</text:p>
          </table:table-cell>
          <table:table-cell office:value-type="string">
            <text:p>eojthebrave</text:p>
          </table:table-cell>
          <table:table-cell table:number-columns-repeated="2"/>
        </table:table-row>
        <table:table-row table:style-name="ro2">
          <table:table-cell office:value-type="string">
            <text:p>Just Right</text:p>
          </table:table-cell>
          <table:table-cell office:value-type="string">
            <text:p>Joe had a great overview of the new Render API.</text:p>
          </table:table-cell>
          <table:table-cell office:value-type="string">
            <text:p>Intermediate</text:p>
          </table:table-cell>
          <table:table-cell office:value-type="float" office:value="50">
            <text:p>50</text:p>
          </table:table-cell>
          <table:table-cell office:value-type="string">
            <text:p>At Once</text:p>
          </table:table-cell>
          <table:table-cell table:number-columns-repeated="3" office:value-type="float" office:value="80">
            <text:p>80</text:p>
          </table:table-cell>
          <table:table-cell table:number-columns-repeated="2" office:value-type="float" office:value="60">
            <text:p>60</text:p>
          </table:table-cell>
          <table:table-cell office:value-type="string">
            <text:p>Render API - Defining and manipulating renderable arrays in Drupal 7</text:p>
          </table:table-cell>
          <table:table-cell office:value-type="string">
            <text:p>eojthebrave</text:p>
          </table:table-cell>
          <table:table-cell table:number-columns-repeated="2"/>
        </table:table-row>
        <table:table-row table:style-name="ro2">
          <table:table-cell office:value-type="string">
            <text:p>Just Right</text:p>
          </table:table-cell>
          <table:table-cell/>
          <table:table-cell office:value-type="string">
            <text:p>Intermediate</text:p>
          </table:table-cell>
          <table:table-cell office:value-type="float" office:value="100">
            <text:p>100</text:p>
          </table:table-cell>
          <table:table-cell office:value-type="string">
            <text:p>7-12 months</text:p>
          </table:table-cell>
          <table:table-cell table:number-columns-repeated="4" office:value-type="float" office:value="100">
            <text:p>100</text:p>
          </table:table-cell>
          <table:table-cell office:value-type="float" office:value="80">
            <text:p>80</text:p>
          </table:table-cell>
          <table:table-cell office:value-type="string">
            <text:p>Render API - Defining and manipulating renderable arrays in Drupal 7</text:p>
          </table:table-cell>
          <table:table-cell office:value-type="string">
            <text:p>eojthebrave</text:p>
          </table:table-cell>
          <table:table-cell table:number-columns-repeated="2"/>
        </table:table-row>
        <table:table-row table:style-name="ro2">
          <table:table-cell office:value-type="string">
            <text:p>Just Right</text:p>
          </table:table-cell>
          <table:table-cell/>
          <table:table-cell office:value-type="string">
            <text:p>Novice</text:p>
          </table:table-cell>
          <table:table-cell office:value-type="float" office:value="75">
            <text:p>75</text:p>
          </table:table-cell>
          <table:table-cell office:value-type="string">
            <text:p>At Once</text:p>
          </table:table-cell>
          <table:table-cell table:number-columns-repeated="3" office:value-type="float" office:value="100">
            <text:p>100</text:p>
          </table:table-cell>
          <table:table-cell table:number-columns-repeated="2" office:value-type="float" office:value="80">
            <text:p>80</text:p>
          </table:table-cell>
          <table:table-cell office:value-type="string">
            <text:p>Render API - Defining and manipulating renderable arrays in Drupal 7</text:p>
          </table:table-cell>
          <table:table-cell office:value-type="string">
            <text:p>eojthebrave</text:p>
          </table:table-cell>
          <table:table-cell table:number-columns-repeated="2"/>
        </table:table-row>
        <table:table-row table:style-name="ro2">
          <table:table-cell office:value-type="string">
            <text:p>Just Right</text:p>
          </table:table-cell>
          <table:table-cell/>
          <table:table-cell office:value-type="string">
            <text:p>Intermediate</text:p>
          </table:table-cell>
          <table:table-cell office:value-type="float" office:value="50">
            <text:p>50</text:p>
          </table:table-cell>
          <table:table-cell office:value-type="string">
            <text:p>At Once</text:p>
          </table:table-cell>
          <table:table-cell office:value-type="float" office:value="100">
            <text:p>100</text:p>
          </table:table-cell>
          <table:table-cell office:value-type="float" office:value="80">
            <text:p>80</text:p>
          </table:table-cell>
          <table:table-cell table:number-columns-repeated="2" office:value-type="float" office:value="100">
            <text:p>100</text:p>
          </table:table-cell>
          <table:table-cell office:value-type="float" office:value="80">
            <text:p>80</text:p>
          </table:table-cell>
          <table:table-cell office:value-type="string">
            <text:p>Render API - Defining and manipulating renderable arrays in Drupal 7</text:p>
          </table:table-cell>
          <table:table-cell office:value-type="string">
            <text:p>eojthebrave</text:p>
          </table:table-cell>
          <table:table-cell table:number-columns-repeated="2"/>
        </table:table-row>
        <table:table-row table:style-name="ro2">
          <table:table-cell office:value-type="string">
            <text:p>Too Basic</text:p>
          </table:table-cell>
          <table:table-cell/>
          <table:table-cell office:value-type="string">
            <text:p>Intermediate</text:p>
          </table:table-cell>
          <table:table-cell office:value-type="float" office:value="25">
            <text:p>25</text:p>
          </table:table-cell>
          <table:table-cell office:value-type="string">
            <text:p>2-6 months</text:p>
          </table:table-cell>
          <table:table-cell table:number-columns-repeated="4" office:value-type="float" office:value="80">
            <text:p>80</text:p>
          </table:table-cell>
          <table:table-cell office:value-type="float" office:value="60">
            <text:p>60</text:p>
          </table:table-cell>
          <table:table-cell office:value-type="string">
            <text:p>Render API - Defining and manipulating renderable arrays in Drupal 7</text:p>
          </table:table-cell>
          <table:table-cell office:value-type="string">
            <text:p>eojthebrave</text:p>
          </table:table-cell>
          <table:table-cell table:number-columns-repeated="2"/>
        </table:table-row>
        <table:table-row table:style-name="ro2">
          <table:table-cell office:value-type="string">
            <text:p>Just Right</text:p>
          </table:table-cell>
          <table:table-cell/>
          <table:table-cell office:value-type="string">
            <text:p>Intermediate</text:p>
          </table:table-cell>
          <table:table-cell office:value-type="float" office:value="75">
            <text:p>75</text:p>
          </table:table-cell>
          <table:table-cell office:value-type="string">
            <text:p>2-6 months</text:p>
          </table:table-cell>
          <table:table-cell table:number-columns-repeated="5" office:value-type="float" office:value="100">
            <text:p>100</text:p>
          </table:table-cell>
          <table:table-cell office:value-type="string">
            <text:p>Render API - Defining and manipulating renderable arrays in Drupal 7</text:p>
          </table:table-cell>
          <table:table-cell office:value-type="string">
            <text:p>eojthebrave</text:p>
          </table:table-cell>
          <table:table-cell table:number-columns-repeated="2"/>
        </table:table-row>
        <table:table-row table:style-name="ro2">
          <table:table-cell office:value-type="string">
            <text:p>Just Right</text:p>
          </table:table-cell>
          <table:table-cell/>
          <table:table-cell office:value-type="string">
            <text:p>Intermediate</text:p>
          </table:table-cell>
          <table:table-cell office:value-type="float" office:value="75">
            <text:p>75</text:p>
          </table:table-cell>
          <table:table-cell office:value-type="string">
            <text:p>At Once</text:p>
          </table:table-cell>
          <table:table-cell table:number-columns-repeated="3" office:value-type="float" office:value="80">
            <text:p>80</text:p>
          </table:table-cell>
          <table:table-cell table:number-columns-repeated="2" office:value-type="float" office:value="100">
            <text:p>100</text:p>
          </table:table-cell>
          <table:table-cell office:value-type="string">
            <text:p>Render API - Defining and manipulating renderable arrays in Drupal 7</text:p>
          </table:table-cell>
          <table:table-cell office:value-type="string">
            <text:p>eojthebrave</text:p>
          </table:table-cell>
          <table:table-cell table:number-columns-repeated="2"/>
        </table:table-row>
        <table:table-row table:style-name="ro2">
          <table:table-cell office:value-type="string">
            <text:p>Just Right</text:p>
          </table:table-cell>
          <table:table-cell office:value-type="string">
            <text:p>Excellent. Great way to show what the client wants is to have them there like in this session.</text:p>
          </table:table-cell>
          <table:table-cell office:value-type="string">
            <text:p>Intermediate</text:p>
          </table:table-cell>
          <table:table-cell office:value-type="float" office:value="100">
            <text:p>100</text:p>
          </table:table-cell>
          <table:table-cell office:value-type="string">
            <text:p>At Once</text:p>
          </table:table-cell>
          <table:table-cell office:value-type="float" office:value="100">
            <text:p>100</text:p>
          </table:table-cell>
          <table:table-cell office:value-type="float" office:value="40">
            <text:p>40</text:p>
          </table:table-cell>
          <table:table-cell table:number-columns-repeated="3" office:value-type="float" office:value="100">
            <text:p>100</text:p>
          </table:table-cell>
          <table:table-cell office:value-type="string">
            <text:p>The Client Perspective on Website Development and Operation</text:p>
          </table:table-cell>
          <table:table-cell office:value-type="string">
            <text:p>tonydorf</text:p>
          </table:table-cell>
          <table:table-cell office:value-type="string">
            <text:p>Rick Nashleanas</text:p>
          </table:table-cell>
          <table:table-cell/>
        </table:table-row>
        <table:table-row table:style-name="ro4">
          <table:table-cell office:value-type="string">
            <text:p>Just Right</text:p>
          </table:table-cell>
          <table:table-cell office:value-type="string">
            <text:p>The presentation was mostly done by a real client of Monarch Digital talking about what he felt during the process <text:s/>of buying two websites one the was not very successful; as well as a more successful business site. It was probably very brave of Rick to bring in a real client that would say every bad thing about him; however it made for a very interesting learning environment.</text:p>
          </table:table-cell>
          <table:table-cell office:value-type="string">
            <text:p>Intermediate</text:p>
          </table:table-cell>
          <table:table-cell office:value-type="float" office:value="50">
            <text:p>50</text:p>
          </table:table-cell>
          <table:table-cell office:value-type="string">
            <text:p>2-6 months</text:p>
          </table:table-cell>
          <table:table-cell office:value-type="float" office:value="80">
            <text:p>80</text:p>
          </table:table-cell>
          <table:table-cell office:value-type="float" office:value="60">
            <text:p>60</text:p>
          </table:table-cell>
          <table:table-cell table:number-columns-repeated="2" office:value-type="float" office:value="100">
            <text:p>100</text:p>
          </table:table-cell>
          <table:table-cell office:value-type="float" office:value="60">
            <text:p>60</text:p>
          </table:table-cell>
          <table:table-cell office:value-type="string">
            <text:p>The Client Perspective on Website Development and Operation</text:p>
          </table:table-cell>
          <table:table-cell office:value-type="string">
            <text:p>tonydorf</text:p>
          </table:table-cell>
          <table:table-cell office:value-type="string">
            <text:p>Rick Nashleanas</text:p>
          </table:table-cell>
          <table:table-cell/>
        </table:table-row>
        <table:table-row table:style-name="ro4">
          <table:table-cell office:value-type="string">
            <text:p>Too Basic</text:p>
          </table:table-cell>
          <table:table-cell office:value-type="string">
            <text:p>I think the idea of bringing in a \live client\" to present -- rather than simply have a developer talk about the client perspective -- was a fairly innovative idea. <text:s/>The pacing was a little slow; however; and got side-tracked easily. <text:s/>Also; Rick really over-uses the phrase \"go ahead and\" (sorta' like Lumbergh from Office Space). <text:s/>Just thought I should pass that on. <text:s/>:)"</text:p>
          </table:table-cell>
          <table:table-cell office:value-type="string">
            <text:p>Intermediate</text:p>
          </table:table-cell>
          <table:table-cell office:value-type="float" office:value="50">
            <text:p>50</text:p>
          </table:table-cell>
          <table:table-cell office:value-type="string">
            <text:p>At Once</text:p>
          </table:table-cell>
          <table:table-cell office:value-type="float" office:value="80">
            <text:p>80</text:p>
          </table:table-cell>
          <table:table-cell office:value-type="float" office:value="40">
            <text:p>40</text:p>
          </table:table-cell>
          <table:table-cell office:value-type="float" office:value="100">
            <text:p>100</text:p>
          </table:table-cell>
          <table:table-cell office:value-type="float" office:value="80">
            <text:p>80</text:p>
          </table:table-cell>
          <table:table-cell office:value-type="float" office:value="60">
            <text:p>60</text:p>
          </table:table-cell>
          <table:table-cell office:value-type="string">
            <text:p>The Client Perspective on Website Development and Operation</text:p>
          </table:table-cell>
          <table:table-cell office:value-type="string">
            <text:p>tonydorf</text:p>
          </table:table-cell>
          <table:table-cell office:value-type="string">
            <text:p>Rick Nashleanas</text:p>
          </table:table-cell>
          <table:table-cell/>
        </table:table-row>
        <table:table-row table:style-name="ro2">
          <table:table-cell office:value-type="string">
            <text:p>Just Right</text:p>
          </table:table-cell>
          <table:table-cell office:value-type="string">
            <text:p>This was the best session I went to. It taught me so much.</text:p>
          </table:table-cell>
          <table:table-cell office:value-type="string">
            <text:p>Novice</text:p>
          </table:table-cell>
          <table:table-cell office:value-type="float" office:value="75">
            <text:p>75</text:p>
          </table:table-cell>
          <table:table-cell office:value-type="string">
            <text:p>7-12 months</text:p>
          </table:table-cell>
          <table:table-cell table:number-columns-repeated="5" office:value-type="float" office:value="100">
            <text:p>100</text:p>
          </table:table-cell>
          <table:table-cell office:value-type="string">
            <text:p>The Client Perspective on Website Development and Operation</text:p>
          </table:table-cell>
          <table:table-cell office:value-type="string">
            <text:p>tonydorf</text:p>
          </table:table-cell>
          <table:table-cell office:value-type="string">
            <text:p>Rick Nashleanas</text:p>
          </table:table-cell>
          <table:table-cell/>
        </table:table-row>
        <table:table-row table:style-name="ro2">
          <table:table-cell office:value-type="string">
            <text:p>Just Right</text:p>
          </table:table-cell>
          <table:table-cell office:value-type="string">
            <text:p>Bringing in a client to share his perspective was brilliant.</text:p>
          </table:table-cell>
          <table:table-cell office:value-type="string">
            <text:p>Advanced</text:p>
          </table:table-cell>
          <table:table-cell office:value-type="float" office:value="25">
            <text:p>25</text:p>
          </table:table-cell>
          <table:table-cell office:value-type="string">
            <text:p>At Once</text:p>
          </table:table-cell>
          <table:table-cell table:number-columns-repeated="5" office:value-type="float" office:value="100">
            <text:p>100</text:p>
          </table:table-cell>
          <table:table-cell office:value-type="string">
            <text:p>The Client Perspective on Website Development and Operation</text:p>
          </table:table-cell>
          <table:table-cell office:value-type="string">
            <text:p>tonydorf</text:p>
          </table:table-cell>
          <table:table-cell office:value-type="string">
            <text:p>Rick Nashleanas</text:p>
          </table:table-cell>
          <table:table-cell/>
        </table:table-row>
        <table:table-row table:style-name="ro3">
          <table:table-cell office:value-type="string">
            <text:p>Just Right</text:p>
          </table:table-cell>
          <table:table-cell office:value-type="string">
            <text:p>Tony and Rick worked really well together presenting. <text:s/>Lots of really useful participation from the audience as well.</text:p>
          </table:table-cell>
          <table:table-cell office:value-type="string">
            <text:p>Advanced</text:p>
          </table:table-cell>
          <table:table-cell office:value-type="float" office:value="25">
            <text:p>25</text:p>
          </table:table-cell>
          <table:table-cell office:value-type="string">
            <text:p>At Once</text:p>
          </table:table-cell>
          <table:table-cell table:number-columns-repeated="5" office:value-type="float" office:value="100">
            <text:p>100</text:p>
          </table:table-cell>
          <table:table-cell office:value-type="string">
            <text:p>The Client Perspective on Website Development and Operation</text:p>
          </table:table-cell>
          <table:table-cell office:value-type="string">
            <text:p>tonydorf</text:p>
          </table:table-cell>
          <table:table-cell office:value-type="string">
            <text:p>Rick Nashleanas</text:p>
          </table:table-cell>
          <table:table-cell/>
        </table:table-row>
        <table:table-row table:style-name="ro2">
          <table:table-cell office:value-type="string">
            <text:p>Too Basic</text:p>
          </table:table-cell>
          <table:table-cell office:value-type="string">
            <text:p>Pretty dry and reading too much from the slides. Would be better with some setup examples; etc.</text:p>
          </table:table-cell>
          <table:table-cell office:value-type="string">
            <text:p>Advanced</text:p>
          </table:table-cell>
          <table:table-cell office:value-type="float" office:value="0">
            <text:p>0</text:p>
          </table:table-cell>
          <table:table-cell office:value-type="string">
            <text:p>At Once</text:p>
          </table:table-cell>
          <table:table-cell office:value-type="float" office:value="60">
            <text:p>60</text:p>
          </table:table-cell>
          <table:table-cell table:number-columns-repeated="2" office:value-type="float" office:value="100">
            <text:p>100</text:p>
          </table:table-cell>
          <table:table-cell office:value-type="float" office:value="60">
            <text:p>60</text:p>
          </table:table-cell>
          <table:table-cell office:value-type="float" office:value="40">
            <text:p>40</text:p>
          </table:table-cell>
          <table:table-cell office:value-type="string">
            <text:p>Debugging Techniques for Drupal and LAMP</text:p>
          </table:table-cell>
          <table:table-cell office:value-type="string">
            <text:p>rgr</text:p>
          </table:table-cell>
          <table:table-cell table:number-columns-repeated="2"/>
        </table:table-row>
        <table:table-row table:style-name="ro2">
          <table:table-cell office:value-type="string">
            <text:p>Just Right</text:p>
          </table:table-cell>
          <table:table-cell/>
          <table:table-cell office:value-type="string">
            <text:p>Advanced</text:p>
          </table:table-cell>
          <table:table-cell office:value-type="float" office:value="50">
            <text:p>50</text:p>
          </table:table-cell>
          <table:table-cell office:value-type="string">
            <text:p>At Once</text:p>
          </table:table-cell>
          <table:table-cell office:value-type="float" office:value="80">
            <text:p>80</text:p>
          </table:table-cell>
          <table:table-cell table:number-columns-repeated="2" office:value-type="float" office:value="100">
            <text:p>100</text:p>
          </table:table-cell>
          <table:table-cell office:value-type="float" office:value="60">
            <text:p>60</text:p>
          </table:table-cell>
          <table:table-cell office:value-type="float" office:value="80">
            <text:p>80</text:p>
          </table:table-cell>
          <table:table-cell office:value-type="string">
            <text:p>Debugging Techniques for Drupal and LAMP</text:p>
          </table:table-cell>
          <table:table-cell office:value-type="string">
            <text:p>rgr</text:p>
          </table:table-cell>
          <table:table-cell table:number-columns-repeated="2"/>
        </table:table-row>
        <table:table-row table:style-name="ro2">
          <table:table-cell office:value-type="string">
            <text:p>Too Basic</text:p>
          </table:table-cell>
          <table:table-cell/>
          <table:table-cell office:value-type="string">
            <text:p>Intermediate</text:p>
          </table:table-cell>
          <table:table-cell office:value-type="float" office:value="25">
            <text:p>25</text:p>
          </table:table-cell>
          <table:table-cell office:value-type="string">
            <text:p>At Once</text:p>
          </table:table-cell>
          <table:table-cell table:number-columns-repeated="2" office:value-type="float" office:value="60">
            <text:p>60</text:p>
          </table:table-cell>
          <table:table-cell office:value-type="float" office:value="80">
            <text:p>80</text:p>
          </table:table-cell>
          <table:table-cell office:value-type="float" office:value="40">
            <text:p>40</text:p>
          </table:table-cell>
          <table:table-cell office:value-type="float" office:value="60">
            <text:p>60</text:p>
          </table:table-cell>
          <table:table-cell office:value-type="string">
            <text:p>Debugging Techniques for Drupal and LAMP</text:p>
          </table:table-cell>
          <table:table-cell office:value-type="string">
            <text:p>rgr</text:p>
          </table:table-cell>
          <table:table-cell table:number-columns-repeated="2"/>
        </table:table-row>
        <table:table-row table:style-name="ro2">
          <table:table-cell office:value-type="string">
            <text:p>Too Basic</text:p>
          </table:table-cell>
          <table:table-cell office:value-type="string">
            <text:p>Perhaps too high level.</text:p>
          </table:table-cell>
          <table:table-cell office:value-type="string">
            <text:p>Novice</text:p>
          </table:table-cell>
          <table:table-cell office:value-type="float" office:value="50">
            <text:p>50</text:p>
          </table:table-cell>
          <table:table-cell office:value-type="string">
            <text:p>2-6 months</text:p>
          </table:table-cell>
          <table:table-cell office:value-type="float" office:value="80">
            <text:p>80</text:p>
          </table:table-cell>
          <table:table-cell office:value-type="float" office:value="60">
            <text:p>60</text:p>
          </table:table-cell>
          <table:table-cell office:value-type="float" office:value="100">
            <text:p>100</text:p>
          </table:table-cell>
          <table:table-cell office:value-type="float" office:value="40">
            <text:p>40</text:p>
          </table:table-cell>
          <table:table-cell office:value-type="float" office:value="60">
            <text:p>60</text:p>
          </table:table-cell>
          <table:table-cell office:value-type="string">
            <text:p>Debugging Techniques for Drupal and LAMP</text:p>
          </table:table-cell>
          <table:table-cell office:value-type="string">
            <text:p>rgr</text:p>
          </table:table-cell>
          <table:table-cell table:number-columns-repeated="2"/>
        </table:table-row>
        <table:table-row table:style-name="ro2">
          <table:table-cell office:value-type="string">
            <text:p>Just Right</text:p>
          </table:table-cell>
          <table:table-cell/>
          <table:table-cell office:value-type="string">
            <text:p>Novice</text:p>
          </table:table-cell>
          <table:table-cell office:value-type="float" office:value="100">
            <text:p>100</text:p>
          </table:table-cell>
          <table:table-cell office:value-type="string">
            <text:p>At Once</text:p>
          </table:table-cell>
          <table:table-cell table:number-columns-repeated="5" office:value-type="float" office:value="100">
            <text:p>100</text:p>
          </table:table-cell>
          <table:table-cell office:value-type="string">
            <text:p>Debugging Techniques for Drupal and LAMP</text:p>
          </table:table-cell>
          <table:table-cell office:value-type="string">
            <text:p>rgr</text:p>
          </table:table-cell>
          <table:table-cell table:number-columns-repeated="2"/>
        </table:table-row>
        <table:table-row table:style-name="ro3">
          <table:table-cell office:value-type="string">
            <text:p>Too Basic</text:p>
          </table:table-cell>
          <table:table-cell office:value-type="string">
            <text:p>I expected the session to be more about the tools than the approach to debugging. It was a bit dry and could use some spicing up. As well as maybe more crowd input or discussion.</text:p>
          </table:table-cell>
          <table:table-cell office:value-type="string">
            <text:p>Intermediate</text:p>
          </table:table-cell>
          <table:table-cell office:value-type="float" office:value="75">
            <text:p>75</text:p>
          </table:table-cell>
          <table:table-cell office:value-type="string">
            <text:p>At Once</text:p>
          </table:table-cell>
          <table:table-cell office:value-type="float" office:value="60">
            <text:p>60</text:p>
          </table:table-cell>
          <table:table-cell office:value-type="float" office:value="80">
            <text:p>80</text:p>
          </table:table-cell>
          <table:table-cell office:value-type="float" office:value="100">
            <text:p>100</text:p>
          </table:table-cell>
          <table:table-cell table:number-columns-repeated="2" office:value-type="float" office:value="60">
            <text:p>60</text:p>
          </table:table-cell>
          <table:table-cell office:value-type="string">
            <text:p>Debugging Techniques for Drupal and LAMP</text:p>
          </table:table-cell>
          <table:table-cell office:value-type="string">
            <text:p>rgr</text:p>
          </table:table-cell>
          <table:table-cell table:number-columns-repeated="2"/>
        </table:table-row>
        <table:table-row table:style-name="ro10">
          <table:table-cell office:value-type="string">
            <text:p>Just Right</text:p>
          </table:table-cell>
          <table:table-cell office:value-type="string">
            <text:p>I appreciate the philosphoy of the speaker. <text:s/>I was expecting more information about tools; and even wrote in my notes that I was a bit dissappointed that there was not more mention of tools. <text:s/></text:p>
            <text:p>\</text:p>
            <text:p>But as the presentation progressed; he explained that tools in many ways distract you from focusing on the problem: debugging the failure.</text:p>
            <text:p>\</text:p>
            <text:p>The session was as much about QA practices as it was about development practices and debugging. <text:s/>I think it was very thorough.</text:p>
          </table:table-cell>
          <table:table-cell office:value-type="string">
            <text:p>Intermediate</text:p>
          </table:table-cell>
          <table:table-cell office:value-type="float" office:value="25">
            <text:p>25</text:p>
          </table:table-cell>
          <table:table-cell office:value-type="string">
            <text:p>At Once</text:p>
          </table:table-cell>
          <table:table-cell table:number-columns-repeated="3" office:value-type="float" office:value="80">
            <text:p>80</text:p>
          </table:table-cell>
          <table:table-cell office:value-type="float" office:value="60">
            <text:p>60</text:p>
          </table:table-cell>
          <table:table-cell office:value-type="float" office:value="80">
            <text:p>80</text:p>
          </table:table-cell>
          <table:table-cell office:value-type="string">
            <text:p>Debugging Techniques for Drupal and LAMP</text:p>
          </table:table-cell>
          <table:table-cell office:value-type="string">
            <text:p>rgr</text:p>
          </table:table-cell>
          <table:table-cell table:number-columns-repeated="2"/>
        </table:table-row>
        <table:table-row table:style-name="ro2">
          <table:table-cell office:value-type="string">
            <text:p>Just Right</text:p>
          </table:table-cell>
          <table:table-cell/>
          <table:table-cell office:value-type="string">
            <text:p>Novice</text:p>
          </table:table-cell>
          <table:table-cell office:value-type="float" office:value="100">
            <text:p>100</text:p>
          </table:table-cell>
          <table:table-cell office:value-type="string">
            <text:p>At Once</text:p>
          </table:table-cell>
          <table:table-cell office:value-type="float" office:value="100">
            <text:p>100</text:p>
          </table:table-cell>
          <table:table-cell office:value-type="float" office:value="80">
            <text:p>80</text:p>
          </table:table-cell>
          <table:table-cell office:value-type="float" office:value="100">
            <text:p>100</text:p>
          </table:table-cell>
          <table:table-cell table:number-columns-repeated="2" office:value-type="float" office:value="80">
            <text:p>80</text:p>
          </table:table-cell>
          <table:table-cell office:value-type="string">
            <text:p>Debugging Techniques for Drupal and LAMP</text:p>
          </table:table-cell>
          <table:table-cell office:value-type="string">
            <text:p>rgr</text:p>
          </table:table-cell>
          <table:table-cell table:number-columns-repeated="2"/>
        </table:table-row>
        <table:table-row table:style-name="ro4">
          <table:table-cell office:value-type="string">
            <text:p>Too Basic</text:p>
          </table:table-cell>
          <table:table-cell office:value-type="string">
            <text:p>I walked out after 20 minutes. <text:s/>There was very little actual information here. <text:s/>Basic debugging of customer issues was discussed but little information for any one who who has ever spent time working with costumers on fixing bugs. <text:s/>May have some values for novices but even there the material would need to be better organized and explained in more detail.</text:p>
          </table:table-cell>
          <table:table-cell office:value-type="string">
            <text:p>Novice</text:p>
          </table:table-cell>
          <table:table-cell office:value-type="float" office:value="0">
            <text:p>0</text:p>
          </table:table-cell>
          <table:table-cell/>
          <table:table-cell office:value-type="float" office:value="20">
            <text:p>20</text:p>
          </table:table-cell>
          <table:table-cell table:number-columns-repeated="3" office:value-type="float" office:value="40">
            <text:p>40</text:p>
          </table:table-cell>
          <table:table-cell office:value-type="float" office:value="20">
            <text:p>20</text:p>
          </table:table-cell>
          <table:table-cell office:value-type="string">
            <text:p>Debugging Techniques for Drupal and LAMP</text:p>
          </table:table-cell>
          <table:table-cell office:value-type="string">
            <text:p>rgr</text:p>
          </table:table-cell>
          <table:table-cell table:number-columns-repeated="2"/>
        </table:table-row>
        <table:table-row table:style-name="ro3">
          <table:table-cell office:value-type="string">
            <text:p>Just Right</text:p>
          </table:table-cell>
          <table:table-cell office:value-type="string">
            <text:p>I attended this session on a whim; and it turned out to be very relevant to a project I'm working on. <text:s/>Thanks!!</text:p>
          </table:table-cell>
          <table:table-cell office:value-type="string">
            <text:p>Novice</text:p>
          </table:table-cell>
          <table:table-cell office:value-type="float" office:value="100">
            <text:p>100</text:p>
          </table:table-cell>
          <table:table-cell office:value-type="string">
            <text:p>At Once</text:p>
          </table:table-cell>
          <table:table-cell table:number-columns-repeated="5" office:value-type="float" office:value="100">
            <text:p>100</text:p>
          </table:table-cell>
          <table:table-cell office:value-type="string">
            <text:p>Importing a store into Drupal Commerce</text:p>
          </table:table-cell>
          <table:table-cell office:value-type="string">
            <text:p>rfay</text:p>
          </table:table-cell>
          <table:table-cell table:number-columns-repeated="2"/>
        </table:table-row>
        <table:table-row table:style-name="ro2">
          <table:table-cell office:value-type="string">
            <text:p>Just Right</text:p>
          </table:table-cell>
          <table:table-cell/>
          <table:table-cell office:value-type="string">
            <text:p>Intermediate</text:p>
          </table:table-cell>
          <table:table-cell office:value-type="float" office:value="50">
            <text:p>50</text:p>
          </table:table-cell>
          <table:table-cell office:value-type="string">
            <text:p>At Once</text:p>
          </table:table-cell>
          <table:table-cell table:number-columns-repeated="5" office:value-type="float" office:value="80">
            <text:p>80</text:p>
          </table:table-cell>
          <table:table-cell office:value-type="string">
            <text:p>Importing a store into Drupal Commerce</text:p>
          </table:table-cell>
          <table:table-cell office:value-type="string">
            <text:p>rfay</text:p>
          </table:table-cell>
          <table:table-cell table:number-columns-repeated="2"/>
        </table:table-row>
        <table:table-row table:style-name="ro2">
          <table:table-cell office:value-type="string">
            <text:p>Too Complex</text:p>
          </table:table-cell>
          <table:table-cell office:value-type="string">
            <text:p>Excellent Presenter Go Randy!</text:p>
          </table:table-cell>
          <table:table-cell office:value-type="string">
            <text:p>Novice</text:p>
          </table:table-cell>
          <table:table-cell office:value-type="float" office:value="100">
            <text:p>100</text:p>
          </table:table-cell>
          <table:table-cell office:value-type="string">
            <text:p>At Once</text:p>
          </table:table-cell>
          <table:table-cell table:number-columns-repeated="5" office:value-type="float" office:value="0">
            <text:p>0</text:p>
          </table:table-cell>
          <table:table-cell office:value-type="string">
            <text:p>Importing a store into Drupal Commerce</text:p>
          </table:table-cell>
          <table:table-cell office:value-type="string">
            <text:p>rfay</text:p>
          </table:table-cell>
          <table:table-cell table:number-columns-repeated="2"/>
        </table:table-row>
        <table:table-row table:style-name="ro2">
          <table:table-cell office:value-type="string">
            <text:p>Just Right</text:p>
          </table:table-cell>
          <table:table-cell office:value-type="string">
            <text:p>it really helped to see Greg make the views as he went through the presentation; not just talk about it.</text:p>
          </table:table-cell>
          <table:table-cell office:value-type="string">
            <text:p>Novice</text:p>
          </table:table-cell>
          <table:table-cell office:value-type="float" office:value="75">
            <text:p>75</text:p>
          </table:table-cell>
          <table:table-cell office:value-type="string">
            <text:p>At Once</text:p>
          </table:table-cell>
          <table:table-cell table:number-columns-repeated="2" office:value-type="float" office:value="80">
            <text:p>80</text:p>
          </table:table-cell>
          <table:table-cell office:value-type="float" office:value="100">
            <text:p>100</text:p>
          </table:table-cell>
          <table:table-cell office:value-type="float" office:value="80">
            <text:p>80</text:p>
          </table:table-cell>
          <table:table-cell office:value-type="float" office:value="60">
            <text:p>60</text:p>
          </table:table-cell>
          <table:table-cell office:value-type="string">
            <text:p>Introduction to Views for Drupal 7</text:p>
          </table:table-cell>
          <table:table-cell office:value-type="string">
            <text:p>greggles</text:p>
          </table:table-cell>
          <table:table-cell table:number-columns-repeated="2"/>
        </table:table-row>
        <table:table-row table:style-name="ro4">
          <table:table-cell office:value-type="string">
            <text:p>Just Right</text:p>
          </table:table-cell>
          <table:table-cell office:value-type="string">
            <text:p>Great overview for new views users. Seems the internet always goes down during the conference; so if all presenters would be prepared with their demonstrations installed locally; that would really be helpful. Would have liked to have seen some more of your views demos that weren't available offline. Thanks for all you do for Drupal Camp Colorado!</text:p>
          </table:table-cell>
          <table:table-cell office:value-type="string">
            <text:p>Intermediate</text:p>
          </table:table-cell>
          <table:table-cell office:value-type="float" office:value="50">
            <text:p>50</text:p>
          </table:table-cell>
          <table:table-cell office:value-type="string">
            <text:p>At Once</text:p>
          </table:table-cell>
          <table:table-cell table:number-columns-repeated="2" office:value-type="float" office:value="80">
            <text:p>80</text:p>
          </table:table-cell>
          <table:table-cell table:number-columns-repeated="2" office:value-type="float" office:value="100">
            <text:p>100</text:p>
          </table:table-cell>
          <table:table-cell office:value-type="float" office:value="80">
            <text:p>80</text:p>
          </table:table-cell>
          <table:table-cell office:value-type="string">
            <text:p>Introduction to Views for Drupal 7</text:p>
          </table:table-cell>
          <table:table-cell office:value-type="string">
            <text:p>greggles</text:p>
          </table:table-cell>
          <table:table-cell table:number-columns-repeated="2"/>
        </table:table-row>
        <table:table-row table:style-name="ro2">
          <table:table-cell office:value-type="string">
            <text:p>Too Basic</text:p>
          </table:table-cell>
          <table:table-cell/>
          <table:table-cell office:value-type="string">
            <text:p>Advanced</text:p>
          </table:table-cell>
          <table:table-cell office:value-type="float" office:value="25">
            <text:p>25</text:p>
          </table:table-cell>
          <table:table-cell office:value-type="string">
            <text:p>At Once</text:p>
          </table:table-cell>
          <table:table-cell table:number-columns-repeated="5" office:value-type="float" office:value="100">
            <text:p>100</text:p>
          </table:table-cell>
          <table:table-cell office:value-type="string">
            <text:p>Introduction to Views for Drupal 7</text:p>
          </table:table-cell>
          <table:table-cell office:value-type="string">
            <text:p>greggles</text:p>
          </table:table-cell>
          <table:table-cell table:number-columns-repeated="2"/>
        </table:table-row>
        <table:table-row table:style-name="ro2">
          <table:table-cell/>
          <table:table-cell office:value-type="string">
            <text:p>This session could have been better organized; but the information was good. It felt a bit slow.</text:p>
          </table:table-cell>
          <table:table-cell office:value-type="string">
            <text:p>Novice</text:p>
          </table:table-cell>
          <table:table-cell office:value-type="float" office:value="25">
            <text:p>25</text:p>
          </table:table-cell>
          <table:table-cell office:value-type="string">
            <text:p>At Once</text:p>
          </table:table-cell>
          <table:table-cell office:value-type="float" office:value="80">
            <text:p>80</text:p>
          </table:table-cell>
          <table:table-cell office:value-type="float" office:value="60">
            <text:p>60</text:p>
          </table:table-cell>
          <table:table-cell table:number-columns-repeated="3" office:value-type="float" office:value="80">
            <text:p>80</text:p>
          </table:table-cell>
          <table:table-cell office:value-type="string">
            <text:p>Introduction to Views for Drupal 7</text:p>
          </table:table-cell>
          <table:table-cell office:value-type="string">
            <text:p>greggles</text:p>
          </table:table-cell>
          <table:table-cell table:number-columns-repeated="2"/>
        </table:table-row>
        <table:table-row table:style-name="ro2">
          <table:table-cell office:value-type="string">
            <text:p>Just Right</text:p>
          </table:table-cell>
          <table:table-cell/>
          <table:table-cell office:value-type="string">
            <text:p>Novice</text:p>
          </table:table-cell>
          <table:table-cell office:value-type="float" office:value="50">
            <text:p>50</text:p>
          </table:table-cell>
          <table:table-cell office:value-type="string">
            <text:p>At Once</text:p>
          </table:table-cell>
          <table:table-cell office:value-type="float" office:value="60">
            <text:p>60</text:p>
          </table:table-cell>
          <table:table-cell table:number-columns-repeated="2" office:value-type="float" office:value="80">
            <text:p>80</text:p>
          </table:table-cell>
          <table:table-cell table:number-columns-repeated="2" office:value-type="float" office:value="60">
            <text:p>60</text:p>
          </table:table-cell>
          <table:table-cell office:value-type="string">
            <text:p>Introduction to Views for Drupal 7</text:p>
          </table:table-cell>
          <table:table-cell office:value-type="string">
            <text:p>greggles</text:p>
          </table:table-cell>
          <table:table-cell table:number-columns-repeated="2"/>
        </table:table-row>
        <table:table-row table:style-name="ro10">
          <table:table-cell office:value-type="string">
            <text:p>Just Right</text:p>
          </table:table-cell>
          <table:table-cell office:value-type="string">
            <text:p>There problems with a/v and no internet. <text:s/>Despite this; Greg was prepared with a local install and presentation deck. <text:s/></text:p>
            <text:p>\</text:p>
            <text:p>\</text:p>
            <text:p>I was less concerned with d6 felatures rolled into d7. <text:s text:c="2"/>Rather; features enhancements in d7. <text:s/>Greg touched on what I needed to get up and running t</text:p>
            <text:p>\</text:p>
            <text:p>his. <text:s text:c="2"/>Very useful.</text:p>
          </table:table-cell>
          <table:table-cell office:value-type="string">
            <text:p>Novice</text:p>
          </table:table-cell>
          <table:table-cell office:value-type="float" office:value="50">
            <text:p>50</text:p>
          </table:table-cell>
          <table:table-cell office:value-type="string">
            <text:p>At Once</text:p>
          </table:table-cell>
          <table:table-cell office:value-type="float" office:value="100">
            <text:p>100</text:p>
          </table:table-cell>
          <table:table-cell table:number-columns-repeated="3" office:value-type="float" office:value="80">
            <text:p>80</text:p>
          </table:table-cell>
          <table:table-cell office:value-type="float" office:value="0">
            <text:p>0</text:p>
          </table:table-cell>
          <table:table-cell office:value-type="string">
            <text:p>Introduction to Views for Drupal 7</text:p>
          </table:table-cell>
          <table:table-cell office:value-type="string">
            <text:p>greggles</text:p>
          </table:table-cell>
          <table:table-cell table:number-columns-repeated="2"/>
        </table:table-row>
        <table:table-row table:style-name="ro3">
          <table:table-cell office:value-type="string">
            <text:p>Just Right</text:p>
          </table:table-cell>
          <table:table-cell office:value-type="string">
            <text:p>The session was a basic intro to the differences between D6 Views and D7 Views; as well as many of the basics that you would use in every View you make.</text:p>
          </table:table-cell>
          <table:table-cell office:value-type="string">
            <text:p>Intermediate</text:p>
          </table:table-cell>
          <table:table-cell office:value-type="float" office:value="50">
            <text:p>50</text:p>
          </table:table-cell>
          <table:table-cell office:value-type="string">
            <text:p>At Once</text:p>
          </table:table-cell>
          <table:table-cell office:value-type="float" office:value="80">
            <text:p>80</text:p>
          </table:table-cell>
          <table:table-cell office:value-type="float" office:value="100">
            <text:p>100</text:p>
          </table:table-cell>
          <table:table-cell table:number-columns-repeated="3" office:value-type="float" office:value="80">
            <text:p>80</text:p>
          </table:table-cell>
          <table:table-cell office:value-type="string">
            <text:p>Introduction to Views for Drupal 7</text:p>
          </table:table-cell>
          <table:table-cell office:value-type="string">
            <text:p>greggles</text:p>
          </table:table-cell>
          <table:table-cell table:number-columns-repeated="2"/>
        </table:table-row>
        <table:table-row table:style-name="ro3">
          <table:table-cell office:value-type="string">
            <text:p>Just Right</text:p>
          </table:table-cell>
          <table:table-cell office:value-type="string">
            <text:p>I am already experinced with Views in D6 but wanted to see if I could get any tips on the changes in Views for D7. I did pick up some things and Gregg is a fun presenter.</text:p>
          </table:table-cell>
          <table:table-cell office:value-type="string">
            <text:p>Intermediate</text:p>
          </table:table-cell>
          <table:table-cell office:value-type="float" office:value="50">
            <text:p>50</text:p>
          </table:table-cell>
          <table:table-cell office:value-type="string">
            <text:p>At Once</text:p>
          </table:table-cell>
          <table:table-cell table:number-columns-repeated="5" office:value-type="float" office:value="100">
            <text:p>100</text:p>
          </table:table-cell>
          <table:table-cell office:value-type="string">
            <text:p>Introduction to Views for Drupal 7</text:p>
          </table:table-cell>
          <table:table-cell office:value-type="string">
            <text:p>greggles</text:p>
          </table:table-cell>
          <table:table-cell table:number-columns-repeated="2"/>
        </table:table-row>
        <table:table-row table:style-name="ro2">
          <table:table-cell office:value-type="string">
            <text:p>Just Right</text:p>
          </table:table-cell>
          <table:table-cell/>
          <table:table-cell office:value-type="string">
            <text:p>Intermediate</text:p>
          </table:table-cell>
          <table:table-cell office:value-type="float" office:value="75">
            <text:p>75</text:p>
          </table:table-cell>
          <table:table-cell office:value-type="string">
            <text:p>At Once</text:p>
          </table:table-cell>
          <table:table-cell table:number-columns-repeated="5" office:value-type="float" office:value="100">
            <text:p>100</text:p>
          </table:table-cell>
          <table:table-cell office:value-type="string">
            <text:p>Introduction to Views for Drupal 7</text:p>
          </table:table-cell>
          <table:table-cell office:value-type="string">
            <text:p>greggles</text:p>
          </table:table-cell>
          <table:table-cell table:number-columns-repeated="2"/>
        </table:table-row>
        <table:table-row table:style-name="ro2">
          <table:table-cell office:value-type="string">
            <text:p>Too Basic</text:p>
          </table:table-cell>
          <table:table-cell office:value-type="string">
            <text:p>Excellent session; especially with the internet going out right before the session.</text:p>
          </table:table-cell>
          <table:table-cell office:value-type="string">
            <text:p>Advanced</text:p>
          </table:table-cell>
          <table:table-cell office:value-type="float" office:value="0">
            <text:p>0</text:p>
          </table:table-cell>
          <table:table-cell office:value-type="string">
            <text:p>At Once</text:p>
          </table:table-cell>
          <table:table-cell office:value-type="float" office:value="80">
            <text:p>80</text:p>
          </table:table-cell>
          <table:table-cell office:value-type="float" office:value="60">
            <text:p>60</text:p>
          </table:table-cell>
          <table:table-cell office:value-type="float" office:value="100">
            <text:p>100</text:p>
          </table:table-cell>
          <table:table-cell table:number-columns-repeated="2" office:value-type="float" office:value="80">
            <text:p>80</text:p>
          </table:table-cell>
          <table:table-cell office:value-type="string">
            <text:p>Introduction to Views for Drupal 7</text:p>
          </table:table-cell>
          <table:table-cell office:value-type="string">
            <text:p>greggles</text:p>
          </table:table-cell>
          <table:table-cell table:number-columns-repeated="2"/>
        </table:table-row>
        <table:table-row table:style-name="ro2">
          <table:table-cell office:value-type="string">
            <text:p>Just Right</text:p>
          </table:table-cell>
          <table:table-cell/>
          <table:table-cell office:value-type="string">
            <text:p>Novice</text:p>
          </table:table-cell>
          <table:table-cell office:value-type="float" office:value="100">
            <text:p>100</text:p>
          </table:table-cell>
          <table:table-cell office:value-type="string">
            <text:p>At Once</text:p>
          </table:table-cell>
          <table:table-cell table:number-columns-repeated="2" office:value-type="float" office:value="80">
            <text:p>80</text:p>
          </table:table-cell>
          <table:table-cell office:value-type="float" office:value="100">
            <text:p>100</text:p>
          </table:table-cell>
          <table:table-cell table:number-columns-repeated="2" office:value-type="float" office:value="80">
            <text:p>80</text:p>
          </table:table-cell>
          <table:table-cell office:value-type="string">
            <text:p>Introduction to Views for Drupal 7</text:p>
          </table:table-cell>
          <table:table-cell office:value-type="string">
            <text:p>greggles</text:p>
          </table:table-cell>
          <table:table-cell table:number-columns-repeated="2"/>
        </table:table-row>
        <table:table-row table:style-name="ro3">
          <table:table-cell office:value-type="string">
            <text:p>Just Right</text:p>
          </table:table-cell>
          <table:table-cell office:value-type="string">
            <text:p>Greg is a great presenter; although the conditions weren't perfect; he did a great job rolling with it. And it was fun to see all the d7 views improvements.</text:p>
          </table:table-cell>
          <table:table-cell office:value-type="string">
            <text:p>Intermediate</text:p>
          </table:table-cell>
          <table:table-cell office:value-type="float" office:value="50">
            <text:p>50</text:p>
          </table:table-cell>
          <table:table-cell office:value-type="string">
            <text:p>At Once</text:p>
          </table:table-cell>
          <table:table-cell table:number-columns-repeated="5" office:value-type="float" office:value="100">
            <text:p>100</text:p>
          </table:table-cell>
          <table:table-cell office:value-type="string">
            <text:p>Introduction to Views for Drupal 7</text:p>
          </table:table-cell>
          <table:table-cell office:value-type="string">
            <text:p>greggles</text:p>
          </table:table-cell>
          <table:table-cell table:number-columns-repeated="2"/>
        </table:table-row>
        <table:table-row table:style-name="ro2">
          <table:table-cell office:value-type="string">
            <text:p>Just Right</text:p>
          </table:table-cell>
          <table:table-cell office:value-type="string">
            <text:p>Internet was down during this presentation.</text:p>
          </table:table-cell>
          <table:table-cell office:value-type="string">
            <text:p>Intermediate</text:p>
          </table:table-cell>
          <table:table-cell office:value-type="float" office:value="50">
            <text:p>50</text:p>
          </table:table-cell>
          <table:table-cell office:value-type="string">
            <text:p>2-6 months</text:p>
          </table:table-cell>
          <table:table-cell table:number-columns-repeated="2" office:value-type="float" office:value="80">
            <text:p>80</text:p>
          </table:table-cell>
          <table:table-cell office:value-type="float" office:value="100">
            <text:p>100</text:p>
          </table:table-cell>
          <table:table-cell table:number-columns-repeated="2" office:value-type="float" office:value="80">
            <text:p>80</text:p>
          </table:table-cell>
          <table:table-cell office:value-type="string">
            <text:p>Introduction to Views for Drupal 7</text:p>
          </table:table-cell>
          <table:table-cell office:value-type="string">
            <text:p>greggles</text:p>
          </table:table-cell>
          <table:table-cell table:number-columns-repeated="2"/>
        </table:table-row>
        <table:table-row table:style-name="ro2">
          <table:table-cell office:value-type="string">
            <text:p>Just Right</text:p>
          </table:table-cell>
          <table:table-cell/>
          <table:table-cell office:value-type="string">
            <text:p>Intermediate</text:p>
          </table:table-cell>
          <table:table-cell office:value-type="float" office:value="75">
            <text:p>75</text:p>
          </table:table-cell>
          <table:table-cell office:value-type="string">
            <text:p>At Once</text:p>
          </table:table-cell>
          <table:table-cell office:value-type="float" office:value="80">
            <text:p>80</text:p>
          </table:table-cell>
          <table:table-cell office:value-type="float" office:value="60">
            <text:p>60</text:p>
          </table:table-cell>
          <table:table-cell table:number-columns-repeated="3" office:value-type="float" office:value="80">
            <text:p>80</text:p>
          </table:table-cell>
          <table:table-cell office:value-type="string">
            <text:p>Introduction to Views for Drupal 7</text:p>
          </table:table-cell>
          <table:table-cell office:value-type="string">
            <text:p>greggles</text:p>
          </table:table-cell>
          <table:table-cell table:number-columns-repeated="2"/>
        </table:table-row>
        <table:table-row table:style-name="ro2">
          <table:table-cell office:value-type="string">
            <text:p>Just Right</text:p>
          </table:table-cell>
          <table:table-cell/>
          <table:table-cell office:value-type="string">
            <text:p>Novice</text:p>
          </table:table-cell>
          <table:table-cell office:value-type="float" office:value="75">
            <text:p>75</text:p>
          </table:table-cell>
          <table:table-cell office:value-type="string">
            <text:p>At Once</text:p>
          </table:table-cell>
          <table:table-cell table:number-columns-repeated="5" office:value-type="float" office:value="100">
            <text:p>100</text:p>
          </table:table-cell>
          <table:table-cell office:value-type="string">
            <text:p>Introduction to Views for Drupal 7</text:p>
          </table:table-cell>
          <table:table-cell office:value-type="string">
            <text:p>greggles</text:p>
          </table:table-cell>
          <table:table-cell table:number-columns-repeated="2"/>
        </table:table-row>
        <table:table-row table:style-name="ro8">
          <table:table-cell office:value-type="string">
            <text:p>Just Right</text:p>
          </table:table-cell>
          <table:table-cell office:value-type="string">
            <text:p>Great presentation! <text:s/>It was especially good considering that the internet was down on the whole campus at that point. <text:s/>It really showed Greg's high level of preparedness that he really didn't miss a beat with his presentation despite the technological restraints. <text:s/>Excellent!</text:p>
          </table:table-cell>
          <table:table-cell office:value-type="string">
            <text:p>Novice</text:p>
          </table:table-cell>
          <table:table-cell office:value-type="float" office:value="50">
            <text:p>50</text:p>
          </table:table-cell>
          <table:table-cell office:value-type="string">
            <text:p>At Once</text:p>
          </table:table-cell>
          <table:table-cell table:number-columns-repeated="5" office:value-type="float" office:value="100">
            <text:p>100</text:p>
          </table:table-cell>
          <table:table-cell office:value-type="string">
            <text:p>Introduction to Views for Drupal 7</text:p>
          </table:table-cell>
          <table:table-cell office:value-type="string">
            <text:p>greggles</text:p>
          </table:table-cell>
          <table:table-cell table:number-columns-repeated="2"/>
        </table:table-row>
        <table:table-row table:style-name="ro3">
          <table:table-cell office:value-type="string">
            <text:p>Just Right</text:p>
          </table:table-cell>
          <table:table-cell office:value-type="string">
            <text:p>I thought the views discussion was very good; though it definitely lost me at times. I don't know that I can entirely blame that on Greg though. In general; I enjoyed this topic.</text:p>
          </table:table-cell>
          <table:table-cell office:value-type="string">
            <text:p>Novice</text:p>
          </table:table-cell>
          <table:table-cell office:value-type="float" office:value="100">
            <text:p>100</text:p>
          </table:table-cell>
          <table:table-cell office:value-type="string">
            <text:p>2-6 months</text:p>
          </table:table-cell>
          <table:table-cell table:number-columns-repeated="2" office:value-type="float" office:value="80">
            <text:p>80</text:p>
          </table:table-cell>
          <table:table-cell office:value-type="float" office:value="100">
            <text:p>100</text:p>
          </table:table-cell>
          <table:table-cell table:number-columns-repeated="2" office:value-type="float" office:value="80">
            <text:p>80</text:p>
          </table:table-cell>
          <table:table-cell office:value-type="string">
            <text:p>Introduction to Views for Drupal 7</text:p>
          </table:table-cell>
          <table:table-cell office:value-type="string">
            <text:p>greggles</text:p>
          </table:table-cell>
          <table:table-cell table:number-columns-repeated="2"/>
        </table:table-row>
        <table:table-row table:style-name="ro2">
          <table:table-cell office:value-type="string">
            <text:p>Too Basic</text:p>
          </table:table-cell>
          <table:table-cell office:value-type="string">
            <text:p>Looking forward to D7 skinr release candidate! Thanks for the great themes!</text:p>
          </table:table-cell>
          <table:table-cell office:value-type="string">
            <text:p>Intermediate</text:p>
          </table:table-cell>
          <table:table-cell office:value-type="float" office:value="25">
            <text:p>25</text:p>
          </table:table-cell>
          <table:table-cell office:value-type="string">
            <text:p>At Once</text:p>
          </table:table-cell>
          <table:table-cell office:value-type="float" office:value="80">
            <text:p>80</text:p>
          </table:table-cell>
          <table:table-cell table:number-columns-repeated="3" office:value-type="float" office:value="100">
            <text:p>100</text:p>
          </table:table-cell>
          <table:table-cell office:value-type="float" office:value="80">
            <text:p>80</text:p>
          </table:table-cell>
          <table:table-cell office:value-type="string">
            <text:p>Sustainable Theming with Fusion</text:p>
          </table:table-cell>
          <table:table-cell office:value-type="string">
            <text:p>stephthegeek</text:p>
          </table:table-cell>
          <table:table-cell office:value-type="string">
            <text:p>sheena_d</text:p>
          </table:table-cell>
          <table:table-cell/>
        </table:table-row>
        <table:table-row table:style-name="ro2">
          <table:table-cell office:value-type="string">
            <text:p>Just Right</text:p>
          </table:table-cell>
          <table:table-cell/>
          <table:table-cell office:value-type="string">
            <text:p>Novice</text:p>
          </table:table-cell>
          <table:table-cell office:value-type="float" office:value="100">
            <text:p>100</text:p>
          </table:table-cell>
          <table:table-cell office:value-type="string">
            <text:p>2-6 months</text:p>
          </table:table-cell>
          <table:table-cell table:number-columns-repeated="5" office:value-type="float" office:value="100">
            <text:p>100</text:p>
          </table:table-cell>
          <table:table-cell office:value-type="string">
            <text:p>Sustainable Theming with Fusion</text:p>
          </table:table-cell>
          <table:table-cell office:value-type="string">
            <text:p>stephthegeek</text:p>
          </table:table-cell>
          <table:table-cell office:value-type="string">
            <text:p>sheena_d</text:p>
          </table:table-cell>
          <table:table-cell/>
        </table:table-row>
        <table:table-row table:style-name="ro2">
          <table:table-cell office:value-type="string">
            <text:p>Just Right</text:p>
          </table:table-cell>
          <table:table-cell office:value-type="string">
            <text:p>Excellent and provided clear and concise data that is relevant to PCI compliance. </text:p>
          </table:table-cell>
          <table:table-cell office:value-type="string">
            <text:p>Novice</text:p>
          </table:table-cell>
          <table:table-cell office:value-type="float" office:value="75">
            <text:p>75</text:p>
          </table:table-cell>
          <table:table-cell office:value-type="string">
            <text:p>At Once</text:p>
          </table:table-cell>
          <table:table-cell office:value-type="float" office:value="100">
            <text:p>100</text:p>
          </table:table-cell>
          <table:table-cell office:value-type="float" office:value="80">
            <text:p>80</text:p>
          </table:table-cell>
          <table:table-cell office:value-type="float" office:value="100">
            <text:p>100</text:p>
          </table:table-cell>
          <table:table-cell office:value-type="float" office:value="80">
            <text:p>80</text:p>
          </table:table-cell>
          <table:table-cell office:value-type="float" office:value="60">
            <text:p>60</text:p>
          </table:table-cell>
          <table:table-cell office:value-type="string">
            <text:p>PCI: A Four-Letter Word of E-Commerce</text:p>
          </table:table-cell>
          <table:table-cell office:value-type="string">
            <text:p>vordude</text:p>
          </table:table-cell>
          <table:table-cell office:value-type="string">
            <text:p>m_rookie</text:p>
          </table:table-cell>
          <table:table-cell office:value-type="string">
            <text:p>mpotter</text:p>
          </table:table-cell>
        </table:table-row>
        <table:table-row table:style-name="ro2">
          <table:table-cell office:value-type="string">
            <text:p>Just Right</text:p>
          </table:table-cell>
          <table:table-cell/>
          <table:table-cell office:value-type="string">
            <text:p>Intermediate</text:p>
          </table:table-cell>
          <table:table-cell office:value-type="float" office:value="25">
            <text:p>25</text:p>
          </table:table-cell>
          <table:table-cell office:value-type="string">
            <text:p>At Once</text:p>
          </table:table-cell>
          <table:table-cell table:number-columns-repeated="5" office:value-type="float" office:value="100">
            <text:p>100</text:p>
          </table:table-cell>
          <table:table-cell office:value-type="string">
            <text:p>PCI: A Four-Letter Word of E-Commerce</text:p>
          </table:table-cell>
          <table:table-cell office:value-type="string">
            <text:p>vordude</text:p>
          </table:table-cell>
          <table:table-cell office:value-type="string">
            <text:p>m_rookie</text:p>
          </table:table-cell>
          <table:table-cell office:value-type="string">
            <text:p>mpotter</text:p>
          </table:table-cell>
        </table:table-row>
        <table:table-row table:style-name="ro2">
          <table:table-cell office:value-type="string">
            <text:p>Just Right</text:p>
          </table:table-cell>
          <table:table-cell office:value-type="string">
            <text:p>Very informative. <text:s/>I loved the \expert panel\" format; also."</text:p>
          </table:table-cell>
          <table:table-cell office:value-type="string">
            <text:p>Intermediate</text:p>
          </table:table-cell>
          <table:table-cell office:value-type="float" office:value="100">
            <text:p>100</text:p>
          </table:table-cell>
          <table:table-cell office:value-type="string">
            <text:p>At Once</text:p>
          </table:table-cell>
          <table:table-cell table:number-columns-repeated="5" office:value-type="float" office:value="100">
            <text:p>100</text:p>
          </table:table-cell>
          <table:table-cell office:value-type="string">
            <text:p>PCI: A Four-Letter Word of E-Commerce</text:p>
          </table:table-cell>
          <table:table-cell office:value-type="string">
            <text:p>vordude</text:p>
          </table:table-cell>
          <table:table-cell office:value-type="string">
            <text:p>m_rookie</text:p>
          </table:table-cell>
          <table:table-cell office:value-type="string">
            <text:p>mpotter</text:p>
          </table:table-cell>
        </table:table-row>
        <table:table-row table:style-name="ro2">
          <table:table-cell office:value-type="string">
            <text:p>Just Right</text:p>
          </table:table-cell>
          <table:table-cell/>
          <table:table-cell office:value-type="string">
            <text:p>Advanced</text:p>
          </table:table-cell>
          <table:table-cell office:value-type="float" office:value="25">
            <text:p>25</text:p>
          </table:table-cell>
          <table:table-cell office:value-type="string">
            <text:p>At Once</text:p>
          </table:table-cell>
          <table:table-cell table:number-columns-repeated="5" office:value-type="float" office:value="80">
            <text:p>80</text:p>
          </table:table-cell>
          <table:table-cell office:value-type="string">
            <text:p>Collaboration and contribution in the Drupal ecosphere: Being active in the community</text:p>
          </table:table-cell>
          <table:table-cell table:number-columns-repeated="3"/>
        </table:table-row>
        <table:table-row table:style-name="ro2">
          <table:table-cell office:value-type="string">
            <text:p>Just Right</text:p>
          </table:table-cell>
          <table:table-cell/>
          <table:table-cell office:value-type="string">
            <text:p>Advanced</text:p>
          </table:table-cell>
          <table:table-cell office:value-type="float" office:value="25">
            <text:p>25</text:p>
          </table:table-cell>
          <table:table-cell office:value-type="string">
            <text:p>At Once</text:p>
          </table:table-cell>
          <table:table-cell table:number-columns-repeated="5" office:value-type="float" office:value="80">
            <text:p>80</text:p>
          </table:table-cell>
          <table:table-cell office:value-type="string">
            <text:p>Collaboration and contribution in the Drupal ecosphere: Being active in the community</text:p>
          </table:table-cell>
          <table:table-cell office:value-type="string">
            <text:p>Ben</text:p>
          </table:table-cell>
          <table:table-cell table:number-columns-repeated="2"/>
        </table:table-row>
        <table:table-row table:style-name="ro2">
          <table:table-cell office:value-type="string">
            <text:p>Too Basic</text:p>
          </table:table-cell>
          <table:table-cell/>
          <table:table-cell office:value-type="string">
            <text:p>Advanced</text:p>
          </table:table-cell>
          <table:table-cell office:value-type="float" office:value="0">
            <text:p>0</text:p>
          </table:table-cell>
          <table:table-cell office:value-type="string">
            <text:p>2-6 months</text:p>
          </table:table-cell>
          <table:table-cell table:number-columns-repeated="2" office:value-type="float" office:value="60">
            <text:p>60</text:p>
          </table:table-cell>
          <table:table-cell office:value-type="float" office:value="80">
            <text:p>80</text:p>
          </table:table-cell>
          <table:table-cell office:value-type="float" office:value="40">
            <text:p>40</text:p>
          </table:table-cell>
          <table:table-cell office:value-type="float" office:value="60">
            <text:p>60</text:p>
          </table:table-cell>
          <table:table-cell office:value-type="string">
            <text:p>Collaboration and contribution in the Drupal ecosphere: Being active in the community</text:p>
          </table:table-cell>
          <table:table-cell table:number-columns-repeated="3"/>
        </table:table-row>
        <table:table-row table:style-name="ro2">
          <table:table-cell office:value-type="string">
            <text:p>Too Basic</text:p>
          </table:table-cell>
          <table:table-cell/>
          <table:table-cell office:value-type="string">
            <text:p>Advanced</text:p>
          </table:table-cell>
          <table:table-cell office:value-type="float" office:value="0">
            <text:p>0</text:p>
          </table:table-cell>
          <table:table-cell office:value-type="string">
            <text:p>2-6 months</text:p>
          </table:table-cell>
          <table:table-cell table:number-columns-repeated="2" office:value-type="float" office:value="60">
            <text:p>60</text:p>
          </table:table-cell>
          <table:table-cell office:value-type="float" office:value="80">
            <text:p>80</text:p>
          </table:table-cell>
          <table:table-cell office:value-type="float" office:value="40">
            <text:p>40</text:p>
          </table:table-cell>
          <table:table-cell office:value-type="float" office:value="60">
            <text:p>60</text:p>
          </table:table-cell>
          <table:table-cell office:value-type="string">
            <text:p>Collaboration and contribution in the Drupal ecosphere: Being active in the community</text:p>
          </table:table-cell>
          <table:table-cell office:value-type="string">
            <text:p>Ben</text:p>
          </table:table-cell>
          <table:table-cell table:number-columns-repeated="2"/>
        </table:table-row>
        <table:table-row table:style-name="ro2">
          <table:table-cell office:value-type="string">
            <text:p>Just Right</text:p>
          </table:table-cell>
          <table:table-cell/>
          <table:table-cell office:value-type="string">
            <text:p>Intermediate</text:p>
          </table:table-cell>
          <table:table-cell office:value-type="float" office:value="25">
            <text:p>25</text:p>
          </table:table-cell>
          <table:table-cell office:value-type="string">
            <text:p>At Once</text:p>
          </table:table-cell>
          <table:table-cell table:number-columns-repeated="5" office:value-type="float" office:value="100">
            <text:p>100</text:p>
          </table:table-cell>
          <table:table-cell office:value-type="string">
            <text:p>Collaboration and contribution in the Drupal ecosphere: Being active in the community</text:p>
          </table:table-cell>
          <table:table-cell table:number-columns-repeated="3"/>
        </table:table-row>
        <table:table-row table:style-name="ro2">
          <table:table-cell office:value-type="string">
            <text:p>Just Right</text:p>
          </table:table-cell>
          <table:table-cell/>
          <table:table-cell office:value-type="string">
            <text:p>Intermediate</text:p>
          </table:table-cell>
          <table:table-cell office:value-type="float" office:value="25">
            <text:p>25</text:p>
          </table:table-cell>
          <table:table-cell office:value-type="string">
            <text:p>At Once</text:p>
          </table:table-cell>
          <table:table-cell table:number-columns-repeated="5" office:value-type="float" office:value="100">
            <text:p>100</text:p>
          </table:table-cell>
          <table:table-cell office:value-type="string">
            <text:p>Collaboration and contribution in the Drupal ecosphere: Being active in the community</text:p>
          </table:table-cell>
          <table:table-cell office:value-type="string">
            <text:p>Ben</text:p>
          </table:table-cell>
          <table:table-cell table:number-columns-repeated="2"/>
        </table:table-row>
        <table:table-row table:style-name="ro2">
          <table:table-cell office:value-type="string">
            <text:p>Just Right</text:p>
          </table:table-cell>
          <table:table-cell/>
          <table:table-cell office:value-type="string">
            <text:p>Novice</text:p>
          </table:table-cell>
          <table:table-cell office:value-type="float" office:value="50">
            <text:p>50</text:p>
          </table:table-cell>
          <table:table-cell office:value-type="string">
            <text:p>At Once</text:p>
          </table:table-cell>
          <table:table-cell table:number-columns-repeated="5" office:value-type="float" office:value="100">
            <text:p>100</text:p>
          </table:table-cell>
          <table:table-cell office:value-type="string">
            <text:p>Collaboration and contribution in the Drupal ecosphere: Being active in the community</text:p>
          </table:table-cell>
          <table:table-cell table:number-columns-repeated="3"/>
        </table:table-row>
        <table:table-row table:style-name="ro2">
          <table:table-cell office:value-type="string">
            <text:p>Just Right</text:p>
          </table:table-cell>
          <table:table-cell/>
          <table:table-cell office:value-type="string">
            <text:p>Novice</text:p>
          </table:table-cell>
          <table:table-cell office:value-type="float" office:value="50">
            <text:p>50</text:p>
          </table:table-cell>
          <table:table-cell office:value-type="string">
            <text:p>At Once</text:p>
          </table:table-cell>
          <table:table-cell table:number-columns-repeated="5" office:value-type="float" office:value="100">
            <text:p>100</text:p>
          </table:table-cell>
          <table:table-cell office:value-type="string">
            <text:p>Collaboration and contribution in the Drupal ecosphere: Being active in the community</text:p>
          </table:table-cell>
          <table:table-cell office:value-type="string">
            <text:p>Ben</text:p>
          </table:table-cell>
          <table:table-cell table:number-columns-repeated="2"/>
        </table:table-row>
        <table:table-row table:style-name="ro12">
          <table:table-cell office:value-type="string">
            <text:p>Just Right</text:p>
          </table:table-cell>
          <table:table-cell office:value-type="string">
            <text:p>I really enjoyed this session. <text:s/>I think the topic was so large that it would be good to think of how we could dedicate more time to this topic in the future. <text:s/>I enjoyed how Ben pulled out personal stories from attendees on their experience contributing to the Drupal community. <text:s/>I would have liked to see a bit more structure to the discussion. <text:s/>There were some good ideas; but I didn't see anyone recording those ideas and I think we could have moved on to other topics when the conversation began to get circular.</text:p>
            <text:p>\</text:p>
            <text:p>\</text:p>
            <text:p>I was pleased with the turnout; especially since others had said similar sessions in the past didn't have many people show up. <text:s/>I think speaks highly of the level of interest people in Colorado have to being active participants in the Drupal community. <text:s/>With attendance that strong; it might be good to break out into smaller groups of people who could brainstorm around a specific aspect of Drupal community and either share it out to the group or put their ideas together electronically to distribute out to the rest of the conference attendees.</text:p>
            <text:p>\</text:p>
            <text:p>\</text:p>
            <text:p>Overall; it was a great session and the discussion that came out of it was valuable.</text:p>
          </table:table-cell>
          <table:table-cell office:value-type="string">
            <text:p>Novice</text:p>
          </table:table-cell>
          <table:table-cell office:value-type="float" office:value="75">
            <text:p>75</text:p>
          </table:table-cell>
          <table:table-cell office:value-type="string">
            <text:p>At Once</text:p>
          </table:table-cell>
          <table:table-cell office:value-type="float" office:value="100">
            <text:p>100</text:p>
          </table:table-cell>
          <table:table-cell office:value-type="float" office:value="80">
            <text:p>80</text:p>
          </table:table-cell>
          <table:table-cell table:number-columns-repeated="2" office:value-type="float" office:value="100">
            <text:p>100</text:p>
          </table:table-cell>
          <table:table-cell office:value-type="float" office:value="0">
            <text:p>0</text:p>
          </table:table-cell>
          <table:table-cell office:value-type="string">
            <text:p>Collaboration and contribution in the Drupal ecosphere: Being active in the community</text:p>
          </table:table-cell>
          <table:table-cell table:number-columns-repeated="3"/>
        </table:table-row>
        <table:table-row table:style-name="ro12">
          <table:table-cell office:value-type="string">
            <text:p>Just Right</text:p>
          </table:table-cell>
          <table:table-cell office:value-type="string">
            <text:p>I really enjoyed this session. <text:s/>I think the topic was so large that it would be good to think of how we could dedicate more time to this topic in the future. <text:s/>I enjoyed how Ben pulled out personal stories from attendees on their experience contributing to the Drupal community. <text:s/>I would have liked to see a bit more structure to the discussion. <text:s/>There were some good ideas; but I didn't see anyone recording those ideas and I think we could have moved on to other topics when the conversation began to get circular.</text:p>
            <text:p>\</text:p>
            <text:p>\</text:p>
            <text:p>I was pleased with the turnout; especially since others had said similar sessions in the past didn't have many people show up. <text:s/>I think speaks highly of the level of interest people in Colorado have to being active participants in the Drupal community. <text:s/>With attendance that strong; it might be good to break out into smaller groups of people who could brainstorm around a specific aspect of Drupal community and either share it out to the group or put their ideas together electronically to distribute out to the rest of the conference attendees.</text:p>
            <text:p>\</text:p>
            <text:p>\</text:p>
            <text:p>Overall; it was a great session and the discussion that came out of it was valuable.</text:p>
          </table:table-cell>
          <table:table-cell office:value-type="string">
            <text:p>Novice</text:p>
          </table:table-cell>
          <table:table-cell office:value-type="float" office:value="75">
            <text:p>75</text:p>
          </table:table-cell>
          <table:table-cell office:value-type="string">
            <text:p>At Once</text:p>
          </table:table-cell>
          <table:table-cell office:value-type="float" office:value="100">
            <text:p>100</text:p>
          </table:table-cell>
          <table:table-cell office:value-type="float" office:value="80">
            <text:p>80</text:p>
          </table:table-cell>
          <table:table-cell table:number-columns-repeated="2" office:value-type="float" office:value="100">
            <text:p>100</text:p>
          </table:table-cell>
          <table:table-cell office:value-type="float" office:value="0">
            <text:p>0</text:p>
          </table:table-cell>
          <table:table-cell office:value-type="string">
            <text:p>Collaboration and contribution in the Drupal ecosphere: Being active in the community</text:p>
          </table:table-cell>
          <table:table-cell office:value-type="string">
            <text:p>Ben</text:p>
          </table:table-cell>
          <table:table-cell table:number-columns-repeated="2"/>
        </table:table-row>
        <table:table-row table:style-name="ro2">
          <table:table-cell office:value-type="string">
            <text:p>Just Right</text:p>
          </table:table-cell>
          <table:table-cell office:value-type="string">
            <text:p>Maybe a tiny bit more \big picture\" overview; but very nice."</text:p>
          </table:table-cell>
          <table:table-cell office:value-type="string">
            <text:p>Novice</text:p>
          </table:table-cell>
          <table:table-cell office:value-type="float" office:value="50">
            <text:p>50</text:p>
          </table:table-cell>
          <table:table-cell office:value-type="string">
            <text:p>At Once</text:p>
          </table:table-cell>
          <table:table-cell table:number-columns-repeated="2" office:value-type="float" office:value="80">
            <text:p>80</text:p>
          </table:table-cell>
          <table:table-cell office:value-type="float" office:value="100">
            <text:p>100</text:p>
          </table:table-cell>
          <table:table-cell office:value-type="float" office:value="80">
            <text:p>80</text:p>
          </table:table-cell>
          <table:table-cell office:value-type="float" office:value="60">
            <text:p>60</text:p>
          </table:table-cell>
          <table:table-cell office:value-type="string">
            <text:p>Introduction to Drupal Theming</text:p>
          </table:table-cell>
          <table:table-cell office:value-type="string">
            <text:p>c4rl</text:p>
          </table:table-cell>
          <table:table-cell table:number-columns-repeated="2"/>
        </table:table-row>
        <table:table-row table:style-name="ro2">
          <table:table-cell office:value-type="string">
            <text:p>Too Basic</text:p>
          </table:table-cell>
          <table:table-cell/>
          <table:table-cell office:value-type="string">
            <text:p>Advanced</text:p>
          </table:table-cell>
          <table:table-cell office:value-type="float" office:value="25">
            <text:p>25</text:p>
          </table:table-cell>
          <table:table-cell office:value-type="string">
            <text:p>At Once</text:p>
          </table:table-cell>
          <table:table-cell table:number-columns-repeated="5" office:value-type="float" office:value="100">
            <text:p>100</text:p>
          </table:table-cell>
          <table:table-cell office:value-type="string">
            <text:p>Introduction to Drupal Theming</text:p>
          </table:table-cell>
          <table:table-cell office:value-type="string">
            <text:p>c4rl</text:p>
          </table:table-cell>
          <table:table-cell table:number-columns-repeated="2"/>
        </table:table-row>
        <table:table-row table:style-name="ro8">
          <table:table-cell office:value-type="string">
            <text:p>Just Right</text:p>
          </table:table-cell>
          <table:table-cell office:value-type="string">
            <text:p>Carl's explanation of theming and overriding bridged the gap in my knowledge so I can begin exploring how to theme drupal. This was a very informative and useful session. I would like to see a theming pre-conference course next year.</text:p>
          </table:table-cell>
          <table:table-cell office:value-type="string">
            <text:p>Novice</text:p>
          </table:table-cell>
          <table:table-cell office:value-type="float" office:value="50">
            <text:p>50</text:p>
          </table:table-cell>
          <table:table-cell office:value-type="string">
            <text:p>At Once</text:p>
          </table:table-cell>
          <table:table-cell table:number-columns-repeated="5" office:value-type="float" office:value="100">
            <text:p>100</text:p>
          </table:table-cell>
          <table:table-cell office:value-type="string">
            <text:p>Introduction to Drupal Theming</text:p>
          </table:table-cell>
          <table:table-cell office:value-type="string">
            <text:p>c4rl</text:p>
          </table:table-cell>
          <table:table-cell table:number-columns-repeated="2"/>
        </table:table-row>
        <table:table-row table:style-name="ro3">
          <table:table-cell office:value-type="string">
            <text:p>Just Right</text:p>
          </table:table-cell>
          <table:table-cell office:value-type="string">
            <text:p>got some basic pieces about theming that make me think i can take a stab at a project i have waiting that involves a custom theme based on a design. <text:s/>definite a-ha moments in this session</text:p>
          </table:table-cell>
          <table:table-cell office:value-type="string">
            <text:p>Novice</text:p>
          </table:table-cell>
          <table:table-cell office:value-type="float" office:value="100">
            <text:p>100</text:p>
          </table:table-cell>
          <table:table-cell office:value-type="string">
            <text:p>At Once</text:p>
          </table:table-cell>
          <table:table-cell table:number-columns-repeated="3" office:value-type="float" office:value="100">
            <text:p>100</text:p>
          </table:table-cell>
          <table:table-cell table:number-columns-repeated="2" office:value-type="float" office:value="80">
            <text:p>80</text:p>
          </table:table-cell>
          <table:table-cell office:value-type="string">
            <text:p>Introduction to Drupal Theming</text:p>
          </table:table-cell>
          <table:table-cell office:value-type="string">
            <text:p>c4rl</text:p>
          </table:table-cell>
          <table:table-cell table:number-columns-repeated="2"/>
        </table:table-row>
        <table:table-row table:style-name="ro2">
          <table:table-cell office:value-type="string">
            <text:p>Just Right</text:p>
          </table:table-cell>
          <table:table-cell/>
          <table:table-cell office:value-type="string">
            <text:p>Novice</text:p>
          </table:table-cell>
          <table:table-cell office:value-type="float" office:value="75">
            <text:p>75</text:p>
          </table:table-cell>
          <table:table-cell office:value-type="string">
            <text:p>At Once</text:p>
          </table:table-cell>
          <table:table-cell table:number-columns-repeated="3" office:value-type="float" office:value="100">
            <text:p>100</text:p>
          </table:table-cell>
          <table:table-cell table:number-columns-repeated="2" office:value-type="float" office:value="80">
            <text:p>80</text:p>
          </table:table-cell>
          <table:table-cell office:value-type="string">
            <text:p>Introduction to Drupal Theming</text:p>
          </table:table-cell>
          <table:table-cell office:value-type="string">
            <text:p>c4rl</text:p>
          </table:table-cell>
          <table:table-cell table:number-columns-repeated="2"/>
        </table:table-row>
        <table:table-row table:style-name="ro2">
          <table:table-cell office:value-type="string">
            <text:p>Just Right</text:p>
          </table:table-cell>
          <table:table-cell office:value-type="string">
            <text:p>Excellent presentation.</text:p>
          </table:table-cell>
          <table:table-cell office:value-type="string">
            <text:p>Novice</text:p>
          </table:table-cell>
          <table:table-cell office:value-type="float" office:value="50">
            <text:p>50</text:p>
          </table:table-cell>
          <table:table-cell office:value-type="string">
            <text:p>At Once</text:p>
          </table:table-cell>
          <table:table-cell table:number-columns-repeated="3" office:value-type="float" office:value="100">
            <text:p>100</text:p>
          </table:table-cell>
          <table:table-cell table:number-columns-repeated="2" office:value-type="float" office:value="80">
            <text:p>80</text:p>
          </table:table-cell>
          <table:table-cell office:value-type="string">
            <text:p>Introduction to Drupal Theming</text:p>
          </table:table-cell>
          <table:table-cell office:value-type="string">
            <text:p>c4rl</text:p>
          </table:table-cell>
          <table:table-cell table:number-columns-repeated="2"/>
        </table:table-row>
        <table:table-row table:style-name="ro3">
          <table:table-cell office:value-type="string">
            <text:p>Just Right</text:p>
          </table:table-cell>
          <table:table-cell office:value-type="string">
            <text:p>New to web device and drupal. <text:s/>This helped me understand the basic concepts involved when folks and firms say they \themers\". <text:s/>Very useful with a very effective session guide."</text:p>
          </table:table-cell>
          <table:table-cell office:value-type="string">
            <text:p>Novice</text:p>
          </table:table-cell>
          <table:table-cell office:value-type="float" office:value="75">
            <text:p>75</text:p>
          </table:table-cell>
          <table:table-cell office:value-type="string">
            <text:p>2-6 months</text:p>
          </table:table-cell>
          <table:table-cell table:number-columns-repeated="4" office:value-type="float" office:value="80">
            <text:p>80</text:p>
          </table:table-cell>
          <table:table-cell office:value-type="float" office:value="60">
            <text:p>60</text:p>
          </table:table-cell>
          <table:table-cell office:value-type="string">
            <text:p>Introduction to Drupal Theming</text:p>
          </table:table-cell>
          <table:table-cell office:value-type="string">
            <text:p>c4rl</text:p>
          </table:table-cell>
          <table:table-cell table:number-columns-repeated="2"/>
        </table:table-row>
        <table:table-row table:style-name="ro2">
          <table:table-cell office:value-type="string">
            <text:p>Just Right</text:p>
          </table:table-cell>
          <table:table-cell/>
          <table:table-cell office:value-type="string">
            <text:p>Novice</text:p>
          </table:table-cell>
          <table:table-cell office:value-type="float" office:value="75">
            <text:p>75</text:p>
          </table:table-cell>
          <table:table-cell office:value-type="string">
            <text:p>2-6 months</text:p>
          </table:table-cell>
          <table:table-cell office:value-type="float" office:value="80">
            <text:p>80</text:p>
          </table:table-cell>
          <table:table-cell table:number-columns-repeated="2" office:value-type="float" office:value="100">
            <text:p>100</text:p>
          </table:table-cell>
          <table:table-cell office:value-type="float" office:value="80">
            <text:p>80</text:p>
          </table:table-cell>
          <table:table-cell office:value-type="float" office:value="60">
            <text:p>60</text:p>
          </table:table-cell>
          <table:table-cell office:value-type="string">
            <text:p>Introduction to Drupal Theming</text:p>
          </table:table-cell>
          <table:table-cell office:value-type="string">
            <text:p>c4rl</text:p>
          </table:table-cell>
          <table:table-cell table:number-columns-repeated="2"/>
        </table:table-row>
        <table:table-row table:style-name="ro3">
          <table:table-cell office:value-type="string">
            <text:p>Too Basic</text:p>
          </table:table-cell>
          <table:table-cell office:value-type="string">
            <text:p>good presenter; however I felt he was a bit rushed to get through some of the material. I would have liked a bit more depth to the presentation of the material; but that's just me. Overall; very good.</text:p>
          </table:table-cell>
          <table:table-cell office:value-type="string">
            <text:p>Novice</text:p>
          </table:table-cell>
          <table:table-cell office:value-type="float" office:value="25">
            <text:p>25</text:p>
          </table:table-cell>
          <table:table-cell office:value-type="string">
            <text:p>At Once</text:p>
          </table:table-cell>
          <table:table-cell table:number-columns-repeated="2" office:value-type="float" office:value="80">
            <text:p>80</text:p>
          </table:table-cell>
          <table:table-cell office:value-type="float" office:value="100">
            <text:p>100</text:p>
          </table:table-cell>
          <table:table-cell table:number-columns-repeated="2" office:value-type="float" office:value="80">
            <text:p>80</text:p>
          </table:table-cell>
          <table:table-cell office:value-type="string">
            <text:p>Introduction to Drupal Theming</text:p>
          </table:table-cell>
          <table:table-cell office:value-type="string">
            <text:p>c4rl</text:p>
          </table:table-cell>
          <table:table-cell table:number-columns-repeated="2"/>
        </table:table-row>
        <table:table-row table:style-name="ro8">
          <table:table-cell office:value-type="string">
            <text:p>Just Right</text:p>
          </table:table-cell>
          <table:table-cell office:value-type="string">
            <text:p>As soon as I saw \Welcome Control Freaks\" I knew I was in the right place. Lots of fun and pretty easy to follow even for a novice (admittedly a novice with strong HTML; CSS and some non-PHP scripting experience)."</text:p>
          </table:table-cell>
          <table:table-cell office:value-type="string">
            <text:p>Novice</text:p>
          </table:table-cell>
          <table:table-cell office:value-type="float" office:value="75">
            <text:p>75</text:p>
          </table:table-cell>
          <table:table-cell office:value-type="string">
            <text:p>2-6 months</text:p>
          </table:table-cell>
          <table:table-cell table:number-columns-repeated="5" office:value-type="float" office:value="100">
            <text:p>100</text:p>
          </table:table-cell>
          <table:table-cell office:value-type="string">
            <text:p>Introduction to Drupal Theming</text:p>
          </table:table-cell>
          <table:table-cell office:value-type="string">
            <text:p>c4rl</text:p>
          </table:table-cell>
          <table:table-cell table:number-columns-repeated="2"/>
        </table:table-row>
        <table:table-row table:style-name="ro8">
          <table:table-cell office:value-type="string">
            <text:p>Just Right</text:p>
          </table:table-cell>
          <table:table-cell office:value-type="string">
            <text:p>Could be too vague and confusing for true beginners because there was some skipping around in the slides. <text:s/>Will be a great presentation in the future after some practice and simplification of the orderly flow through the slides.</text:p>
          </table:table-cell>
          <table:table-cell office:value-type="string">
            <text:p>Intermediate</text:p>
          </table:table-cell>
          <table:table-cell office:value-type="float" office:value="25">
            <text:p>25</text:p>
          </table:table-cell>
          <table:table-cell office:value-type="string">
            <text:p>7-12 months</text:p>
          </table:table-cell>
          <table:table-cell table:number-columns-repeated="2" office:value-type="float" office:value="60">
            <text:p>60</text:p>
          </table:table-cell>
          <table:table-cell office:value-type="float" office:value="100">
            <text:p>100</text:p>
          </table:table-cell>
          <table:table-cell table:number-columns-repeated="2" office:value-type="float" office:value="60">
            <text:p>60</text:p>
          </table:table-cell>
          <table:table-cell office:value-type="string">
            <text:p>Introduction to Drupal Theming</text:p>
          </table:table-cell>
          <table:table-cell office:value-type="string">
            <text:p>c4rl</text:p>
          </table:table-cell>
          <table:table-cell table:number-columns-repeated="2"/>
        </table:table-row>
        <table:table-row table:style-name="ro2">
          <table:table-cell office:value-type="string">
            <text:p>Just Right</text:p>
          </table:table-cell>
          <table:table-cell/>
          <table:table-cell office:value-type="string">
            <text:p>Intermediate</text:p>
          </table:table-cell>
          <table:table-cell office:value-type="float" office:value="75">
            <text:p>75</text:p>
          </table:table-cell>
          <table:table-cell office:value-type="string">
            <text:p>At Once</text:p>
          </table:table-cell>
          <table:table-cell table:number-columns-repeated="3" office:value-type="float" office:value="100">
            <text:p>100</text:p>
          </table:table-cell>
          <table:table-cell office:value-type="float" office:value="80">
            <text:p>80</text:p>
          </table:table-cell>
          <table:table-cell office:value-type="float" office:value="100">
            <text:p>100</text:p>
          </table:table-cell>
          <table:table-cell office:value-type="string">
            <text:p>Introduction to Drupal Theming</text:p>
          </table:table-cell>
          <table:table-cell office:value-type="string">
            <text:p>c4rl</text:p>
          </table:table-cell>
          <table:table-cell table:number-columns-repeated="2"/>
        </table:table-row>
        <table:table-row table:style-name="ro2">
          <table:table-cell office:value-type="string">
            <text:p>Just Right</text:p>
          </table:table-cell>
          <table:table-cell office:value-type="string">
            <text:p>Carl's a great presenter. </text:p>
          </table:table-cell>
          <table:table-cell office:value-type="string">
            <text:p>Novice</text:p>
          </table:table-cell>
          <table:table-cell office:value-type="float" office:value="75">
            <text:p>75</text:p>
          </table:table-cell>
          <table:table-cell office:value-type="string">
            <text:p>2-6 months</text:p>
          </table:table-cell>
          <table:table-cell table:number-columns-repeated="4" office:value-type="float" office:value="100">
            <text:p>100</text:p>
          </table:table-cell>
          <table:table-cell office:value-type="float" office:value="80">
            <text:p>80</text:p>
          </table:table-cell>
          <table:table-cell office:value-type="string">
            <text:p>Introduction to Drupal Theming</text:p>
          </table:table-cell>
          <table:table-cell office:value-type="string">
            <text:p>c4rl</text:p>
          </table:table-cell>
          <table:table-cell table:number-columns-repeated="2"/>
        </table:table-row>
        <table:table-row table:style-name="ro2">
          <table:table-cell office:value-type="string">
            <text:p>Just Right</text:p>
          </table:table-cell>
          <table:table-cell office:value-type="string">
            <text:p>Helpful if the speaker would slow down. <text:s/>Presentation was somewhat rushed.</text:p>
          </table:table-cell>
          <table:table-cell office:value-type="string">
            <text:p>Intermediate</text:p>
          </table:table-cell>
          <table:table-cell office:value-type="float" office:value="50">
            <text:p>50</text:p>
          </table:table-cell>
          <table:table-cell office:value-type="string">
            <text:p>2-6 months</text:p>
          </table:table-cell>
          <table:table-cell table:number-columns-repeated="2" office:value-type="float" office:value="60">
            <text:p>60</text:p>
          </table:table-cell>
          <table:table-cell office:value-type="float" office:value="80">
            <text:p>80</text:p>
          </table:table-cell>
          <table:table-cell table:number-columns-repeated="2" office:value-type="float" office:value="60">
            <text:p>60</text:p>
          </table:table-cell>
          <table:table-cell office:value-type="string">
            <text:p>Introduction to Drupal Theming</text:p>
          </table:table-cell>
          <table:table-cell office:value-type="string">
            <text:p>c4rl</text:p>
          </table:table-cell>
          <table:table-cell table:number-columns-repeated="2"/>
        </table:table-row>
        <table:table-row table:style-name="ro2">
          <table:table-cell office:value-type="string">
            <text:p>Just Right</text:p>
          </table:table-cell>
          <table:table-cell office:value-type="string">
            <text:p>would like longer; more in-depth session. glad there were two sessions!</text:p>
          </table:table-cell>
          <table:table-cell office:value-type="string">
            <text:p>Novice</text:p>
          </table:table-cell>
          <table:table-cell office:value-type="float" office:value="75">
            <text:p>75</text:p>
          </table:table-cell>
          <table:table-cell office:value-type="string">
            <text:p>At Once</text:p>
          </table:table-cell>
          <table:table-cell table:number-columns-repeated="2" office:value-type="float" office:value="80">
            <text:p>80</text:p>
          </table:table-cell>
          <table:table-cell office:value-type="float" office:value="100">
            <text:p>100</text:p>
          </table:table-cell>
          <table:table-cell office:value-type="float" office:value="80">
            <text:p>80</text:p>
          </table:table-cell>
          <table:table-cell office:value-type="float" office:value="100">
            <text:p>100</text:p>
          </table:table-cell>
          <table:table-cell office:value-type="string">
            <text:p>Introduction to Drupal Theming</text:p>
          </table:table-cell>
          <table:table-cell office:value-type="string">
            <text:p>c4rl</text:p>
          </table:table-cell>
          <table:table-cell table:number-columns-repeated="2"/>
        </table:table-row>
        <table:table-row table:style-name="ro4">
          <table:table-cell office:value-type="string">
            <text:p>Just Right</text:p>
          </table:table-cell>
          <table:table-cell office:value-type="string">
            <text:p>Watching Carl work on his computer is humbling - he moves so quick and let does everything so logically and explains what he's doing so clearly that it is lively; fun; and useful! <text:s/>Because of the fast pace; it's hard to take notes. <text:s/>I would love to have Carl's speaking notes along with his presentation to help fill in my own notes.</text:p>
          </table:table-cell>
          <table:table-cell office:value-type="string">
            <text:p>Novice</text:p>
          </table:table-cell>
          <table:table-cell office:value-type="float" office:value="75">
            <text:p>75</text:p>
          </table:table-cell>
          <table:table-cell office:value-type="string">
            <text:p>2-6 months</text:p>
          </table:table-cell>
          <table:table-cell table:number-columns-repeated="5" office:value-type="float" office:value="100">
            <text:p>100</text:p>
          </table:table-cell>
          <table:table-cell office:value-type="string">
            <text:p>Introduction to Drupal Theming</text:p>
          </table:table-cell>
          <table:table-cell office:value-type="string">
            <text:p>c4rl</text:p>
          </table:table-cell>
          <table:table-cell table:number-columns-repeated="2"/>
        </table:table-row>
        <table:table-row table:style-name="ro7">
          <table:table-cell office:value-type="string">
            <text:p>Too Complex</text:p>
          </table:table-cell>
          <table:table-cell office:value-type="string">
            <text:p>It was my own fault that it was too complex for me. <text:s/>The presenter did a good job of putting in the description that there were certain prerequisities. <text:s/>I came in knowing very little about CSS; but the presentation was still helpful; I took good notes; so now that I am learning more CSS I'm hoping I can go back and it will make more sense. <text:s/>Carl does a good job of mixing just enough humor into the presentation to make it fun; but still informative and valuable. <text:s/>Excellent!</text:p>
          </table:table-cell>
          <table:table-cell office:value-type="string">
            <text:p>Novice</text:p>
          </table:table-cell>
          <table:table-cell office:value-type="float" office:value="75">
            <text:p>75</text:p>
          </table:table-cell>
          <table:table-cell office:value-type="string">
            <text:p>At Once</text:p>
          </table:table-cell>
          <table:table-cell table:number-columns-repeated="5" office:value-type="float" office:value="100">
            <text:p>100</text:p>
          </table:table-cell>
          <table:table-cell office:value-type="string">
            <text:p>Introduction to Drupal Theming</text:p>
          </table:table-cell>
          <table:table-cell office:value-type="string">
            <text:p>c4rl</text:p>
          </table:table-cell>
          <table:table-cell table:number-columns-repeated="2"/>
        </table:table-row>
        <table:table-row table:style-name="ro3">
          <table:table-cell office:value-type="string">
            <text:p>Just Right</text:p>
          </table:table-cell>
          <table:table-cell office:value-type="string">
            <text:p>Carl was a great presenter who was able to break down the concepts into wonderful bite-sized drupal nuggets that were easy to digest.</text:p>
          </table:table-cell>
          <table:table-cell office:value-type="string">
            <text:p>Novice</text:p>
          </table:table-cell>
          <table:table-cell office:value-type="float" office:value="100">
            <text:p>100</text:p>
          </table:table-cell>
          <table:table-cell office:value-type="string">
            <text:p>2-6 months</text:p>
          </table:table-cell>
          <table:table-cell table:number-columns-repeated="5" office:value-type="float" office:value="100">
            <text:p>100</text:p>
          </table:table-cell>
          <table:table-cell office:value-type="string">
            <text:p>Introduction to Drupal Theming</text:p>
          </table:table-cell>
          <table:table-cell office:value-type="string">
            <text:p>c4rl</text:p>
          </table:table-cell>
          <table:table-cell table:number-columns-repeated="2"/>
        </table:table-row>
        <table:table-row table:style-name="ro3">
          <table:table-cell office:value-type="string">
            <text:p>Just Right</text:p>
          </table:table-cell>
          <table:table-cell office:value-type="string">
            <text:p>Great speaker. he knows the subject and can explain it well. Went a little fast a couple times; but otherwise did a great job explaining everything.</text:p>
          </table:table-cell>
          <table:table-cell office:value-type="string">
            <text:p>Intermediate</text:p>
          </table:table-cell>
          <table:table-cell office:value-type="float" office:value="50">
            <text:p>50</text:p>
          </table:table-cell>
          <table:table-cell office:value-type="string">
            <text:p>At Once</text:p>
          </table:table-cell>
          <table:table-cell table:number-columns-repeated="4" office:value-type="float" office:value="100">
            <text:p>100</text:p>
          </table:table-cell>
          <table:table-cell office:value-type="float" office:value="80">
            <text:p>80</text:p>
          </table:table-cell>
          <table:table-cell office:value-type="string">
            <text:p>Theme preprocess functions: an Introduction</text:p>
          </table:table-cell>
          <table:table-cell office:value-type="string">
            <text:p>c4rl</text:p>
          </table:table-cell>
          <table:table-cell table:number-columns-repeated="2"/>
        </table:table-row>
        <table:table-row table:style-name="ro2">
          <table:table-cell office:value-type="string">
            <text:p>Just Right</text:p>
          </table:table-cell>
          <table:table-cell office:value-type="string">
            <text:p>excellent real world example</text:p>
          </table:table-cell>
          <table:table-cell office:value-type="string">
            <text:p>Novice</text:p>
          </table:table-cell>
          <table:table-cell office:value-type="float" office:value="75">
            <text:p>75</text:p>
          </table:table-cell>
          <table:table-cell office:value-type="string">
            <text:p>At Once</text:p>
          </table:table-cell>
          <table:table-cell table:number-columns-repeated="2" office:value-type="float" office:value="80">
            <text:p>80</text:p>
          </table:table-cell>
          <table:table-cell office:value-type="float" office:value="100">
            <text:p>100</text:p>
          </table:table-cell>
          <table:table-cell table:number-columns-repeated="2" office:value-type="float" office:value="80">
            <text:p>80</text:p>
          </table:table-cell>
          <table:table-cell office:value-type="string">
            <text:p>Theme preprocess functions: an Introduction</text:p>
          </table:table-cell>
          <table:table-cell office:value-type="string">
            <text:p>c4rl</text:p>
          </table:table-cell>
          <table:table-cell table:number-columns-repeated="2"/>
        </table:table-row>
        <table:table-row table:style-name="ro2">
          <table:table-cell office:value-type="string">
            <text:p>Just Right</text:p>
          </table:table-cell>
          <table:table-cell/>
          <table:table-cell office:value-type="string">
            <text:p>Novice</text:p>
          </table:table-cell>
          <table:table-cell office:value-type="float" office:value="75">
            <text:p>75</text:p>
          </table:table-cell>
          <table:table-cell office:value-type="string">
            <text:p>At Once</text:p>
          </table:table-cell>
          <table:table-cell office:value-type="float" office:value="100">
            <text:p>100</text:p>
          </table:table-cell>
          <table:table-cell office:value-type="float" office:value="80">
            <text:p>80</text:p>
          </table:table-cell>
          <table:table-cell office:value-type="float" office:value="100">
            <text:p>100</text:p>
          </table:table-cell>
          <table:table-cell office:value-type="float" office:value="80">
            <text:p>80</text:p>
          </table:table-cell>
          <table:table-cell office:value-type="float" office:value="60">
            <text:p>60</text:p>
          </table:table-cell>
          <table:table-cell office:value-type="string">
            <text:p>Theme preprocess functions: an Introduction</text:p>
          </table:table-cell>
          <table:table-cell office:value-type="string">
            <text:p>c4rl</text:p>
          </table:table-cell>
          <table:table-cell table:number-columns-repeated="2"/>
        </table:table-row>
        <table:table-row table:style-name="ro2">
          <table:table-cell office:value-type="string">
            <text:p>Just Right</text:p>
          </table:table-cell>
          <table:table-cell/>
          <table:table-cell office:value-type="string">
            <text:p>Intermediate</text:p>
          </table:table-cell>
          <table:table-cell office:value-type="float" office:value="50">
            <text:p>50</text:p>
          </table:table-cell>
          <table:table-cell office:value-type="string">
            <text:p>2-6 months</text:p>
          </table:table-cell>
          <table:table-cell table:number-columns-repeated="3" office:value-type="float" office:value="100">
            <text:p>100</text:p>
          </table:table-cell>
          <table:table-cell office:value-type="float" office:value="80">
            <text:p>80</text:p>
          </table:table-cell>
          <table:table-cell office:value-type="float" office:value="100">
            <text:p>100</text:p>
          </table:table-cell>
          <table:table-cell office:value-type="string">
            <text:p>Theme preprocess functions: an Introduction</text:p>
          </table:table-cell>
          <table:table-cell office:value-type="string">
            <text:p>c4rl</text:p>
          </table:table-cell>
          <table:table-cell table:number-columns-repeated="2"/>
        </table:table-row>
        <table:table-row table:style-name="ro8">
          <table:table-cell office:value-type="string">
            <text:p>Just Right</text:p>
          </table:table-cell>
          <table:table-cell office:value-type="string">
            <text:p>I've tried a few times to get my head around theme preprocess functions; and this session finally made me understand it. Actually using them will still take some effort; but grasping the concept and application are a tremendous help. Thanks!</text:p>
          </table:table-cell>
          <table:table-cell office:value-type="string">
            <text:p>Novice</text:p>
          </table:table-cell>
          <table:table-cell office:value-type="float" office:value="100">
            <text:p>100</text:p>
          </table:table-cell>
          <table:table-cell office:value-type="string">
            <text:p>2-6 months</text:p>
          </table:table-cell>
          <table:table-cell office:value-type="float" office:value="100">
            <text:p>100</text:p>
          </table:table-cell>
          <table:table-cell office:value-type="float" office:value="80">
            <text:p>80</text:p>
          </table:table-cell>
          <table:table-cell office:value-type="float" office:value="100">
            <text:p>100</text:p>
          </table:table-cell>
          <table:table-cell office:value-type="float" office:value="80">
            <text:p>80</text:p>
          </table:table-cell>
          <table:table-cell office:value-type="float" office:value="100">
            <text:p>100</text:p>
          </table:table-cell>
          <table:table-cell office:value-type="string">
            <text:p>Theme preprocess functions: an Introduction</text:p>
          </table:table-cell>
          <table:table-cell office:value-type="string">
            <text:p>c4rl</text:p>
          </table:table-cell>
          <table:table-cell table:number-columns-repeated="2"/>
        </table:table-row>
        <table:table-row table:style-name="ro2">
          <table:table-cell office:value-type="string">
            <text:p>Just Right</text:p>
          </table:table-cell>
          <table:table-cell office:value-type="string">
            <text:p>Good job on the subject matter - do wish there was a bit more time for a overview/recap at the end.</text:p>
          </table:table-cell>
          <table:table-cell office:value-type="string">
            <text:p>Novice</text:p>
          </table:table-cell>
          <table:table-cell office:value-type="float" office:value="50">
            <text:p>50</text:p>
          </table:table-cell>
          <table:table-cell office:value-type="string">
            <text:p>At Once</text:p>
          </table:table-cell>
          <table:table-cell table:number-columns-repeated="5" office:value-type="float" office:value="100">
            <text:p>100</text:p>
          </table:table-cell>
          <table:table-cell office:value-type="string">
            <text:p>Theme preprocess functions: an Introduction</text:p>
          </table:table-cell>
          <table:table-cell office:value-type="string">
            <text:p>c4rl</text:p>
          </table:table-cell>
          <table:table-cell table:number-columns-repeated="2"/>
        </table:table-row>
        <table:table-row table:style-name="ro7">
          <table:table-cell office:value-type="string">
            <text:p>Too Complex</text:p>
          </table:table-cell>
          <table:table-cell office:value-type="string">
            <text:p>This was more technical than I anticipated; but a lot of good information was presented. Carl did a great job explaining preprocess functions and how they work and I'm looking forward to using this information as I get more familiar with Drupal and Theming. I would love a pre-conference; hands-on theming workshop next year; OR if the DBUG would offer one; I'd pay to attend. Oh; and Carl did a great job of keeping the session on topic when asked advanced PHP questions.</text:p>
          </table:table-cell>
          <table:table-cell/>
          <table:table-cell office:value-type="float" office:value="100">
            <text:p>100</text:p>
          </table:table-cell>
          <table:table-cell office:value-type="string">
            <text:p>2-6 months</text:p>
          </table:table-cell>
          <table:table-cell table:number-columns-repeated="4" office:value-type="float" office:value="100">
            <text:p>100</text:p>
          </table:table-cell>
          <table:table-cell office:value-type="float" office:value="80">
            <text:p>80</text:p>
          </table:table-cell>
          <table:table-cell office:value-type="string">
            <text:p>Theme preprocess functions: an Introduction</text:p>
          </table:table-cell>
          <table:table-cell office:value-type="string">
            <text:p>c4rl</text:p>
          </table:table-cell>
          <table:table-cell table:number-columns-repeated="2"/>
        </table:table-row>
        <table:table-row table:style-name="ro2">
          <table:table-cell office:value-type="string">
            <text:p>Just Right</text:p>
          </table:table-cell>
          <table:table-cell/>
          <table:table-cell office:value-type="string">
            <text:p>Novice</text:p>
          </table:table-cell>
          <table:table-cell office:value-type="float" office:value="100">
            <text:p>100</text:p>
          </table:table-cell>
          <table:table-cell office:value-type="string">
            <text:p>2-6 months</text:p>
          </table:table-cell>
          <table:table-cell table:number-columns-repeated="5" office:value-type="float" office:value="100">
            <text:p>100</text:p>
          </table:table-cell>
          <table:table-cell office:value-type="string">
            <text:p>Theme preprocess functions: an Introduction</text:p>
          </table:table-cell>
          <table:table-cell office:value-type="string">
            <text:p>c4rl</text:p>
          </table:table-cell>
          <table:table-cell table:number-columns-repeated="2"/>
        </table:table-row>
        <table:table-row table:style-name="ro2">
          <table:table-cell office:value-type="string">
            <text:p>Just Right</text:p>
          </table:table-cell>
          <table:table-cell office:value-type="string">
            <text:p>Good session.</text:p>
          </table:table-cell>
          <table:table-cell office:value-type="string">
            <text:p>Intermediate</text:p>
          </table:table-cell>
          <table:table-cell office:value-type="float" office:value="100">
            <text:p>100</text:p>
          </table:table-cell>
          <table:table-cell office:value-type="string">
            <text:p>2-6 months</text:p>
          </table:table-cell>
          <table:table-cell table:number-columns-repeated="2" office:value-type="float" office:value="80">
            <text:p>80</text:p>
          </table:table-cell>
          <table:table-cell office:value-type="float" office:value="100">
            <text:p>100</text:p>
          </table:table-cell>
          <table:table-cell table:number-columns-repeated="2" office:value-type="float" office:value="80">
            <text:p>80</text:p>
          </table:table-cell>
          <table:table-cell office:value-type="string">
            <text:p>Theme preprocess functions: an Introduction</text:p>
          </table:table-cell>
          <table:table-cell office:value-type="string">
            <text:p>c4rl</text:p>
          </table:table-cell>
          <table:table-cell table:number-columns-repeated="2"/>
        </table:table-row>
        <table:table-row table:style-name="ro10">
          <table:table-cell office:value-type="string">
            <text:p>Just Right</text:p>
          </table:table-cell>
          <table:table-cell office:value-type="string">
            <text:p>Carl did a great job presenting. His presentation skills were awesome. He spoke clearly and to the point. While providing some entertainment of course. </text:p>
            <text:p>\</text:p>
            <text:p>\</text:p>
            <text:p>His presentation was well structured and completely relevant to the Drupal community and the camp attendees. </text:p>
            <text:p>\</text:p>
            <text:p/>
          </table:table-cell>
          <table:table-cell office:value-type="string">
            <text:p>Advanced</text:p>
          </table:table-cell>
          <table:table-cell office:value-type="float" office:value="0">
            <text:p>0</text:p>
          </table:table-cell>
          <table:table-cell office:value-type="string">
            <text:p>At Once</text:p>
          </table:table-cell>
          <table:table-cell table:number-columns-repeated="5" office:value-type="float" office:value="100">
            <text:p>100</text:p>
          </table:table-cell>
          <table:table-cell office:value-type="string">
            <text:p>Theme preprocess functions: an Introduction</text:p>
          </table:table-cell>
          <table:table-cell office:value-type="string">
            <text:p>c4rl</text:p>
          </table:table-cell>
          <table:table-cell table:number-columns-repeated="2"/>
        </table:table-row>
        <table:table-row table:style-name="ro2">
          <table:table-cell office:value-type="string">
            <text:p>Too Basic</text:p>
          </table:table-cell>
          <table:table-cell office:value-type="string">
            <text:p>I was hoping for instructions setting up an IDE debugging environment; not how to install Acquia's package.</text:p>
          </table:table-cell>
          <table:table-cell office:value-type="string">
            <text:p>Intermediate</text:p>
          </table:table-cell>
          <table:table-cell office:value-type="float" office:value="25">
            <text:p>25</text:p>
          </table:table-cell>
          <table:table-cell office:value-type="string">
            <text:p>At Once</text:p>
          </table:table-cell>
          <table:table-cell office:value-type="float" office:value="40">
            <text:p>40</text:p>
          </table:table-cell>
          <table:table-cell table:number-columns-repeated="2" office:value-type="float" office:value="60">
            <text:p>60</text:p>
          </table:table-cell>
          <table:table-cell table:number-columns-repeated="2" office:value-type="float" office:value="40">
            <text:p>40</text:p>
          </table:table-cell>
          <table:table-cell office:value-type="string">
            <text:p>How to setup a Drupal Development Environment for Windows</text:p>
          </table:table-cell>
          <table:table-cell office:value-type="string">
            <text:p>John Fiala</text:p>
          </table:table-cell>
          <table:table-cell table:number-columns-repeated="2"/>
        </table:table-row>
        <table:table-row table:style-name="ro3">
          <table:table-cell office:value-type="string">
            <text:p>Just Right</text:p>
          </table:table-cell>
          <table:table-cell office:value-type="string">
            <text:p>I'm a QA Engineer; rather than programmer; but I need to learn more about the system and to have a safe area to play.</text:p>
          </table:table-cell>
          <table:table-cell office:value-type="string">
            <text:p>Novice</text:p>
          </table:table-cell>
          <table:table-cell office:value-type="float" office:value="75">
            <text:p>75</text:p>
          </table:table-cell>
          <table:table-cell office:value-type="string">
            <text:p>At Once</text:p>
          </table:table-cell>
          <table:table-cell table:number-columns-repeated="3" office:value-type="float" office:value="80">
            <text:p>80</text:p>
          </table:table-cell>
          <table:table-cell table:number-columns-repeated="2" office:value-type="float" office:value="60">
            <text:p>60</text:p>
          </table:table-cell>
          <table:table-cell office:value-type="string">
            <text:p>How to setup a Drupal Development Environment for Windows</text:p>
          </table:table-cell>
          <table:table-cell office:value-type="string">
            <text:p>John Fiala</text:p>
          </table:table-cell>
          <table:table-cell table:number-columns-repeated="2"/>
        </table:table-row>
        <table:table-row table:style-name="ro4">
          <table:table-cell office:value-type="string">
            <text:p>Just Right</text:p>
          </table:table-cell>
          <table:table-cell office:value-type="string">
            <text:p>One of the attendees attempted repeatedly to hijack the discussion and turn it into a personal discussion highlighting his knowledge. John nicely commented that he should be in an advanced class; but the guy didn't take the hint. Still; the topic and John's knowledge of it; was dead-on and exactly what I needed. so glad Drupal installation was addressed--this was the most useful session I attended.</text:p>
          </table:table-cell>
          <table:table-cell office:value-type="string">
            <text:p>Novice</text:p>
          </table:table-cell>
          <table:table-cell office:value-type="float" office:value="50">
            <text:p>50</text:p>
          </table:table-cell>
          <table:table-cell office:value-type="string">
            <text:p>At Once</text:p>
          </table:table-cell>
          <table:table-cell office:value-type="float" office:value="80">
            <text:p>80</text:p>
          </table:table-cell>
          <table:table-cell office:value-type="float" office:value="60">
            <text:p>60</text:p>
          </table:table-cell>
          <table:table-cell office:value-type="float" office:value="100">
            <text:p>100</text:p>
          </table:table-cell>
          <table:table-cell office:value-type="float" office:value="80">
            <text:p>80</text:p>
          </table:table-cell>
          <table:table-cell office:value-type="float" office:value="60">
            <text:p>60</text:p>
          </table:table-cell>
          <table:table-cell office:value-type="string">
            <text:p>How to setup a Drupal Development Environment for Windows</text:p>
          </table:table-cell>
          <table:table-cell office:value-type="string">
            <text:p>John Fiala</text:p>
          </table:table-cell>
          <table:table-cell table:number-columns-repeated="2"/>
        </table:table-row>
        <table:table-row table:style-name="ro2">
          <table:table-cell office:value-type="string">
            <text:p>Just Right</text:p>
          </table:table-cell>
          <table:table-cell office:value-type="string">
            <text:p>A great introduction to a new module that has a good need.</text:p>
          </table:table-cell>
          <table:table-cell office:value-type="string">
            <text:p>Intermediate</text:p>
          </table:table-cell>
          <table:table-cell office:value-type="float" office:value="100">
            <text:p>100</text:p>
          </table:table-cell>
          <table:table-cell office:value-type="string">
            <text:p>At Once</text:p>
          </table:table-cell>
          <table:table-cell table:number-columns-repeated="2" office:value-type="float" office:value="100">
            <text:p>100</text:p>
          </table:table-cell>
          <table:table-cell table:number-columns-repeated="2" office:value-type="float" office:value="80">
            <text:p>80</text:p>
          </table:table-cell>
          <table:table-cell office:value-type="float" office:value="100">
            <text:p>100</text:p>
          </table:table-cell>
          <table:table-cell office:value-type="string">
            <text:p>Workbench: Managing Content Management</text:p>
          </table:table-cell>
          <table:table-cell office:value-type="string">
            <text:p>Dave Reid</text:p>
          </table:table-cell>
          <table:table-cell table:number-columns-repeated="2"/>
        </table:table-row>
        <table:table-row table:style-name="ro2">
          <table:table-cell office:value-type="string">
            <text:p>Just Right</text:p>
          </table:table-cell>
          <table:table-cell/>
          <table:table-cell office:value-type="string">
            <text:p>Intermediate</text:p>
          </table:table-cell>
          <table:table-cell office:value-type="float" office:value="100">
            <text:p>100</text:p>
          </table:table-cell>
          <table:table-cell office:value-type="string">
            <text:p>At Once</text:p>
          </table:table-cell>
          <table:table-cell table:number-columns-repeated="5" office:value-type="float" office:value="100">
            <text:p>100</text:p>
          </table:table-cell>
          <table:table-cell office:value-type="string">
            <text:p>Workbench: Managing Content Management</text:p>
          </table:table-cell>
          <table:table-cell office:value-type="string">
            <text:p>Dave Reid</text:p>
          </table:table-cell>
          <table:table-cell table:number-columns-repeated="2"/>
        </table:table-row>
        <table:table-row table:style-name="ro2">
          <table:table-cell office:value-type="string">
            <text:p>Just Right</text:p>
          </table:table-cell>
          <table:table-cell/>
          <table:table-cell office:value-type="string">
            <text:p>Novice</text:p>
          </table:table-cell>
          <table:table-cell office:value-type="float" office:value="100">
            <text:p>100</text:p>
          </table:table-cell>
          <table:table-cell office:value-type="string">
            <text:p>2-6 months</text:p>
          </table:table-cell>
          <table:table-cell office:value-type="float" office:value="100">
            <text:p>100</text:p>
          </table:table-cell>
          <table:table-cell office:value-type="float" office:value="80">
            <text:p>80</text:p>
          </table:table-cell>
          <table:table-cell table:number-columns-repeated="3" office:value-type="float" office:value="100">
            <text:p>100</text:p>
          </table:table-cell>
          <table:table-cell office:value-type="string">
            <text:p>Workbench: Managing Content Management</text:p>
          </table:table-cell>
          <table:table-cell office:value-type="string">
            <text:p>Dave Reid</text:p>
          </table:table-cell>
          <table:table-cell table:number-columns-repeated="2"/>
        </table:table-row>
        <table:table-row table:style-name="ro2">
          <table:table-cell office:value-type="string">
            <text:p>Just Right</text:p>
          </table:table-cell>
          <table:table-cell/>
          <table:table-cell office:value-type="string">
            <text:p>Intermediate</text:p>
          </table:table-cell>
          <table:table-cell office:value-type="float" office:value="100">
            <text:p>100</text:p>
          </table:table-cell>
          <table:table-cell office:value-type="string">
            <text:p>2-6 months</text:p>
          </table:table-cell>
          <table:table-cell table:number-columns-repeated="5" office:value-type="float" office:value="80">
            <text:p>80</text:p>
          </table:table-cell>
          <table:table-cell office:value-type="string">
            <text:p>Workbench: Managing Content Management</text:p>
          </table:table-cell>
          <table:table-cell office:value-type="string">
            <text:p>Dave Reid</text:p>
          </table:table-cell>
          <table:table-cell table:number-columns-repeated="2"/>
        </table:table-row>
        <table:table-row table:style-name="ro2">
          <table:table-cell office:value-type="string">
            <text:p>Just Right</text:p>
          </table:table-cell>
          <table:table-cell/>
          <table:table-cell office:value-type="string">
            <text:p>Novice</text:p>
          </table:table-cell>
          <table:table-cell office:value-type="float" office:value="25">
            <text:p>25</text:p>
          </table:table-cell>
          <table:table-cell office:value-type="string">
            <text:p>At Once</text:p>
          </table:table-cell>
          <table:table-cell table:number-columns-repeated="3" office:value-type="float" office:value="100">
            <text:p>100</text:p>
          </table:table-cell>
          <table:table-cell table:number-columns-repeated="2" office:value-type="float" office:value="80">
            <text:p>80</text:p>
          </table:table-cell>
          <table:table-cell office:value-type="string">
            <text:p>Workbench: Managing Content Management</text:p>
          </table:table-cell>
          <table:table-cell office:value-type="string">
            <text:p>Dave Reid</text:p>
          </table:table-cell>
          <table:table-cell table:number-columns-repeated="2"/>
        </table:table-row>
        <table:table-row table:style-name="ro2">
          <table:table-cell office:value-type="string">
            <text:p>Just Right</text:p>
          </table:table-cell>
          <table:table-cell office:value-type="string">
            <text:p>Great overview of the module</text:p>
          </table:table-cell>
          <table:table-cell office:value-type="string">
            <text:p>Novice</text:p>
          </table:table-cell>
          <table:table-cell office:value-type="float" office:value="75">
            <text:p>75</text:p>
          </table:table-cell>
          <table:table-cell office:value-type="string">
            <text:p>7-12 months</text:p>
          </table:table-cell>
          <table:table-cell office:value-type="float" office:value="80">
            <text:p>80</text:p>
          </table:table-cell>
          <table:table-cell office:value-type="float" office:value="60">
            <text:p>60</text:p>
          </table:table-cell>
          <table:table-cell table:number-columns-repeated="2" office:value-type="float" office:value="80">
            <text:p>80</text:p>
          </table:table-cell>
          <table:table-cell office:value-type="float" office:value="100">
            <text:p>100</text:p>
          </table:table-cell>
          <table:table-cell office:value-type="string">
            <text:p>Workbench: Managing Content Management</text:p>
          </table:table-cell>
          <table:table-cell office:value-type="string">
            <text:p>Dave Reid</text:p>
          </table:table-cell>
          <table:table-cell table:number-columns-repeated="2"/>
        </table:table-row>
        <table:table-row table:style-name="ro2">
          <table:table-cell office:value-type="string">
            <text:p>Just Right</text:p>
          </table:table-cell>
          <table:table-cell/>
          <table:table-cell office:value-type="string">
            <text:p>Advanced</text:p>
          </table:table-cell>
          <table:table-cell office:value-type="float" office:value="100">
            <text:p>100</text:p>
          </table:table-cell>
          <table:table-cell office:value-type="string">
            <text:p>At Once</text:p>
          </table:table-cell>
          <table:table-cell table:number-columns-repeated="5" office:value-type="float" office:value="100">
            <text:p>100</text:p>
          </table:table-cell>
          <table:table-cell office:value-type="string">
            <text:p>Workbench: Managing Content Management</text:p>
          </table:table-cell>
          <table:table-cell office:value-type="string">
            <text:p>Dave Reid</text:p>
          </table:table-cell>
          <table:table-cell table:number-columns-repeated="2"/>
        </table:table-row>
        <table:table-row table:style-name="ro2">
          <table:table-cell office:value-type="string">
            <text:p>Just Right</text:p>
          </table:table-cell>
          <table:table-cell/>
          <table:table-cell office:value-type="string">
            <text:p>Novice</text:p>
          </table:table-cell>
          <table:table-cell office:value-type="float" office:value="75">
            <text:p>75</text:p>
          </table:table-cell>
          <table:table-cell office:value-type="string">
            <text:p>At Once</text:p>
          </table:table-cell>
          <table:table-cell table:number-columns-repeated="4" office:value-type="float" office:value="80">
            <text:p>80</text:p>
          </table:table-cell>
          <table:table-cell office:value-type="float" office:value="40">
            <text:p>40</text:p>
          </table:table-cell>
          <table:table-cell office:value-type="string">
            <text:p>Workbench: Managing Content Management</text:p>
          </table:table-cell>
          <table:table-cell office:value-type="string">
            <text:p>Dave Reid</text:p>
          </table:table-cell>
          <table:table-cell table:number-columns-repeated="2"/>
        </table:table-row>
        <table:table-row table:style-name="ro4">
          <table:table-cell office:value-type="string">
            <text:p>Just Right</text:p>
          </table:table-cell>
          <table:table-cell office:value-type="string">
            <text:p>Somehow I see this module as being one of those basic ones that I install on all projects. I'm excited about Workbench and it was fantastic to have Dave present on it. His presentation seemed a little similar to the video that they have out on the interwebs right now but it was still good. He answered questions well and was a confident presenter.</text:p>
          </table:table-cell>
          <table:table-cell office:value-type="string">
            <text:p>Intermediate</text:p>
          </table:table-cell>
          <table:table-cell office:value-type="float" office:value="100">
            <text:p>100</text:p>
          </table:table-cell>
          <table:table-cell office:value-type="string">
            <text:p>2-6 months</text:p>
          </table:table-cell>
          <table:table-cell table:number-columns-repeated="3" office:value-type="float" office:value="100">
            <text:p>100</text:p>
          </table:table-cell>
          <table:table-cell table:number-columns-repeated="2" office:value-type="float" office:value="80">
            <text:p>80</text:p>
          </table:table-cell>
          <table:table-cell office:value-type="string">
            <text:p>Workbench: Managing Content Management</text:p>
          </table:table-cell>
          <table:table-cell office:value-type="string">
            <text:p>Dave Reid</text:p>
          </table:table-cell>
          <table:table-cell table:number-columns-repeated="2"/>
        </table:table-row>
        <table:table-row table:style-name="ro2">
          <table:table-cell office:value-type="string">
            <text:p>Just Right</text:p>
          </table:table-cell>
          <table:table-cell office:value-type="string">
            <text:p>How have I not heard of this tool yet? <text:s/>Dave did a great job presenting it in a use case.</text:p>
          </table:table-cell>
          <table:table-cell/>
          <table:table-cell office:value-type="float" office:value="100">
            <text:p>100</text:p>
          </table:table-cell>
          <table:table-cell office:value-type="string">
            <text:p>At Once</text:p>
          </table:table-cell>
          <table:table-cell table:number-columns-repeated="3" office:value-type="float" office:value="100">
            <text:p>100</text:p>
          </table:table-cell>
          <table:table-cell office:value-type="float" office:value="80">
            <text:p>80</text:p>
          </table:table-cell>
          <table:table-cell office:value-type="float" office:value="100">
            <text:p>100</text:p>
          </table:table-cell>
          <table:table-cell office:value-type="string">
            <text:p>Workbench: Managing Content Management</text:p>
          </table:table-cell>
          <table:table-cell office:value-type="string">
            <text:p>Dave Reid</text:p>
          </table:table-cell>
          <table:table-cell table:number-columns-repeated="2"/>
        </table:table-row>
        <table:table-row table:style-name="ro2">
          <table:table-cell office:value-type="string">
            <text:p>Just Right</text:p>
          </table:table-cell>
          <table:table-cell office:value-type="string">
            <text:p>This may be something my organization is interested in. <text:s/>Very glad I decided to attend.</text:p>
          </table:table-cell>
          <table:table-cell office:value-type="string">
            <text:p>Novice</text:p>
          </table:table-cell>
          <table:table-cell office:value-type="float" office:value="100">
            <text:p>100</text:p>
          </table:table-cell>
          <table:table-cell office:value-type="string">
            <text:p>At Once</text:p>
          </table:table-cell>
          <table:table-cell table:number-columns-repeated="2" office:value-type="float" office:value="80">
            <text:p>80</text:p>
          </table:table-cell>
          <table:table-cell office:value-type="float" office:value="100">
            <text:p>100</text:p>
          </table:table-cell>
          <table:table-cell office:value-type="float" office:value="80">
            <text:p>80</text:p>
          </table:table-cell>
          <table:table-cell office:value-type="float" office:value="100">
            <text:p>100</text:p>
          </table:table-cell>
          <table:table-cell office:value-type="string">
            <text:p>Workbench: Managing Content Management</text:p>
          </table:table-cell>
          <table:table-cell office:value-type="string">
            <text:p>Dave Reid</text:p>
          </table:table-cell>
          <table:table-cell table:number-columns-repeated="2"/>
        </table:table-row>
        <table:table-row table:style-name="ro2">
          <table:table-cell office:value-type="string">
            <text:p>Just Right</text:p>
          </table:table-cell>
          <table:table-cell office:value-type="string">
            <text:p>Great information that I look forward to implementing.</text:p>
          </table:table-cell>
          <table:table-cell office:value-type="string">
            <text:p>Novice</text:p>
          </table:table-cell>
          <table:table-cell office:value-type="float" office:value="100">
            <text:p>100</text:p>
          </table:table-cell>
          <table:table-cell office:value-type="string">
            <text:p>At Once</text:p>
          </table:table-cell>
          <table:table-cell table:number-columns-repeated="3" office:value-type="float" office:value="100">
            <text:p>100</text:p>
          </table:table-cell>
          <table:table-cell office:value-type="float" office:value="80">
            <text:p>80</text:p>
          </table:table-cell>
          <table:table-cell office:value-type="float" office:value="100">
            <text:p>100</text:p>
          </table:table-cell>
          <table:table-cell office:value-type="string">
            <text:p>Workbench: Managing Content Management</text:p>
          </table:table-cell>
          <table:table-cell office:value-type="string">
            <text:p>Dave Reid</text:p>
          </table:table-cell>
          <table:table-cell table:number-columns-repeated="2"/>
        </table:table-row>
        <table:table-row table:style-name="ro3">
          <table:table-cell office:value-type="string">
            <text:p>Just Right</text:p>
          </table:table-cell>
          <table:table-cell office:value-type="string">
            <text:p>Quite nice; although 45 minutes is a little short for so much content! <text:s/>Trent and Greg had to skip over some of their slides because there wasn't time.</text:p>
          </table:table-cell>
          <table:table-cell office:value-type="string">
            <text:p>Novice</text:p>
          </table:table-cell>
          <table:table-cell office:value-type="float" office:value="75">
            <text:p>75</text:p>
          </table:table-cell>
          <table:table-cell office:value-type="string">
            <text:p>At Once</text:p>
          </table:table-cell>
          <table:table-cell table:number-columns-repeated="2" office:value-type="float" office:value="80">
            <text:p>80</text:p>
          </table:table-cell>
          <table:table-cell office:value-type="float" office:value="100">
            <text:p>100</text:p>
          </table:table-cell>
          <table:table-cell office:value-type="float" office:value="80">
            <text:p>80</text:p>
          </table:table-cell>
          <table:table-cell office:value-type="float" office:value="60">
            <text:p>60</text:p>
          </table:table-cell>
          <table:table-cell office:value-type="string">
            <text:p>Keeping The Lights On - Operations and Monitoring Best Practices</text:p>
          </table:table-cell>
          <table:table-cell office:value-type="string">
            <text:p>trhein</text:p>
          </table:table-cell>
          <table:table-cell office:value-type="string">
            <text:p>greggles</text:p>
          </table:table-cell>
          <table:table-cell office:value-type="string">
            <text:p>nmcclain</text:p>
          </table:table-cell>
        </table:table-row>
        <table:table-row table:style-name="ro2">
          <table:table-cell office:value-type="string">
            <text:p>Just Right</text:p>
          </table:table-cell>
          <table:table-cell/>
          <table:table-cell office:value-type="string">
            <text:p>Novice</text:p>
          </table:table-cell>
          <table:table-cell office:value-type="float" office:value="75">
            <text:p>75</text:p>
          </table:table-cell>
          <table:table-cell office:value-type="string">
            <text:p>7-12 months</text:p>
          </table:table-cell>
          <table:table-cell table:number-columns-repeated="5" office:value-type="float" office:value="100">
            <text:p>100</text:p>
          </table:table-cell>
          <table:table-cell office:value-type="string">
            <text:p>Keeping The Lights On - Operations and Monitoring Best Practices</text:p>
          </table:table-cell>
          <table:table-cell office:value-type="string">
            <text:p>trhein</text:p>
          </table:table-cell>
          <table:table-cell office:value-type="string">
            <text:p>greggles</text:p>
          </table:table-cell>
          <table:table-cell office:value-type="string">
            <text:p>nmcclain</text:p>
          </table:table-cell>
        </table:table-row>
        <table:table-row table:style-name="ro2">
          <table:table-cell office:value-type="string">
            <text:p>Just Right</text:p>
          </table:table-cell>
          <table:table-cell office:value-type="string">
            <text:p>Best session so far at 2011 camp</text:p>
          </table:table-cell>
          <table:table-cell office:value-type="string">
            <text:p>Novice</text:p>
          </table:table-cell>
          <table:table-cell office:value-type="float" office:value="100">
            <text:p>100</text:p>
          </table:table-cell>
          <table:table-cell office:value-type="string">
            <text:p>At Once</text:p>
          </table:table-cell>
          <table:table-cell table:number-columns-repeated="4" office:value-type="float" office:value="100">
            <text:p>100</text:p>
          </table:table-cell>
          <table:table-cell office:value-type="float" office:value="80">
            <text:p>80</text:p>
          </table:table-cell>
          <table:table-cell office:value-type="string">
            <text:p>Keeping The Lights On - Operations and Monitoring Best Practices</text:p>
          </table:table-cell>
          <table:table-cell office:value-type="string">
            <text:p>trhein</text:p>
          </table:table-cell>
          <table:table-cell office:value-type="string">
            <text:p>greggles</text:p>
          </table:table-cell>
          <table:table-cell office:value-type="string">
            <text:p>nmcclain</text:p>
          </table:table-cell>
        </table:table-row>
        <table:table-row table:style-name="ro3">
          <table:table-cell office:value-type="string">
            <text:p>Just Right</text:p>
          </table:table-cell>
          <table:table-cell office:value-type="string">
            <text:p>This was the best session of the conference. <text:s/>I only wish that it could have been a bit longer so we could have gone through the material a little slower. <text:s/>Great job!!!</text:p>
          </table:table-cell>
          <table:table-cell office:value-type="string">
            <text:p>Intermediate</text:p>
          </table:table-cell>
          <table:table-cell office:value-type="float" office:value="50">
            <text:p>50</text:p>
          </table:table-cell>
          <table:table-cell office:value-type="string">
            <text:p>At Once</text:p>
          </table:table-cell>
          <table:table-cell table:number-columns-repeated="5" office:value-type="float" office:value="100">
            <text:p>100</text:p>
          </table:table-cell>
          <table:table-cell office:value-type="string">
            <text:p>Keeping The Lights On - Operations and Monitoring Best Practices</text:p>
          </table:table-cell>
          <table:table-cell office:value-type="string">
            <text:p>trhein</text:p>
          </table:table-cell>
          <table:table-cell office:value-type="string">
            <text:p>greggles</text:p>
          </table:table-cell>
          <table:table-cell office:value-type="string">
            <text:p>nmcclain</text:p>
          </table:table-cell>
        </table:table-row>
        <table:table-row table:style-name="ro2">
          <table:table-cell office:value-type="string">
            <text:p>Just Right</text:p>
          </table:table-cell>
          <table:table-cell office:value-type="string">
            <text:p>Great talk using recommending some tools that I've not heard about before.</text:p>
          </table:table-cell>
          <table:table-cell office:value-type="string">
            <text:p>Intermediate</text:p>
          </table:table-cell>
          <table:table-cell office:value-type="float" office:value="50">
            <text:p>50</text:p>
          </table:table-cell>
          <table:table-cell office:value-type="string">
            <text:p>At Once</text:p>
          </table:table-cell>
          <table:table-cell table:number-columns-repeated="5" office:value-type="float" office:value="100">
            <text:p>100</text:p>
          </table:table-cell>
          <table:table-cell office:value-type="string">
            <text:p>Keeping The Lights On - Operations and Monitoring Best Practices</text:p>
          </table:table-cell>
          <table:table-cell office:value-type="string">
            <text:p>trhein</text:p>
          </table:table-cell>
          <table:table-cell office:value-type="string">
            <text:p>greggles</text:p>
          </table:table-cell>
          <table:table-cell office:value-type="string">
            <text:p>nmcclain</text:p>
          </table:table-cell>
        </table:table-row>
        <table:table-row table:style-name="ro2">
          <table:table-cell office:value-type="string">
            <text:p>Just Right</text:p>
          </table:table-cell>
          <table:table-cell office:value-type="string">
            <text:p>Awesome fast paced; information loaded session.</text:p>
          </table:table-cell>
          <table:table-cell office:value-type="string">
            <text:p>Intermediate</text:p>
          </table:table-cell>
          <table:table-cell office:value-type="float" office:value="75">
            <text:p>75</text:p>
          </table:table-cell>
          <table:table-cell office:value-type="string">
            <text:p>At Once</text:p>
          </table:table-cell>
          <table:table-cell table:number-columns-repeated="4" office:value-type="float" office:value="100">
            <text:p>100</text:p>
          </table:table-cell>
          <table:table-cell office:value-type="float" office:value="80">
            <text:p>80</text:p>
          </table:table-cell>
          <table:table-cell office:value-type="string">
            <text:p>Keeping The Lights On - Operations and Monitoring Best Practices</text:p>
          </table:table-cell>
          <table:table-cell office:value-type="string">
            <text:p>trhein</text:p>
          </table:table-cell>
          <table:table-cell office:value-type="string">
            <text:p>greggles</text:p>
          </table:table-cell>
          <table:table-cell office:value-type="string">
            <text:p>nmcclain</text:p>
          </table:table-cell>
        </table:table-row>
        <table:table-row table:style-name="ro2">
          <table:table-cell office:value-type="string">
            <text:p>Just Right</text:p>
          </table:table-cell>
          <table:table-cell/>
          <table:table-cell office:value-type="string">
            <text:p>Novice</text:p>
          </table:table-cell>
          <table:table-cell office:value-type="float" office:value="75">
            <text:p>75</text:p>
          </table:table-cell>
          <table:table-cell office:value-type="string">
            <text:p>7-12 months</text:p>
          </table:table-cell>
          <table:table-cell table:number-columns-repeated="5" office:value-type="float" office:value="80">
            <text:p>80</text:p>
          </table:table-cell>
          <table:table-cell office:value-type="string">
            <text:p>Keeping The Lights On - Operations and Monitoring Best Practices</text:p>
          </table:table-cell>
          <table:table-cell office:value-type="string">
            <text:p>trhein</text:p>
          </table:table-cell>
          <table:table-cell office:value-type="string">
            <text:p>greggles</text:p>
          </table:table-cell>
          <table:table-cell office:value-type="string">
            <text:p>nmcclain</text:p>
          </table:table-cell>
        </table:table-row>
        <table:table-row table:style-name="ro3">
          <table:table-cell office:value-type="string">
            <text:p>Too Complex</text:p>
          </table:table-cell>
          <table:table-cell office:value-type="string">
            <text:p>I knew this session would be over my head; but I'm glad I attended because I learned some useful things. <text:s/>Thanks!</text:p>
          </table:table-cell>
          <table:table-cell office:value-type="string">
            <text:p>Novice</text:p>
          </table:table-cell>
          <table:table-cell office:value-type="float" office:value="75">
            <text:p>75</text:p>
          </table:table-cell>
          <table:table-cell office:value-type="string">
            <text:p>At Once</text:p>
          </table:table-cell>
          <table:table-cell table:number-columns-repeated="5" office:value-type="float" office:value="100">
            <text:p>100</text:p>
          </table:table-cell>
          <table:table-cell office:value-type="string">
            <text:p>Keeping The Lights On - Operations and Monitoring Best Practices</text:p>
          </table:table-cell>
          <table:table-cell office:value-type="string">
            <text:p>trhein</text:p>
          </table:table-cell>
          <table:table-cell office:value-type="string">
            <text:p>greggles</text:p>
          </table:table-cell>
          <table:table-cell office:value-type="string">
            <text:p>nmcclain</text:p>
          </table:table-cell>
        </table:table-row>
        <table:table-row table:style-name="ro2">
          <table:table-cell office:value-type="string">
            <text:p>Just Right</text:p>
          </table:table-cell>
          <table:table-cell office:value-type="string">
            <text:p>Great information and so well presented.</text:p>
          </table:table-cell>
          <table:table-cell office:value-type="string">
            <text:p>Intermediate</text:p>
          </table:table-cell>
          <table:table-cell office:value-type="float" office:value="75">
            <text:p>75</text:p>
          </table:table-cell>
          <table:table-cell office:value-type="string">
            <text:p>At Once</text:p>
          </table:table-cell>
          <table:table-cell table:number-columns-repeated="5" office:value-type="float" office:value="100">
            <text:p>100</text:p>
          </table:table-cell>
          <table:table-cell office:value-type="string">
            <text:p>Keeping The Lights On - Operations and Monitoring Best Practices</text:p>
          </table:table-cell>
          <table:table-cell office:value-type="string">
            <text:p>trhein</text:p>
          </table:table-cell>
          <table:table-cell office:value-type="string">
            <text:p>greggles</text:p>
          </table:table-cell>
          <table:table-cell office:value-type="string">
            <text:p>nmcclain</text:p>
          </table:table-cell>
        </table:table-row>
        <table:table-row table:style-name="ro2">
          <table:table-cell office:value-type="string">
            <text:p>Just Right</text:p>
          </table:table-cell>
          <table:table-cell office:value-type="string">
            <text:p>Probably the best session of the camp!!</text:p>
          </table:table-cell>
          <table:table-cell office:value-type="string">
            <text:p>Intermediate</text:p>
          </table:table-cell>
          <table:table-cell office:value-type="float" office:value="75">
            <text:p>75</text:p>
          </table:table-cell>
          <table:table-cell office:value-type="string">
            <text:p>At Once</text:p>
          </table:table-cell>
          <table:table-cell office:value-type="float" office:value="100">
            <text:p>100</text:p>
          </table:table-cell>
          <table:table-cell office:value-type="float" office:value="80">
            <text:p>80</text:p>
          </table:table-cell>
          <table:table-cell table:number-columns-repeated="3" office:value-type="float" office:value="100">
            <text:p>100</text:p>
          </table:table-cell>
          <table:table-cell office:value-type="string">
            <text:p>Keeping The Lights On - Operations and Monitoring Best Practices</text:p>
          </table:table-cell>
          <table:table-cell office:value-type="string">
            <text:p>trhein</text:p>
          </table:table-cell>
          <table:table-cell office:value-type="string">
            <text:p>greggles</text:p>
          </table:table-cell>
          <table:table-cell office:value-type="string">
            <text:p>nmcclain</text:p>
          </table:table-cell>
        </table:table-row>
        <table:table-row table:style-name="ro2">
          <table:table-cell office:value-type="string">
            <text:p>Just Right</text:p>
          </table:table-cell>
          <table:table-cell office:value-type="string">
            <text:p>Great team tag but perhaps too much content for the time allotted.</text:p>
          </table:table-cell>
          <table:table-cell office:value-type="string">
            <text:p>Novice</text:p>
          </table:table-cell>
          <table:table-cell office:value-type="float" office:value="75">
            <text:p>75</text:p>
          </table:table-cell>
          <table:table-cell office:value-type="string">
            <text:p>2-6 months</text:p>
          </table:table-cell>
          <table:table-cell table:number-columns-repeated="2" office:value-type="float" office:value="80">
            <text:p>80</text:p>
          </table:table-cell>
          <table:table-cell table:number-columns-repeated="3" office:value-type="float" office:value="100">
            <text:p>100</text:p>
          </table:table-cell>
          <table:table-cell office:value-type="string">
            <text:p>Keeping The Lights On - Operations and Monitoring Best Practices</text:p>
          </table:table-cell>
          <table:table-cell office:value-type="string">
            <text:p>trhein</text:p>
          </table:table-cell>
          <table:table-cell office:value-type="string">
            <text:p>greggles</text:p>
          </table:table-cell>
          <table:table-cell office:value-type="string">
            <text:p>nmcclain</text:p>
          </table:table-cell>
        </table:table-row>
        <table:table-row table:style-name="ro2">
          <table:table-cell office:value-type="string">
            <text:p>Just Right</text:p>
          </table:table-cell>
          <table:table-cell/>
          <table:table-cell office:value-type="string">
            <text:p>Intermediate</text:p>
          </table:table-cell>
          <table:table-cell office:value-type="float" office:value="50">
            <text:p>50</text:p>
          </table:table-cell>
          <table:table-cell office:value-type="string">
            <text:p>At Once</text:p>
          </table:table-cell>
          <table:table-cell table:number-columns-repeated="5" office:value-type="float" office:value="100">
            <text:p>100</text:p>
          </table:table-cell>
          <table:table-cell office:value-type="string">
            <text:p>Keeping The Lights On - Operations and Monitoring Best Practices</text:p>
          </table:table-cell>
          <table:table-cell office:value-type="string">
            <text:p>trhein</text:p>
          </table:table-cell>
          <table:table-cell office:value-type="string">
            <text:p>greggles</text:p>
          </table:table-cell>
          <table:table-cell office:value-type="string">
            <text:p>nmcclain</text:p>
          </table:table-cell>
        </table:table-row>
        <table:table-row table:style-name="ro7">
          <table:table-cell office:value-type="string">
            <text:p>Just Right</text:p>
          </table:table-cell>
          <table:table-cell office:value-type="string">
            <text:p>Very popular class - more seating next year; please! <text:s/></text:p>
            <text:p>\</text:p>
            <text:p>\</text:p>
            <text:p>Excellent content; and it helps me see one of the things I can do in our small IT team to relieve the developer of some his chores.</text:p>
          </table:table-cell>
          <table:table-cell office:value-type="string">
            <text:p>Novice</text:p>
          </table:table-cell>
          <table:table-cell office:value-type="float" office:value="100">
            <text:p>100</text:p>
          </table:table-cell>
          <table:table-cell office:value-type="string">
            <text:p>At Once</text:p>
          </table:table-cell>
          <table:table-cell table:number-columns-repeated="5" office:value-type="float" office:value="100">
            <text:p>100</text:p>
          </table:table-cell>
          <table:table-cell office:value-type="string">
            <text:p>Keeping The Lights On - Operations and Monitoring Best Practices</text:p>
          </table:table-cell>
          <table:table-cell office:value-type="string">
            <text:p>trhein</text:p>
          </table:table-cell>
          <table:table-cell office:value-type="string">
            <text:p>greggles</text:p>
          </table:table-cell>
          <table:table-cell office:value-type="string">
            <text:p>nmcclain</text:p>
          </table:table-cell>
        </table:table-row>
        <table:table-row table:style-name="ro2">
          <table:table-cell office:value-type="string">
            <text:p>Just Right</text:p>
          </table:table-cell>
          <table:table-cell/>
          <table:table-cell office:value-type="string">
            <text:p>Intermediate</text:p>
          </table:table-cell>
          <table:table-cell office:value-type="float" office:value="75">
            <text:p>75</text:p>
          </table:table-cell>
          <table:table-cell office:value-type="string">
            <text:p>At Once</text:p>
          </table:table-cell>
          <table:table-cell table:number-columns-repeated="5" office:value-type="float" office:value="100">
            <text:p>100</text:p>
          </table:table-cell>
          <table:table-cell office:value-type="string">
            <text:p>Keeping The Lights On - Operations and Monitoring Best Practices</text:p>
          </table:table-cell>
          <table:table-cell office:value-type="string">
            <text:p>trhein</text:p>
          </table:table-cell>
          <table:table-cell office:value-type="string">
            <text:p>greggles</text:p>
          </table:table-cell>
          <table:table-cell office:value-type="string">
            <text:p>nmcclain</text:p>
          </table:table-cell>
        </table:table-row>
        <table:table-row table:style-name="ro13">
          <table:table-cell office:value-type="string">
            <text:p>Too Basic</text:p>
          </table:table-cell>
          <table:table-cell office:value-type="string">
            <text:p>This was one of the most disappointing sessions for me. <text:s/>The title was Operations and Monitoring; but really only the first of the 3 presenters spent any time on that. <text:s/>His slides were good; but he had only 10 or 15 min to work with. <text:s/>His presentation should have been the whole hour. <text:s/>The rest was two speakers who both spoke about security. <text:s/>Yes; I know security is important and needs to be monitored; but I was _really_ looking forward to seeing more about tools like nagios; jenkins; etc.</text:p>
            <text:p>\</text:p>
            <text:p>\</text:p>
            <text:p>I didn't provide ratings on the speaker as there is more than one. <text:s/>I don't think it would be fair to \average\" them together. <text:s/>As I mentioned the first speaker should have been the whole 45 minutes. <text:s/>I don't understand why this sessions was split between 3 speakers."</text:p>
          </table:table-cell>
          <table:table-cell office:value-type="string">
            <text:p>Novice</text:p>
          </table:table-cell>
          <table:table-cell office:value-type="float" office:value="50">
            <text:p>50</text:p>
          </table:table-cell>
          <table:table-cell office:value-type="string">
            <text:p>2-6 months</text:p>
          </table:table-cell>
          <table:table-cell table:number-columns-repeated="5" office:value-type="float" office:value="0">
            <text:p>0</text:p>
          </table:table-cell>
          <table:table-cell office:value-type="string">
            <text:p>Keeping The Lights On - Operations and Monitoring Best Practices</text:p>
          </table:table-cell>
          <table:table-cell office:value-type="string">
            <text:p>trhein</text:p>
          </table:table-cell>
          <table:table-cell office:value-type="string">
            <text:p>greggles</text:p>
          </table:table-cell>
          <table:table-cell office:value-type="string">
            <text:p>nmcclain</text:p>
          </table:table-cell>
        </table:table-row>
        <table:table-row table:style-name="ro4">
          <table:table-cell office:value-type="string">
            <text:p>Just Right</text:p>
          </table:table-cell>
          <table:table-cell office:value-type="string">
            <text:p>Trent did a good job of showing us tools and explaining why trend data is so important. He was a little long winded but not too bad. Greg is always good on security issues. I feel like I need to hear him speak at least once a year to give me a healthy scare. Nate was a little constrained on time but did well. All three were excellent presenters. The subject matter is good to review each year due to it's importance.</text:p>
          </table:table-cell>
          <table:table-cell office:value-type="string">
            <text:p>Intermediate</text:p>
          </table:table-cell>
          <table:table-cell office:value-type="float" office:value="50">
            <text:p>50</text:p>
          </table:table-cell>
          <table:table-cell office:value-type="string">
            <text:p>At Once</text:p>
          </table:table-cell>
          <table:table-cell table:number-columns-repeated="5" office:value-type="float" office:value="100">
            <text:p>100</text:p>
          </table:table-cell>
          <table:table-cell office:value-type="string">
            <text:p>Keeping The Lights On - Operations and Monitoring Best Practices</text:p>
          </table:table-cell>
          <table:table-cell office:value-type="string">
            <text:p>trhein</text:p>
          </table:table-cell>
          <table:table-cell office:value-type="string">
            <text:p>greggles</text:p>
          </table:table-cell>
          <table:table-cell office:value-type="string">
            <text:p>nmcclain</text:p>
          </table:table-cell>
        </table:table-row>
        <table:table-row table:style-name="ro2">
          <table:table-cell office:value-type="string">
            <text:p>Just Right</text:p>
          </table:table-cell>
          <table:table-cell/>
          <table:table-cell office:value-type="string">
            <text:p>Intermediate</text:p>
          </table:table-cell>
          <table:table-cell office:value-type="float" office:value="50">
            <text:p>50</text:p>
          </table:table-cell>
          <table:table-cell office:value-type="string">
            <text:p>2-6 months</text:p>
          </table:table-cell>
          <table:table-cell table:number-columns-repeated="5" office:value-type="float" office:value="100">
            <text:p>100</text:p>
          </table:table-cell>
          <table:table-cell office:value-type="string">
            <text:p>Keeping The Lights On - Operations and Monitoring Best Practices</text:p>
          </table:table-cell>
          <table:table-cell office:value-type="string">
            <text:p>trhein</text:p>
          </table:table-cell>
          <table:table-cell office:value-type="string">
            <text:p>greggles</text:p>
          </table:table-cell>
          <table:table-cell office:value-type="string">
            <text:p>nmcclain</text:p>
          </table:table-cell>
        </table:table-row>
        <table:table-row table:style-name="ro3">
          <table:table-cell office:value-type="string">
            <text:p>Just Right</text:p>
          </table:table-cell>
          <table:table-cell office:value-type="string">
            <text:p>This session was awesome. I really enjoyed the structure and tone of the material. The content of the presentation was of high quality and is an important topic in the Drupal community. </text:p>
          </table:table-cell>
          <table:table-cell office:value-type="string">
            <text:p>Intermediate</text:p>
          </table:table-cell>
          <table:table-cell office:value-type="float" office:value="25">
            <text:p>25</text:p>
          </table:table-cell>
          <table:table-cell office:value-type="string">
            <text:p>At Once</text:p>
          </table:table-cell>
          <table:table-cell table:number-columns-repeated="5" office:value-type="float" office:value="100">
            <text:p>100</text:p>
          </table:table-cell>
          <table:table-cell office:value-type="string">
            <text:p>Keeping The Lights On - Operations and Monitoring Best Practices</text:p>
          </table:table-cell>
          <table:table-cell office:value-type="string">
            <text:p>trhein</text:p>
          </table:table-cell>
          <table:table-cell office:value-type="string">
            <text:p>greggles</text:p>
          </table:table-cell>
          <table:table-cell office:value-type="string">
            <text:p>nmcclain</text:p>
          </table:table-cell>
        </table:table-row>
        <table:table-row table:style-name="ro8">
          <table:table-cell office:value-type="string">
            <text:p>Just Right</text:p>
          </table:table-cell>
          <table:table-cell office:value-type="string">
            <text:p>Great; energetic presentation! I thought the three presenters did a great job of getting through a lot of information in 45 minutes; and only wish they had more time. Very pertinent topic that I think every Drupal lover should be familiar with!</text:p>
          </table:table-cell>
          <table:table-cell office:value-type="string">
            <text:p>Advanced</text:p>
          </table:table-cell>
          <table:table-cell office:value-type="float" office:value="25">
            <text:p>25</text:p>
          </table:table-cell>
          <table:table-cell office:value-type="string">
            <text:p>At Once</text:p>
          </table:table-cell>
          <table:table-cell table:number-columns-repeated="5" office:value-type="float" office:value="100">
            <text:p>100</text:p>
          </table:table-cell>
          <table:table-cell office:value-type="string">
            <text:p>Keeping The Lights On - Operations and Monitoring Best Practices</text:p>
          </table:table-cell>
          <table:table-cell office:value-type="string">
            <text:p>trhein</text:p>
          </table:table-cell>
          <table:table-cell office:value-type="string">
            <text:p>greggles</text:p>
          </table:table-cell>
          <table:table-cell office:value-type="string">
            <text:p>nmcclain</text:p>
          </table:table-cell>
        </table:table-row>
        <table:table-row table:style-name="ro2">
          <table:table-cell office:value-type="string">
            <text:p>Just Right</text:p>
          </table:table-cell>
          <table:table-cell office:value-type="string">
            <text:p>This was a great session. I hope to also be able to help with this in my community work in the community. </text:p>
          </table:table-cell>
          <table:table-cell office:value-type="string">
            <text:p>Novice</text:p>
          </table:table-cell>
          <table:table-cell office:value-type="float" office:value="100">
            <text:p>100</text:p>
          </table:table-cell>
          <table:table-cell office:value-type="string">
            <text:p>At Once</text:p>
          </table:table-cell>
          <table:table-cell table:number-columns-repeated="5" office:value-type="float" office:value="100">
            <text:p>100</text:p>
          </table:table-cell>
          <table:table-cell office:value-type="string">
            <text:p>Usability Findings: What do users have to say about Drupal 7?</text:p>
          </table:table-cell>
          <table:table-cell office:value-type="string">
            <text:p>beeradb</text:p>
          </table:table-cell>
          <table:table-cell office:value-type="string">
            <text:p>jenlampton</text:p>
          </table:table-cell>
          <table:table-cell office:value-type="string">
            <text:p>Bojhan</text:p>
          </table:table-cell>
        </table:table-row>
        <table:table-row table:style-name="ro2">
          <table:table-cell office:value-type="string">
            <text:p>Just Right</text:p>
          </table:table-cell>
          <table:table-cell office:value-type="string">
            <text:p>Fascinating...</text:p>
          </table:table-cell>
          <table:table-cell office:value-type="string">
            <text:p>Advanced</text:p>
          </table:table-cell>
          <table:table-cell office:value-type="float" office:value="75">
            <text:p>75</text:p>
          </table:table-cell>
          <table:table-cell office:value-type="string">
            <text:p>At Once</text:p>
          </table:table-cell>
          <table:table-cell table:number-columns-repeated="5" office:value-type="float" office:value="100">
            <text:p>100</text:p>
          </table:table-cell>
          <table:table-cell office:value-type="string">
            <text:p>Usability Findings: What do users have to say about Drupal 7?</text:p>
          </table:table-cell>
          <table:table-cell office:value-type="string">
            <text:p>beeradb</text:p>
          </table:table-cell>
          <table:table-cell office:value-type="string">
            <text:p>jenlampton</text:p>
          </table:table-cell>
          <table:table-cell office:value-type="string">
            <text:p>Bojhan</text:p>
          </table:table-cell>
        </table:table-row>
        <table:table-row table:style-name="ro2">
          <table:table-cell office:value-type="string">
            <text:p>Just Right</text:p>
          </table:table-cell>
          <table:table-cell/>
          <table:table-cell office:value-type="string">
            <text:p>Intermediate</text:p>
          </table:table-cell>
          <table:table-cell office:value-type="float" office:value="50">
            <text:p>50</text:p>
          </table:table-cell>
          <table:table-cell office:value-type="string">
            <text:p>7-12 months</text:p>
          </table:table-cell>
          <table:table-cell table:number-columns-repeated="5" office:value-type="float" office:value="80">
            <text:p>80</text:p>
          </table:table-cell>
          <table:table-cell office:value-type="string">
            <text:p>Usability Findings: What do users have to say about Drupal 7?</text:p>
          </table:table-cell>
          <table:table-cell office:value-type="string">
            <text:p>beeradb</text:p>
          </table:table-cell>
          <table:table-cell office:value-type="string">
            <text:p>jenlampton</text:p>
          </table:table-cell>
          <table:table-cell office:value-type="string">
            <text:p>Bojhan</text:p>
          </table:table-cell>
        </table:table-row>
        <table:table-row table:style-name="ro2">
          <table:table-cell office:value-type="string">
            <text:p>Just Right</text:p>
          </table:table-cell>
          <table:table-cell office:value-type="string">
            <text:p>Rocked and was so painful to watch! <text:s/>Poor testers!</text:p>
          </table:table-cell>
          <table:table-cell office:value-type="string">
            <text:p>Advanced</text:p>
          </table:table-cell>
          <table:table-cell office:value-type="float" office:value="50">
            <text:p>50</text:p>
          </table:table-cell>
          <table:table-cell office:value-type="string">
            <text:p>At Once</text:p>
          </table:table-cell>
          <table:table-cell table:number-columns-repeated="5" office:value-type="float" office:value="100">
            <text:p>100</text:p>
          </table:table-cell>
          <table:table-cell office:value-type="string">
            <text:p>Usability Findings: What do users have to say about Drupal 7?</text:p>
          </table:table-cell>
          <table:table-cell office:value-type="string">
            <text:p>beeradb</text:p>
          </table:table-cell>
          <table:table-cell office:value-type="string">
            <text:p>jenlampton</text:p>
          </table:table-cell>
          <table:table-cell office:value-type="string">
            <text:p>Bojhan</text:p>
          </table:table-cell>
        </table:table-row>
        <table:table-row table:style-name="ro2">
          <table:table-cell office:value-type="string">
            <text:p>Just Right</text:p>
          </table:table-cell>
          <table:table-cell office:value-type="string">
            <text:p>Great presenters; great info</text:p>
          </table:table-cell>
          <table:table-cell office:value-type="string">
            <text:p>Intermediate</text:p>
          </table:table-cell>
          <table:table-cell office:value-type="float" office:value="50">
            <text:p>50</text:p>
          </table:table-cell>
          <table:table-cell office:value-type="string">
            <text:p>At Once</text:p>
          </table:table-cell>
          <table:table-cell table:number-columns-repeated="5" office:value-type="float" office:value="100">
            <text:p>100</text:p>
          </table:table-cell>
          <table:table-cell office:value-type="string">
            <text:p>Usability Findings: What do users have to say about Drupal 7?</text:p>
          </table:table-cell>
          <table:table-cell office:value-type="string">
            <text:p>beeradb</text:p>
          </table:table-cell>
          <table:table-cell office:value-type="string">
            <text:p>jenlampton</text:p>
          </table:table-cell>
          <table:table-cell office:value-type="string">
            <text:p>Bojhan</text:p>
          </table:table-cell>
        </table:table-row>
        <table:table-row table:style-name="ro2">
          <table:table-cell office:value-type="string">
            <text:p>Just Right</text:p>
          </table:table-cell>
          <table:table-cell/>
          <table:table-cell office:value-type="string">
            <text:p>Intermediate</text:p>
          </table:table-cell>
          <table:table-cell office:value-type="float" office:value="25">
            <text:p>25</text:p>
          </table:table-cell>
          <table:table-cell office:value-type="string">
            <text:p>At Once</text:p>
          </table:table-cell>
          <table:table-cell table:number-columns-repeated="5" office:value-type="float" office:value="100">
            <text:p>100</text:p>
          </table:table-cell>
          <table:table-cell office:value-type="string">
            <text:p>Usability Findings: What do users have to say about Drupal 7?</text:p>
          </table:table-cell>
          <table:table-cell office:value-type="string">
            <text:p>beeradb</text:p>
          </table:table-cell>
          <table:table-cell office:value-type="string">
            <text:p>jenlampton</text:p>
          </table:table-cell>
          <table:table-cell office:value-type="string">
            <text:p>Bojhan</text:p>
          </table:table-cell>
        </table:table-row>
        <table:table-row table:style-name="ro2">
          <table:table-cell office:value-type="string">
            <text:p>Just Right</text:p>
          </table:table-cell>
          <table:table-cell office:value-type="string">
            <text:p>Seeing Drupal 7 how new users see it was fascinating.</text:p>
          </table:table-cell>
          <table:table-cell office:value-type="string">
            <text:p>Novice</text:p>
          </table:table-cell>
          <table:table-cell office:value-type="float" office:value="100">
            <text:p>100</text:p>
          </table:table-cell>
          <table:table-cell office:value-type="string">
            <text:p>At Once</text:p>
          </table:table-cell>
          <table:table-cell table:number-columns-repeated="5" office:value-type="float" office:value="100">
            <text:p>100</text:p>
          </table:table-cell>
          <table:table-cell office:value-type="string">
            <text:p>Usability Findings: What do users have to say about Drupal 7?</text:p>
          </table:table-cell>
          <table:table-cell office:value-type="string">
            <text:p>beeradb</text:p>
          </table:table-cell>
          <table:table-cell office:value-type="string">
            <text:p>jenlampton</text:p>
          </table:table-cell>
          <table:table-cell office:value-type="string">
            <text:p>Bojhan</text:p>
          </table:table-cell>
        </table:table-row>
        <table:table-row table:style-name="ro2">
          <table:table-cell office:value-type="string">
            <text:p>Too Basic</text:p>
          </table:table-cell>
          <table:table-cell office:value-type="string">
            <text:p>Great info but wanted more dialog with classroom. </text:p>
          </table:table-cell>
          <table:table-cell office:value-type="string">
            <text:p>Intermediate</text:p>
          </table:table-cell>
          <table:table-cell office:value-type="float" office:value="25">
            <text:p>25</text:p>
          </table:table-cell>
          <table:table-cell office:value-type="string">
            <text:p>At Once</text:p>
          </table:table-cell>
          <table:table-cell office:value-type="float" office:value="60">
            <text:p>60</text:p>
          </table:table-cell>
          <table:table-cell office:value-type="float" office:value="80">
            <text:p>80</text:p>
          </table:table-cell>
          <table:table-cell office:value-type="float" office:value="100">
            <text:p>100</text:p>
          </table:table-cell>
          <table:table-cell office:value-type="float" office:value="60">
            <text:p>60</text:p>
          </table:table-cell>
          <table:table-cell office:value-type="float" office:value="80">
            <text:p>80</text:p>
          </table:table-cell>
          <table:table-cell office:value-type="string">
            <text:p>Working with Clients and Keeping Your Sanity</text:p>
          </table:table-cell>
          <table:table-cell office:value-type="string">
            <text:p>justin2pin</text:p>
          </table:table-cell>
          <table:table-cell table:number-columns-repeated="2"/>
        </table:table-row>
        <table:table-row table:style-name="ro2">
          <table:table-cell office:value-type="string">
            <text:p>Just Right</text:p>
          </table:table-cell>
          <table:table-cell/>
          <table:table-cell office:value-type="string">
            <text:p>Intermediate</text:p>
          </table:table-cell>
          <table:table-cell office:value-type="float" office:value="0">
            <text:p>0</text:p>
          </table:table-cell>
          <table:table-cell office:value-type="string">
            <text:p>At Once</text:p>
          </table:table-cell>
          <table:table-cell office:value-type="float" office:value="80">
            <text:p>80</text:p>
          </table:table-cell>
          <table:table-cell office:value-type="float" office:value="60">
            <text:p>60</text:p>
          </table:table-cell>
          <table:table-cell table:number-columns-repeated="2" office:value-type="float" office:value="80">
            <text:p>80</text:p>
          </table:table-cell>
          <table:table-cell office:value-type="float" office:value="100">
            <text:p>100</text:p>
          </table:table-cell>
          <table:table-cell office:value-type="string">
            <text:p>Working with Clients and Keeping Your Sanity</text:p>
          </table:table-cell>
          <table:table-cell office:value-type="string">
            <text:p>justin2pin</text:p>
          </table:table-cell>
          <table:table-cell table:number-columns-repeated="2"/>
        </table:table-row>
        <table:table-row table:style-name="ro3">
          <table:table-cell office:value-type="string">
            <text:p>Just Right</text:p>
          </table:table-cell>
          <table:table-cell office:value-type="string">
            <text:p>Justin obviously knows his stuff. The audience was engaged and couldn't stop asking him questions. Good stuff.</text:p>
          </table:table-cell>
          <table:table-cell office:value-type="string">
            <text:p>Intermediate</text:p>
          </table:table-cell>
          <table:table-cell/>
          <table:table-cell office:value-type="string">
            <text:p>At Once</text:p>
          </table:table-cell>
          <table:table-cell table:number-columns-repeated="5" office:value-type="float" office:value="100">
            <text:p>100</text:p>
          </table:table-cell>
          <table:table-cell office:value-type="string">
            <text:p>Working with Clients and Keeping Your Sanity</text:p>
          </table:table-cell>
          <table:table-cell office:value-type="string">
            <text:p>justin2pin</text:p>
          </table:table-cell>
          <table:table-cell table:number-columns-repeated="2"/>
        </table:table-row>
        <table:table-row table:style-name="ro2">
          <table:table-cell office:value-type="string">
            <text:p>Just Right</text:p>
          </table:table-cell>
          <table:table-cell/>
          <table:table-cell office:value-type="string">
            <text:p>Advanced</text:p>
          </table:table-cell>
          <table:table-cell office:value-type="float" office:value="25">
            <text:p>25</text:p>
          </table:table-cell>
          <table:table-cell office:value-type="string">
            <text:p>2-6 months</text:p>
          </table:table-cell>
          <table:table-cell table:number-columns-repeated="5" office:value-type="float" office:value="80">
            <text:p>80</text:p>
          </table:table-cell>
          <table:table-cell office:value-type="string">
            <text:p>Working with Clients and Keeping Your Sanity</text:p>
          </table:table-cell>
          <table:table-cell office:value-type="string">
            <text:p>justin2pin</text:p>
          </table:table-cell>
          <table:table-cell table:number-columns-repeated="2"/>
        </table:table-row>
        <table:table-row table:style-name="ro3">
          <table:table-cell office:value-type="string">
            <text:p>Just Right</text:p>
          </table:table-cell>
          <table:table-cell office:value-type="string">
            <text:p>I don't feel like the title accurately described the session. <text:s/>I was expecting a less sophisticated discussion based on the title :)</text:p>
          </table:table-cell>
          <table:table-cell office:value-type="string">
            <text:p>Advanced</text:p>
          </table:table-cell>
          <table:table-cell office:value-type="float" office:value="0">
            <text:p>0</text:p>
          </table:table-cell>
          <table:table-cell office:value-type="string">
            <text:p>At Once</text:p>
          </table:table-cell>
          <table:table-cell table:number-columns-repeated="5" office:value-type="float" office:value="100">
            <text:p>100</text:p>
          </table:table-cell>
          <table:table-cell office:value-type="string">
            <text:p>Working with Clients and Keeping Your Sanity</text:p>
          </table:table-cell>
          <table:table-cell office:value-type="string">
            <text:p>justin2pin</text:p>
          </table:table-cell>
          <table:table-cell table:number-columns-repeated="2"/>
        </table:table-row>
        <table:table-row table:style-name="ro2">
          <table:table-cell office:value-type="string">
            <text:p>Just Right</text:p>
          </table:table-cell>
          <table:table-cell office:value-type="string">
            <text:p>Great information and presentation.</text:p>
          </table:table-cell>
          <table:table-cell office:value-type="string">
            <text:p>Advanced</text:p>
          </table:table-cell>
          <table:table-cell office:value-type="float" office:value="25">
            <text:p>25</text:p>
          </table:table-cell>
          <table:table-cell office:value-type="string">
            <text:p>At Once</text:p>
          </table:table-cell>
          <table:table-cell office:value-type="float" office:value="100">
            <text:p>100</text:p>
          </table:table-cell>
          <table:table-cell office:value-type="float" office:value="80">
            <text:p>80</text:p>
          </table:table-cell>
          <table:table-cell office:value-type="float" office:value="100">
            <text:p>100</text:p>
          </table:table-cell>
          <table:table-cell table:number-columns-repeated="2" office:value-type="float" office:value="80">
            <text:p>80</text:p>
          </table:table-cell>
          <table:table-cell office:value-type="string">
            <text:p>Working with Clients and Keeping Your Sanity</text:p>
          </table:table-cell>
          <table:table-cell office:value-type="string">
            <text:p>justin2pin</text:p>
          </table:table-cell>
          <table:table-cell table:number-columns-repeated="2"/>
        </table:table-row>
        <table:table-row table:style-name="ro2">
          <table:table-cell office:value-type="string">
            <text:p>Just Right</text:p>
          </table:table-cell>
          <table:table-cell/>
          <table:table-cell office:value-type="string">
            <text:p>Novice</text:p>
          </table:table-cell>
          <table:table-cell office:value-type="float" office:value="75">
            <text:p>75</text:p>
          </table:table-cell>
          <table:table-cell office:value-type="string">
            <text:p>2-6 months</text:p>
          </table:table-cell>
          <table:table-cell table:number-columns-repeated="3" office:value-type="float" office:value="80">
            <text:p>80</text:p>
          </table:table-cell>
          <table:table-cell office:value-type="float" office:value="60">
            <text:p>60</text:p>
          </table:table-cell>
          <table:table-cell office:value-type="float" office:value="80">
            <text:p>80</text:p>
          </table:table-cell>
          <table:table-cell office:value-type="string">
            <text:p>The State of e-Commerce in Drupal7</text:p>
          </table:table-cell>
          <table:table-cell office:value-type="string">
            <text:p>TR</text:p>
          </table:table-cell>
          <table:table-cell office:value-type="string">
            <text:p>mikejoconnor</text:p>
          </table:table-cell>
          <table:table-cell/>
        </table:table-row>
        <table:table-row table:style-name="ro3">
          <table:table-cell office:value-type="string">
            <text:p>Too Basic</text:p>
          </table:table-cell>
          <table:table-cell office:value-type="string">
            <text:p>Knowledgeable; great presenters; but content of session didn't need it's own 45 minutes. Could have been covered in 10 minutes at the beginning of each of your other sessions on Drupal Commerce and Ubercart. </text:p>
          </table:table-cell>
          <table:table-cell office:value-type="string">
            <text:p>Intermediate</text:p>
          </table:table-cell>
          <table:table-cell office:value-type="float" office:value="0">
            <text:p>0</text:p>
          </table:table-cell>
          <table:table-cell office:value-type="string">
            <text:p>Will Not Use</text:p>
          </table:table-cell>
          <table:table-cell office:value-type="float" office:value="60">
            <text:p>60</text:p>
          </table:table-cell>
          <table:table-cell table:number-columns-repeated="3" office:value-type="float" office:value="100">
            <text:p>100</text:p>
          </table:table-cell>
          <table:table-cell office:value-type="float" office:value="60">
            <text:p>60</text:p>
          </table:table-cell>
          <table:table-cell office:value-type="string">
            <text:p>The State of e-Commerce in Drupal7</text:p>
          </table:table-cell>
          <table:table-cell office:value-type="string">
            <text:p>TR</text:p>
          </table:table-cell>
          <table:table-cell office:value-type="string">
            <text:p>mikejoconnor</text:p>
          </table:table-cell>
          <table:table-cell/>
        </table:table-row>
        <table:table-row table:style-name="ro3">
          <table:table-cell office:value-type="string">
            <text:p>Just Right</text:p>
          </table:table-cell>
          <table:table-cell office:value-type="string">
            <text:p>The speakers did a good job of presenting the pros and cons of the major e-commerce platforms for Drupal as well as the major problems for upgrading to them and for moving to D8</text:p>
          </table:table-cell>
          <table:table-cell office:value-type="string">
            <text:p>Novice</text:p>
          </table:table-cell>
          <table:table-cell office:value-type="float" office:value="75">
            <text:p>75</text:p>
          </table:table-cell>
          <table:table-cell office:value-type="string">
            <text:p>2-6 months</text:p>
          </table:table-cell>
          <table:table-cell table:number-columns-repeated="2" office:value-type="float" office:value="80">
            <text:p>80</text:p>
          </table:table-cell>
          <table:table-cell office:value-type="float" office:value="100">
            <text:p>100</text:p>
          </table:table-cell>
          <table:table-cell table:number-columns-repeated="2" office:value-type="float" office:value="80">
            <text:p>80</text:p>
          </table:table-cell>
          <table:table-cell office:value-type="string">
            <text:p>The State of e-Commerce in Drupal7</text:p>
          </table:table-cell>
          <table:table-cell office:value-type="string">
            <text:p>TR</text:p>
          </table:table-cell>
          <table:table-cell office:value-type="string">
            <text:p>mikejoconnor</text:p>
          </table:table-cell>
          <table:table-cell/>
        </table:table-row>
        <table:table-row table:style-name="ro2">
          <table:table-cell/>
          <table:table-cell office:value-type="string">
            <text:p>Knowing these are competing entities; they did a good job of communicating and showing mutual respect.</text:p>
          </table:table-cell>
          <table:table-cell office:value-type="string">
            <text:p>Intermediate</text:p>
          </table:table-cell>
          <table:table-cell office:value-type="float" office:value="75">
            <text:p>75</text:p>
          </table:table-cell>
          <table:table-cell office:value-type="string">
            <text:p>At Once</text:p>
          </table:table-cell>
          <table:table-cell table:number-columns-repeated="2" office:value-type="float" office:value="80">
            <text:p>80</text:p>
          </table:table-cell>
          <table:table-cell office:value-type="float" office:value="100">
            <text:p>100</text:p>
          </table:table-cell>
          <table:table-cell office:value-type="float" office:value="80">
            <text:p>80</text:p>
          </table:table-cell>
          <table:table-cell office:value-type="float" office:value="60">
            <text:p>60</text:p>
          </table:table-cell>
          <table:table-cell office:value-type="string">
            <text:p>The State of e-Commerce in Drupal7</text:p>
          </table:table-cell>
          <table:table-cell office:value-type="string">
            <text:p>TR</text:p>
          </table:table-cell>
          <table:table-cell office:value-type="string">
            <text:p>mikejoconnor</text:p>
          </table:table-cell>
          <table:table-cell/>
        </table:table-row>
        <table:table-row table:style-name="ro2">
          <table:table-cell office:value-type="string">
            <text:p>Just Right</text:p>
          </table:table-cell>
          <table:table-cell/>
          <table:table-cell office:value-type="string">
            <text:p>Intermediate</text:p>
          </table:table-cell>
          <table:table-cell office:value-type="float" office:value="75">
            <text:p>75</text:p>
          </table:table-cell>
          <table:table-cell office:value-type="string">
            <text:p>2-6 months</text:p>
          </table:table-cell>
          <table:table-cell office:value-type="float" office:value="60">
            <text:p>60</text:p>
          </table:table-cell>
          <table:table-cell office:value-type="float" office:value="100">
            <text:p>100</text:p>
          </table:table-cell>
          <table:table-cell table:number-columns-repeated="3" office:value-type="float" office:value="80">
            <text:p>80</text:p>
          </table:table-cell>
          <table:table-cell office:value-type="string">
            <text:p>The State of e-Commerce in Drupal7</text:p>
          </table:table-cell>
          <table:table-cell office:value-type="string">
            <text:p>TR</text:p>
          </table:table-cell>
          <table:table-cell office:value-type="string">
            <text:p>mikejoconnor</text:p>
          </table:table-cell>
          <table:table-cell/>
        </table:table-row>
        <table:table-row table:style-name="ro2">
          <table:table-cell office:value-type="string">
            <text:p>Just Right</text:p>
          </table:table-cell>
          <table:table-cell/>
          <table:table-cell office:value-type="string">
            <text:p>Novice</text:p>
          </table:table-cell>
          <table:table-cell office:value-type="float" office:value="100">
            <text:p>100</text:p>
          </table:table-cell>
          <table:table-cell office:value-type="string">
            <text:p>2-6 months</text:p>
          </table:table-cell>
          <table:table-cell office:value-type="float" office:value="80">
            <text:p>80</text:p>
          </table:table-cell>
          <table:table-cell table:number-columns-repeated="2" office:value-type="float" office:value="100">
            <text:p>100</text:p>
          </table:table-cell>
          <table:table-cell table:number-columns-repeated="2" office:value-type="float" office:value="80">
            <text:p>80</text:p>
          </table:table-cell>
          <table:table-cell office:value-type="string">
            <text:p>The State of e-Commerce in Drupal7</text:p>
          </table:table-cell>
          <table:table-cell office:value-type="string">
            <text:p>TR</text:p>
          </table:table-cell>
          <table:table-cell office:value-type="string">
            <text:p>mikejoconnor</text:p>
          </table:table-cell>
          <table:table-cell/>
        </table:table-row>
        <table:table-row table:style-name="ro2">
          <table:table-cell office:value-type="string">
            <text:p>Just Right</text:p>
          </table:table-cell>
          <table:table-cell office:value-type="string">
            <text:p>Very helpful for deciding which direction to go with e-commerce &amp; Drupal</text:p>
          </table:table-cell>
          <table:table-cell office:value-type="string">
            <text:p>Novice</text:p>
          </table:table-cell>
          <table:table-cell office:value-type="float" office:value="75">
            <text:p>75</text:p>
          </table:table-cell>
          <table:table-cell office:value-type="string">
            <text:p>At Once</text:p>
          </table:table-cell>
          <table:table-cell table:number-columns-repeated="2" office:value-type="float" office:value="80">
            <text:p>80</text:p>
          </table:table-cell>
          <table:table-cell office:value-type="float" office:value="100">
            <text:p>100</text:p>
          </table:table-cell>
          <table:table-cell table:number-columns-repeated="2" office:value-type="float" office:value="80">
            <text:p>80</text:p>
          </table:table-cell>
          <table:table-cell office:value-type="string">
            <text:p>The State of e-Commerce in Drupal7</text:p>
          </table:table-cell>
          <table:table-cell office:value-type="string">
            <text:p>TR</text:p>
          </table:table-cell>
          <table:table-cell office:value-type="string">
            <text:p>mikejoconnor</text:p>
          </table:table-cell>
          <table:table-cell/>
        </table:table-row>
        <table:table-row table:style-name="ro2">
          <table:table-cell office:value-type="string">
            <text:p>Just Right</text:p>
          </table:table-cell>
          <table:table-cell/>
          <table:table-cell office:value-type="string">
            <text:p>Novice</text:p>
          </table:table-cell>
          <table:table-cell office:value-type="float" office:value="100">
            <text:p>100</text:p>
          </table:table-cell>
          <table:table-cell office:value-type="string">
            <text:p>2-6 months</text:p>
          </table:table-cell>
          <table:table-cell office:value-type="float" office:value="100">
            <text:p>100</text:p>
          </table:table-cell>
          <table:table-cell office:value-type="float" office:value="0">
            <text:p>0</text:p>
          </table:table-cell>
          <table:table-cell office:value-type="float" office:value="100">
            <text:p>100</text:p>
          </table:table-cell>
          <table:table-cell table:number-columns-repeated="2" office:value-type="float" office:value="80">
            <text:p>80</text:p>
          </table:table-cell>
          <table:table-cell office:value-type="string">
            <text:p>The State of e-Commerce in Drupal7</text:p>
          </table:table-cell>
          <table:table-cell office:value-type="string">
            <text:p>TR</text:p>
          </table:table-cell>
          <table:table-cell office:value-type="string">
            <text:p>mikejoconnor</text:p>
          </table:table-cell>
          <table:table-cell/>
        </table:table-row>
        <table:table-row table:style-name="ro14">
          <table:table-cell/>
          <table:table-cell office:value-type="string">
            <text:p>This presentation was a total disappointment. I was expecting review of e-commerce for Drupal which would include discussion about code and development but instead my time was wasted with discussion about the relationship between the Ubercart people and the Drupal commerce people which certainly does not deserve a session. A couple minutes perhaps but not an entire session. </text:p>
            <text:p>\</text:p>
            <text:p>\</text:p>
            <text:p>The audience was further made to feel uncomfortable with on going disagreements presented on stage between the speakers thus making this session an overall complete waste of my time and camp resources. </text:p>
            <text:p>\</text:p>
            <text:p>\</text:p>
            <text:p>Besides being empty of any relevant content; the speakers were disorganized; had a snail's pace and did not speak clearly. </text:p>
          </table:table-cell>
          <table:table-cell office:value-type="string">
            <text:p>Intermediate</text:p>
          </table:table-cell>
          <table:table-cell office:value-type="float" office:value="0">
            <text:p>0</text:p>
          </table:table-cell>
          <table:table-cell office:value-type="string">
            <text:p>Will Not Use</text:p>
          </table:table-cell>
          <table:table-cell office:value-type="float" office:value="20">
            <text:p>20</text:p>
          </table:table-cell>
          <table:table-cell office:value-type="float" office:value="40">
            <text:p>40</text:p>
          </table:table-cell>
          <table:table-cell office:value-type="float" office:value="100">
            <text:p>100</text:p>
          </table:table-cell>
          <table:table-cell table:number-columns-repeated="2" office:value-type="float" office:value="20">
            <text:p>20</text:p>
          </table:table-cell>
          <table:table-cell office:value-type="string">
            <text:p>The State of e-Commerce in Drupal7</text:p>
          </table:table-cell>
          <table:table-cell office:value-type="string">
            <text:p>TR</text:p>
          </table:table-cell>
          <table:table-cell office:value-type="string">
            <text:p>mikejoconnor</text:p>
          </table:table-cell>
          <table:table-cell/>
        </table:table-row>
        <table:table-row table:style-name="ro2">
          <table:table-cell office:value-type="string">
            <text:p>Just Right</text:p>
          </table:table-cell>
          <table:table-cell/>
          <table:table-cell office:value-type="string">
            <text:p>Novice</text:p>
          </table:table-cell>
          <table:table-cell office:value-type="float" office:value="75">
            <text:p>75</text:p>
          </table:table-cell>
          <table:table-cell office:value-type="string">
            <text:p>At Once</text:p>
          </table:table-cell>
          <table:table-cell table:number-columns-repeated="2" office:value-type="float" office:value="100">
            <text:p>100</text:p>
          </table:table-cell>
          <table:table-cell office:value-type="float" office:value="80">
            <text:p>80</text:p>
          </table:table-cell>
          <table:table-cell table:number-columns-repeated="2" office:value-type="float" office:value="100">
            <text:p>100</text:p>
          </table:table-cell>
          <table:table-cell office:value-type="string">
            <text:p>Git with the program</text:p>
          </table:table-cell>
          <table:table-cell office:value-type="string">
            <text:p>Crell</text:p>
          </table:table-cell>
          <table:table-cell table:number-columns-repeated="2"/>
        </table:table-row>
        <table:table-row table:style-name="ro2">
          <table:table-cell office:value-type="string">
            <text:p>Just Right</text:p>
          </table:table-cell>
          <table:table-cell office:value-type="string">
            <text:p>Very clear and helpful.</text:p>
          </table:table-cell>
          <table:table-cell office:value-type="string">
            <text:p>Novice</text:p>
          </table:table-cell>
          <table:table-cell office:value-type="float" office:value="25">
            <text:p>25</text:p>
          </table:table-cell>
          <table:table-cell office:value-type="string">
            <text:p>At Once</text:p>
          </table:table-cell>
          <table:table-cell table:number-columns-repeated="5" office:value-type="float" office:value="100">
            <text:p>100</text:p>
          </table:table-cell>
          <table:table-cell office:value-type="string">
            <text:p>Git with the program</text:p>
          </table:table-cell>
          <table:table-cell office:value-type="string">
            <text:p>Crell</text:p>
          </table:table-cell>
          <table:table-cell table:number-columns-repeated="2"/>
        </table:table-row>
        <table:table-row table:style-name="ro2">
          <table:table-cell office:value-type="string">
            <text:p>Just Right</text:p>
          </table:table-cell>
          <table:table-cell/>
          <table:table-cell office:value-type="string">
            <text:p>Novice</text:p>
          </table:table-cell>
          <table:table-cell office:value-type="float" office:value="50">
            <text:p>50</text:p>
          </table:table-cell>
          <table:table-cell office:value-type="string">
            <text:p>At Once</text:p>
          </table:table-cell>
          <table:table-cell table:number-columns-repeated="3" office:value-type="float" office:value="100">
            <text:p>100</text:p>
          </table:table-cell>
          <table:table-cell office:value-type="float" office:value="80">
            <text:p>80</text:p>
          </table:table-cell>
          <table:table-cell office:value-type="float" office:value="100">
            <text:p>100</text:p>
          </table:table-cell>
          <table:table-cell office:value-type="string">
            <text:p>Git with the program</text:p>
          </table:table-cell>
          <table:table-cell office:value-type="string">
            <text:p>Crell</text:p>
          </table:table-cell>
          <table:table-cell table:number-columns-repeated="2"/>
        </table:table-row>
        <table:table-row table:style-name="ro3">
          <table:table-cell office:value-type="string">
            <text:p>Just Right</text:p>
          </table:table-cell>
          <table:table-cell office:value-type="string">
            <text:p>Great intro to Git; even though I wasn't able to sit down and play with it (standing room only); it still helped me grasp it better conceptually.</text:p>
          </table:table-cell>
          <table:table-cell/>
          <table:table-cell office:value-type="float" office:value="100">
            <text:p>100</text:p>
          </table:table-cell>
          <table:table-cell office:value-type="string">
            <text:p>2-6 months</text:p>
          </table:table-cell>
          <table:table-cell office:value-type="float" office:value="80">
            <text:p>80</text:p>
          </table:table-cell>
          <table:table-cell table:number-columns-repeated="2" office:value-type="float" office:value="100">
            <text:p>100</text:p>
          </table:table-cell>
          <table:table-cell office:value-type="float" office:value="80">
            <text:p>80</text:p>
          </table:table-cell>
          <table:table-cell office:value-type="float" office:value="100">
            <text:p>100</text:p>
          </table:table-cell>
          <table:table-cell office:value-type="string">
            <text:p>Git with the program</text:p>
          </table:table-cell>
          <table:table-cell office:value-type="string">
            <text:p>Crell</text:p>
          </table:table-cell>
          <table:table-cell table:number-columns-repeated="2"/>
        </table:table-row>
        <table:table-row table:style-name="ro4">
          <table:table-cell office:value-type="string">
            <text:p>Just Right</text:p>
          </table:table-cell>
          <table:table-cell office:value-type="string">
            <text:p>There was no \arc\" to the presentation. <text:s/>It was a demo of a tool; which was good; but I would have liked some bullet-point-style take-aways so I'd have specific things highlighted to remember and build on. <text:s/>Sort of: by the end you should be able to X; Y; and Z. <text:s/>It would just help with compartmentalization of information and self-evaluating when I understood enough."</text:p>
          </table:table-cell>
          <table:table-cell/>
          <table:table-cell office:value-type="float" office:value="100">
            <text:p>100</text:p>
          </table:table-cell>
          <table:table-cell office:value-type="string">
            <text:p>2-6 months</text:p>
          </table:table-cell>
          <table:table-cell office:value-type="float" office:value="80">
            <text:p>80</text:p>
          </table:table-cell>
          <table:table-cell table:number-columns-repeated="2" office:value-type="float" office:value="100">
            <text:p>100</text:p>
          </table:table-cell>
          <table:table-cell office:value-type="float" office:value="80">
            <text:p>80</text:p>
          </table:table-cell>
          <table:table-cell office:value-type="float" office:value="60">
            <text:p>60</text:p>
          </table:table-cell>
          <table:table-cell office:value-type="string">
            <text:p>Git with the program</text:p>
          </table:table-cell>
          <table:table-cell office:value-type="string">
            <text:p>Crell</text:p>
          </table:table-cell>
          <table:table-cell table:number-columns-repeated="2"/>
        </table:table-row>
        <table:table-row table:style-name="ro2">
          <table:table-cell office:value-type="string">
            <text:p>Too Basic</text:p>
          </table:table-cell>
          <table:table-cell/>
          <table:table-cell office:value-type="string">
            <text:p>Intermediate</text:p>
          </table:table-cell>
          <table:table-cell office:value-type="float" office:value="25">
            <text:p>25</text:p>
          </table:table-cell>
          <table:table-cell office:value-type="string">
            <text:p>2-6 months</text:p>
          </table:table-cell>
          <table:table-cell table:number-columns-repeated="2" office:value-type="float" office:value="100">
            <text:p>100</text:p>
          </table:table-cell>
          <table:table-cell office:value-type="float" office:value="80">
            <text:p>80</text:p>
          </table:table-cell>
          <table:table-cell office:value-type="float" office:value="100">
            <text:p>100</text:p>
          </table:table-cell>
          <table:table-cell office:value-type="float" office:value="80">
            <text:p>80</text:p>
          </table:table-cell>
          <table:table-cell office:value-type="string">
            <text:p>Git with the program</text:p>
          </table:table-cell>
          <table:table-cell office:value-type="string">
            <text:p>Crell</text:p>
          </table:table-cell>
          <table:table-cell table:number-columns-repeated="2"/>
        </table:table-row>
        <table:table-row table:style-name="ro3">
          <table:table-cell office:value-type="string">
            <text:p>Too Complex</text:p>
          </table:table-cell>
          <table:table-cell office:value-type="string">
            <text:p>Great info; but felt like the presenter assumed folks knew a great deal to begin with and hence jumped into most examples without providing foundations.</text:p>
          </table:table-cell>
          <table:table-cell office:value-type="string">
            <text:p>Novice</text:p>
          </table:table-cell>
          <table:table-cell office:value-type="float" office:value="50">
            <text:p>50</text:p>
          </table:table-cell>
          <table:table-cell office:value-type="string">
            <text:p>At Once</text:p>
          </table:table-cell>
          <table:table-cell table:number-columns-repeated="2" office:value-type="float" office:value="80">
            <text:p>80</text:p>
          </table:table-cell>
          <table:table-cell office:value-type="float" office:value="100">
            <text:p>100</text:p>
          </table:table-cell>
          <table:table-cell office:value-type="float" office:value="80">
            <text:p>80</text:p>
          </table:table-cell>
          <table:table-cell office:value-type="float" office:value="60">
            <text:p>60</text:p>
          </table:table-cell>
          <table:table-cell office:value-type="string">
            <text:p>Git with the program</text:p>
          </table:table-cell>
          <table:table-cell office:value-type="string">
            <text:p>Crell</text:p>
          </table:table-cell>
          <table:table-cell table:number-columns-repeated="2"/>
        </table:table-row>
        <table:table-row table:style-name="ro3">
          <table:table-cell office:value-type="string">
            <text:p>Just Right</text:p>
          </table:table-cell>
          <table:table-cell office:value-type="string">
            <text:p>Larry provided great explanation of installing and using git. The best part was how he showed us how all that related to contributing back on D.O. Very nice presentation.</text:p>
          </table:table-cell>
          <table:table-cell office:value-type="string">
            <text:p>Intermediate</text:p>
          </table:table-cell>
          <table:table-cell office:value-type="float" office:value="75">
            <text:p>75</text:p>
          </table:table-cell>
          <table:table-cell office:value-type="string">
            <text:p>At Once</text:p>
          </table:table-cell>
          <table:table-cell table:number-columns-repeated="5" office:value-type="float" office:value="100">
            <text:p>100</text:p>
          </table:table-cell>
          <table:table-cell office:value-type="string">
            <text:p>Git with the program</text:p>
          </table:table-cell>
          <table:table-cell office:value-type="string">
            <text:p>Crell</text:p>
          </table:table-cell>
          <table:table-cell table:number-columns-repeated="2"/>
        </table:table-row>
        <table:table-row table:style-name="ro3">
          <table:table-cell office:value-type="string">
            <text:p>Too Complex</text:p>
          </table:table-cell>
          <table:table-cell office:value-type="string">
            <text:p>Although well rehearsed; the structure of the presentation failed at the level of a group interaction. It was too fast; too textual; not following the rules: 1. Say what you will do; 2. DO it; 3. Say what you did.</text:p>
          </table:table-cell>
          <table:table-cell office:value-type="string">
            <text:p>Novice</text:p>
          </table:table-cell>
          <table:table-cell office:value-type="float" office:value="75">
            <text:p>75</text:p>
          </table:table-cell>
          <table:table-cell office:value-type="string">
            <text:p>At Once</text:p>
          </table:table-cell>
          <table:table-cell table:number-columns-repeated="2" office:value-type="float" office:value="20">
            <text:p>20</text:p>
          </table:table-cell>
          <table:table-cell office:value-type="float" office:value="100">
            <text:p>100</text:p>
          </table:table-cell>
          <table:table-cell office:value-type="float" office:value="40">
            <text:p>40</text:p>
          </table:table-cell>
          <table:table-cell office:value-type="float" office:value="20">
            <text:p>20</text:p>
          </table:table-cell>
          <table:table-cell office:value-type="string">
            <text:p>Git with the program</text:p>
          </table:table-cell>
          <table:table-cell office:value-type="string">
            <text:p>Crell</text:p>
          </table:table-cell>
          <table:table-cell table:number-columns-repeated="2"/>
        </table:table-row>
        <table:table-row table:style-name="ro2">
          <table:table-cell office:value-type="string">
            <text:p>Just Right</text:p>
          </table:table-cell>
          <table:table-cell office:value-type="string">
            <text:p>This was awesome. I'm actually inspired to start using GIT; when I have the time.</text:p>
          </table:table-cell>
          <table:table-cell office:value-type="string">
            <text:p>Advanced</text:p>
          </table:table-cell>
          <table:table-cell office:value-type="float" office:value="100">
            <text:p>100</text:p>
          </table:table-cell>
          <table:table-cell office:value-type="string">
            <text:p>2-6 months</text:p>
          </table:table-cell>
          <table:table-cell table:number-columns-repeated="4" office:value-type="float" office:value="100">
            <text:p>100</text:p>
          </table:table-cell>
          <table:table-cell office:value-type="float" office:value="80">
            <text:p>80</text:p>
          </table:table-cell>
          <table:table-cell office:value-type="string">
            <text:p>Git with the program</text:p>
          </table:table-cell>
          <table:table-cell office:value-type="string">
            <text:p>Crell</text:p>
          </table:table-cell>
          <table:table-cell table:number-columns-repeated="2"/>
        </table:table-row>
        <table:table-row table:style-name="ro3">
          <table:table-cell office:value-type="string">
            <text:p>Just Right</text:p>
          </table:table-cell>
          <table:table-cell office:value-type="string">
            <text:p>The presenter did a great job of keeping the talk on topic; and showed some great use cases that helped clear up some issues people would run into</text:p>
          </table:table-cell>
          <table:table-cell office:value-type="string">
            <text:p>Intermediate</text:p>
          </table:table-cell>
          <table:table-cell office:value-type="float" office:value="25">
            <text:p>25</text:p>
          </table:table-cell>
          <table:table-cell office:value-type="string">
            <text:p>At Once</text:p>
          </table:table-cell>
          <table:table-cell table:number-columns-repeated="5" office:value-type="float" office:value="100">
            <text:p>100</text:p>
          </table:table-cell>
          <table:table-cell office:value-type="string">
            <text:p>Git with the program</text:p>
          </table:table-cell>
          <table:table-cell office:value-type="string">
            <text:p>Crell</text:p>
          </table:table-cell>
          <table:table-cell table:number-columns-repeated="2"/>
        </table:table-row>
        <table:table-row table:style-name="ro3">
          <table:table-cell office:value-type="string">
            <text:p>Just Right</text:p>
          </table:table-cell>
          <table:table-cell office:value-type="string">
            <text:p>Loved the presenter's enthusiasm and depth of knowledge. Also appreciated that he was direct and up front about things he did NOT know. </text:p>
          </table:table-cell>
          <table:table-cell office:value-type="string">
            <text:p>Novice</text:p>
          </table:table-cell>
          <table:table-cell office:value-type="float" office:value="75">
            <text:p>75</text:p>
          </table:table-cell>
          <table:table-cell office:value-type="string">
            <text:p>At Once</text:p>
          </table:table-cell>
          <table:table-cell table:number-columns-repeated="3" office:value-type="float" office:value="100">
            <text:p>100</text:p>
          </table:table-cell>
          <table:table-cell office:value-type="float" office:value="80">
            <text:p>80</text:p>
          </table:table-cell>
          <table:table-cell office:value-type="float" office:value="100">
            <text:p>100</text:p>
          </table:table-cell>
          <table:table-cell office:value-type="string">
            <text:p>Git with the program</text:p>
          </table:table-cell>
          <table:table-cell office:value-type="string">
            <text:p>Crell</text:p>
          </table:table-cell>
          <table:table-cell table:number-columns-repeated="2"/>
        </table:table-row>
        <table:table-row table:style-name="ro3">
          <table:table-cell office:value-type="string">
            <text:p>Too Basic</text:p>
          </table:table-cell>
          <table:table-cell office:value-type="string">
            <text:p>I consider myself an intermediate git user; but had no idea about the '-p' flag. <text:s/>That alone made the other 55 minutes worth it!</text:p>
          </table:table-cell>
          <table:table-cell office:value-type="string">
            <text:p>Intermediate</text:p>
          </table:table-cell>
          <table:table-cell office:value-type="float" office:value="25">
            <text:p>25</text:p>
          </table:table-cell>
          <table:table-cell office:value-type="string">
            <text:p>At Once</text:p>
          </table:table-cell>
          <table:table-cell table:number-columns-repeated="5" office:value-type="float" office:value="100">
            <text:p>100</text:p>
          </table:table-cell>
          <table:table-cell office:value-type="string">
            <text:p>Git with the program</text:p>
          </table:table-cell>
          <table:table-cell office:value-type="string">
            <text:p>Crell</text:p>
          </table:table-cell>
          <table:table-cell table:number-columns-repeated="2"/>
        </table:table-row>
        <table:table-row table:style-name="ro3">
          <table:table-cell office:value-type="string">
            <text:p>Just Right</text:p>
          </table:table-cell>
          <table:table-cell office:value-type="string">
            <text:p>Great to get a better grasp of Git. I've wanted to start using a system like this but had no idea how it worked. This definitively helped give me a starting point. </text:p>
          </table:table-cell>
          <table:table-cell office:value-type="string">
            <text:p>Novice</text:p>
          </table:table-cell>
          <table:table-cell office:value-type="float" office:value="75">
            <text:p>75</text:p>
          </table:table-cell>
          <table:table-cell office:value-type="string">
            <text:p>At Once</text:p>
          </table:table-cell>
          <table:table-cell table:number-columns-repeated="4" office:value-type="float" office:value="100">
            <text:p>100</text:p>
          </table:table-cell>
          <table:table-cell office:value-type="float" office:value="80">
            <text:p>80</text:p>
          </table:table-cell>
          <table:table-cell office:value-type="string">
            <text:p>Git with the program</text:p>
          </table:table-cell>
          <table:table-cell office:value-type="string">
            <text:p>Crell</text:p>
          </table:table-cell>
          <table:table-cell table:number-columns-repeated="2"/>
        </table:table-row>
        <table:table-row table:style-name="ro2">
          <table:table-cell office:value-type="string">
            <text:p>Too Basic</text:p>
          </table:table-cell>
          <table:table-cell/>
          <table:table-cell office:value-type="string">
            <text:p>Intermediate</text:p>
          </table:table-cell>
          <table:table-cell office:value-type="float" office:value="25">
            <text:p>25</text:p>
          </table:table-cell>
          <table:table-cell office:value-type="string">
            <text:p>At Once</text:p>
          </table:table-cell>
          <table:table-cell table:number-columns-repeated="2" office:value-type="float" office:value="80">
            <text:p>80</text:p>
          </table:table-cell>
          <table:table-cell office:value-type="float" office:value="100">
            <text:p>100</text:p>
          </table:table-cell>
          <table:table-cell table:number-columns-repeated="2" office:value-type="float" office:value="80">
            <text:p>80</text:p>
          </table:table-cell>
          <table:table-cell office:value-type="string">
            <text:p>Git with the program</text:p>
          </table:table-cell>
          <table:table-cell office:value-type="string">
            <text:p>Crell</text:p>
          </table:table-cell>
          <table:table-cell table:number-columns-repeated="2"/>
        </table:table-row>
        <table:table-row table:style-name="ro2">
          <table:table-cell office:value-type="string">
            <text:p>Just Right</text:p>
          </table:table-cell>
          <table:table-cell/>
          <table:table-cell office:value-type="string">
            <text:p>Novice</text:p>
          </table:table-cell>
          <table:table-cell office:value-type="float" office:value="75">
            <text:p>75</text:p>
          </table:table-cell>
          <table:table-cell office:value-type="string">
            <text:p>At Once</text:p>
          </table:table-cell>
          <table:table-cell table:number-columns-repeated="5" office:value-type="float" office:value="100">
            <text:p>100</text:p>
          </table:table-cell>
          <table:table-cell office:value-type="string">
            <text:p>Git with the program</text:p>
          </table:table-cell>
          <table:table-cell office:value-type="string">
            <text:p>Crell</text:p>
          </table:table-cell>
          <table:table-cell table:number-columns-repeated="2"/>
        </table:table-row>
        <table:table-row table:style-name="ro2">
          <table:table-cell office:value-type="string">
            <text:p>Just Right</text:p>
          </table:table-cell>
          <table:table-cell/>
          <table:table-cell office:value-type="string">
            <text:p>Intermediate</text:p>
          </table:table-cell>
          <table:table-cell office:value-type="float" office:value="75">
            <text:p>75</text:p>
          </table:table-cell>
          <table:table-cell office:value-type="string">
            <text:p>2-6 months</text:p>
          </table:table-cell>
          <table:table-cell table:number-columns-repeated="5" office:value-type="float" office:value="100">
            <text:p>100</text:p>
          </table:table-cell>
          <table:table-cell office:value-type="string">
            <text:p>Git with the program</text:p>
          </table:table-cell>
          <table:table-cell office:value-type="string">
            <text:p>Crell</text:p>
          </table:table-cell>
          <table:table-cell table:number-columns-repeated="2"/>
        </table:table-row>
        <table:table-row table:style-name="ro2">
          <table:table-cell office:value-type="string">
            <text:p>Just Right</text:p>
          </table:table-cell>
          <table:table-cell office:value-type="string">
            <text:p>Loved this session; easily my favorite. <text:s/>Great job Larry!</text:p>
          </table:table-cell>
          <table:table-cell office:value-type="string">
            <text:p>Novice</text:p>
          </table:table-cell>
          <table:table-cell office:value-type="float" office:value="100">
            <text:p>100</text:p>
          </table:table-cell>
          <table:table-cell office:value-type="string">
            <text:p>At Once</text:p>
          </table:table-cell>
          <table:table-cell table:number-columns-repeated="3" office:value-type="float" office:value="100">
            <text:p>100</text:p>
          </table:table-cell>
          <table:table-cell table:number-columns-repeated="2" office:value-type="float" office:value="80">
            <text:p>80</text:p>
          </table:table-cell>
          <table:table-cell office:value-type="string">
            <text:p>Git with the program</text:p>
          </table:table-cell>
          <table:table-cell office:value-type="string">
            <text:p>Crell</text:p>
          </table:table-cell>
          <table:table-cell table:number-columns-repeated="2"/>
        </table:table-row>
        <table:table-row table:style-name="ro8">
          <table:table-cell office:value-type="string">
            <text:p>Just Right</text:p>
          </table:table-cell>
          <table:table-cell office:value-type="string">
            <text:p>Larry moved pretty fast and covered a lot of information. <text:s/>It was a little difficult to keep up at times; especially when following along on my own; but I still came away a much better understanding of the process; especially through D.O. <text:s/>Well presented.</text:p>
          </table:table-cell>
          <table:table-cell office:value-type="string">
            <text:p>Novice</text:p>
          </table:table-cell>
          <table:table-cell office:value-type="float" office:value="50">
            <text:p>50</text:p>
          </table:table-cell>
          <table:table-cell office:value-type="string">
            <text:p>2-6 months</text:p>
          </table:table-cell>
          <table:table-cell table:number-columns-repeated="3" office:value-type="float" office:value="100">
            <text:p>100</text:p>
          </table:table-cell>
          <table:table-cell table:number-columns-repeated="2" office:value-type="float" office:value="80">
            <text:p>80</text:p>
          </table:table-cell>
          <table:table-cell office:value-type="string">
            <text:p>Git with the program</text:p>
          </table:table-cell>
          <table:table-cell office:value-type="string">
            <text:p>Crell</text:p>
          </table:table-cell>
          <table:table-cell table:number-columns-repeated="2"/>
        </table:table-row>
        <table:table-row table:style-name="ro2">
          <table:table-cell office:value-type="string">
            <text:p>Just Right</text:p>
          </table:table-cell>
          <table:table-cell office:value-type="string">
            <text:p>Well organized and presented. Thanks.</text:p>
          </table:table-cell>
          <table:table-cell office:value-type="string">
            <text:p>Novice</text:p>
          </table:table-cell>
          <table:table-cell office:value-type="float" office:value="75">
            <text:p>75</text:p>
          </table:table-cell>
          <table:table-cell office:value-type="string">
            <text:p>At Once</text:p>
          </table:table-cell>
          <table:table-cell table:number-columns-repeated="5" office:value-type="float" office:value="100">
            <text:p>100</text:p>
          </table:table-cell>
          <table:table-cell office:value-type="string">
            <text:p>Git with the program</text:p>
          </table:table-cell>
          <table:table-cell office:value-type="string">
            <text:p>Crell</text:p>
          </table:table-cell>
          <table:table-cell table:number-columns-repeated="2"/>
        </table:table-row>
        <table:table-row table:style-name="ro2">
          <table:table-cell office:value-type="string">
            <text:p>Just Right</text:p>
          </table:table-cell>
          <table:table-cell office:value-type="string">
            <text:p>Only wish there was a slideshow; links; or other materials to recap &amp; reference after the session.</text:p>
          </table:table-cell>
          <table:table-cell office:value-type="string">
            <text:p>Novice</text:p>
          </table:table-cell>
          <table:table-cell office:value-type="float" office:value="75">
            <text:p>75</text:p>
          </table:table-cell>
          <table:table-cell office:value-type="string">
            <text:p>At Once</text:p>
          </table:table-cell>
          <table:table-cell office:value-type="float" office:value="100">
            <text:p>100</text:p>
          </table:table-cell>
          <table:table-cell office:value-type="float" office:value="80">
            <text:p>80</text:p>
          </table:table-cell>
          <table:table-cell office:value-type="float" office:value="100">
            <text:p>100</text:p>
          </table:table-cell>
          <table:table-cell office:value-type="float" office:value="80">
            <text:p>80</text:p>
          </table:table-cell>
          <table:table-cell office:value-type="float" office:value="100">
            <text:p>100</text:p>
          </table:table-cell>
          <table:table-cell office:value-type="string">
            <text:p>Git with the program</text:p>
          </table:table-cell>
          <table:table-cell office:value-type="string">
            <text:p>Crell</text:p>
          </table:table-cell>
          <table:table-cell table:number-columns-repeated="2"/>
        </table:table-row>
        <table:table-row table:style-name="ro3">
          <table:table-cell office:value-type="string">
            <text:p>Just Right</text:p>
          </table:table-cell>
          <table:table-cell office:value-type="string">
            <text:p>Well done; clear and understandable. I particularly appreciated the demonstration of how to create a sandbox on d.o. as well as create patches and how to contribute back to the community.</text:p>
          </table:table-cell>
          <table:table-cell office:value-type="string">
            <text:p>Novice</text:p>
          </table:table-cell>
          <table:table-cell office:value-type="float" office:value="75">
            <text:p>75</text:p>
          </table:table-cell>
          <table:table-cell office:value-type="string">
            <text:p>At Once</text:p>
          </table:table-cell>
          <table:table-cell table:number-columns-repeated="5" office:value-type="float" office:value="100">
            <text:p>100</text:p>
          </table:table-cell>
          <table:table-cell office:value-type="string">
            <text:p>Git with the program</text:p>
          </table:table-cell>
          <table:table-cell office:value-type="string">
            <text:p>Crell</text:p>
          </table:table-cell>
          <table:table-cell table:number-columns-repeated="2"/>
        </table:table-row>
        <table:table-row table:style-name="ro2">
          <table:table-cell office:value-type="string">
            <text:p>Just Right</text:p>
          </table:table-cell>
          <table:table-cell office:value-type="string">
            <text:p>He did a good job of trying to share a lot of information in a short period of time.</text:p>
          </table:table-cell>
          <table:table-cell office:value-type="string">
            <text:p>Novice</text:p>
          </table:table-cell>
          <table:table-cell office:value-type="float" office:value="100">
            <text:p>100</text:p>
          </table:table-cell>
          <table:table-cell office:value-type="string">
            <text:p>At Once</text:p>
          </table:table-cell>
          <table:table-cell table:number-columns-repeated="2" office:value-type="float" office:value="80">
            <text:p>80</text:p>
          </table:table-cell>
          <table:table-cell office:value-type="float" office:value="100">
            <text:p>100</text:p>
          </table:table-cell>
          <table:table-cell table:number-columns-repeated="2" office:value-type="float" office:value="80">
            <text:p>80</text:p>
          </table:table-cell>
          <table:table-cell office:value-type="string">
            <text:p>Git with the program</text:p>
          </table:table-cell>
          <table:table-cell office:value-type="string">
            <text:p>Crell</text:p>
          </table:table-cell>
          <table:table-cell table:number-columns-repeated="2"/>
        </table:table-row>
        <table:table-row table:style-name="ro3">
          <table:table-cell office:value-type="string">
            <text:p>Too Basic</text:p>
          </table:table-cell>
          <table:table-cell office:value-type="string">
            <text:p>Unfortunately the class description is not what was presented. I was hoping for a walkthrough on building a store. This was never covered. What was covered was more of the differences between UC for D6 and D7.</text:p>
          </table:table-cell>
          <table:table-cell office:value-type="string">
            <text:p>Novice</text:p>
          </table:table-cell>
          <table:table-cell office:value-type="float" office:value="25">
            <text:p>25</text:p>
          </table:table-cell>
          <table:table-cell office:value-type="string">
            <text:p>At Once</text:p>
          </table:table-cell>
          <table:table-cell office:value-type="float" office:value="60">
            <text:p>60</text:p>
          </table:table-cell>
          <table:table-cell office:value-type="float" office:value="80">
            <text:p>80</text:p>
          </table:table-cell>
          <table:table-cell office:value-type="float" office:value="100">
            <text:p>100</text:p>
          </table:table-cell>
          <table:table-cell office:value-type="float" office:value="80">
            <text:p>80</text:p>
          </table:table-cell>
          <table:table-cell office:value-type="float" office:value="60">
            <text:p>60</text:p>
          </table:table-cell>
          <table:table-cell office:value-type="string">
            <text:p>Ubercart for Drupal 7</text:p>
          </table:table-cell>
          <table:table-cell office:value-type="string">
            <text:p>TR</text:p>
          </table:table-cell>
          <table:table-cell table:number-columns-repeated="2"/>
        </table:table-row>
        <table:table-row table:style-name="ro2">
          <table:table-cell office:value-type="string">
            <text:p>Too Basic</text:p>
          </table:table-cell>
          <table:table-cell office:value-type="string">
            <text:p>Had to leave early; but kinda went slow. Too vague; high-level.</text:p>
          </table:table-cell>
          <table:table-cell office:value-type="string">
            <text:p>Intermediate</text:p>
          </table:table-cell>
          <table:table-cell office:value-type="float" office:value="100">
            <text:p>100</text:p>
          </table:table-cell>
          <table:table-cell office:value-type="string">
            <text:p>At Once</text:p>
          </table:table-cell>
          <table:table-cell table:number-columns-repeated="2" office:value-type="float" office:value="40">
            <text:p>40</text:p>
          </table:table-cell>
          <table:table-cell office:value-type="float" office:value="60">
            <text:p>60</text:p>
          </table:table-cell>
          <table:table-cell table:number-columns-repeated="2" office:value-type="float" office:value="40">
            <text:p>40</text:p>
          </table:table-cell>
          <table:table-cell office:value-type="string">
            <text:p>Ubercart for Drupal 7</text:p>
          </table:table-cell>
          <table:table-cell office:value-type="string">
            <text:p>TR</text:p>
          </table:table-cell>
          <table:table-cell table:number-columns-repeated="2"/>
        </table:table-row>
        <table:table-row table:style-name="ro3">
          <table:table-cell office:value-type="string">
            <text:p>Just Right</text:p>
          </table:table-cell>
          <table:table-cell office:value-type="string">
            <text:p>Very glad to see that Ubercart will continue to be supported even with the release of D7. <text:s/>Makes me feel that an investment in ubercart won't be throw away!</text:p>
          </table:table-cell>
          <table:table-cell office:value-type="string">
            <text:p>Novice</text:p>
          </table:table-cell>
          <table:table-cell office:value-type="float" office:value="100">
            <text:p>100</text:p>
          </table:table-cell>
          <table:table-cell office:value-type="string">
            <text:p>At Once</text:p>
          </table:table-cell>
          <table:table-cell table:number-columns-repeated="2" office:value-type="float" office:value="80">
            <text:p>80</text:p>
          </table:table-cell>
          <table:table-cell office:value-type="float" office:value="100">
            <text:p>100</text:p>
          </table:table-cell>
          <table:table-cell table:number-columns-repeated="2" office:value-type="float" office:value="80">
            <text:p>80</text:p>
          </table:table-cell>
          <table:table-cell office:value-type="string">
            <text:p>Ubercart for Drupal 7</text:p>
          </table:table-cell>
          <table:table-cell office:value-type="string">
            <text:p>TR</text:p>
          </table:table-cell>
          <table:table-cell table:number-columns-repeated="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29">07/29/2011</text:date>, <text:time>09:21:2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7-29T09:21:25</dc:date>
    <dc:creator>Greg Knaddison</dc:creator>
    <meta:document-statistic meta:table-count="1" meta:cell-count="5319" meta:object-count="0"/>
    <meta:generator>OpenOffice.org/3.2$Unix OpenOffice.org_project/320m12$Build-9483</meta:generator>
  </office:meta>
</office:document-meta>
</file>